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Muli" svg:font-family="Mul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95.19pt"/>
    </style:style>
    <style:style style:name="co3" style:family="table-column">
      <style:table-column-properties fo:break-before="auto" style:column-width="164.3pt"/>
    </style:style>
    <style:style style:name="co4" style:family="table-column">
      <style:table-column-properties fo:break-before="auto" style:column-width="675.44pt"/>
    </style:style>
    <style:style style:name="co5" style:family="table-column">
      <style:table-column-properties fo:break-before="auto" style:column-width="703.19pt"/>
    </style:style>
    <style:style style:name="co6" style:family="table-column">
      <style:table-column-properties fo:break-before="auto" style:column-width="163.5pt"/>
    </style:style>
    <style:style style:name="co7" style:family="table-column">
      <style:table-column-properties fo:break-before="auto" style:column-width="114.29pt"/>
    </style:style>
    <style:style style:name="co8" style:family="table-column">
      <style:table-column-properties fo:break-before="auto" style:column-width="270.6pt"/>
    </style:style>
    <style:style style:name="co9" style:family="table-column">
      <style:table-column-properties fo:break-before="auto" style:column-width="242.11pt"/>
    </style:style>
    <style:style style:name="co10" style:family="table-column">
      <style:table-column-properties fo:break-before="auto" style:column-width="154.8pt"/>
    </style:style>
    <style:style style:name="co11" style:family="table-column">
      <style:table-column-properties fo:break-before="auto" style:column-width="234.11pt"/>
    </style:style>
    <style:style style:name="co12" style:family="table-column">
      <style:table-column-properties fo:break-before="auto" style:column-width="267.45pt"/>
    </style:style>
    <style:style style:name="co13" style:family="table-column">
      <style:table-column-properties fo:break-before="auto" style:column-width="155.54pt"/>
    </style:style>
    <style:style style:name="co14" style:family="table-column">
      <style:table-column-properties fo:break-before="auto" style:column-width="217.45pt"/>
    </style:style>
    <style:style style:name="co15" style:family="table-column">
      <style:table-column-properties fo:break-before="auto" style:column-width="132.6pt"/>
    </style:style>
    <style:style style:name="co16" style:family="table-column">
      <style:table-column-properties fo:break-before="auto" style:column-width="124.61pt"/>
    </style:style>
    <style:style style:name="co17" style:family="table-column">
      <style:table-column-properties fo:break-before="auto" style:column-width="136.49pt"/>
    </style:style>
    <style:style style:name="co18" style:family="table-column">
      <style:table-column-properties fo:break-before="auto" style:column-width="133.34pt"/>
    </style:style>
    <style:style style:name="co19" style:family="table-column">
      <style:table-column-properties fo:break-before="auto" style:column-width="111.91pt"/>
    </style:style>
    <style:style style:name="co20" style:family="table-column">
      <style:table-column-properties fo:break-before="auto" style:column-width="139.66pt"/>
    </style:style>
    <style:style style:name="co21" style:family="table-column">
      <style:table-column-properties fo:break-before="auto" style:column-width="242.84pt"/>
    </style:style>
    <style:style style:name="co22" style:family="table-column">
      <style:table-column-properties fo:break-before="auto" style:column-width="107.21pt"/>
    </style:style>
    <style:style style:name="co23" style:family="table-column">
      <style:table-column-properties fo:break-before="auto" style:column-width="593.69pt"/>
    </style:style>
    <style:style style:name="co24" style:family="table-column">
      <style:table-column-properties fo:break-before="auto" style:column-width="107.94pt"/>
    </style:style>
    <style:style style:name="co25" style:family="table-column">
      <style:table-column-properties fo:break-before="auto" style:column-width="257.19pt"/>
    </style:style>
    <style:style style:name="co26" style:family="table-column">
      <style:table-column-properties fo:break-before="auto" style:column-width="100.74pt"/>
    </style:style>
    <style:style style:name="co27" style:family="table-column">
      <style:table-column-properties fo:break-before="auto" style:column-width="92.04pt"/>
    </style:style>
    <style:style style:name="co28" style:family="table-column">
      <style:table-column-properties fo:break-before="auto" style:column-width="118.29pt"/>
    </style:style>
    <style:style style:name="co29" style:family="table-column">
      <style:table-column-properties fo:break-before="auto" style:column-width="138.16pt"/>
    </style:style>
    <style:style style:name="co30" style:family="table-column">
      <style:table-column-properties fo:break-before="auto" style:column-width="61.91pt"/>
    </style:style>
    <style:style style:name="co31" style:family="table-column">
      <style:table-column-properties fo:break-before="auto" style:column-width="72.99pt"/>
    </style:style>
    <style:style style:name="co32" style:family="table-column">
      <style:table-column-properties fo:break-before="auto" style:column-width="168.29pt"/>
    </style:style>
    <style:style style:name="co33" style:family="table-column">
      <style:table-column-properties fo:break-before="auto" style:column-width="89.66pt"/>
    </style:style>
    <style:style style:name="co34" style:family="table-column">
      <style:table-column-properties fo:break-before="auto" style:column-width="91.3pt"/>
    </style:style>
    <style:style style:name="co35" style:family="table-column">
      <style:table-column-properties fo:break-before="auto" style:column-width="264.3pt"/>
    </style:style>
    <style:style style:name="co36" style:family="table-column">
      <style:table-column-properties fo:break-before="auto" style:column-width="112.76pt"/>
    </style:style>
    <style:style style:name="co37" style:family="table-column">
      <style:table-column-properties fo:break-before="auto" style:column-width="187.31pt"/>
    </style:style>
    <style:style style:name="co38" style:family="table-column">
      <style:table-column-properties fo:break-before="auto" style:column-width="75.4pt"/>
    </style:style>
    <style:style style:name="co39" style:family="table-column">
      <style:table-column-properties fo:break-before="auto" style:column-width="162.74pt"/>
    </style:style>
    <style:style style:name="co40" style:family="table-column">
      <style:table-column-properties fo:break-before="auto" style:column-width="144.45pt"/>
    </style:style>
    <style:style style:name="co41" style:family="table-column">
      <style:table-column-properties fo:break-before="auto" style:column-width="78.55pt"/>
    </style:style>
    <style:style style:name="co42" style:family="table-column">
      <style:table-column-properties fo:break-before="auto" style:column-width="99.24pt"/>
    </style:style>
    <style:style style:name="co43" style:family="table-column">
      <style:table-column-properties fo:break-before="auto" style:column-width="93.71pt"/>
    </style:style>
    <style:style style:name="co44" style:family="table-column">
      <style:table-column-properties fo:break-before="auto" style:column-width="110.3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38.24pt" fo:break-before="auto" style:use-optimal-row-height="false"/>
    </style:style>
    <style:style style:name="ro4" style:family="table-row">
      <style:table-row-properties style:row-height="42.75pt" fo:break-before="auto" style:use-optimal-row-height="false"/>
    </style:style>
    <style:style style:name="ro5" style:family="table-row">
      <style:table-row-properties style:row-height="36.74pt" fo:break-before="auto" style:use-optimal-row-height="false"/>
    </style:style>
    <style:style style:name="ro6" style:family="table-row">
      <style:table-row-properties style:row-height="28.49pt" fo:break-before="auto" style:use-optimal-row-height="false"/>
    </style:style>
    <style:style style:name="ta1" style:family="table" style:master-page-name="PageStyle_5f_List_20_based_20_on_20_Nature_20_of_20_the_20_the_20_course">
      <style:table-properties table:display="true" style:writing-mode="lr-tb"/>
    </style:style>
    <style:style style:name="ta2" style:family="table" style:master-page-name="PageStyle_5f_List_20_based_20_on_20_scores_20_required">
      <style:table-properties table:display="true" style:writing-mode="lr-tb"/>
    </style:style>
    <style:style style:name="ta3" style:family="table" style:master-page-name="PageStyle_5f_List_20_based_20_on_20_cost_20_and_20_aplication_20_deadlines">
      <style:table-properties table:display="true" style:writing-mode="lr-tb"/>
    </style:style>
    <style:style style:name="ta4" style:family="table" style:master-page-name="PageStyle_5f_Collated_20_info">
      <style:table-properties table:display="true" style:writing-mode="lr-tb"/>
    </style:style>
    <style:style style:name="ta5" style:family="table" style:master-page-name="PageStyle_5f_Timeline">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date-style style:name="N75" number:automatic-order="true">
      <number:month number:textual="true"/>
      <number:text> </number:text>
      <number:day/>
      <number:text>, </number:text>
      <number:year number:style="long"/>
    </number:date-style>
    <number:date-style style:name="N76" number:automatic-order="true">
      <number:month number:style="long" number:textual="true"/>
      <number:text> </number:text>
      <number:day/>
      <number:text>, </number:text>
      <number:year number:style="long"/>
    </number:date-style>
    <number:text-style style:name="N100">
      <number:text-content/>
    </number:text-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ackground-color="#ffffff"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1">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uli" fo:font-size="11pt" fo:font-style="normal" fo:text-shadow="none" style:text-underline-style="none" fo:font-weight="normal" style:font-size-asian="11pt" style:font-style-asian="normal" style:font-weight-asian="normal" style:font-name-complex="Muli" style:font-size-complex="11pt" style:font-style-complex="normal" style:font-weight-complex="normal"/>
    </style:style>
    <style:style style:name="ce29"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uli" fo:font-size="11pt" fo:font-style="normal" fo:text-shadow="none" style:text-underline-style="none" fo:font-weight="normal" style:font-size-asian="11pt" style:font-style-asian="normal" style:font-weight-asian="normal" style:font-name-complex="Muli" style:font-size-complex="11pt" style:font-style-complex="normal" style:font-weight-complex="normal"/>
    </style:style>
    <style:style style:name="ce30"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Muli" fo:font-size="11pt" fo:font-style="normal" fo:text-shadow="none" style:text-underline-style="none" fo:font-weight="normal" style:font-size-asian="11pt" style:font-style-asian="normal" style:font-weight-asian="normal" style:font-name-complex="Muli" style:font-size-complex="11pt" style:font-style-complex="normal" style:font-weight-complex="normal"/>
    </style:style>
    <style:style style:name="ce3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12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e0666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data-style-name="N128">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27">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5">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7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980000"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98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data-style-name="N126">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data-style-name="N129">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data-style-name="N129">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data-style-name="N129">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75">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data-style-name="N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4">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130">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data-style-name="N13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data-style-name="N13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4" style:family="table-cell" style:parent-style-name="Default" style:data-style-name="N129">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5"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data-style-name="N129">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0" style:family="table-cell" style:parent-style-name="Default">
      <style:table-cell-properties fo:background-color="#e1f8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2" style:family="table-cell" style:parent-style-name="Default" style:data-style-name="N129">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ackground-color="#e6913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e1f8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9" style:family="table-cell" style:parent-style-name="Default" style:data-style-name="N129">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129">
      <style:table-cell-properties fo:background-color="#e6913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129">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2"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3" style:family="table-cell" style:parent-style-name="Default" style:data-style-name="N100">
      <style:table-cell-properties fo:background-color="#e1f8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data-style-name="N129">
      <style:table-cell-properties fo:background-color="#e1f8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data-style-name="N129">
      <style:table-cell-properties fo:background-color="#ffd966"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e6913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8" style:family="table-cell" style:parent-style-name="Default">
      <style:table-cell-properties fo:background-color="#f6b26b"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fo:background-color="#e69138"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0" style:family="table-cell" style:parent-style-name="Default" style:data-style-name="N100">
      <style:table-cell-properties fo:background-color="#e1f8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1"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2" style:family="table-cell" style:parent-style-name="Default">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93" style:family="table-cell" style:parent-style-name="Default" style:data-style-name="N4">
      <style:table-cell-properties fo:background-color="#e1f8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129">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data-style-name="N129">
      <style:table-cell-properties fo:background-color="#e69138" style:text-align-source="fix" style:repeat-content="false" fo:wrap-option="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3" style:family="text">
      <style:text-properties style:font-name="Arial" style:font-style-complex="normal" style:font-style-asian="normal" style:font-weight-complex="normal" style:font-weight-asian="normal" style:font-size-complex="11pt" style:font-size-asian="11pt" style:font-name-complex="Arial" fo:color="#000000" style:text-position="0% 100%" style:text-outline="false" fo:font-style="normal" style:text-line-through-type="none" style:text-underline-style="none" style:text-underline-color="font-color" fo:font-weight="normal" fo:font-size="11pt" fo:text-shadow="none"/>
    </style:style>
    <style:style style:name="T4"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bold" style:font-weight-asian="bold" style:font-weight-complex="bold"/>
    </style:style>
    <style:style style:name="T5" style:family="text">
      <style:text-properties fo:text-shadow="none" style:font-name="Arial" fo:font-size="11pt" fo:font-weight="normal" style:text-underline-style="none" style:text-underline-color="font-color" style:text-line-through-type="none" fo:font-style="normal" style:text-outline="false" style:text-position="0% 100%" fo:color="#000000" style:font-name-complex="Arial" style:font-size-asian="11pt" style:font-size-complex="11pt" style:font-weight-asian="normal" style:font-weight-complex="normal" style:font-style-asian="normal" style:font-style-complex="normal"/>
    </style:style>
    <style:style style:name="T6"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bold" style:font-weight-asian="bold" style:font-weight-complex="bold"/>
    </style:style>
    <style:style style:name="T7" style:family="text">
      <style:text-properties fo:text-shadow="none" style:font-name="Arial" fo:font-size="11pt" style:text-underline-style="none" style:text-underline-color="font-color" style:text-line-through-type="none" fo:font-style="normal" style:text-outline="false" style:text-position="0% 100%" fo:color="#000000" style:font-name-complex="Arial" style:font-size-asian="11pt" style:font-size-complex="11pt" style:font-style-asian="normal" style:font-style-complex="normal" fo:font-weight="normal" style:font-weight-asian="normal" style:font-weight-complex="normal"/>
    </style:style>
    <style:style style:name="T8"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9"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style:style style:name="T10" style:family="text">
      <style:text-properties style:font-style-complex="normal" fo:color="#000000" fo:text-shadow="none" style:font-style-asian="normal" style:font-weight-complex="normal" style:font-weight-asian="normal" style:font-size-complex="11pt" style:font-size-asian="11pt" style:font-name-complex="Arial" style:text-outline="false" fo:font-style="normal" style:text-line-through-type="none" style:text-underline-style="none" style:text-underline-color="font-color" fo:font-weight="normal" fo:font-size="11pt" style:font-name="Arial" style:text-position="0% 100%"/>
    </style:style>
    <style:style style:name="T11"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bold" style:font-weight-asian="bold" style:font-weight-complex="bold"/>
    </style:style>
    <style:style style:name="T12" style:family="text">
      <style:text-properties style:font-style-complex="normal" fo:color="#000000" fo:text-shadow="none" style:font-style-asian="normal" style:font-size-complex="11pt" style:font-size-asian="11pt" style:font-name-complex="Arial" style:text-outline="false" fo:font-style="normal" style:text-line-through-type="none" style:text-underline-style="none" style:text-underline-color="font-color" fo:font-size="11pt" style:font-name="Arial" style:text-position="0% 100%" fo:font-weight="normal" style:font-weight-asian="normal" style:font-weight-complex="normal"/>
    </style:style>
    <style:style style:name="T13" style:family="text">
      <style:text-properties fo:color="#1155cc"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4" style:family="text">
      <style:text-properties fo:color="#000000" style:font-name="Arial" fo:font-size="11pt" fo:font-weight="normal"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5" style:family="text">
      <style:text-properties fo:color="#000000" style:font-name="Arial" fo:font-size="11pt" fo:font-weight="bold" style:text-underline-style="solid" style:text-underline-width="auto"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16" style:family="text">
      <style:text-properties fo:color="#98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17" style:family="text">
      <style:text-properties style:font-style-complex="normal" style:font-name="Arial" style:font-style-asian="normal" style:font-weight-complex="bold" style:font-weight-asian="bold" style:font-size-complex="11pt" style:font-size-asian="11pt" style:font-name-complex="Arial" style:text-position="0% 100%" fo:color="#000000" style:text-outline="false" fo:font-style="normal" style:text-line-through-type="none" style:text-underline-style="none" style:text-underline-color="font-color" fo:font-weight="bold" fo:font-size="11pt" fo:text-shadow="none"/>
    </style:style>
    <style:style style:name="T18" style:family="text">
      <style:text-properties style:font-style-complex="normal" style:font-name="Arial" style:font-style-asian="normal" style:font-weight-complex="bold" style:font-weight-asian="bold" style:font-size-complex="11pt" style:font-size-asian="11pt" style:font-name-complex="Arial" style:text-position="0% 100%" style:text-outline="false" fo:font-style="normal" style:text-line-through-type="none" style:text-underline-style="none" style:text-underline-color="font-color" fo:font-weight="bold" fo:font-size="11pt" fo:text-shadow="none" fo:color="#ff99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 based on Nature of the the course"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column table:style-name="co1" table:number-columns-repeated="1012" table:default-cell-style-name="Default"/>
        <table:table-row table:style-name="ro1">
          <table:table-cell table:style-name="ce1" office:value-type="string" calcext:value-type="string">
            <text:p>ACRONYM</text:p>
          </table:table-cell>
          <table:table-cell table:style-name="ce1" office:value-type="string" calcext:value-type="string">
            <text:p>College</text:p>
          </table:table-cell>
          <table:table-cell table:style-name="ce1" office:value-type="string" calcext:value-type="string">
            <text:p>Program name</text:p>
          </table:table-cell>
          <table:table-cell table:style-name="ce1" office:value-type="string" calcext:value-type="string">
            <text:p>Contact person</text:p>
          </table:table-cell>
          <table:table-cell table:style-name="ce1" office:value-type="string" calcext:value-type="string">
            <text:p>Link1</text:p>
          </table:table-cell>
          <table:table-cell table:style-name="ce1" office:value-type="string" calcext:value-type="string">
            <text:p>Link 2</text:p>
          </table:table-cell>
          <table:table-cell table:style-name="ce1" office:value-type="string" calcext:value-type="string">
            <text:p>Comments ( check number of semesters to identify duration of the program )</text:p>
          </table:table-cell>
          <table:table-cell table:style-name="ce1" office:value-type="string" calcext:value-type="string">
            <text:p>Pre Requisites</text:p>
          </table:table-cell>
          <table:table-cell table:style-name="ce1" office:value-type="string" calcext:value-type="string">
            <text:p>Bridge courses</text:p>
          </table:table-cell>
          <table:table-cell table:style-name="ce1" office:value-type="string" calcext:value-type="string">
            <text:p>Other courses</text:p>
          </table:table-cell>
          <table:table-cell table:style-name="ce5" office:value-type="string" calcext:value-type="string">
            <text:p>Other links</text:p>
          </table:table-cell>
          <table:table-cell table:style-name="ce1" office:value-type="string" calcext:value-type="string">
            <text:p>deferral policy</text:p>
          </table:table-cell>
          <table:table-cell table:style-name="ce5" table:number-columns-repeated="17"/>
          <table:table-cell table:number-columns-repeated="995"/>
        </table:table-row>
        <table:table-row table:style-name="ro1">
          <table:table-cell table:style-name="ce2" office:value-type="string" calcext:value-type="string" table:number-columns-spanned="1" table:number-rows-spanned="2">
            <text:p>UCI</text:p>
          </table:table-cell>
          <table:table-cell table:style-name="ce6" office:value-type="string" calcext:value-type="string" table:number-columns-spanned="1" table:number-rows-spanned="2">
            <text:p>University of California, Irvine </text:p>
          </table:table-cell>
          <table:table-cell table:style-name="ce7" office:value-type="string" calcext:value-type="string">
            <text:p><text:a xlink:href="https://mcs.ics.uci.edu/about/the-program/" xlink:type="simple">Master of Computer Science</text:a></text:p>
          </table:table-cell>
          <table:table-cell table:style-name="ce8"/>
          <table:table-cell table:style-name="ce7" office:value-type="string" calcext:value-type="string">
            <text:p><text:a xlink:href="http://catalogue.uci.edu/informationforprospectivestudents/expensestuitionandfees/#EstimatedExpenses" xlink:type="simple">Link1</text:a></text:p>
          </table:table-cell>
          <table:table-cell table:style-name="ce7" office:value-type="string" calcext:value-type="string">
            <text:p><text:a xlink:href="http://catalogue.uci.edu/donaldbrenschoolofinformationandcomputersciences/departmentofcomputerscience/computerscience_master/#text" xlink:type="simple">Link 2</text:a></text:p>
          </table:table-cell>
          <table:table-cell table:style-name="ce8" office:value-type="string" calcext:value-type="string">
            <text:p> - prepares students for immediate entry into the technology workforce</text:p>
            <text:p/>
            <text:p>- 16 months |  four academic quarters, fall to fall + summer internship</text:p>
            <text:p/>
            <text:p>- opportunities to network with tech companies</text:p>
            <text:p/>
            <text:p>- non cs students welcomed</text:p>
            <text:p/>
            <text:p>- on campus living seems to be cheaper here ? Check link 1</text:p>
          </table:table-cell>
          <table:table-cell table:style-name="ce8" office:value-type="string" calcext:value-type="string">
            <text:p>What prerequisite courses or skills are required for the program?</text:p>
            <text:p/>
            <text:p>Students should have the following:</text:p>
            <text:p>1.  A year of programming preferably in Python, C++, or Java; or equivalent or better of professional experience</text:p>
            <text:p>2. Adequate knowledge of and proficiency in C/C++</text:p>
            <text:p>3. Familiarity with discrete mathematics topics such as those covered in ICS 6B and ICS 6D</text:p>
            <text:p>4. Familiarity with linear algebra topics such as those covered in Math 3A or ICS 6N</text:p>
            <text:p>5. Completion of an introductory statistics course</text:p>
            <text:p/>
            <text:p>** Admitted students in the first year of the program should make every effort to take community college classes in the summer to fill holes in their knowledge or to take Coursera or EdX classes. There is an excellent on-line book on Discrete Mathematics offered by Zybooks.</text:p>
          </table:table-cell>
          <table:table-cell table:style-name="ce6" table:number-columns-spanned="1" table:number-rows-spanned="2"/>
          <table:table-cell table:style-name="ce6" table:number-columns-spanned="1" table:number-rows-spanned="2"/>
          <table:table-cell table:style-name="ce5" table:number-columns-repeated="19"/>
          <table:table-cell table:number-columns-repeated="995"/>
        </table:table-row>
        <table:table-row table:style-name="ro1">
          <table:covered-table-cell table:number-columns-repeated="2"/>
          <table:table-cell table:style-name="ce7" office:value-type="string" calcext:value-type="string">
            <text:p><text:a xlink:href="https://mswe.ics.uci.edu/" xlink:type="simple">Master of software engineering</text:a></text:p>
          </table:table-cell>
          <table:table-cell table:style-name="ce8"/>
          <table:table-cell table:style-name="ce12" table:number-columns-repeated="2"/>
          <table:table-cell table:style-name="ce8" office:value-type="string" calcext:value-type="string">
            <text:p>- 15 month program</text:p>
            <text:p/>
            <text:p>- accepts people from different educational background</text:p>
            <text:p/>
            <text:p>- on campus program, spanning from September of the first year to December of the second year.*</text:p>
            <text:p/>
            <text:p>- 1 internship in between which the students are required to secure</text:p>
          </table:table-cell>
          <table:table-cell table:style-name="ce8" office:value-type="string" calcext:value-type="string">
            <text:p>Applicants must meet the following criteria to be eligible for admission to the MSWE program:</text:p>
            <text:p/>
            <text:p>1. Bachelor’s degree (in any field) or equivalent</text:p>
            <text:p>2. Proficiency in written and spoken English</text:p>
            <text:p>3. Knowledge of data structures, such as lists, arrays, trees, and associative arrays</text:p>
            <text:p>4. Proficiency in two general-purpose programming languages. It does not matter which ones.  Projects in MSWE courses involve several programming languages, with </text:p>
            <text:p>5. Python and Java dominating at the moment.</text:p>
          </table:table-cell>
          <table:covered-table-cell table:number-columns-repeated="2"/>
          <table:table-cell table:style-name="ce5" table:number-columns-repeated="19"/>
          <table:table-cell table:number-columns-repeated="995"/>
        </table:table-row>
        <table:table-row table:style-name="ro1">
          <table:table-cell table:style-name="ce3" office:value-type="string" calcext:value-type="string">
            <text:p>UCSC</text:p>
          </table:table-cell>
          <table:table-cell table:style-name="ce5" office:value-type="string" calcext:value-type="string">
            <text:p>University of California, Santa Cruz </text:p>
          </table:table-cell>
          <table:table-cell table:style-name="ce7" office:value-type="string" calcext:value-type="string">
            <text:p><text:a xlink:href="https://ucsc.smartcatalogiq.com/en/Current/General-Catalog/Academic-Units/Baskin-School-of-Engineering/Computer-Science-and-Engineering/Computer-Science-and-Engineering-MS" xlink:type="simple">Computer Science and Engineering M.S.</text:a></text:p>
          </table:table-cell>
          <table:table-cell table:style-name="ce8"/>
          <table:table-cell table:style-name="ce5"/>
          <table:table-cell table:style-name="ce7" office:value-type="string" calcext:value-type="string">
            <text:p><text:a xlink:href="https://grad.soe.ucsc.edu/cse/curriculum" xlink:type="simple">Link</text:a></text:p>
          </table:table-cell>
          <table:table-cell table:style-name="ce8" office:value-type="string" calcext:value-type="string">
            <text:p>- Capstone project plan II</text:p>
            <text:p/>
            <text:p>- Capstone Plan II is one year for a full-time student. </text:p>
            <text:p/>
            <text:p>- prepare students in the information technology workforce. </text:p>
            <text:p/>
            <text:p>- not guaranteed any form of financial support from the department</text:p>
          </table:table-cell>
          <table:table-cell table:style-name="ce8" office:value-type="string" calcext:value-type="string">
            <text:p>Students without adequate academic preparation may be required to take additional courses.</text:p>
            <text:p/>
            <text:p>Recipients of a Master's in Computer Science and Engineering degree at UCSC are expected to have the following characteristics and experiences:</text:p>
            <text:p/>
            <text:p>1. Proficiency with the fundamental knowledge in algorithms, programming languages, and architecture.</text:p>
            <text:p>2. Proficiency with fundamental knowledge in at least one area of research.</text:p>
            <text:p>3. Ability to apply reasoning, problem solving, and technical skills to solve problems with minimal guidance.</text:p>
            <text:p>4. Ability to communicate concepts and results to a technical audience in the form of a technical paper and/or an oral presentation to a review committee.</text:p>
          </table:table-cell>
          <table:table-cell table:style-name="ce5" table:number-columns-repeated="21"/>
          <table:table-cell table:number-columns-repeated="995"/>
        </table:table-row>
        <table:table-row table:style-name="ro1">
          <table:table-cell table:style-name="ce2" office:value-type="string" calcext:value-type="string" table:number-columns-spanned="1" table:number-rows-spanned="2">
            <text:p>UTD</text:p>
          </table:table-cell>
          <table:table-cell table:style-name="ce6" office:value-type="string" calcext:value-type="string" table:number-columns-spanned="1" table:number-rows-spanned="2">
            <text:p>University of Texas at Dallas</text:p>
          </table:table-cell>
          <table:table-cell table:style-name="ce7" office:value-type="string" calcext:value-type="string">
            <text:p><text:a xlink:href="https://www.utdallas.edu/fact-sheets/ecs/ms-computer-science/" xlink:type="simple">Master of science in computer science</text:a></text:p>
          </table:table-cell>
          <table:table-cell table:style-name="ce5" table:number-columns-repeated="3"/>
          <table:table-cell table:style-name="ce5" office:value-type="string" calcext:value-type="string">
            <text:p>24 month program</text:p>
          </table:table-cell>
          <table:table-cell table:style-name="ce8" office:value-type="string" calcext:value-type="string">
            <text:p><text:span text:style-name="T1">Minimum requirements are:</text:span></text:p>
            <text:p><text:span text:style-name="T1"/></text:p>
            <text:p><text:span text:style-name="T1">Bachelor's degree which includes 2 semesters of calculus and 1 semester of linear algebra.</text:span></text:p>
            <text:p><text:span text:style-name="T1">A strong foundation in programming.</text:span></text:p>
            <text:p><text:span text:style-name="T1">A GPA (grade point average) of at least 3.0 (last 60 semester credit hours). GPA in quantitative courses of at least 3.3.</text:span></text:p>
            <text:p><text:span text:style-name="T1">GRE revised scores of 308, 153, 155, and 4 for the combined, verbal, quantitative, and analytical writing components, respectively, are advisable based on our experience with student success in the program.</text:span></text:p>
            <text:p><text:span text:style-name="T1">Applicants are admitted on a competitive basis.</text:span></text:p>
            <text:p><text:span text:style-name="T1"/></text:p>
            <text:p><text:span text:style-name="T8">Students lacking undergraduate preparation in computer science must complete the courses listed in the link</text:span><text:span text:style-name="T9">. At the discretion of the graduate advisor, a diagnostic exam may be required.</text:span></text:p>
          </table:table-cell>
          <table:table-cell table:style-name="ce7" office:value-type="string" calcext:value-type="string">
            <text:p><text:a xlink:href="https://catalog.utdallas.edu/now/graduate/programs/ecs/computer-science#computer-science-ms" xlink:type="simple">Bridge courses</text:a></text:p>
          </table:table-cell>
          <table:table-cell table:style-name="ce7" office:value-type="string" calcext:value-type="string">
            <text:p><text:a xlink:href="https://catalog.utdallas.edu/now/graduate/programs/ecs/computer-science#computer-science-ms" xlink:type="simple">Courses</text:a></text:p>
          </table:table-cell>
          <table:table-cell table:style-name="ce5"/>
          <table:table-cell table:style-name="ce19" office:value-type="string" calcext:value-type="string" table:number-columns-spanned="1" table:number-rows-spanned="2">
            <text:p><text:a xlink:href="https://graduate-admissions.utdallas.edu/steps-to-admission/steps-after-admission/" xlink:type="simple">Students may elect to defer admission for one year. The deferment form is accessible through Galaxy under Orion Self-Service in the Admissions Forms Folder.

Link1 Link2</text:a></text:p>
          </table:table-cell>
          <table:table-cell table:style-name="ce5" table:number-columns-repeated="17"/>
          <table:table-cell table:number-columns-repeated="995"/>
        </table:table-row>
        <table:table-row table:style-name="ro1">
          <table:covered-table-cell table:number-columns-repeated="2"/>
          <table:table-cell table:style-name="ce7" office:value-type="string" calcext:value-type="string">
            <text:p><text:a xlink:href="https://www.utdallas.edu/fact-sheets/ecs/ms-software-engineering/" xlink:type="simple">Master of science in software engineering</text:a></text:p>
          </table:table-cell>
          <table:table-cell table:style-name="ce5" table:number-columns-repeated="3"/>
          <table:table-cell table:style-name="ce5" office:value-type="string" calcext:value-type="string">
            <text:p>- 20 months program</text:p>
          </table:table-cell>
          <table:table-cell table:style-name="ce5" office:value-type="string" calcext:value-type="string">
            <text:p>The student entering the Computer Science MS program should have an undergraduate preparation equivalent to a baccalaureate in a quantitative science, including calculus and linear algebra. However, special arrangements (requiring more than the minimal number of semester credit hours) can be made for students with good undergraduate preparation in other fields. Minimum requirements are:</text:p>
            <text:p/>
            <text:p>Bachelor's degree which includes 2 semesters of calculus and 1 semester of linear algebra.</text:p>
            <text:p>Strong foundation in programming.</text:p>
            <text:p>A GPA (grade point average) of at least 3.0 (last 60 semester credit hours). GPA in quantitative courses of at least 3.3.</text:p>
            <text:p>GRE revised scores of 308, 153, 155, and 4 for the combined, verbal, quantitative, and analytical writing components, respectively, are advisable based on our experience with student success in the program.</text:p>
          </table:table-cell>
          <table:table-cell table:style-name="ce5"/>
          <table:table-cell table:style-name="ce7" office:value-type="string" calcext:value-type="string">
            <text:p><text:a xlink:href="https://catalog.utdallas.edu/2018/graduate/programs/ecs/software-engineering#master-of-science-in-software-engineering" xlink:type="simple">Courses</text:a></text:p>
          </table:table-cell>
          <table:table-cell table:style-name="ce5"/>
          <table:covered-table-cell/>
          <table:table-cell table:style-name="ce5" table:number-columns-repeated="17"/>
          <table:table-cell table:number-columns-repeated="995"/>
        </table:table-row>
        <table:table-row table:style-name="ro1">
          <table:table-cell table:style-name="ce2" office:value-type="string" calcext:value-type="string" table:number-columns-spanned="1" table:number-rows-spanned="2">
            <text:p>NEU</text:p>
          </table:table-cell>
          <table:table-cell table:style-name="ce6" office:value-type="string" calcext:value-type="string" table:number-columns-spanned="1" table:number-rows-spanned="2">
            <text:p>Northeastern university</text:p>
          </table:table-cell>
          <table:table-cell table:style-name="ce7" office:value-type="string" calcext:value-type="string">
            <text:p><text:a xlink:href="https://www.northeastern.edu/graduate/program/master-of-science-in-computer-science-align-boston-5234/" xlink:type="simple">Computer science Align</text:a></text:p>
          </table:table-cell>
          <table:table-cell table:style-name="ce9" office:value-type="string" calcext:value-type="string">
            <text:p>Khoury College of Computer Sciences</text:p>
            <text:p>Northeastern University</text:p>
            <text:p>202 West Village H</text:p>
            <text:p>360 Huntington Avenue</text:p>
            <text:p>Boston, MA 02115</text:p>
            <text:p>617.373.2464</text:p>
            <text:p>617.373.5121 (fax)</text:p>
            <text:p>ccis-gradschool@northeastern.edu</text:p>
            <text:p>Associate Dean, Research &amp; Grad Education: Rajmohan Rajaraman, 617.373.2390, r.rajaraman@northeastern.edu</text:p>
            <text:p>Assistant Dean, Graduate Programs: Bryan Lackaye, 617.373.2464, b.lackaye@northeastern.edu</text:p>
          </table:table-cell>
          <table:table-cell table:style-name="ce7" office:value-type="string" calcext:value-type="string">
            <text:p><text:a xlink:href="https://www.khoury.northeastern.edu/information-for-overview/current-masters-and-certificate-students/masters-co-op-internship-overview/" xlink:type="simple">Co-op and internship review</text:a></text:p>
          </table:table-cell>
          <table:table-cell table:style-name="ce5"/>
          <table:table-cell table:style-name="ce5" office:value-type="string" calcext:value-type="string">
            <text:p>2.5 - 3 year program</text:p>
          </table:table-cell>
          <table:table-cell table:style-name="ce8" office:value-type="string" calcext:value-type="string">
            <text:p>The Master of Science in Computer Science–Align is for students with diverse academic and professional backgrounds seeking to begin a career in computer science.</text:p>
            <text:p/>
            <text:p>Program designed for students with noncomputer science backgrounds</text:p>
            <text:p>On-campus evening classes make it possible for working professionals to participate in the program</text:p>
            <text:p>Students can gain up to 12 months of work experience through paid co-op or internship positions</text:p>
            <text:p>Boston location is a hub for healthcare, education, finance, bsiness, biotechnology, and the life sciences</text:p>
            <text:p/>
            <text:p>Graduate students typically have an experiential work opportunity following their second semester. This could be a six- to eight-month co-op or a three- to four-month summer internship. Those who initially experience co-op may have the opportunity to seek an internship for the following summer, or vice versa.</text:p>
          </table:table-cell>
          <table:table-cell table:style-name="ce7" office:value-type="string" calcext:value-type="string">
            <text:p><text:a xlink:href="http://catalog.northeastern.edu/graduate/computer-information-science/computer-science/computer-science-align-program-mscs/#programrequirementstext" xlink:type="simple">Link</text:a></text:p>
          </table:table-cell>
          <table:table-cell table:style-name="ce5" table:number-columns-repeated="2"/>
          <table:table-cell table:style-name="ce20" office:value-type="string" calcext:value-type="string">
            <text:p><text:a xlink:href="https://international.northeastern.edu/ogs/new-students/i-20-ds-2019-application/deferring-your-program-start/" xlink:type="simple">Students can defer their admission by 1 semester

Link1 Link2</text:a></text:p>
          </table:table-cell>
          <table:table-cell table:style-name="ce5" table:number-columns-repeated="17"/>
          <table:table-cell table:number-columns-repeated="995"/>
        </table:table-row>
        <table:table-row table:style-name="ro1">
          <table:covered-table-cell table:number-columns-repeated="2"/>
          <table:table-cell table:style-name="ce7" office:value-type="string" calcext:value-type="string">
            <text:p><text:a xlink:href="https://www.northeastern.edu/graduate/program/master-of-science-in-information-systems-boston-5278/" xlink:type="simple">Master of Science in information systems</text:a></text:p>
          </table:table-cell>
          <table:table-cell table:style-name="ce8"/>
          <table:table-cell table:style-name="ce12" table:number-columns-repeated="2"/>
          <table:table-cell table:style-name="ce10" office:value-type="string" calcext:value-type="string">
            <text:p><text:a xlink:href="https://www.northeastern.edu/graduate/program/graduate-certificate-in-engineering-leadership-5272/" xlink:type="simple">2 year program

Available concentrations:

General Information Systems
User Experience
Big Data Systems and Analytics
Smart Contracts
Intelligent Systems

Can be combined with a Gordon Engineering Leadership certificate

Optional participation in a Northeastern co-op program</text:a></text:p>
          </table:table-cell>
          <table:table-cell table:style-name="ce8"/>
          <table:table-cell table:style-name="ce12"/>
          <table:table-cell table:style-name="ce5" table:number-columns-repeated="2"/>
          <table:table-cell table:style-name="ce12"/>
          <table:table-cell table:style-name="ce5" table:number-columns-repeated="17"/>
          <table:table-cell table:number-columns-repeated="995"/>
        </table:table-row>
        <table:table-row table:style-name="ro1">
          <table:table-cell table:style-name="ce1" office:value-type="string" calcext:value-type="string">
            <text:p>UCSD</text:p>
          </table:table-cell>
          <table:table-cell table:style-name="ce5" office:value-type="string" calcext:value-type="string">
            <text:p>University of California, San Diego</text:p>
          </table:table-cell>
          <table:table-cell table:style-name="ce7" office:value-type="string" calcext:value-type="string">
            <text:p><text:a xlink:href="https://cse.ucsd.edu/graduate/degree-programs/ms-program" xlink:type="simple">Computer science and Engineering M.S.</text:a></text:p>
          </table:table-cell>
          <table:table-cell table:style-name="ce8" office:value-type="string" calcext:value-type="string">
            <text:p>Prospective MS Students: csegradinfo-ms@eng.ucsd.edu</text:p>
          </table:table-cell>
          <table:table-cell table:style-name="ce7" office:value-type="string" calcext:value-type="string">
            <text:p><text:a xlink:href="https://cse.ucsd.edu/graduate/degree-programs/ms-program" xlink:type="simple">Link</text:a></text:p>
          </table:table-cell>
          <table:table-cell table:style-name="ce7" office:value-type="string" calcext:value-type="string">
            <text:p><text:a xlink:href="https://cse.ucsd.edu/graduate/degree-programs/ms-program/ms-2015-comp-interdisc" xlink:type="simple">Link</text:a></text:p>
          </table:table-cell>
          <table:table-cell table:style-name="ce10" office:value-type="string" calcext:value-type="string">
            <text:p><text:a xlink:href="https://docs.google.com/document/d/1ePJ2qpK-8hABSFM4jriNrantJlgGqIdXsl6r0CvtT3s/edit" xlink:type="simple">- three semester course

Over the last several years, slightly less than 10% of the applicant pool has been admitted.

This program focusses less on industry interaction during the course work. It has exams to evaluate students performance at the end of the course. But these exams are not written on pen and paper, this looks more like a continuous evaluation of the student's performance throughout the course.

Apart from a thesis or a standard track, the course here at UCSD offers an interdisciplinary track where twelve units in one of the approved areas outside of CSE. Courses must be taken for a letter grade. The 12 units of the secondary depth must be taken from only one area and approved by the MS committee: the Departments of Cognitive Science, Electrical and Computer Engineering, Mechanical and Aerospace Engineering, Structural Engineering or the JSOE Management Courses.

The diploma certiface has slightly different names based on the track that a student chooses: 

- Computer Science majors must take one course from each  of the three breadth areas: Theory, Systems, and Applications.
- Computer Engineering majors must take two courses from the Systems area AND one course from either Theory or Applications.

What's the difference between a degree in Computer Science vs. Computer Engineering?

- The main difference is the wording you'd like printed on your final diploma. Although we allow research specializations in many topics, you will only be presented with a diploma in Computer Science or Computer Engineering. Please select the one you'd like when you are applying. If you need to edit your selection, you will be able to do so after you have been offered admission.
</text:a></text:p>
          </table:table-cell>
          <table:table-cell table:style-name="ce10" office:value-type="string" calcext:value-type="string">
            <text:p><text:a xlink:href="https://extension.ucsd.edu/student-resources/registration-policies-and-procedures/Concurrent-Enrollment" xlink:type="simple">My bachelor's degree isn't in CS. What kind of background should I have before applying to the program?

To be considered for admission to any of our graduate programs, students usually have a bachelors degree in computer science, computer engineering, or a related discipline like electrical engineering. 

Occasionally applicants with degrees in fields such as mathematics or physics are considered for admission to the program, especially if they have some computer science background, such as a CS minor. In special circumstances, alternative undergraduate preparation will be considered (e.g., a biology major may be appropriate for a student interested in the application of information and computer science to biological problems, such as bioinformatics).

Below are some general guidelines that can be gleaned from our undergraduate program. Before applying to our program, you should definitely have mastered the equivalent of the following courses:

Basic programming: CSE 8A-B or 11; CSE 12 and preferably CSE 30
Discrete math: CSE 20 and probably CSE 21
Data structures and algorithms: CSE 100 and preferably 101
Background in some or all of the following is also recommended:

Hardware and architecture: 140 and 141, preferably with labs
Systems and Software: CSE 120, 130, 131A-B
Theory: CSE 105
Descriptions of these classes and their prerequisites can be found in CSE Undergraduate Course Descriptions. Normally, these courses could be taken through the UCSD Concurrent Enrollment Program, which permits enrollment in CSE courses to non-matriculated students (with permission of the instructor).

Students who want to take courses for personal enrichment or to prepare for applying to a CSE graduate program can enroll in graduate classes (with permission of the instructor) through the UCSD Concurrent Enrollment Program . 
</text:a></text:p>
          </table:table-cell>
          <table:table-cell table:style-name="ce7" office:value-type="string" calcext:value-type="string">
            <text:p><text:a xlink:href="https://cse.ucsd.edu/graduate/admissions/admissions-faq#bachelor" xlink:type="simple">Link</text:a></text:p>
          </table:table-cell>
          <table:table-cell table:style-name="ce5" table:number-columns-repeated="2"/>
          <table:table-cell table:style-name="ce12"/>
          <table:table-cell table:style-name="ce5" table:number-columns-repeated="17"/>
          <table:table-cell table:number-columns-repeated="995"/>
        </table:table-row>
        <table:table-row table:style-name="ro1">
          <table:table-cell table:style-name="ce2" office:value-type="string" calcext:value-type="string" table:number-columns-spanned="1" table:number-rows-spanned="4">
            <text:p>CMU</text:p>
          </table:table-cell>
          <table:table-cell table:style-name="ce6" office:value-type="string" calcext:value-type="string" table:number-columns-spanned="1" table:number-rows-spanned="4">
            <text:p>Carnegie Mellon University</text:p>
          </table:table-cell>
          <table:table-cell table:style-name="ce7" office:value-type="string" calcext:value-type="string">
            <text:p><text:a xlink:href="https://www.ece.cmu.edu/academics/ms-se/index.html" xlink:type="simple">M.S. in Software engineering</text:a></text:p>
          </table:table-cell>
          <table:table-cell table:style-name="ce8" office:value-type="string" calcext:value-type="string">
            <text:p>If you have any questions about preparing your application package for the M.S.-SE program, contact hakan.erdogmus@sv.cmu.edu.</text:p>
          </table:table-cell>
          <table:table-cell table:style-name="ce7" office:value-type="string" calcext:value-type="string">
            <text:p><text:a xlink:href="https://www.ece.cmu.edu/academics/ms-se/index.html" xlink:type="simple">Link</text:a></text:p>
          </table:table-cell>
          <table:table-cell table:style-name="ce5"/>
          <table:table-cell table:style-name="ce10" office:value-type="string" calcext:value-type="string">
            <text:p><text:a xlink:href="https://www.ece.cmu.edu/research/index.html" xlink:type="simple">
Approx 1.5 years program
It emphasizes a rigorous foundation in the core disciplines of software engineering.

This prograpm provides good opportunity for research in SE topics as well as complementary research domains

This program has ties with companies in and around the silicon valley.

3 - 4 semester course. The summer semester is for students to pursue internships in Silicon Valley

All courses must be taken at the Silicon Valley campus

The standard subjects in this course seem to be highly focussed on the best practices followed by working Software Engineering professionals at work, ranging from a senior software developer to a software architect. Some example: 

- Foundations of Software Engineering 
- Software Architecture &amp; Design 
- Software Verification &amp; Testing
- Decision Analysis and Engineering Economics for Software Engineers 
- Software Requirements &amp; Interaction Design 
- Software Engineering Methods
- Data Science for Software Engineering

This program also allows for some electives which are from other departments.

There is an "applied" variant of this program which has an internship as mandatory and this has to be taken in between the course. International students who begin their studies full-time in the spring semester WILL qualify for CPT in the summer, as the internship is a program requirement.</text:a></text:p>
          </table:table-cell>
          <table:table-cell table:style-name="ce10" office:value-type="string" calcext:value-type="string">
            <text:p><text:a xlink:href="https://www.ece.cmu.edu/academics/ms-se/requirements.html" xlink:type="simple">I do not have a background in ECE. Can I still apply?
Yes, you can apply without a background in electrical or computer engineering. Most of our applicants come with a background in an engineering or computer science, however we welcome applications from anyone who feels able to handle the rigor of the program. Please review the course requirements to make sure you feel comfortable with the material. Please also include any additional information in your Statement of Purpose (related courses, experience, etc).


There is not much information about what students from other departments have to do in case they have to get it, it looks like they are open to students of various departments, and they want the students themselves to asses their fit for the program and apply.</text:a></text:p>
          </table:table-cell>
          <table:table-cell table:style-name="ce5"/>
          <table:table-cell table:style-name="ce7" office:value-type="string" calcext:value-type="string">
            <text:p><text:a xlink:href="https://www.ece.cmu.edu/academics/index.html" xlink:type="simple">Link</text:a></text:p>
          </table:table-cell>
          <table:table-cell table:style-name="ce5" table:number-columns-repeated="19"/>
          <table:table-cell table:number-columns-repeated="995"/>
        </table:table-row>
        <table:table-row table:style-name="ro1">
          <table:covered-table-cell table:number-columns-repeated="2"/>
          <table:table-cell table:style-name="ce7" office:value-type="string" calcext:value-type="string">
            <text:p><text:a xlink:href="https://www.heinz.cmu.edu/programs/information-systems-management-master/" xlink:type="simple">Masters of Information Systems and Management</text:a></text:p>
          </table:table-cell>
          <table:table-cell table:style-name="ce5" office:value-type="string" calcext:value-type="string">
            <text:p>Our faculty and staff are here to help you review courses you are considering. If you have any questions regarding admission and enrollment prerequisites, please contact the Office of Admissions via email at hnzadmit@andrew.cmu.edu, or give us a call at 412-268-2164.</text:p>
          </table:table-cell>
          <table:table-cell table:style-name="ce5" table:number-columns-repeated="2"/>
          <table:table-cell table:style-name="ce10" office:value-type="string" calcext:value-type="string">
            <text:p><text:a xlink:href="https://www.heinz.cmu.edu/programs/information-systems-management-master/mism-career-outcomes" xlink:type="simple">This program seems to be less academic oriented and more use case based. Like how we have various case studies in mu Sigma, students in this course seem to be taking up challenges in various areas and using technology to solve them

Some of the world’s greatest challenges, that our faculty and students are working to solve:

- Securing the Internet of Things with blockchain
- Using machine learning to predict consumer behavior
- Making health care IT more efficient with text analytics
- Measuring social media’s impact on the box office
- Building chat bots to drive sales for legacy brands
- Revolutionizing human-computer interaction, at the birthplace of automated vehicles
- Using voice recognition to help diabetics manage their home care
- Stopping the proliferation of counterfeit drugs

This course is in Heinz College and not in the school of computer science

Link to careers page
Graduates work as data anlysts, data scientists, product managers, software engineers, consultants, software developers, and business intelligence engineers post this course.

16 Month / 3 semesters + 1 internship
Classroom learning is augmented with opportunities to work with industry clients on real-world problems via required Capstone Projects, internships and elective project-based courses.








</text:a></text:p>
          </table:table-cell>
          <table:table-cell table:style-name="ce10" office:value-type="string" calcext:value-type="string">
            <text:p><text:a xlink:href="https://www.heinz.cmu.edu/admissions/information-systems-management/" xlink:type="simple">Link

 Courses offered through Coursera or other MOOC platforms do not meet the prerequisite coursework requirements for admission to Heinz College.

 If you are prospective student who wishes to complete the prerequisite programming courses for admission to Heinz College, please consider the following "Pre-Approved Java Programming Courses" as you look for suitable classes.

To ensure this requirement is met by each enrolling student, the Admissions Committee will look for proof of each applicant's applied technical background/experience listed on the transcript(s) and résumé submitted to the Office of Admissions. Specific examples of applied skills include:

- independently write programs in approved languages (Java, C++)
- compile, de-bug and execute programs

If the committee determines that an applicant's hands-on technical background does not meet the faculty's requirement for the MISM program, the student may be required to complete an object-oriented programming course prior to enrollment in the program. 

This condition will be included in the offer of admission and will require that you take a pre-approved course at an accredited university and achieve a grade of B or better in the course. Students offered admission with the condition of successfully completing an object-oriented programming course prior to enrollment should contact the Office of Admissions to verify that the course you have selected meets the faculty's standards.

 Please note the following:

Java is the preferred programming language (other programming language accepted is C++)
Must be a college-/ university-level course at an accredited institution
Must be for credit and a grade
The course may be taken on-campus or online 
Courses that do not grant credit and a grade will not fulfill this requirement, even if you receive a certificate of completion for the course.

 If you are prospective student who wishes to complete the prerequisite programming courses for admission to Heinz College, please consider the following "Pre-Approved Java Programming Courses" as you look for suitable classes. The list of prerequisite courses are available here

All enrolling students in the MISM-BIDA track must meet the basic database coursework requirement by completing a college-level database course with a grade of B or higher. The course should cover relational database design and an introduction to database programming. It is not clear as to if this requirement is for students who are just taking the BIDA track or for both MISM and BIDA track. Need clarification.

All enrolling students in the MISM-BIDA track must meet the basic statistics coursework requirement by completing a college-level statistics course with a grade of B or higher.It is not clear as to if this requirement is for students who are just taking the BIDA track or for both MISM and BIDA track. Need clarification.</text:a></text:p>
          </table:table-cell>
          <table:table-cell table:style-name="ce7" office:value-type="string" calcext:value-type="string">
            <text:p><text:a xlink:href="https://www.heinz.cmu.edu/admissions/information-systems-management/" xlink:type="simple">Link</text:a></text:p>
          </table:table-cell>
          <table:table-cell table:style-name="ce7" office:value-type="string" calcext:value-type="string">
            <text:p><text:a xlink:href="https://www.heinz.cmu.edu/programs/information-systems-management-master/mism-pathways" xlink:type="simple">Other tracks available </text:a></text:p>
          </table:table-cell>
          <table:table-cell table:style-name="ce7" office:value-type="string" calcext:value-type="string">
            <text:p><text:a xlink:href="https://www.heinz.cmu.edu/admissions/connect-with-us/info-session.php" xlink:type="simple">Recorded webinars about the course

Connect with students from the course

Concentrations provided in this course</text:a></text:p>
          </table:table-cell>
          <table:table-cell table:style-name="ce12"/>
          <table:table-cell table:style-name="ce5" table:number-columns-repeated="17"/>
          <table:table-cell table:number-columns-repeated="995"/>
        </table:table-row>
        <table:table-row table:style-name="ro1">
          <table:covered-table-cell table:number-columns-repeated="2"/>
          <table:table-cell table:style-name="ce7" office:value-type="string" calcext:value-type="string">
            <text:p><text:a xlink:href="https://csd.cmu.edu/sites/default/files/mscs-handbook-2020-2021-v2.pdf" xlink:type="simple">M.S. in Computer Science</text:a></text:p>
          </table:table-cell>
          <table:table-cell table:style-name="ce10" office:value-type="string" calcext:value-type="string">
            <text:p><text:a xlink:href="https://csd.cmu.edu/sites/default/files/mscs-handbook-2020-2021-v2.pdf" xlink:type="simple">Contact details available in this link


For general questions about applying to master's degree programs in the School of Computer Science email: applygrad@cs.cmu.edu</text:a></text:p>
          </table:table-cell>
          <table:table-cell table:style-name="ce5" table:number-columns-repeated="2"/>
          <table:table-cell table:style-name="ce10" office:value-type="string" calcext:value-type="string">
            <text:p><text:a xlink:href="https://csd.cmu.edu/research/faculty-research-guide" xlink:type="simple">We cater to students with basic analytic skills and a strong aptitude for mathematics, programming, and logical reasoning. An undergraduate degree in compute
science is not required.

Research opportunities are also provided to students who find interest in areas that are already being researched upon

Applied study variant:

The Applied Study variant is designed for students who wish to
formalize and recognize the augmentation of their academic coursework through
a real-world application. The modified degree title provides certification that a student’s educational experiences included an applied-study component.

Foundation studies variant: 

A four-semester course of study may be a good fit for students coming from
other disciplines, students who have been out of school for an extended period,
or students whose former education in computer science lacked rigor in a specific
foundational area. Students pursuing the four-semester degree will, with their Advisor, agree on a selection of classes in the “MSCS Elective” category which provide
the necessary foundational work.
The various foundation courses are described here , pg 14


</text:a></text:p>
          </table:table-cell>
          <table:table-cell table:style-name="ce8" office:value-type="string" calcext:value-type="string">
            <text:p><text:span text:style-name="T1">Students switching into Computer Science from another field may require additional time to fill in</text:span></text:p>
            <text:p><text:span text:style-name="T1">gaps in their undergraduate training</text:span></text:p>
            <text:p><text:span text:style-name="T1"/></text:p>
            <text:p><text:span text:style-name="T1"/></text:p>
            <text:p><text:span text:style-name="T2">Satisfying Prerequisites</text:span></text:p>
            <text:p><text:span text:style-name="T1">Some students may need to take additional courses that do not satisfy any program</text:span></text:p>
            <text:p><text:span text:style-name="T1">requirement, in order to satisfy pre-requisites for other courses. This is especially</text:span></text:p>
            <text:p><text:span text:style-name="T1">true for students with educational backgrounds other than traditional computer</text:span></text:p>
            <text:p><text:span text:style-name="T1">science degrees.</text:span></text:p>
            <text:p><text:span text:style-name="T1">Based on our experience, we expect and encourage students to take 15-513 or</text:span></text:p>
            <text:p><text:span text:style-name="T1">15-213 (Introduction to Computer Systems) prior to taking required or elective systems classes, and, if possible, prior to arrival on campus in the fall. The Summer</text:span></text:p>
            <text:p><text:span text:style-name="T1">offering of 15-513 has been especially designed to offer a low-unit, low-cost option</text:span></text:p>
            <text:p><text:span text:style-name="T1">for Master’s students. It can be taken over the Internet prior to your first semester</text:span></text:p>
            <text:p><text:span text:style-name="T1">on campus.</text:span></text:p>
          </table:table-cell>
          <table:table-cell table:style-name="ce5" table:number-columns-repeated="21"/>
          <table:table-cell table:number-columns-repeated="995"/>
        </table:table-row>
        <table:table-row table:style-name="ro1">
          <table:covered-table-cell table:number-columns-repeated="2"/>
          <table:table-cell table:style-name="ce7" office:value-type="string" calcext:value-type="string">
            <text:p><text:a xlink:href="https://mse.isri.cmu.edu/applicants/mse-as/index.html" xlink:type="simple">MSE for Professionals</text:a></text:p>
          </table:table-cell>
          <table:table-cell table:style-name="ce5" table:number-columns-repeated="3"/>
          <table:table-cell table:style-name="ce10" office:value-type="string" calcext:value-type="string">
            <text:p><text:a xlink:href="https://mse.isri.cmu.edu/applicants/mse-as/studio.html" xlink:type="simple">- 16 month program
- The MSE program is designed for experienced software developers with at least two years of full-time professional experience. The program includes coursework on requirements, architecture, analysis and project management, while providing students with greater flexibility in directing their education.
- The MSE is a 16-month long program consisting of three traditional semesters and one intensive summer session. The program begins in the fall and concludes the following year in December. Project work begins in the spring, with the summer session devoted primarily to the Studio Project. - Direct exposure to industry. Application based learning</text:a></text:p>
          </table:table-cell>
          <table:table-cell table:style-name="ce8" office:value-type="string" calcext:value-type="string">
            <text:p>Completed an undergraduate degree in computer science or an engineering-related discipline that includes coursework in discrete mathematics or statistics, data structures and algorithms.</text:p>
            <text:p/>
            <text:p>Completed at least two years of software development experience acquired through full-time positions as a junior or senior software engineer, quality analyst, or architect, among other positions.</text:p>
            <text:p/>
            <text:p>Skills in programming-in-the-small, as well as competence in using imperative block-structured or objective-oriented languages such as Java, C++, and Python.</text:p>
          </table:table-cell>
          <table:table-cell table:style-name="ce5" table:number-columns-repeated="21"/>
          <table:table-cell table:number-columns-repeated="995"/>
        </table:table-row>
        <table:table-row table:style-name="ro1">
          <table:table-cell table:style-name="ce2" office:value-type="string" calcext:value-type="string" table:number-columns-spanned="1" table:number-rows-spanned="2">
            <text:p>NWE</text:p>
          </table:table-cell>
          <table:table-cell table:style-name="ce6" office:value-type="string" calcext:value-type="string" table:number-columns-spanned="1" table:number-rows-spanned="2">
            <text:p>Northwestern University</text:p>
          </table:table-cell>
          <table:table-cell table:style-name="ce7" office:value-type="string" calcext:value-type="string">
            <text:p><text:a xlink:href="https://www.mccormick.northwestern.edu/computer-science/academics/graduate/masters/" xlink:type="simple">MS in Computer science</text:a></text:p>
          </table:table-cell>
          <table:table-cell table:style-name="ce5" office:value-type="string" calcext:value-type="string">
            <text:p>Chris Riesbeck</text:p>
            <text:p>Associate Professor MS Director</text:p>
            <text:p>Phone: 847-491-7279</text:p>
            <text:p>c-riesbeck@northwestern.edu</text:p>
          </table:table-cell>
          <table:table-cell table:style-name="ce7" office:value-type="string" calcext:value-type="string">
            <text:p><text:a xlink:href="https://www.mccormick.northwestern.edu/computer-science/academics/graduate/cs-graduate-manual.pdf" xlink:type="simple">Course info</text:a></text:p>
          </table:table-cell>
          <table:table-cell table:style-name="ce5"/>
          <table:table-cell table:style-name="ce8" office:value-type="string" calcext:value-type="string">
            <text:p><text:span text:style-name="T1">- 24 month program</text:span></text:p>
            <text:p><text:span text:style-name="T1"/></text:p>
            <text:p><text:span text:style-name="T1">-  the program is housed in a department with electrical engineering and computer engineering graduate programs, </text:span></text:p>
            <text:p><text:span text:style-name="T1"/></text:p>
            <text:p><text:span text:style-name="T1">- Graduate students in the program can tailor a curriculum to fit their research interests and career aspirations. Students can choose from courses and research in artificial intelligence, human computer interaction, distributed interactive systems, theoretical computer science, and computer graphics and human computer interfaces for spatial applications, visualization, and computer entertainment.</text:span></text:p>
            <text:p><text:span text:style-name="T1"/></text:p>
            <text:p><text:span text:style-name="T1">Research areas represent the major research activities in the Department of Computer Science. Faculty and students have developed new ideas to achieve results in all aspects of the nine areas of research.</text:span></text:p>
            <text:p><text:span text:style-name="T1"/></text:p>
            <text:p><text:span text:style-name="T1">- Systems and Networking</text:span></text:p>
            <text:p><text:span text:style-name="T1">- Security and Privacy</text:span></text:p>
            <text:p><text:span text:style-name="T1">- Programming Languages</text:span></text:p>
            <text:p><text:span text:style-name="T1">- Theory</text:span></text:p>
            <text:p><text:span text:style-name="T1">- Artificial Intelligence and Machine Learning</text:span></text:p>
            <text:p><text:span text:style-name="T1">- Human-Computer Interaction and Information Visualization</text:span></text:p>
            <text:p><text:span text:style-name="T1">- Graphics</text:span></text:p>
            <text:p><text:span text:style-name="T1">- Robotics</text:span></text:p>
            <text:p><text:span text:style-name="T1">- Computer Engineering (in collaboration with the Electrical and Computer Engineering Department)</text:span></text:p>
            <text:p><text:span text:style-name="T1"/></text:p>
            <text:p><text:span text:style-name="T1">CURRICULUM</text:span></text:p>
            <text:p><text:span text:style-name="T1"/></text:p>
            <text:p><text:span text:style-name="T1">Students can select the thesis, project, or course option.The only option amongst this which is work related is the course option. </text:span></text:p>
            <text:p><text:span text:style-name="T1"/></text:p>
            <text:p><text:span text:style-name="T1">In this plan, the student must satisfactorily complete 12 courses approved by the student’s advisor. The</text:span></text:p>
            <text:p><text:span text:style-name="T1">choice of courses must represent a coherent program of study that prepares the student for advanced work</text:span></text:p>
            <text:p><text:span text:style-name="T1">in a specific field. All requirements for the course MS degree must be satisfactorily completed before the</text:span></text:p>
            <text:p><text:span text:style-name="T1">end of the fifth academic quarter (typically Fall quarter of the second year).</text:span></text:p>
            <text:p><text:span text:style-name="T1">Note that COMP_SCI 590 cannot be counted as a credit for a course-only MS degree. The purpose of</text:span></text:p>
            <text:p><text:span text:style-name="T1">COMP_SCI 590 is to get students involved in research beyond the traditional course experiences.</text:span></text:p>
            <text:p><text:span text:style-name="T1">Hence, COMP_SCI 590 can only be applied towards the project MS degree or the thesis MSdegree.</text:span></text:p>
            <text:p><text:span text:style-name="T1"/></text:p>
            <text:p><text:span text:style-name="T2">Internships:</text:span></text:p>
            <text:p><text:span text:style-name="T1"/></text:p>
            <text:p><text:span text:style-name="T1">MS students who wish pursue opportunities for off-campus internships, service-learning projects, and</text:span></text:p>
            <text:p><text:span text:style-name="T1">engineering research projects can obtain assistance from the Engineering Career Development program</text:span></text:p>
            <text:p><text:span text:style-name="T1">within McCormick School of Engineering:</text:span></text:p>
            <text:p><text:span text:style-name="T1"/></text:p>
            <text:p><text:span text:style-name="T1">https://www.mccormick.northwestern.edu/career-development/for-students/</text:span></text:p>
            <text:p><text:span text:style-name="T1">An MS student engaged in these activities can maintain full-time registration with no tuition by enrolling in</text:span></text:p>
            <text:p><text:span text:style-name="T1">one of the following courses (requires advisor approval):</text:span></text:p>
            <text:p><text:span text:style-name="T1">• CRDV_411 Engineering Internship Program</text:span></text:p>
            <text:p><text:span text:style-name="T1">• CRDV_412 Projects in Service Learning</text:span></text:p>
            <text:p><text:span text:style-name="T1">• CRDV_413 Engineering Research Project</text:span></text:p>
            <text:p><text:span text:style-name="T1"/></text:p>
            <text:p><text:span text:style-name="T1">These zero-unit (0) courses carry no tuition cost, maintain full-time enrollment status at the University</text:span></text:p>
            <text:p><text:span text:style-name="T1">during these approved activities, and allow only the S/U grade basis (Satisfactory/Unsatisfactory) grade</text:span></text:p>
            <text:p><text:span text:style-name="T1">basis. Full-time status is usually required for international students to maintain US visa status and for</text:span></text:p>
            <text:p><text:span text:style-name="T1">some scholarships. Registration in CRDV courses helps Northwestern administration, including TGS,</text:span></text:p>
            <text:p><text:span text:style-name="T1">record graduate student progress and track our students’ efforts in external research collaborations.</text:span></text:p>
            <text:p><text:span text:style-name="T1">International students who chose to take an off-campus internship must also apply and obtain</text:span></text:p>
            <text:p><text:span text:style-name="T1">Curricular Practical Training (CPT) authorization. “Off-campus” is defined as any internship that</text:span></text:p>
            <text:p><text:span text:style-name="T1">takes place outside of Northwestern University. </text:span></text:p>
            <text:p><text:span text:style-name="T1"/></text:p>
            <text:p><text:span text:style-name="T1">For more information on applying for CPT, please visit the</text:span></text:p>
            <text:p><text:span text:style-name="T1">International Office’s website: http://www.northwestern.edu/international/living-working/studentemployment/curricular-practical-training.html</text:span></text:p>
            <text:p><text:span text:style-name="T1"/></text:p>
          </table:table-cell>
          <table:table-cell table:style-name="ce8" office:value-type="string" calcext:value-type="string">
            <text:p><text:span text:style-name="T1">What if I do not have a proper BS background (i.e., my undergraduate degree is not in CS)?</text:span></text:p>
            <text:p><text:span text:style-name="T1">We will still give full consideration to your application and evaluate it in the context of the current batch of applicants. However, be advised that if we admit you, the lack of background cannot be used as an excuse for poor performance in your class(es) projects and/or tests. You are more than welcome to take some of our 200-level courses that are pre-requisite(s) for the 300-level courses as part of your graduate education with us; however, the credits earned in those 200-level courses cannot be counted toward your degree. For foreign students: although the 200-level courses' credits do not count toward the degree requirements, they do count toward maintaining your immigration status in a good standing. In other words, since foreign students are expected to be registered for a minimum of three courses per quarter, it is fine if some of those courses are at 200-level.</text:span></text:p>
            <text:p><text:span text:style-name="T1"/></text:p>
            <text:p><text:span text:style-name="T1">Typical applicants for either the PhD or MS degree programs are expected to have a BS in computer science or</text:span></text:p>
            <text:p><text:span text:style-name="T1">computer engineering, or a related discipline from a recognized institution. Highly qualified candidates with</text:span></text:p>
            <text:p><text:span text:style-name="T1">other academic backgrounds may also be considered.</text:span></text:p>
            <text:p><text:span text:style-name="T1">The specific undergraduate preparation required for graduate study depends on the degree program and the</text:span></text:p>
            <text:p><text:span text:style-name="T1">area of specialization. An applicant with insufficient undergraduate preparation in any particular area, but well</text:span></text:p>
            <text:p><text:span text:style-name="T1">qualified in every other respect, may be required to take a selected set of undergraduate-level courses as soon</text:span></text:p>
            <text:p><text:span text:style-name="T1">as possible after enrolling at Northwestern. We inform students of these additional requirements at the time of</text:span></text:p>
            <text:p><text:span text:style-name="T1">admission, along with expectations for course grades.</text:span></text:p>
            <text:p><text:span text:style-name="T1"/></text:p>
            <text:p><text:span text:style-name="T2">MS students newly admitted to Northwestern:</text:span></text:p>
            <text:p><text:span text:style-name="T1"/></text:p>
            <text:p><text:span text:style-name="T1">Preliminary Exam</text:span></text:p>
            <text:p><text:span text:style-name="T1"/></text:p>
            <text:p><text:span text:style-name="T1">Prior to their first quarter of study, MS students in Computer Science must take a preliminary exam</text:span></text:p>
            <text:p><text:span text:style-name="T1">covering topics in our undergraduate CS core sequence (COMP_SCI 111, COMP_SCI 211,</text:span></text:p>
            <text:p><text:span text:style-name="T1">COMP_SCI 212, COMP_SCI 213, COMP_SCI 214). The preliminary exam is offered only once</text:span></text:p>
            <text:p><text:span text:style-name="T1">per yearin the week beforeNew Graduate Student Fall Registration begins.</text:span></text:p>
            <text:p><text:span text:style-name="T1">It isthe responsibilityof the studentsto arrive on campus in time to take this exam.</text:span></text:p>
            <text:p><text:span text:style-name="T1">This exam is not available to BS/MS students or to transfers from another degree program.</text:span></text:p>
            <text:p><text:span text:style-name="T1"/></text:p>
            <text:p><text:span text:style-name="T1">Intensive Program Design (IPD) Course:</text:span></text:p>
            <text:p><text:span text:style-name="T1"/></text:p>
            <text:p><text:span text:style-name="T1">Those who do not pass the preliminary exam must enroll in “COMP_SCI 295 Intensive Program</text:span></text:p>
            <text:p><text:span text:style-name="T1">Design” during their first quarter of study at Northwestern University and receive a grade of B or</text:span></text:p>
            <text:p><text:span text:style-name="T1">higher. This is a 2-credit course that teaches remedial skills that CS students should have prior to</text:span></text:p>
            <text:p><text:span text:style-name="T1">beginning a MS program. It is offered only in the fall quarter of each year and does not count</text:span></text:p>
            <text:p><text:span text:style-name="T1">towards the 12 required credits for the MS degree. This option is not allowed for BS/MS students.</text:span></text:p>
            <text:p><text:span text:style-name="T1">This option is not allowed for BS/MS students or to transfers from another program.</text:span></text:p>
          </table:table-cell>
          <table:table-cell table:style-name="ce7" office:value-type="string" calcext:value-type="string">
            <text:p><text:a xlink:href="https://www.mccormick.northwestern.edu/computer-science/academics/graduate/cs-graduate-manual.pdf" xlink:type="simple">Link</text:a></text:p>
          </table:table-cell>
          <table:table-cell table:style-name="ce5" table:number-columns-repeated="2"/>
          <table:table-cell table:style-name="ce12"/>
          <table:table-cell table:style-name="ce5" table:number-columns-repeated="17"/>
          <table:table-cell table:number-columns-repeated="995"/>
        </table:table-row>
        <table:table-row table:style-name="ro1">
          <table:covered-table-cell table:number-columns-repeated="2"/>
          <table:table-cell table:style-name="ce7" office:value-type="string" calcext:value-type="string">
            <text:p><text:a xlink:href="https://sps.northwestern.edu/masters/information-systems/index.php" xlink:type="simple">M.S. Information systems</text:a></text:p>
          </table:table-cell>
          <table:table-cell table:style-name="ce5" table:number-columns-repeated="3"/>
          <table:table-cell table:style-name="ce10" office:value-type="string" calcext:value-type="string">
            <text:p><text:a xlink:href="https://catalogs.northwestern.edu/sps/graduate/information-systems/#coursestext" xlink:type="simple">The focus of this program's curriculum is on the development and management of software projects existing in the workplace. A hands-on, labratory-based experience with eight specialization areas to focus on. 

Core courses:

- Telecommunication and comp networks
- OOP  Python for DS
- DB Systems design and implementations
- Project / Research

The specializations contain a good combination of programming, java, database management, machine learning, big data management, network security ,IT project management, Blockchain , and Communication

- AI specialization : ML and DL methods, Computer vision, NLP and Robotics
- Data science : Math for modelers, statistical analysis, Data visualization, AI , DL, Decision analysis
- DB and Internet tech : DB Design RDBMS and No SQL tech, Distributed software systems, scalable data services and security, DS + ML, Project management using Agile methodology, Webapp development
- Info Sys Mangmnt : IT Strategy development, evaluate emerging tech, info sec, manage project implementations, develop frameworks to help manage projects better
- IS specialization : Students seeking the broadest sampling of the field may choose the most flexible course of study with the Information Systems specialization.</text:a></text:p>
          </table:table-cell>
          <table:table-cell table:style-name="ce5" office:value-type="string" calcext:value-type="string">
            <text:p>Not much information on prerequisites</text:p>
          </table:table-cell>
          <table:table-cell table:style-name="ce5" table:number-columns-repeated="21"/>
          <table:table-cell table:number-columns-repeated="995"/>
        </table:table-row>
        <table:table-row table:style-name="ro1">
          <table:table-cell table:style-name="ce4" office:value-type="string" calcext:value-type="string" table:number-columns-spanned="1" table:number-rows-spanned="4">
            <text:p>ASU</text:p>
          </table:table-cell>
          <table:table-cell table:style-name="ce6" office:value-type="string" calcext:value-type="string" table:number-columns-spanned="1" table:number-rows-spanned="4">
            <text:p>Arizona State University</text:p>
          </table:table-cell>
          <table:table-cell table:style-name="ce7" office:value-type="string" calcext:value-type="string">
            <text:p><text:a xlink:href="https://webapp4.asu.edu/programs/t5/majorinfo/ASU00/ESCOMSCMS/graduate/false" xlink:type="simple">Computer science , MS</text:a></text:p>
          </table:table-cell>
          <table:table-cell table:style-name="ce5" office:value-type="string" calcext:value-type="string">
            <text:p>Computer Science and Engineering Program | CTRPT 105</text:p>
            <text:p>cidse.advising@asu.edu | 480-965-3199</text:p>
          </table:table-cell>
          <table:table-cell table:style-name="ce5" table:number-columns-repeated="2"/>
          <table:table-cell table:style-name="ce8" office:value-type="string" calcext:value-type="string">
            <text:p>This is an advanced degree program targeted at students with an undergraduate education in computing and related disciplines who can best profit from further breadth and background in computer science.</text:p>
            <text:p/>
            <text:p>Students study topics such as:</text:p>
            <text:p/>
            <text:p>artificial intelligence</text:p>
            <text:p>big data</text:p>
            <text:p>cloud and distributed computing</text:p>
            <text:p>cybersecurity</text:p>
            <text:p>database management and information retrieval</text:p>
            <text:p>database systems</text:p>
            <text:p>data mining and machine learning</text:p>
            <text:p>distributed computing and operating systems</text:p>
            <text:p>imaging, graphics and visualization</text:p>
            <text:p>simulation modeling and systems</text:p>
            <text:p/>
            <text:p>This has a portfolio or a thesis option along with the course work.</text:p>
          </table:table-cell>
          <table:table-cell table:style-name="ce15" office:value-type="string" calcext:value-type="string" table:number-columns-spanned="1" table:number-rows-spanned="2">
            <text:p>Applicants are eligible to apply to the program if they have earned a bachelor's or master's degree in computer science, computer engineering or a closely related area from a regionally accredited institution.</text:p>
            <text:p/>
            <text:p>Students assigned any deficiency coursework upon admission must complete those classes with a grade of "B" (scale is 4.00 = "A") or higher within two semesters of admission to the program. Deficiency courses include:</text:p>
            <text:p/>
            <text:p>CSE 230 Computer Organization and Assembly Language Programming</text:p>
            <text:p>CSE 310 Data Structures and Algorithms</text:p>
            <text:p>CSE 330 Operating Systems</text:p>
            <text:p>CSE 340 Principles of Programming Languages or CSE 355 Introduction to Theoretical Computer Science</text:p>
            <text:p/>
            <text:p>The applicant's undergraduate GPA and depth of preparation in computer science and engineering are the primary factors affecting admission.</text:p>
          </table:table-cell>
          <table:table-cell table:style-name="ce5" table:number-columns-repeated="21"/>
          <table:table-cell table:number-columns-repeated="995"/>
        </table:table-row>
        <table:table-row table:style-name="ro1">
          <table:covered-table-cell table:number-columns-repeated="2"/>
          <table:table-cell table:style-name="ce7" office:value-type="string" calcext:value-type="string">
            <text:p><text:a xlink:href="https://webapp4.asu.edu/programs/t5/majorinfo/ASU00/ESCOMSCMCS/graduate/false" xlink:type="simple">MSC Computer science</text:a></text:p>
          </table:table-cell>
          <table:table-cell table:style-name="ce5" office:value-type="string" calcext:value-type="string">
            <text:p>Computer Science and Engineering Program | CTRPT 105</text:p>
            <text:p>mcsonline@asu.edu | 480-965-3199</text:p>
          </table:table-cell>
          <table:table-cell table:style-name="ce5" table:number-columns-repeated="2"/>
          <table:table-cell table:style-name="ce8" office:value-type="string" calcext:value-type="string">
            <text:p><text:span text:style-name="T2">Attend Online</text:span></text:p>
            <text:p><text:span text:style-name="T2">ASU offers this program in an online format with multiple enrollment sessions throughout the year. Applicants may view the program description and request more information here. But there seems to be the fall intake which happens in person, need to check this though.</text:span></text:p>
            <text:p><text:span text:style-name="T2"/></text:p>
            <text:p><text:span text:style-name="T1">Are you seeking to expand your knowledge of the computer science field? If you have an undergraduate degree in computing or a related area, this may be the program for you. You will build a project portfolio through the program, demonstrating the knowledge you've gained.</text:span></text:p>
            <text:p><text:span text:style-name="T1"/></text:p>
            <text:p><text:span text:style-name="T2">No thesis option - only project work (portfolio building) + Electives</text:span></text:p>
            <text:p><text:span text:style-name="T2"/></text:p>
            <text:p><text:span text:style-name="T1">All MCS program students must complete a project portfolio from three courses in which the student received a "B" (3.00) grade or higher.</text:span></text:p>
            <text:p><text:span text:style-name="T1"/></text:p>
            <text:p><text:span text:style-name="T1"/></text:p>
            <text:p><text:span text:style-name="T1"/></text:p>
          </table:table-cell>
          <table:covered-table-cell/>
          <table:table-cell table:style-name="ce5" table:number-columns-repeated="21"/>
          <table:table-cell table:number-columns-repeated="995"/>
        </table:table-row>
        <table:table-row table:style-name="ro1">
          <table:covered-table-cell table:number-columns-repeated="2"/>
          <table:table-cell table:style-name="ce7" office:value-type="string" calcext:value-type="string">
            <text:p><text:a xlink:href="https://webapp4.asu.edu/programs/t5/majorinfo/ASU00/TSSERMS/graduate/false" xlink:type="simple">Software engineering M.S.</text:a></text:p>
          </table:table-cell>
          <table:table-cell table:style-name="ce5" office:value-type="string" calcext:value-type="string">
            <text:p>Contact Information</text:p>
            <text:p>Software Engineering | PICHO 245</text:p>
            <text:p>cidse.gradpoly@asu.edu | 480-965-3199</text:p>
          </table:table-cell>
          <table:table-cell table:style-name="ce5" table:number-columns-repeated="2"/>
          <table:table-cell table:style-name="ce8" office:value-type="string" calcext:value-type="string">
            <text:p>The MS program in software engineering focuses on developing advanced knowledge and abilities in the design and application of software. The program involves the application of engineering principles to software development, including design methodologies, operation principles and maintenance and testing approaches.</text:p>
            <text:p/>
            <text:p>Has  thesis or a capstone course requirement</text:p>
            <text:p/>
            <text:p/>
          </table:table-cell>
          <table:table-cell table:style-name="ce8" office:value-type="string" calcext:value-type="string">
            <text:p>If the student is assigned any deficiency coursework upon admission, those classes must be completed with a grade of "B" (3.00) or higher within two semesters of admission to the program. Deficiency courses include:</text:p>
            <text:p/>
            <text:p>CSE 240 Introduction to Programming Languages</text:p>
            <text:p>CSE 360 Introduction to Software Engineering</text:p>
            <text:p>SER 222 Design and Analysis of Data Structures and Algorithms OR CSE 310 Data Structures and Algorithms</text:p>
            <text:p>SER 334 Operating Systems and Networks OR CSE 330 Operating Systems</text:p>
            <text:p/>
            <text:p/>
          </table:table-cell>
          <table:table-cell table:style-name="ce5" table:number-columns-repeated="21"/>
          <table:table-cell table:number-columns-repeated="995"/>
        </table:table-row>
        <table:table-row table:style-name="ro1">
          <table:covered-table-cell table:number-columns-repeated="2"/>
          <table:table-cell table:style-name="ce7" office:value-type="string" calcext:value-type="string">
            <text:p><text:a xlink:href="https://webapp4.asu.edu/programs/t5/majorinfo/ASU00/TSIFTMS/graduate/false" xlink:type="simple">Information Technology M.S</text:a></text:p>
          </table:table-cell>
          <table:table-cell table:style-name="ce11" office:value-type="string" calcext:value-type="string">
            <text:p><text:a xlink:href="https://poly.engineering.asu.edu/advising/" xlink:type="simple">Contact Information
Information Technology | WANER 101
polygrad@asu.edu | 480-727-4723</text:a></text:p>
          </table:table-cell>
          <table:table-cell table:style-name="ce5" table:number-columns-repeated="2"/>
          <table:table-cell table:style-name="ce8" office:value-type="string" calcext:value-type="string">
            <text:p>Students gain the ability to conceptualize, organize and realize information technology projects that meet the needs of users within an organizational or societal context. Students select coursework that encompasses core technologies in one of three focus areas: computer architecture and information security, information systems management and development, and enterprise computing.</text:p>
            <text:p/>
            <text:p>Along with the default course work, there is a portfolio building track or a applied project course track</text:p>
            <text:p/>
            <text:p>The required core subjects include, </text:p>
            <text:p>- Principles of Computer and Information Technology Architecture (3)</text:p>
            <text:p>- Advanced Information Systems Security (3) or IFT 530 Advanced Database Management Systems (3)</text:p>
            <text:p>- Software Development for Information Technology (3)</text:p>
          </table:table-cell>
          <table:table-cell table:style-name="ce5" office:value-type="string" calcext:value-type="string">
            <text:p>If the applicant does not meet the minimum GPA requirements, the application may still be considered. In certain cases, demonstrated aptitude through professional experience or additional postbaccalaureate education will be considered.</text:p>
          </table:table-cell>
          <table:table-cell table:style-name="ce5" table:number-columns-repeated="21"/>
          <table:table-cell table:number-columns-repeated="995"/>
        </table:table-row>
        <table:table-row table:style-name="ro1">
          <table:table-cell table:style-name="ce1" office:value-type="string" calcext:value-type="string">
            <text:p>GTech</text:p>
          </table:table-cell>
          <table:table-cell table:style-name="ce5" office:value-type="string" calcext:value-type="string">
            <text:p>Georgia Institute of Technology</text:p>
          </table:table-cell>
          <table:table-cell table:style-name="ce7" office:value-type="string" calcext:value-type="string">
            <text:p><text:a xlink:href="https://catalog.gatech.edu/programs/computer-science-ms/" xlink:type="simple">Master of Science in Computer Science</text:a></text:p>
          </table:table-cell>
          <table:table-cell table:style-name="ce5" office:value-type="string" calcext:value-type="string">
            <text:p>Amy Hinsley ahinsley@gatech.edu</text:p>
          </table:table-cell>
          <table:table-cell table:style-name="ce5" table:number-columns-repeated="2"/>
          <table:table-cell table:style-name="ce8" office:value-type="string" calcext:value-type="string">
            <text:p><text:span text:style-name="T1">- 24 months program</text:span></text:p>
            <text:p><text:span text:style-name="T1"/></text:p>
            <text:p><text:span text:style-name="T1">The current eleven specialization areas are:</text:span></text:p>
            <text:p><text:span text:style-name="T1"/></text:p>
            <text:p><text:span text:style-name="T1">Computer Graphics, Computing Systems</text:span></text:p>
            <text:p><text:span text:style-name="T1">High-Performance Computing, Human-Computer Interaction</text:span></text:p>
            <text:p><text:span text:style-name="T1">Interactive Intelligence</text:span></text:p>
            <text:p><text:span text:style-name="T1">Machine Learning</text:span></text:p>
            <text:p><text:span text:style-name="T1">Modeling and Simulations</text:span></text:p>
            <text:p><text:span text:style-name="T1">Scientific Computing</text:span></text:p>
            <text:p><text:span text:style-name="T1">Social Computing</text:span></text:p>
            <text:p><text:span text:style-name="T1">Visual Analytics.</text:span></text:p>
            <text:p><text:span text:style-name="T1"/></text:p>
            <text:p><text:span text:style-name="T3">This course has a </text:span><text:span text:style-name="T4">project option</text:span></text:p>
          </table:table-cell>
          <table:table-cell table:style-name="ce8" office:value-type="string" calcext:value-type="string">
            <text:p><text:span text:style-name="T1">Students without a bachelor's degree in computer science are encouraged to apply as well, with the understanding that they will be required to complete remedial coursework appropriate to their background in addition to the requirements of the MSCS degree.</text:span></text:p>
            <text:p><text:span text:style-name="T1"/></text:p>
            <text:p><text:span text:style-name="T1">Students entering the program must demonstrate a core competency in computing equivalent to undergraduate-level courses in the following areas:</text:span></text:p>
            <text:p><text:span text:style-name="T1"/></text:p>
            <text:p><text:span text:style-name="T1">systems, design and analysis of algorithms,</text:span></text:p>
            <text:p><text:span text:style-name="T1">formal languages and automata theory,</text:span></text:p>
            <text:p><text:span text:style-name="T1">databases,</text:span></text:p>
            <text:p><text:span text:style-name="T1">networking and communications,</text:span></text:p>
            <text:p><text:span text:style-name="T1">computer architecture, and</text:span></text:p>
            <text:p><text:span text:style-name="T1">human-computer interaction.</text:span></text:p>
            <text:p><text:span text:style-name="T1">This requirement can be satisfied by having taken undergraduate courses as a part of an undergraduate degree, taking remedial courses in the MS CS program, or by examination What can </text:span></text:p>
            <text:p><text:span text:style-name="T1"/></text:p>
            <text:p><text:span text:style-name="T2">I do to be competitive? What do you recommend for applicants without a CS undergraduate background?  </text:span></text:p>
            <text:p><text:span text:style-name="T1"/></text:p>
            <text:p><text:span text:style-name="T1">The following is what we recommend for applicants without a strong undergraduate background in computer science:  </text:span></text:p>
            <text:p><text:span text:style-name="T1"/></text:p>
            <text:p><text:span text:style-name="T1">1. Must know how to program</text:span></text:p>
            <text:p><text:span text:style-name="T1">2. C programming (proficient)</text:span></text:p>
            <text:p><text:span text:style-name="T1">3. Java</text:span></text:p>
            <text:p><text:span text:style-name="T1">4. Algorithms</text:span></text:p>
            <text:p><text:span text:style-name="T1"/></text:p>
            <text:p><text:span text:style-name="T1">You can gain this knowledge through undergrad classes, MOOC, or learn it through work experience.</text:span></text:p>
          </table:table-cell>
          <table:table-cell table:style-name="ce5" table:number-columns-repeated="21"/>
          <table:table-cell table:number-columns-repeated="995"/>
        </table:table-row>
        <table:table-row table:style-name="ro1">
          <table:table-cell table:style-name="ce1" office:value-type="string" calcext:value-type="string">
            <text:p>UCLA</text:p>
          </table:table-cell>
          <table:table-cell table:style-name="ce5" office:value-type="string" calcext:value-type="string">
            <text:p>University of California, Los Angeles</text:p>
          </table:table-cell>
          <table:table-cell table:number-columns-repeated="4"/>
          <table:table-cell table:style-name="ce13" office:value-type="string" calcext:value-type="string">
            <text:p>16 monnth program</text:p>
          </table:table-cell>
          <table:table-cell table:style-name="ce16" office:value-type="string" calcext:value-type="string">
            <text:p><text:a xlink:href="https://www.cs.ucla.edu/wp-content/uploads/cs/Breadth-Requirement-2019-1-1.pdf" xlink:type="simple">An applicant for admission must hold a bachelor’s degree from an accredited college or university, must have the necessary academic preparation to complete graduate level courses in computer science

 A transitional or pre-master’s program is not available.

The vast majority of applicants have a background in computer science. Other majors represented include electrical engineering, math, statistics, and physics. For undergraduate work, we recommend 2 years of calculus (through differential equations and introduction to discreet structures), 1 year of physics (mechanics; Oscillations, Waves, Electric and Magnetic Fields); and a statistics course. The M.S. breadth requirement, which most students have partially completed before they enroll in our program, will give you an idea about recommended computer science courses.

An applicant without a strong computer science background may be a very competitive applicant. Having professional experience andas well as having taken courses that are equivalent to prerequisites for upper division undergraduate coursework, and the upper division courses themselves, would be most helpful. Applicants best illustrate their professional experience by succinctly describing their skills and projects in the statement of purpose, and submitting letters of recommendation that relate their achievements and skills to their potential for success in their degree and career objectives.

Unfortunately, it is difficult to take CS courses at U.S. 4-year state universities due to the priority rules favoring admitted, full-time degree seeking students, community colleges typically offer only the prerequisites of the prerequisites, and extension programs offer mainly application courses and not courses equivalent to upper-division courses. However, every course taken and/or work skill achieved leads to a more competitive application. UCLA does not offer a transitional or pre-admission program, and  does not consider applications for a second bachelor’s degree. Courses offered by UCLA Extension that have the exact same course number as the courses offered in UCLA undergraduate and graduate degree programs provide good preparation.</text:a></text:p>
          </table:table-cell>
          <table:table-cell table:number-columns-repeated="1016"/>
        </table:table-row>
        <table:table-row table:style-name="ro1">
          <table:table-cell table:style-name="ce1" office:value-type="string" calcext:value-type="string">
            <text:p>USC</text:p>
          </table:table-cell>
          <table:table-cell table:style-name="ce5" office:value-type="string" calcext:value-type="string">
            <text:p>University of Southern California</text:p>
          </table:table-cell>
          <table:table-cell table:style-name="ce7" office:value-type="string" calcext:value-type="string">
            <text:p><text:a xlink:href="https://viterbigradadmission.usc.edu/programs/masters/msprograms/computer-science/ms-cs-scientists-engineers/" xlink:type="simple">M.S. In computer science - Scientists and engineers</text:a></text:p>
          </table:table-cell>
          <table:table-cell table:style-name="ce7" office:value-type="string" calcext:value-type="string">
            <text:p><text:a xlink:href="https://viterbigradadmission.usc.edu/contact/" xlink:type="simple">Address | 3650 McClintock Ave. OHE 106, Los Angeles, CA  90089
Phone | 213.740.4488
Email (Prospective On-Campus Students) | viterbi.gradadmission@usc.edu</text:a></text:p>
          </table:table-cell>
          <table:table-cell table:style-name="ce5" table:number-columns-repeated="2"/>
          <table:table-cell table:style-name="ce8" office:value-type="string" calcext:value-type="string">
            <text:p>Designed for students with a Bachelor’s degree in engineering or science but a limited background in computer science, this comprehensive, 37 unit program combines an introductory sequence of undergraduate preparatory and foundational coursework with all the graduate breadth requirements necessary to satisfy the traditional MS in Computer Science.</text:p>
            <text:p/>
            <text:p>The elective subjects have a good mix of subjects which I am interested in- which also includes software engineering subjects and database systems, 3-D rendering, AI courses and  Web technologies</text:p>
            <text:p/>
            <text:p>Apart from this , there is also a research elective available which can be taken if needed</text:p>
            <text:p/>
            <text:p>There also sems to be an internship course which can be taken up by students pursuing a professional internship</text:p>
          </table:table-cell>
          <table:table-cell table:style-name="ce5" office:value-type="string" calcext:value-type="string">
            <text:p>The prerequisites are met during the frist sem of the prorgam</text:p>
          </table:table-cell>
          <table:table-cell table:style-name="ce5" table:number-columns-repeated="3"/>
          <table:table-cell table:style-name="ce11" office:value-type="string" calcext:value-type="string">
            <text:p><text:a xlink:href="https://gradadm.usc.edu/faqs/general-faqs/enrolling-at-usc/" xlink:type="simple">Admitted students / students who have not yet received response regarding selection can apply for a deferral. But this deferral is not a guarantee to admission, but the department will just make a note to re-evaluate your profile again for the next admission cycle.

Link1, Link2 </text:a></text:p>
          </table:table-cell>
          <table:table-cell table:style-name="ce5" table:number-columns-repeated="17"/>
          <table:table-cell table:number-columns-repeated="995"/>
        </table:table-row>
        <table:table-row table:style-name="ro1">
          <table:table-cell table:style-name="ce1" office:value-type="string" calcext:value-type="string">
            <text:p>UCSB</text:p>
          </table:table-cell>
          <table:table-cell table:style-name="ce5" office:value-type="string" calcext:value-type="string">
            <text:p>University of California, Santa Barbara</text:p>
          </table:table-cell>
          <table:table-cell table:style-name="ce7" office:value-type="string" calcext:value-type="string">
            <text:p><text:a xlink:href="https://my.sa.ucsb.edu/catalog/Current/CollegesDepartments/coe/compsci-engr.aspx?DeptTab=Graduate" xlink:type="simple">M.S. Computer science</text:a></text:p>
          </table:table-cell>
          <table:table-cell table:style-name="ce5" office:value-type="string" calcext:value-type="string">
            <text:p>gradhelp@cs.ucsb.edu</text:p>
            <text:p/>
            <text:p>Mailing Address</text:p>
            <text:p>Department of Computer Science</text:p>
            <text:p>University of California, Santa Barbara</text:p>
            <text:p>Harold Frank Hall, Second Floor, Room 2104</text:p>
            <text:p>Santa Barbara, CA 93106-5110</text:p>
            <text:p>(USA)</text:p>
          </table:table-cell>
          <table:table-cell table:style-name="ce5" table:number-columns-repeated="2"/>
          <table:table-cell table:style-name="ce5" office:value-type="string" calcext:value-type="string">
            <text:p><text:span text:style-name="T1">- 2 year program </text:span></text:p>
            <text:p><text:span text:style-name="T1">A thesis track, examination track and a project track available</text:span></text:p>
            <text:p><text:span text:style-name="T1"/></text:p>
            <text:p><text:span text:style-name="T1">Project track info</text:span></text:p>
          </table:table-cell>
          <table:table-cell table:style-name="ce5" office:value-type="string" calcext:value-type="string">
            <text:p>Applicants to the Department of Computer Science must have a bachelor’s degree in some discipline of science, engineering, or mathematics.</text:p>
          </table:table-cell>
          <table:table-cell table:style-name="ce5" table:number-columns-repeated="21"/>
          <table:table-cell table:number-columns-repeated="995"/>
        </table:table-row>
        <table:table-row table:style-name="ro1">
          <table:table-cell table:style-name="ce1" office:value-type="string" calcext:value-type="string">
            <text:p>UTA</text:p>
          </table:table-cell>
          <table:table-cell table:style-name="ce5" office:value-type="string" calcext:value-type="string">
            <text:p>University of Texas at Austin</text:p>
          </table:table-cell>
          <table:table-cell table:style-name="ce7" office:value-type="string" calcext:value-type="string">
            <text:p><text:a xlink:href="https://www.cs.utexas.edu/graduate-program/masters-program" xlink:type="simple">M.S.  Computer Science</text:a></text:p>
          </table:table-cell>
          <table:table-cell table:style-name="ce5"/>
          <table:table-cell table:style-name="ce12"/>
          <table:table-cell table:style-name="ce5"/>
          <table:table-cell table:number-columns-repeated="2" table:style-name="ce1" office:value-type="string" calcext:value-type="string">
            <text:p>Only applicants who possess a bachelor's degree in computer science or equivalent are likely to be competitive for admission.</text:p>
          </table:table-cell>
          <table:table-cell table:style-name="ce12"/>
          <table:table-cell table:style-name="ce5" table:number-columns-repeated="2"/>
          <table:table-cell table:style-name="ce12"/>
          <table:table-cell table:style-name="ce5" table:number-columns-repeated="17"/>
          <table:table-cell table:number-columns-repeated="995"/>
        </table:table-row>
        <table:table-row table:style-name="ro1">
          <table:table-cell table:style-name="ce1" office:value-type="string" calcext:value-type="string">
            <text:p>UIUC</text:p>
          </table:table-cell>
          <table:table-cell table:style-name="ce5" office:value-type="string" calcext:value-type="string">
            <text:p>University of Illinois, Urbana-champaign</text:p>
          </table:table-cell>
          <table:table-cell table:style-name="ce7" office:value-type="string" calcext:value-type="string">
            <text:p><text:a xlink:href="https://cs.illinois.edu/academics/graduate/professional-mcs" xlink:type="simple">Professional Masters in Computer Science</text:a></text:p>
          </table:table-cell>
          <table:table-cell table:style-name="ce5" office:value-type="string" calcext:value-type="string">
            <text:p>Graduate Advising: academic@cs.illinois.edu</text:p>
          </table:table-cell>
          <table:table-cell table:style-name="ce5" table:number-columns-repeated="2"/>
          <table:table-cell table:style-name="ce8" office:value-type="string" calcext:value-type="string">
            <text:p>3 semester course</text:p>
            <text:p/>
            <text:p>Subjects include:</text:p>
            <text:p/>
            <text:p>Architecture, computer and parallel computing</text:p>
            <text:p>AI</text:p>
            <text:p>DB and info systems</text:p>
            <text:p>Formal methods, programming languages and Software engineering</text:p>
            <text:p>Human comp interaction</text:p>
            <text:p>Security and privacy</text:p>
            <text:p>Systems and networking , IoT and IoT Software engineering</text:p>
            <text:p>Scientific computing</text:p>
            <text:p>THeoritical computer science</text:p>
          </table:table-cell>
          <table:table-cell table:style-name="ce5" office:value-type="string" calcext:value-type="string">
            <text:p>Applicants should hold a bachelor's degree in computer science, or if not, must have coursework (or commensurate experience) in object-oriented programming, data structures, algorithms, linear algebra and probability/statistics. The On-Campus MCS is designed to allow students to complete the degree in as little as one year with a maximum of three continuous semesters. </text:p>
            <text:p/>
            <text:p>Applicants who do not hold a bachelor’s degree in computer science must have sufficient background in computer programming, data structures and algorithms, computer architecture, and theory of computation. We highly recommend applicants complete courses in these areas at a local university near them prior to submitting their application.</text:p>
          </table:table-cell>
          <table:table-cell table:style-name="ce5" table:number-columns-repeated="21"/>
          <table:table-cell table:number-columns-repeated="995"/>
        </table:table-row>
        <table:table-row table:style-name="ro1">
          <table:table-cell table:style-name="ce1" office:value-type="string" calcext:value-type="string">
            <text:p>NCSU</text:p>
          </table:table-cell>
          <table:table-cell table:style-name="ce5" office:value-type="string" calcext:value-type="string">
            <text:p>North Carolina State University</text:p>
          </table:table-cell>
          <table:table-cell table:style-name="ce7" office:value-type="string" calcext:value-type="string">
            <text:p><text:a xlink:href="https://www.csc.ncsu.edu/academics/graduate/degrees/mcs.php" xlink:type="simple">Master of Computer Science</text:a></text:p>
          </table:table-cell>
          <table:table-cell table:style-name="ce7" office:value-type="string" calcext:value-type="string">
            <text:p><text:a xlink:href="https://www.csc.ncsu.edu/academics/graduate/contact.php" xlink:type="simple">Link</text:a></text:p>
          </table:table-cell>
          <table:table-cell table:style-name="ce5" table:number-columns-repeated="2"/>
          <table:table-cell table:style-name="ce10" office:value-type="string" calcext:value-type="string">
            <text:p><text:a xlink:href="https://www.csc.ncsu.edu/academics/graduate/degrees/se.php" xlink:type="simple">Looks like 3 semesters plus internship

They have a summer break where we can take up internships, or part time internships during the course of the program

Many of our Masters students take internships, either full-time (usually, during the summer) or part-time (during the academic year). International students who are required to be registered full-time during the academic year, must meet the following requirements to be eligible for an internship:

They must have completed two semesters of study and be in good academic standing with a GPA of 3.0 or higher.
Students with a GPA between 3.0-3.2 must receive approval from the DGP or their graduate advisor before accepting an internship offer.
Students must be registered in at most three graduate-level courses during a semester in which they plan to engage in a part-time internship (20 hours or less).

There is a particular track in software engineering which aligns with the kind of work that I do at labs - Link</text:a></text:p>
          </table:table-cell>
          <table:table-cell table:style-name="ce10" office:value-type="string" calcext:value-type="string">
            <text:p><text:a xlink:href="https://www.csc.ncsu.edu/academics/graduate/prerequisites.php" xlink:type="simple">Students with non-related bachelor’s degrees (from accredited institutions)The Graduate School may grant provisional admission to applicants with bachelor’s degrees from accredited institutions who lack undergraduate work considered essential for graduate study in a major field.The Graduate School grants full-graduate standing when the deficiencies responsible for the provisional status are corrected through additional coursework. The student must also maintain a satisfactory academic record (3.000 GPA) on all coursework taken in a graduate classification. The graduate program must also recommend that full graduate standing be granted to the student seeking admission.

Link

They are open to students from other domains but want them to have knowledge on the following subjects
Mathematics: calculus (2 or 3 semesters), probability and statistics (typically at a junior or senior level), and discrete math. A course in linear algebra can also be helpful.
Programming and algorithmic thinking: 2 semesters of objected-oriented programming (Java, C++, or the like), and a course in data structures. A course in algorithm analysis / automata theory is worth considering.
Computer Systems: a course on operating systems and material on computer organization.

These are not hard and fast requirements, but the professors consider these parameters while giving admission.</text:a></text:p>
          </table:table-cell>
          <table:table-cell table:style-name="ce5" table:number-columns-repeated="3"/>
          <table:table-cell table:style-name="ce11" office:value-type="string" calcext:value-type="string">
            <text:p><text:a xlink:href="https://internationalservices.ncsu.edu/future-students/orientation-7/deferring-admission/" xlink:type="simple">Graduate Students

If you wish to request a deferral of your admission, please notify your graduate program as soon as possible. For your convenience here is a list of the current Directors of Graduate Programs (DGPs).

If your request for deferral is approved, you will receive an updated admission letter. Please note that admission may be deferred no more than one year beyond your original entry semester. More information can be found on your official admission letter. Link1 Link2 Link3 Link4</text:a></text:p>
          </table:table-cell>
          <table:table-cell table:style-name="ce5" table:number-columns-repeated="17"/>
          <table:table-cell table:number-columns-repeated="995"/>
        </table:table-row>
        <table:table-row table:style-name="ro1">
          <table:table-cell table:style-name="ce1" office:value-type="string" calcext:value-type="string">
            <text:p>UMass Amherst</text:p>
          </table:table-cell>
          <table:table-cell table:style-name="ce5" office:value-type="string" calcext:value-type="string">
            <text:p>University of Massachusetts Amherst</text:p>
          </table:table-cell>
          <table:table-cell table:style-name="ce7" office:value-type="string" calcext:value-type="string">
            <text:p><text:a xlink:href="https://www.cics.umass.edu/degree-program/masters" xlink:type="simple">M.S. In Computer Science</text:a></text:p>
          </table:table-cell>
          <table:table-cell table:style-name="ce5" office:value-type="string" calcext:value-type="string">
            <text:p>eparolski@cs.umass.edu</text:p>
          </table:table-cell>
          <table:table-cell table:style-name="ce5" table:number-columns-repeated="3"/>
          <table:table-cell table:style-name="ce11" office:value-type="string" calcext:value-type="string">
            <text:p><text:a xlink:href="https://www.cics.umass.edu/admissions/undergraduate-preparation" xlink:type="simple">All master's program students are expected to have a solid undergraduate background in computer science. If you are unsure of your background, you should consult master's advisor, Elizabeth Parolski, for course options. : eparolski@cs.umass.edu</text:a></text:p>
          </table:table-cell>
          <table:table-cell table:style-name="ce5" table:number-columns-repeated="21"/>
          <table:table-cell table:number-columns-repeated="995"/>
        </table:table-row>
        <table:table-row table:style-name="ro1">
          <table:table-cell table:style-name="ce1" office:value-type="string" calcext:value-type="string">
            <text:p>Rutgers</text:p>
          </table:table-cell>
          <table:table-cell table:style-name="ce5" office:value-type="string" calcext:value-type="string">
            <text:p>Rutgers</text:p>
          </table:table-cell>
          <table:table-cell table:style-name="ce7" office:value-type="string" calcext:value-type="string">
            <text:p><text:a xlink:href="https://www.cs.rutgers.edu/academics/graduate/m-s-program" xlink:type="simple">Master of Science in Computer Science</text:a></text:p>
          </table:table-cell>
          <table:table-cell table:style-name="ce5" office:value-type="string" calcext:value-type="string">
            <text:p>cs-ms-program@cs.rutgers.edu</text:p>
          </table:table-cell>
          <table:table-cell table:style-name="ce5" table:number-columns-repeated="3"/>
          <table:table-cell table:style-name="ce10" office:value-type="string" calcext:value-type="string">
            <text:p><text:a xlink:href="https://ms.cs.rutgers.edu/aboutpage#ProgramRequirement" xlink:type="simple">Link to prerequisites:

In addition to the general admission criteria of the Graduate School, the department requires that applicants to the M.S. program have completed an accredited undergraduate program in Computer Science, or at least taken the core prerequisite courses for the undergraduate degree as listed below:

A substantial background in mathematics, especially in calculus (as in 640:151-152), linear algebra (as in 640:250), finite mathematics (as in 198:205), probability/combinatorics (as in 198:206), and numerical analysis (as in 198:323). Such background should include at least two semesters of calculus and one semester in each of the other areas.

Working knowledge of high level languages (as in 198:111), data structures (as in 198:112), computer architecture and assembly language (as in 198:211), algorithm design and analysis (as in 198:344), and some elective courses in advanced undergraduate areas, such as programming languages and compilers (as in 198:314, 415), operating systems (as in 198:416), distributed systems (as in 198:417), information systems (as in 198:336), networks (as in 198:352), etc.
</text:a></text:p>
          </table:table-cell>
          <table:table-cell table:style-name="ce5" table:number-columns-repeated="21"/>
          <table:table-cell table:number-columns-repeated="995"/>
        </table:table-row>
        <table:table-row table:style-name="ro1">
          <table:table-cell table:style-name="ce1" office:value-type="string" calcext:value-type="string">
            <text:p>UWashington</text:p>
          </table:table-cell>
          <table:table-cell table:style-name="ce5" office:value-type="string" calcext:value-type="string">
            <text:p>University of Washington</text:p>
          </table:table-cell>
          <table:table-cell table:style-name="ce7" office:value-type="string" calcext:value-type="string">
            <text:p><text:a xlink:href="https://grad.uw.edu/admission/find-a-program/program-detail/#!?progid=702" xlink:type="simple">Computer Science and Software Engineering - School of STEM (Bothell) – MS</text:a></text:p>
          </table:table-cell>
          <table:table-cell table:style-name="ce5" table:number-columns-repeated="4"/>
          <table:table-cell table:style-name="ce11" office:value-type="string" calcext:value-type="string">
            <text:p><text:a xlink:href="https://www.uwb.edu/stem/graduate/gcsdd" xlink:type="simple">Admission to the M.S. in Computer Science &amp; Software Engineering program requires applicants to have:

Bachelor’s degree in computer science or other closely related field*
Including a high level of command and competency in object-oriented concepts and software engineering
English language proficiency
3.0 GPA or equivalent in the last two years of study
*Alternatively, applicants may meet this requirement with a bachelor's degree in another field AND completion of the Graduate Certificate in Software Design &amp; Development. - 9 month program



I have some software development experience. Do I need to take all the courses to earn the certificate?
Yes. In order to earn the Graduate Certificate in Software Design and Development, you need to complete ALL courses with a 2.7 or higher in each course and maintain a cumulative GPA of 3.0. This is particularly true if you desire to apply to the MSCSSE or MSCSE.


For those with in-depth work experience, computer programming I and II can be met through a program assessment test to determine OOP skill level for admission to the graduate certificate. Please contact stemgrad@uw.edu for further information.

</text:a></text:p>
          </table:table-cell>
          <table:table-cell table:style-name="ce5" table:number-columns-repeated="21"/>
          <table:table-cell table:number-columns-repeated="995"/>
        </table:table-row>
        <table:table-row table:style-name="ro1">
          <table:table-cell table:style-name="ce1" office:value-type="string" calcext:value-type="string">
            <text:p>Cornell</text:p>
          </table:table-cell>
          <table:table-cell table:style-name="ce7" office:value-type="string" calcext:value-type="string">
            <text:p><text:a xlink:href="https://gradschool.cornell.edu/cugradfos/" xlink:type="simple">Cornell university</text:a></text:p>
          </table:table-cell>
          <table:table-cell table:style-name="ce5" table:number-columns-repeated="2"/>
          <table:table-cell table:style-name="ce5" office:value-type="string" calcext:value-type="string">
            <text:p>Programs to check -&gt;</text:p>
          </table:table-cell>
          <table:table-cell table:style-name="ce11" office:value-type="string" calcext:value-type="string">
            <text:p><text:a xlink:href="https://tech.cornell.edu/programs/masters-programs/" xlink:type="simple">https://tech.cornell.edu/programs/masters-programs/


https://tech.cornell.edu/admissions/meng-application/


https://gradschool.cornell.edu/academics/fields-of-study/subject/computer-science/computer-science-meng-ithaca/


https://gradschool.cornell.edu/academics/fields-of-study/field/applied-information-systems/



</text:a></text:p>
          </table:table-cell>
          <table:table-cell table:style-name="ce5" table:number-columns-repeated="3"/>
          <table:table-cell/>
          <table:table-cell table:style-name="ce5" table:number-columns-repeated="19"/>
          <table:table-cell table:number-columns-repeated="995"/>
        </table:table-row>
        <table:table-row table:style-name="ro1">
          <table:table-cell table:style-name="ce1" office:value-type="string" calcext:value-type="string">
            <text:p>Rice</text:p>
          </table:table-cell>
          <table:table-cell table:style-name="ce5" office:value-type="string" calcext:value-type="string">
            <text:p>Rice University</text:p>
          </table:table-cell>
          <table:table-cell table:style-name="ce7" office:value-type="string" calcext:value-type="string">
            <text:p><text:a xlink:href="https://csweb.rice.edu/academics/graduate-programs/professional-masters-programs" xlink:type="simple">Master of Computer Science</text:a></text:p>
          </table:table-cell>
          <table:table-cell table:style-name="ce5" office:value-type="string" calcext:value-type="string">
            <text:p>Luay Nakhleh</text:p>
            <text:p>Department Chair</text:p>
            <text:p>nakhleh@rice.edu</text:p>
            <text:p/>
            <text:p>Alan L. Cox</text:p>
            <text:p>Undergraduate Committee Chair</text:p>
            <text:p>alc@rice.edu</text:p>
            <text:p/>
            <text:p>T. S. Eugene Ng</text:p>
            <text:p>Graduate Committee Chair</text:p>
            <text:p>eugeneng@rice.edu</text:p>
          </table:table-cell>
          <table:table-cell table:style-name="ce7" office:value-type="string" calcext:value-type="string">
            <text:p><text:a xlink:href="https://csweb.rice.edu/academics/undergraduate-programs/admission/faqs" xlink:type="simple">FAQ</text:a></text:p>
          </table:table-cell>
          <table:table-cell table:style-name="ce7" office:value-type="string" calcext:value-type="string">
            <text:p><text:a xlink:href="https://graduate.rice.edu/programs-study" xlink:type="simple">Other programs</text:a></text:p>
          </table:table-cell>
          <table:table-cell table:style-name="ce14" office:value-type="string" calcext:value-type="string">
            <text:p><text:a xlink:href="https://csweb.rice.edu/academics/undergraduate-programs/admission/faqs" xlink:type="simple">Contradicting statements: 
In the FAQ: The Computer Science Department only accepts applications for the MCS program for spring admissions.
In the application link: Fall 2021 admission MCS Program: January 30, 2021</text:a></text:p>
          </table:table-cell>
          <table:table-cell table:style-name="ce8" office:value-type="string" calcext:value-type="string">
            <text:p><text:span text:style-name="T3">Although most applicants for our graduate programs have backgrounds in computer science, the graduate admissions committee encourages highly motivated students with undergraduate degrees in related disciplines to apply for admission. </text:span><text:span text:style-name="T4">Preference is given to qualified applicants who have taken computer science courses and/or gained practical computer science knowledge through research projects or industrial experience.</text:span></text:p>
          </table:table-cell>
          <table:table-cell table:style-name="ce5" table:number-columns-repeated="21"/>
          <table:table-cell table:number-columns-repeated="995"/>
        </table:table-row>
        <table:table-row table:style-name="ro1">
          <table:table-cell table:style-name="ce1" office:value-type="string" calcext:value-type="string">
            <text:p>Stony Brook</text:p>
          </table:table-cell>
          <table:table-cell table:style-name="ce1" office:value-type="string" calcext:value-type="string">
            <text:p>Stony Brook University</text:p>
          </table:table-cell>
          <table:table-cell table:style-name="ce7" office:value-type="string" calcext:value-type="string">
            <text:p><text:a xlink:href="https://www.stonybrook.edu/commcms/graduate-admissions/programs/details.php?code=cse&amp;type=description&amp;level=graduate_bulletin_data#Admissions" xlink:type="simple">M.S. in Computer Science</text:a></text:p>
          </table:table-cell>
          <table:table-cell table:style-name="ce5" office:value-type="string" calcext:value-type="string">
            <text:p>Graduate Program Admissions Administrators for M.S. and Ph.D. Programs in Computer Science</text:p>
            <text:p>Lourdes Hartwell, New Computer Science Building 139, Email Contact Preferred: graduate@cs.stonybrook.edu</text:p>
            <text:p>Allison Katz, New Computer Science Building 203A, Email Contact Preferred: graduate@cs.stonybrook.edu</text:p>
          </table:table-cell>
          <table:table-cell table:style-name="ce5" table:number-columns-repeated="2"/>
          <table:table-cell table:style-name="ce8" office:value-type="string" calcext:value-type="string">
            <text:p>3 semesters program ( 3 sem * 4 months = 12 months = 1 year )</text:p>
            <text:p/>
            <text:p>The M.S. program in Computer Science is designed primarily to train students with professional goals in business, industry, or government, requiring a detailed knowledge of computer science concepts and applications. The program concentrates primarily on applied computer science, emphasizing software development, programming, computer systems, and applications. Each student is given the experience of working on a large-scale software or hardware development project involving analysis, design, evaluation, and implementation. Students in the M.S. program can obtain a Concentration in Data Science and Engineering while fulfilling the requirements for their M.S. degree.</text:p>
            <text:p/>
            <text:p>The primary areas of departmental research interests include, among others, theoretical computer science, algorithms, logic, concurrency, model checking, databases, languages, artificial intelligence, machine learning, computer vision, computer graphics, visualization, cyber-security, operating systems, networking, and computer architecture.</text:p>
            <text:p/>
            <text:p> M.S. with thesis, M.S. with advanced project, and the M.S. with special project.</text:p>
          </table:table-cell>
          <table:table-cell table:style-name="ce8" office:value-type="string" calcext:value-type="string">
            <text:p>As a measure of that background, the student must satisfy five of the following proficiency requirements:  </text:p>
            <text:p>The student must have at least undergraduate level proficiency in the core computer science areas. </text:p>
            <text:p>If the student does not have a degree in computer science, he/she must demonstrate this proficiency via junior/senior undergraduate level coursework or </text:p>
            <text:p>relevant job/project experience preferably in the following core computer science areas: discrete mathematics, theory of computing, algorithms, programming languages or compilers, computer organization/architecture and operating systems. If exposure is lacking in one or two of the above areas, similar level of exposure in the following areas may be acceptable instead: computer networks, artificial intelligence, databases, computer security or computer graphics. </text:p>
            <text:p/>
            <text:p/>
            <text:p>For MS, we prefer students with CS or related degrees.  Applicants with exceptional promise who lack CS preparation in one or more core areas may be admitted to the program, but will be required to take additional CS courses as specified in their offer letter. </text:p>
            <text:p/>
            <text:p>Students admitted without the minimal background in computer science can expect to do</text:p>
            <text:p>remedial classes and hence can take longer to graduate.</text:p>
            <text:p/>
            <text:p>Further information available in the handbook pg11</text:p>
          </table:table-cell>
          <table:table-cell table:style-name="ce5" table:number-columns-repeated="3"/>
          <table:table-cell table:style-name="ce11" office:value-type="string" calcext:value-type="string">
            <text:p><text:a xlink:href="https://www.cs.stonybrook.edu/faq-page" xlink:type="simple">Can I request a deferral of my admission?
Sometimes students who are admitted into our graduate program cannot attend due to a variety of reasons and request that their admission be deferred to the following semester. Decisions on deferral requests are done on a case-by-case basis. A student whose deferral request is declined can be reconsidered for admission, without a new application, for up to one year from the semester of their original application. Beyond the one year timeframe, students can can reapply for admission in a subsequent semester, indicating history of past admission.

Link</text:a></text:p>
          </table:table-cell>
          <table:table-cell table:style-name="ce5" table:number-columns-repeated="17"/>
          <table:table-cell table:number-columns-repeated="995"/>
        </table:table-row>
        <table:table-row table:style-name="ro1">
          <table:table-cell table:style-name="ce1" office:value-type="string" calcext:value-type="string">
            <text:p>UCR</text:p>
          </table:table-cell>
          <table:table-cell table:style-name="ce5" office:value-type="string" calcext:value-type="string">
            <text:p>University of California Riverside</text:p>
          </table:table-cell>
          <table:table-cell table:style-name="ce7" office:value-type="string" calcext:value-type="string">
            <text:p><text:a xlink:href="https://www1.cs.ucr.edu/graduate/programs/computer-science-masters" xlink:type="simple">Master's degree in Computer Science</text:a></text:p>
          </table:table-cell>
          <table:table-cell table:style-name="ce5" office:value-type="string" calcext:value-type="string">
            <text:p>Department of Computer Science and Engineering</text:p>
            <text:p/>
            <text:p>contact@cs.ucr.edu</text:p>
            <text:p/>
            <text:p>For CS admission inquiry, please email gradinfo@cs.ucr.edu</text:p>
          </table:table-cell>
          <table:table-cell table:style-name="ce7" office:value-type="string" calcext:value-type="string">
            <text:p><text:a xlink:href="https://www1.cs.ucr.edu/graduate/admissions/international" xlink:type="simple">Admission requirements</text:a></text:p>
          </table:table-cell>
          <table:table-cell table:style-name="ce7" office:value-type="string" calcext:value-type="string">
            <text:p><text:a xlink:href="https://registrar.ucr.edu/registrar/schedule-of-classes/catalog.html" xlink:type="simple">Online course catalogue</text:a></text:p>
          </table:table-cell>
          <table:table-cell table:style-name="ce5" office:value-type="string" calcext:value-type="string">
            <text:p>- 2 year program</text:p>
            <text:p/>
            <text:p>48 credits</text:p>
            <text:p/>
            <text:p>All students must complete a capstone experience that synthesizes and integrates the knowledge and skills obtained throughout the master’s program, by either passing a comprehensive exam, writing a thesis, or completing a project.</text:p>
            <text:p/>
            <text:p>Instruction and opportunity for research exist in a variety of areas, including algorithms, bioinformatics, high performance computing, graphics, architecture, compiler, embedded systems, programming languages, software engineering, cybersecurity, databases, data mining, artificial intelligence, systems and networks.</text:p>
            <text:p/>
            <text:p> </text:p>
            <text:p/>
            <text:p/>
          </table:table-cell>
          <table:table-cell table:style-name="ce8" office:value-type="string" calcext:value-type="string">
            <text:p><text:span text:style-name="T1">Therefore, applicants are expected to demonstrate competence in the content of the following courses or equivalent courses taken in another institution.</text:span></text:p>
            <text:p><text:span text:style-name="T1"/></text:p>
            <text:p><text:span text:style-name="T1">CS 141: Intermediate Data Structures and Algorithms</text:span></text:p>
            <text:p><text:span text:style-name="T1">CS 150: The Theory of Automata and Formal Languages</text:span></text:p>
            <text:p><text:span text:style-name="T1">CS 152: Compiler Design</text:span></text:p>
            <text:p><text:span text:style-name="T1">CS 153: Design of Operating Systems</text:span></text:p>
            <text:p><text:span text:style-name="T1">CS 161: Design and Architecture of Computer Systems</text:span></text:p>
            <text:p><text:span text:style-name="T1"/></text:p>
            <text:p><text:span text:style-name="T1">Although we welcome promising students from all disciplines, entering students must have a substantial background in both mathematics and computer science. We consider knowledge of the following subjects to be essential preparation for our graduate program: circuit design, algorithms and data structures, formal languages and automata theory, computer architecture, operating systems, programming languages, and compilers. Satisfying minimal standards does not guarantee admission since the number of qualified applicants far exceeds the number of places available. </text:span></text:p>
            <text:p><text:span text:style-name="T1"/></text:p>
            <text:p><text:span text:style-name="T2">A student who is deficient in any of these competency areas may be asked to complete the corresponding UCR course with a letter grade of at least B+. All such remedial work should be completed prior to applying to the program. In special cases, we may allow an applicant to be admitted without all of these prerequisite courses completed; in this case, the missing prerequisites must be completed within the first year of graduate study, and in all cases the deficiency must be corrected before a student can enroll in any graduate course from the same specialty area.</text:span></text:p>
          </table:table-cell>
          <table:table-cell table:style-name="ce5" table:number-columns-repeated="21"/>
          <table:table-cell table:number-columns-repeated="995"/>
        </table:table-row>
        <table:table-row table:style-name="ro1">
          <table:table-cell table:style-name="ce1" office:value-type="string" calcext:value-type="string">
            <text:p>TAMU</text:p>
          </table:table-cell>
          <table:table-cell table:style-name="ce5" office:value-type="string" calcext:value-type="string">
            <text:p>Texas A&amp;M Uniersity</text:p>
          </table:table-cell>
          <table:table-cell table:style-name="ce7" office:value-type="string" calcext:value-type="string">
            <text:p><text:a xlink:href="https://engineering.tamu.edu/cse/academics/degrees/graduate/mcs.html" xlink:type="simple">Master of Computer Science</text:a></text:p>
          </table:table-cell>
          <table:table-cell table:style-name="ce5" office:value-type="string" calcext:value-type="string">
            <text:p><text:s/>grad-admissions@cse.tamu.edu.</text:p>
          </table:table-cell>
          <table:table-cell table:style-name="ce5" table:number-columns-repeated="2"/>
          <table:table-cell table:style-name="ce5" office:value-type="string" calcext:value-type="string">
            <text:p>- min 30 credit hours</text:p>
            <text:p/>
            <text:p>~ 2 years</text:p>
            <text:p/>
            <text:p>The Master of Computer Science (MCS) should be thought of as a professional, terminal degree. This degree does not include a thesis, project or final examination. This is a STEM program.</text:p>
          </table:table-cell>
          <table:table-cell table:style-name="ce17" office:value-type="string" calcext:value-type="string">
            <text:p>Not able to glean any information regarding the pre-requisites</text:p>
          </table:table-cell>
          <table:table-cell table:style-name="ce5" table:number-columns-repeated="21"/>
          <table:table-cell table:number-columns-repeated="995"/>
        </table:table-row>
        <table:table-row table:style-name="ro1">
          <table:table-cell table:style-name="ce1" office:value-type="string" calcext:value-type="string">
            <text:p>OHIO</text:p>
          </table:table-cell>
          <table:table-cell table:style-name="ce5" office:value-type="string" calcext:value-type="string">
            <text:p>Ohio State university</text:p>
          </table:table-cell>
          <table:table-cell table:style-name="ce7" office:value-type="string" calcext:value-type="string">
            <text:p><text:a xlink:href="http://gpadmissions.osu.edu/programs/program.aspx?prog=0052" xlink:type="simple">Master of Science in Computer Science and Engineering </text:a></text:p>
          </table:table-cell>
          <table:table-cell table:style-name="ce5" office:value-type="string" calcext:value-type="string">
            <text:p>grad-adm@cse.ohio-state.edu</text:p>
          </table:table-cell>
          <table:table-cell table:style-name="ce7" office:value-type="string" calcext:value-type="string">
            <text:p><text:a xlink:href="https://cse.osu.edu/degrees/graduate/cse-graduate-admissions" xlink:type="simple">Link reg admissions</text:a></text:p>
          </table:table-cell>
          <table:table-cell table:style-name="ce5"/>
          <table:table-cell table:style-name="ce5" office:value-type="string" calcext:value-type="string">
            <text:p>Track II : Coursework, with a larger coursework requirement and a written master's comprehensive examination.</text:p>
            <text:p/>
          </table:table-cell>
          <table:table-cell table:style-name="ce8" office:value-type="string" calcext:value-type="string">
            <text:p>All applicants are assumed to hold at least an undergraduate degree in Computer Science, or to have completed the following prerequisite coursework.</text:p>
            <text:p/>
            <text:p>Mathematics, including Calculus and Discrete Mathematical Structures (at OSU, the calculus courses are Math 1151, 1172). Most of our incoming graduates will have considerably more mathematical background, including courses like Probability and Statistics, and Linear Algebra.</text:p>
            <text:p>Two introductory courses in Computer Programming (at OSU, the courses are CSE 2221, 2231; if you have already taken an introductory programming course at OSU or elsewhere, you should talk to the CSE 2221 and 2231 coordinators, or the CSE grad admissions committee chair, about having satisfied this requirement;</text:p>
            <text:p>Courses in Computing Foundations (data structures, algorithms, discrete structures) (at OSU, the courses are CSE 2321 and 2331)</text:p>
            <text:p>Course in Systems Programming (CSE 2421, 2431)</text:p>
            <text:p>Courses in Systems Architecture (CSE 3421)</text:p>
            <text:p>A course in Formal Language/Programming Language (CSE 3321/3341)</text:p>
          </table:table-cell>
          <table:table-cell table:style-name="ce5" table:number-columns-repeated="21"/>
          <table:table-cell table:number-columns-repeated="995"/>
        </table:table-row>
        <table:table-row table:style-name="ro1">
          <table:table-cell table:style-name="ce1" office:value-type="string" calcext:value-type="string">
            <text:p>UCD</text:p>
          </table:table-cell>
          <table:table-cell table:style-name="ce5" office:value-type="string" calcext:value-type="string">
            <text:p>University of California, Davis</text:p>
          </table:table-cell>
          <table:table-cell table:style-name="ce7" office:value-type="string" calcext:value-type="string">
            <text:p><text:a xlink:href="https://cs.ucdavis.edu/graduate/our-programs/ms-degree" xlink:type="simple">Master of Science in Computer Science</text:a></text:p>
          </table:table-cell>
          <table:table-cell table:style-name="ce5" table:number-columns-repeated="3"/>
          <table:table-cell table:style-name="ce10" office:value-type="string" calcext:value-type="string">
            <text:p><text:a xlink:href="https://cs.ucdavis.edu/graduate/our-programs/ms-degree" xlink:type="simple">
2 year program
Project track  with  a project deliverable

Time to Degree: 2 – 3 Years
♦   Complete undergraduate proficiency requirements
♦   Complete 7 graduate courses (includes core courses)
♦   Complete 8 Units of research (ECS 299)
♦   Additional coursework to total 36 units (this can include up to 4 units of upper division coursework)
♦   Successful completion of project

A master project is based on laboratory research carried out under the 299 course number, similar to a thesis. The biggest difference between the two is that, unlike the thesis, the faculty member determines what is to be done in a project. A project should demonstrate the student’s proficiency in research methods and scientific analysis, and a thorough knowledge of the state of the art in the student’s chosen area. It tends to be of more limited scope than a thesis, and usually takes less time to complete than a thesis.


This course seems to be interesting as there are a lot of projects that the professors are working on and it is listed in this website  while some projects require pythin and C, C++ experience, many projects do not have that and are also interesting to talk about.</text:a></text:p>
          </table:table-cell>
          <table:table-cell table:style-name="ce8" office:value-type="string" calcext:value-type="string">
            <text:p><text:span text:style-name="T1">applicants are expected to demonstrate proficiency at the undergraduate level in four fundamental areas of computer science, and mathematics. The specified UC Davis courses exemplify the material:</text:span></text:p>
            <text:p><text:span text:style-name="T1"/></text:p>
            <text:p><text:span text:style-name="T1">♦   Computer Architecture -- ECS 154A (Computer Architecture)</text:span></text:p>
            <text:p><text:span text:style-name="T1">♦   Operating Systems -- ECS 150 (Operating Systems and System Programming)</text:span></text:p>
            <text:p><text:span text:style-name="T1">♦   Programming Languages -- ECS 140A (Programming Languages)</text:span></text:p>
            <text:p><text:span text:style-name="T1">♦   Theoretical Foundations -- ECS 120 (Theory of Computation) or ECS 122A (Algorithm Design and Analysis)</text:span></text:p>
            <text:p><text:span text:style-name="T1">♦   Mathematical Foundations -- ECS 132 (Probability and Statistical Modeling for Computer Science) or MAT 135A (Probability) or STA 131A (Introduction to Probability Theory), and one additional upper-division mathematics course.</text:span></text:p>
            <text:p><text:span text:style-name="T1"/></text:p>
            <text:p><text:span text:style-name="T1">These are referred to as the undergraduate proficiency requirements. </text:span></text:p>
            <text:p><text:span text:style-name="T1"/></text:p>
            <text:p><text:span text:style-name="T2">Students may be admitted with one or more deficiencies in the undergraduate proficiency requirements. It is expected that the student will complete the undergraduate proficiency requirements by the end of their master degree. </text:span></text:p>
          </table:table-cell>
          <table:table-cell table:style-name="ce5" table:number-columns-repeated="21"/>
          <table:table-cell table:number-columns-repeated="995"/>
        </table:table-row>
        <table:table-row table:style-name="ro1">
          <table:table-cell table:style-name="ce2" office:value-type="string" calcext:value-type="string" table:number-columns-spanned="1" table:number-rows-spanned="3">
            <text:p>NJIT</text:p>
          </table:table-cell>
          <table:table-cell table:style-name="ce6" office:value-type="string" calcext:value-type="string" table:number-columns-spanned="1" table:number-rows-spanned="3">
            <text:p>New Jersey Institute of Technology</text:p>
          </table:table-cell>
          <table:table-cell table:style-name="ce7" office:value-type="string" calcext:value-type="string">
            <text:p><text:a xlink:href="https://catalog.njit.edu/graduate/computing-sciences/computer-science/ms/" xlink:type="simple">M.S. In Computer Science</text:a></text:p>
          </table:table-cell>
          <table:table-cell table:style-name="ce5" office:value-type="string" calcext:value-type="string">
            <text:p>ccs-advising@njit.edu</text:p>
          </table:table-cell>
          <table:table-cell table:style-name="ce5" table:number-columns-repeated="2"/>
          <table:table-cell table:style-name="ce8" office:value-type="string" calcext:value-type="string">
            <text:p><text:span text:style-name="T1">30 credit program - approx 2 years</text:span></text:p>
            <text:p><text:span text:style-name="T1"/></text:p>
            <text:p><text:span text:style-name="T1">Courses (30 credits)</text:span></text:p>
            <text:p><text:span text:style-name="T1">Courses (27 credits) + MS Project (3 credits)</text:span></text:p>
            <text:p><text:span text:style-name="T1"/></text:p>
            <text:p><text:span text:style-name="T1"/></text:p>
            <text:p><text:span text:style-name="T1">CS 700B. Master's Project. 3 credits, 3 contact hours.</text:span></text:p>
            <text:p><text:span text:style-name="T1"/></text:p>
            <text:p><text:span text:style-name="T5">Approval of the project advisor is required for registration.</text:span><text:span text:style-name="T6"> Experimental and/or theoretical investigation of a relevant topic in computer science. A written report must be submitted to the project advisor.</text:span><text:span text:style-name="T7"> The student cannot register in CS 700B more than once and the incomplete (I) grade is not allowed. Master’s students registering for the first time in Master’s Project must take simultaneously the INTD 799 (Responsible Contact of Research) course.</text:span></text:p>
            <text:p><text:span text:style-name="T1"/></text:p>
            <text:p><text:span text:style-name="T1">DEGREE REQUIREMENTS: 30 CREDITS</text:span></text:p>
            <text:p><text:span text:style-name="T1">4 Core</text:span></text:p>
            <text:p><text:span text:style-name="T1">CS 610 Data Structures &amp; Algorithms</text:span></text:p>
            <text:p><text:span text:style-name="T1">Select 3 courses from:</text:span></text:p>
            <text:p><text:span text:style-name="T1">CS 630 Operating Systems Design</text:span></text:p>
            <text:p><text:span text:style-name="T1">CS 631 Data Management Systems Design</text:span></text:p>
            <text:p><text:span text:style-name="T1">CS 650 Computer Architecture</text:span></text:p>
            <text:p><text:span text:style-name="T1">CS 656 Internet &amp; Higher-Layer Protocols</text:span></text:p>
            <text:p><text:span text:style-name="T1"/></text:p>
            <text:p><text:span text:style-name="T1">AREAS OF SPECIALIZATION</text:span></text:p>
            <text:p><text:span text:style-name="T1"> Computer Networking &amp; Security</text:span></text:p>
            <text:p><text:span text:style-name="T1"> Databases &amp; Data Mining</text:span></text:p>
            <text:p><text:span text:style-name="T1"> Image Processing &amp; Pattern Recognition</text:span></text:p>
            <text:p><text:span text:style-name="T1"> Computer Algorithms</text:span></text:p>
            <text:p><text:span text:style-name="T1"> Bioinformatics</text:span></text:p>
          </table:table-cell>
          <table:table-cell table:style-name="ce15" office:value-type="string" calcext:value-type="string" table:number-columns-spanned="1" table:number-rows-spanned="2">
            <text:p><text:span text:style-name="T8">Students with non-computing STEM background may be accepted and required to take the following bridge courses</text:span><text:span text:style-name="T9"> (CS 506 may count toward the credits required for the MS degree)</text:span></text:p>
            <text:p><text:span text:style-name="T1"/></text:p>
            <text:p><text:span text:style-name="T1">Applicants are expected to have:</text:span></text:p>
            <text:p><text:span text:style-name="T1"> An undergraduate degree in computer science or a</text:span></text:p>
            <text:p><text:span text:style-name="T1"> related field, with a minimum GPA of 3.0 on a 4.0 scale.</text:span></text:p>
            <text:p><text:span text:style-name="T1"> GRE scores (Verbal 143, Quantitative 151, Analytical 4.0)</text:span></text:p>
            <text:p><text:span text:style-name="T1"> for all foreign degree holders.</text:span></text:p>
            <text:p><text:span text:style-name="T1"> TOEFL scores (minimum of 79) for all visa holders.</text:span></text:p>
            <text:p><text:span text:style-name="T1">Applicants not satisfying these criteria will be considered for</text:span></text:p>
            <text:p><text:span text:style-name="T1">conditional admission on a case-by-case basis and may be</text:span></text:p>
            <text:p><text:span text:style-name="T1">required to complete a bridge program outlined in their</text:span></text:p>
            <text:p><text:span text:style-name="T1">acceptance letter.</text:span></text:p>
          </table:table-cell>
          <table:table-cell table:style-name="ce6" office:value-type="string" calcext:value-type="string" table:number-columns-spanned="1" table:number-rows-spanned="2">
            <text:p>Bridge courses list available in the course link given in the first column</text:p>
          </table:table-cell>
          <table:table-cell table:style-name="ce5" table:number-columns-repeated="20"/>
          <table:table-cell table:number-columns-repeated="995"/>
        </table:table-row>
        <table:table-row table:style-name="ro1">
          <table:covered-table-cell table:number-columns-repeated="2"/>
          <table:table-cell table:style-name="ce7" office:value-type="string" calcext:value-type="string">
            <text:p><text:a xlink:href="https://catalog.njit.edu/graduate/computing-sciences/computer-science/software-engineering-ms/" xlink:type="simple">M.S. in Software Engineering</text:a></text:p>
          </table:table-cell>
          <table:table-cell table:style-name="ce5" office:value-type="string" calcext:value-type="string">
            <text:p>ccs-advising@njit.edu</text:p>
          </table:table-cell>
          <table:table-cell table:style-name="ce5" table:number-columns-repeated="2"/>
          <table:table-cell table:style-name="ce8" office:value-type="string" calcext:value-type="string">
            <text:p><text:span text:style-name="T1">30 credit program - approx 2 years</text:span></text:p>
            <text:p><text:span text:style-name="T1"/></text:p>
            <text:p><text:span text:style-name="T1">Bridge Courses        </text:span></text:p>
            <text:p><text:span text:style-name="T1">CS 280        Programming Language Concepts        </text:span></text:p>
            <text:p><text:span text:style-name="T1">CS 332        Principles of Operating Systems        </text:span></text:p>
            <text:p><text:span text:style-name="T1">CS 505        Programming, Data Structures, and Algorithms        </text:span></text:p>
            <text:p><text:span text:style-name="T1">CS 506        Foundations of Computer Science        </text:span></text:p>
            <text:p><text:span text:style-name="T1"/></text:p>
            <text:p><text:span text:style-name="T1">Students can take other CS courses with advisor approval</text:span></text:p>
            <text:p><text:span text:style-name="T1"/></text:p>
            <text:p><text:span text:style-name="T1">YWCC 691. Graduate Capstone Project. 3 credits, 3 contact hours.</text:span></text:p>
            <text:p><text:span text:style-name="T1"/></text:p>
            <text:p><text:span text:style-name="T1">The MS in Software Engineering encompasses all the key</text:span></text:p>
            <text:p><text:span text:style-name="T1">aspects of large-scale software development specifying</text:span></text:p>
            <text:p><text:span text:style-name="T1">requirements, designing, building, testing, enhancing, and</text:span></text:p>
            <text:p><text:span text:style-name="T1">maintaining software systems and applications. Students also</text:span></text:p>
            <text:p><text:span text:style-name="T1">learn project management and get hands-on experience</text:span></text:p>
            <text:p><text:span text:style-name="T1">working on a team project.</text:span></text:p>
            <text:p><text:span text:style-name="T1"/></text:p>
            <text:p><text:span text:style-name="T3">Prerequisite: Students should have completed 18 credits in the program. </text:span><text:span text:style-name="T4">The course will focus on providing students experience with industry or faculty sponsored projects involving real situations to apply acquired knowledge including latest in software engineering and programming tools. Projects usually include a broad array of hard-core software engineering applications as well as projects in apps development, web development, game development, virtual reality, multimedia, web and network security and much more. The students will also read, discuss and critique papers, and other recent progress in large software development</text:span></text:p>
          </table:table-cell>
          <table:covered-table-cell table:number-columns-repeated="2"/>
          <table:table-cell table:style-name="ce5" table:number-columns-repeated="20"/>
          <table:table-cell table:number-columns-repeated="995"/>
        </table:table-row>
        <table:table-row table:style-name="ro1">
          <table:covered-table-cell table:number-columns-repeated="2"/>
          <table:table-cell table:style-name="ce7" office:value-type="string" calcext:value-type="string">
            <text:p><text:a xlink:href="https://informatics.njit.edu/ms-information-systems-msis" xlink:type="simple">MS in Information Systems</text:a></text:p>
          </table:table-cell>
          <table:table-cell table:style-name="ce5" office:value-type="string" calcext:value-type="string">
            <text:p>is@njit.edu</text:p>
          </table:table-cell>
          <table:table-cell table:style-name="ce5" table:number-columns-repeated="2"/>
          <table:table-cell table:style-name="ce8" office:value-type="string" calcext:value-type="string">
            <text:p><text:span text:style-name="T1">The MS IS is a STEM degree that prepares students to become business and systems analysts, data scientists, systems and application designers, and designers of user interfaces and user experience.  The curriculum core focuses on business mining and analytics, systems design that both extracts and utilizes this business data, and the techniques that assure the effectiveness of the user interface for such systems.  </text:span></text:p>
            <text:p><text:span text:style-name="T1"/></text:p>
            <text:p><text:span text:style-name="T1">There is also a professional managemet option </text:span></text:p>
            <text:p><text:span text:style-name="T1"/></text:p>
            <text:p><text:span text:style-name="T2">Objective</text:span></text:p>
            <text:p><text:span text:style-name="T1">The objective of the MS IS – Professional Management option is to create leaders with strong</text:span></text:p>
            <text:p><text:span text:style-name="T1">communication and management skills in addition to solid technical knowledge in data analytics,</text:span></text:p>
            <text:p><text:span text:style-name="T1">and the analysis, design, and implementation of information systems. This option is designed for</text:span></text:p>
            <text:p><text:span text:style-name="T1">working professionals or students who already have acquired some professional experience. It</text:span></text:p>
            <text:p><text:span text:style-name="T1">mandates a strong experiential component (a MS project or MS thesis or Cooperative Experience</text:span></text:p>
            <text:p><text:span text:style-name="T1">with industry participation and professorial guidance).</text:span></text:p>
            <text:p><text:span text:style-name="T1"/></text:p>
            <text:p><text:span text:style-name="T1"/></text:p>
            <text:p><text:span text:style-name="T2">Comparison with the Traditional MS IS Program</text:span></text:p>
            <text:p><text:span text:style-name="T1"/></text:p>
            <text:p><text:span text:style-name="T1">The MS IS – Professional Management Option (PMO) is a 36 credits degree program, while the</text:span></text:p>
            <text:p><text:span text:style-name="T1">traditional MS IS is a 30 credits program. While the MS IS offers a broad set of electives from</text:span></text:p>
            <text:p><text:span text:style-name="T1">across the curriculum, the PMO electives focus specifically on Management and on Professional</text:span></text:p>
            <text:p><text:span text:style-name="T1">and Technical Communications, and if the professional chooses a Masters Project or Co-op, he</text:span></text:p>
            <text:p><text:span text:style-name="T1">or she may optionally take 1-2 additional Information Systems electives. The traditional</text:span></text:p>
            <text:p><text:span text:style-name="T1">program does not offer these specific combinations of electives, or some particular electives at</text:span></text:p>
            <text:p><text:span text:style-name="T1">all. The PMO experiential component mandates an industry component, whereas the traditional</text:span></text:p>
            <text:p><text:span text:style-name="T1">MS IS program makes this component optional and does not require any industry participation in</text:span></text:p>
            <text:p><text:span text:style-name="T1">a project or thesis, and the Co-op typically is overseen by a college advisor instead of a</text:span></text:p>
            <text:p><text:span text:style-name="T1">professor.</text:span></text:p>
          </table:table-cell>
          <table:table-cell table:style-name="ce5" table:number-columns-repeated="22"/>
          <table:table-cell table:number-columns-repeated="995"/>
        </table:table-row>
        <table:table-row table:style-name="ro1">
          <table:table-cell table:style-name="ce1" office:value-type="string" calcext:value-type="string">
            <text:p>UIC</text:p>
          </table:table-cell>
          <table:table-cell table:style-name="ce5" office:value-type="string" calcext:value-type="string">
            <text:p>University of Illinois at Chicago</text:p>
          </table:table-cell>
          <table:table-cell table:style-name="ce7" office:value-type="string" calcext:value-type="string">
            <text:p><text:a xlink:href="https://catalog.uic.edu/gcat/colleges-schools/engineering/cs/ms/" xlink:type="simple">MS in Computer Science</text:a></text:p>
          </table:table-cell>
          <table:table-cell table:style-name="ce5" table:number-columns-repeated="3"/>
          <table:table-cell/>
          <table:table-cell table:style-name="ce18" office:value-type="string" calcext:value-type="string">
            <text:p>Baccalaureate Field Computer science or computer engineering. Outstanding candidates from other related fields with substantial course work in computer science will also be considered.</text:p>
            <text:p/>
            <text:p>Bachelor’s degree in computer science, computer engineering, or a closely related field. In addition, U.S. students who have very strong undergraduate records in other fields are occasionally admitted as non-degree students to take one or more semesters of undergraduate CS courses, and then to apply for the MS program. Please contact our student affairs  office at ask.csgrad@uic.edu for specific guidance.</text:p>
          </table:table-cell>
          <table:table-cell table:style-name="ce5" table:number-columns-repeated="21"/>
          <table:table-cell table:number-columns-repeated="995"/>
        </table:table-row>
        <table:table-row table:style-name="ro1">
          <table:table-cell table:style-name="ce1" office:value-type="string" calcext:value-type="string">
            <text:p>PURDUE</text:p>
          </table:table-cell>
          <table:table-cell table:style-name="ce5" office:value-type="string" calcext:value-type="string">
            <text:p>Purdue University</text:p>
          </table:table-cell>
          <table:table-cell table:style-name="ce7" office:value-type="string" calcext:value-type="string">
            <text:p><text:a xlink:href="https://www.cs.purdue.edu/graduate/curriculum/masters.html" xlink:type="simple">M.S. in Computer Science</text:a></text:p>
          </table:table-cell>
          <table:table-cell table:style-name="ce5" office:value-type="string" calcext:value-type="string">
            <text:p>grad-info@cs.purdue.edu</text:p>
          </table:table-cell>
          <table:table-cell table:style-name="ce5" table:number-columns-repeated="2"/>
          <table:table-cell table:style-name="ce5" office:value-type="string" calcext:value-type="string">
            <text:p>30 credit - 18 Month program</text:p>
          </table:table-cell>
          <table:table-cell table:style-name="ce10" office:value-type="string" calcext:value-type="string">
            <text:p><text:a xlink:href="https://www.cs.purdue.edu/graduate/admission/requirements.html" xlink:type="simple">Requirements for Non-CS Majors

We consider applicants from other fields, particularly mathematics, science, and engineering and are willing to accept them despite some deficiencies that they will have to make up.

Major deficiencies are best remedied before applying or attending:

object-oriented programming
systems programming
data structures and algorithms
Other good preparatory material includes computer architecture and operating system concepts, analysis of algorithms, probability, and linear algebra.
A more extensive background opens up more areas for PhD research.

Contact Us: grad-info@cs.purdue.edu</text:a></text:p>
          </table:table-cell>
          <table:table-cell table:style-name="ce5" table:number-columns-repeated="3"/>
          <table:table-cell table:style-name="ce11" office:value-type="string" calcext:value-type="string">
            <text:p><text:a xlink:href="https://www.purdue.edu/gradschool/admitted/accept.html" xlink:type="simple">Admission Deferral Requests
Current policy and COVID-19 Adjustments to that Policy 

Newly admitted international graduate students admitted for Fall 2021 may ask to defer their admission to Spring 2022, Summer 2022, or Fall 2022 for any reason.  To defer to a later semester requires that a new application to be submitted.  Admitted international graduate students who wish to defer their admission to a later semester must request that, in writing, to their departments. If approved by the department, the student’s request must be forwarded to the Office of Graduate Admissions so that the deferral may be processed and a new I-20 may be issued.  Admitted international graduate students who know that they need to defer their graduate study may submit that anytime through November 15 (earlier is encouraged) in order to start in Spring 2022.

Newly admitted domestic graduate students admitted for Fall 2021 have the ability (without asking for a deferral) to register for Fall 2021, Spring 2022, or Summer 2022.  Admitted domestic graduate students who wish to defer their admission to Fall 2022, must request a deferral, in writing, from their department. If approved, their department must forward the request to the Office of Graduate Admissions so that the deferral may be processed.

Link</text:a></text:p>
          </table:table-cell>
          <table:table-cell table:style-name="ce5" table:number-columns-repeated="17"/>
          <table:table-cell table:number-columns-repeated="995"/>
        </table:table-row>
        <table:table-row table:style-name="ro1">
          <table:table-cell table:style-name="ce2" office:value-type="string" calcext:value-type="string" table:number-columns-spanned="1" table:number-rows-spanned="2">
            <text:p>SJSU</text:p>
          </table:table-cell>
          <table:table-cell table:style-name="ce6" office:value-type="string" calcext:value-type="string" table:number-columns-spanned="1" table:number-rows-spanned="2">
            <text:p>San Jose State University</text:p>
          </table:table-cell>
          <table:table-cell table:style-name="ce7" office:value-type="string" calcext:value-type="string">
            <text:p><text:a xlink:href="https://www.sjsu.edu/cs/academic-programs/mscs/index.php" xlink:type="simple">Master of science in computer science </text:a></text:p>
          </table:table-cell>
          <table:table-cell table:style-name="ce5" office:value-type="string" calcext:value-type="string">
            <text:p/>
            <text:p>Program Contact Dr. Christopher Pollett; chris.pollett@sjsu.edu</text:p>
          </table:table-cell>
          <table:table-cell table:style-name="ce5" table:number-columns-repeated="2"/>
          <table:table-cell table:style-name="ce11" office:value-type="string" calcext:value-type="string">
            <text:p><text:a xlink:href="https://catalog.sjsu.edu/preview_program.php?catoid=2&amp;poid=568&amp;hl=%22computer+science%22&amp;returnto=search#requirements-for-advancement-to-graduate-candidacy" xlink:type="simple">33 credits : Time to complete the program - 2 years

The program is available to students with a bachelor's degree in computer science or a related discipline. In order to ensure small class sizes and individual supervision of projects, the size of the program is limited and applications are competitive.

Subjects are more theoritical and they focus on class based projects rather than industry interaction

Link</text:a></text:p>
          </table:table-cell>
          <table:table-cell table:style-name="ce11" office:value-type="string" calcext:value-type="string">
            <text:p><text:a xlink:href="https://catalog.sjsu.edu/content.php?catoid=2&amp;navoid=116#graduation-writing-assessment-requirement" xlink:type="simple">Applicants who meet the minimum requirements for admission to the Graduate Division but lack other prerequisite course knowledge can be admitted in conditionally classified status if there is sufficient space in the program to accommodate them. Conditionally classified students will be required to complete undergraduate coursework to attain Classified standing. The individual admission notification will explain the required terms and conditions for attaining Classified standing.

The University requires that all graduate students complete the Graduation Writing Assessment Requirement (GWAR) as a condition for advancement to candidacy. The Computer Science Department policy is that students should complete the GWAR requirement (usually by taking CS 200W) in their first year in the MS program and must complete it two semesters before graduation.

CS 200Q :  Graduate technical writing workshop to develop advanced communication skills that will meet the professional needs of computer scientists, along with research methodologies and proper documentation for the master’s thesis project.</text:a></text:p>
          </table:table-cell>
          <table:table-cell table:style-name="ce5" table:number-columns-repeated="3"/>
          <table:table-cell table:style-name="ce21" office:value-type="string" calcext:value-type="string" table:number-columns-spanned="1" table:number-rows-spanned="2">
            <text:p><text:a xlink:href="https://sjsu.edu/admissions/graduate/been-admitted/deferral-information.php" xlink:type="simple">The available terms for deferral are Spring 2022 and Fall 2022. For programs which enroll fall cohorts only, Fall 2022 will be the only option. The decision to allow deferral is at the discretion of the department. Computer Science and Bioinformatics students are allowed to defer their admission toward Spring 2022 only.

Link</text:a></text:p>
          </table:table-cell>
          <table:table-cell table:style-name="ce5" table:number-columns-repeated="17"/>
          <table:table-cell table:number-columns-repeated="995"/>
        </table:table-row>
        <table:table-row table:style-name="ro1">
          <table:covered-table-cell table:number-columns-repeated="2"/>
          <table:table-cell table:style-name="ce7" office:value-type="string" calcext:value-type="string">
            <text:p><text:a xlink:href="https://catalog.sjsu.edu/preview_program.php?catoid=12&amp;poid=3912&amp;returnto=4146" xlink:type="simple">Software Engineering MS</text:a></text:p>
          </table:table-cell>
          <table:table-cell table:style-name="ce5"/>
          <table:table-cell table:style-name="ce7" office:value-type="string" calcext:value-type="string">
            <text:p><text:a xlink:href="http://www.sjsu.edu/msse" xlink:type="simple">Program website</text:a></text:p>
          </table:table-cell>
          <table:table-cell table:style-name="ce5"/>
          <table:table-cell table:style-name="ce8" office:value-type="string" calcext:value-type="string">
            <text:p><text:span text:style-name="T1"/></text:p>
            <text:p><text:span text:style-name="T1">33 credit program</text:span></text:p>
            <text:p><text:span text:style-name="T1"/></text:p>
            <text:p><text:span text:style-name="T1">The program offers specializations in Enterprise Software Technologies, Cloud Computing and Virtualization, Software Systems Engineering, Data Science, Cybersecurity and Networking Software.</text:span></text:p>
            <text:p><text:span text:style-name="T1"/></text:p>
            <text:p><text:span text:style-name="T3">Class schedules are designed for the convenience of employed engineers who wish to pursue graduate work on a part-time basis</text:span><text:span text:style-name="T4">. - need to check if there is a full time track available as well</text:span></text:p>
            <text:p><text:span text:style-name="T2"/></text:p>
            <text:p><text:span text:style-name="T1">Students may further their degree by adding internships (CMPE 298I) to their plan of study.</text:span></text:p>
            <text:p><text:span text:style-name="T1"/></text:p>
            <text:p><text:span text:style-name="T1">Plan B (Project)</text:span></text:p>
            <text:p><text:span text:style-name="T1"/></text:p>
            <text:p><text:span text:style-name="T1">A master’s project is a research or development effort performed by a student individually on a topic chosen by mutual agreement between an advisor and the student. The choice of project topic is also approved by the Graduate Advisor. The individual student projects could be distinct components of a larger integrated project performed by a team of students. At the end of CMPE 295B, a project report is submitted for department review, and students present their project work in a department project exposition.</text:span></text:p>
          </table:table-cell>
          <table:table-cell table:style-name="ce5" office:value-type="string" calcext:value-type="string">
            <text:p>Applicants may be considered for admission with conditionally classified standing if they have a BS degree in any engineering or science discipline from an accredited institution. Students with conditionally classified standing will take a series of core programming courses based on their evaluation by the MSSE Graduate Advisor.</text:p>
            <text:p/>
            <text:p>The admission letter will explain required coursework, terms and conditions for removing deficiencies and attaining classified standing.</text:p>
          </table:table-cell>
          <table:table-cell table:style-name="ce5" table:number-columns-repeated="3"/>
          <table:covered-table-cell/>
          <table:table-cell table:style-name="ce5" table:number-columns-repeated="17"/>
          <table:table-cell table:number-columns-repeated="995"/>
        </table:table-row>
        <table:table-row table:style-name="ro1">
          <table:table-cell table:style-name="ce1" office:value-type="string" calcext:value-type="string">
            <text:p>MSU</text:p>
          </table:table-cell>
          <table:table-cell table:style-name="ce5" office:value-type="string" calcext:value-type="string">
            <text:p>Michigan State University</text:p>
          </table:table-cell>
          <table:table-cell table:style-name="ce7" office:value-type="string" calcext:value-type="string">
            <text:p><text:a xlink:href="https://www.cse.msu.edu/Students/Future_Grad" xlink:type="simple">MS in Computer Science and Engineering</text:a></text:p>
          </table:table-cell>
          <table:table-cell table:style-name="ce5" table:number-columns-repeated="3"/>
          <table:table-cell table:style-name="ce5" office:value-type="string" calcext:value-type="string">
            <text:p>Seems like a normal research oriented CS program</text:p>
            <text:p/>
            <text:p>30 credits, with min 1 credit in the last semester</text:p>
            <text:p/>
            <text:p>Min 9 creds per semester </text:p>
            <text:p/>
            <text:p>More focus on research collaboration with companies rather than co-op and internship based experiences</text:p>
            <text:p/>
            <text:p>The subjects which are covered are good, would be a good course to consider if you want a MS level knowledge in CS topics.</text:p>
          </table:table-cell>
          <table:table-cell table:style-name="ce10" office:value-type="string" calcext:value-type="string">
            <text:p><text:a xlink:href="https://www.cse.msu.edu/Students/Future_Grad/HowToApply.php" xlink:type="simple">Naturally, to be successful in a Computer Science graduate degree program, an appropriate background level must be achieved. The following requirements indicate what background is needed before your application to our graduate programs will be seriously considered.

Courses in mathematics including calculus. Some areas may also require linear (matrix) algebra as well as probability and statistics.
A course in discrete mathematics and discrete structures (CSE 260)
A course in computer organization and architecture (CSE 320)
Courses in data structures and algorithms, object-oriented programming and software design (CSE 331 and CSE 335).

Prior to applying to MSU, you must satisfy the above requirements. If you are missing background in one or more areas, you must take the relevant coursework (at MSU or elsewhere) prior to submitting an application.

Check this link ( at the end ) to know more about the pre req courses</text:a></text:p>
          </table:table-cell>
          <table:table-cell table:style-name="ce5" table:number-columns-repeated="21"/>
          <table:table-cell table:number-columns-repeated="995"/>
        </table:table-row>
        <table:table-row table:style-name="ro1" table:number-rows-repeated="963">
          <table:table-cell table:style-name="ce5" table:number-columns-repeated="29"/>
          <table:table-cell table:number-columns-repeated="995"/>
        </table:table-row>
        <table:table-row table:style-name="ro2" table:number-rows-repeated="1047568">
          <table:table-cell table:number-columns-repeated="1024"/>
        </table:table-row>
        <table:table-row table:style-name="ro2">
          <table:table-cell table:number-columns-repeated="1024"/>
        </table:table-row>
      </table:table>
      <table:table table:name="List based on scores required" table:style-name="ta2">
        <table:table-column table:style-name="co7" table:default-cell-style-name="Default"/>
        <table:table-column table:style-name="co1"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 table:number-columns-repeated="1008" table:default-cell-style-name="Default"/>
        <table:table-row table:style-name="ro1">
          <table:table-cell table:style-name="ce5" table:number-columns-repeated="13"/>
          <table:table-cell table:style-name="ce26"/>
          <table:table-cell table:style-name="ce5" table:number-columns-repeated="16"/>
          <table:table-cell table:number-columns-repeated="994"/>
        </table:table-row>
        <table:table-row table:style-name="ro1">
          <table:table-cell table:style-name="ce1" office:value-type="string" calcext:value-type="string">
            <text:p>ACRONYM</text:p>
          </table:table-cell>
          <table:table-cell table:style-name="ce1" office:value-type="string" calcext:value-type="string">
            <text:p>College</text:p>
          </table:table-cell>
          <table:table-cell table:style-name="ce1" office:value-type="string" calcext:value-type="string">
            <text:p>Course</text:p>
          </table:table-cell>
          <table:table-cell table:style-name="ce1" office:value-type="string" calcext:value-type="string">
            <text:p>Comments</text:p>
          </table:table-cell>
          <table:table-cell table:style-name="ce1" office:value-type="string" calcext:value-type="string">
            <text:p>GRE Req </text:p>
          </table:table-cell>
          <table:table-cell table:style-name="ce1" office:value-type="string" calcext:value-type="string">
            <text:p>Toefl req</text:p>
          </table:table-cell>
          <table:table-cell table:style-name="ce1" office:value-type="string" calcext:value-type="string">
            <text:p>IELTS req</text:p>
          </table:table-cell>
          <table:table-cell table:style-name="ce1" office:value-type="string" calcext:value-type="string">
            <text:p>SOP</text:p>
          </table:table-cell>
          <table:table-cell table:style-name="ce1" office:value-type="string" calcext:value-type="string">
            <text:p>Resume</text:p>
          </table:table-cell>
          <table:table-cell table:style-name="ce1" office:value-type="string" calcext:value-type="string">
            <text:p>LOR</text:p>
          </table:table-cell>
          <table:table-cell table:style-name="ce1" office:value-type="string" calcext:value-type="string">
            <text:p>Transcripts</text:p>
          </table:table-cell>
          <table:table-cell table:style-name="ce1" office:value-type="string" calcext:value-type="string">
            <text:p>Link reg scores</text:p>
          </table:table-cell>
          <table:table-cell table:style-name="ce1" office:value-type="string" calcext:value-type="string">
            <text:p>Admission </text:p>
            <text:p>requirements</text:p>
          </table:table-cell>
          <table:table-cell table:style-name="ce27" office:value-type="string" calcext:value-type="string">
            <text:p>Acceptance rate</text:p>
          </table:table-cell>
          <table:table-cell table:style-name="ce1" office:value-type="string" calcext:value-type="string">
            <text:p>FAQ</text:p>
          </table:table-cell>
          <table:table-cell table:style-name="ce1" office:value-type="string" calcext:value-type="string">
            <text:p>Other courses in this univ</text:p>
          </table:table-cell>
          <table:table-cell table:style-name="ce5" table:number-columns-repeated="14"/>
          <table:table-cell table:number-columns-repeated="994"/>
        </table:table-row>
        <table:table-row table:style-name="ro1">
          <table:table-cell table:style-name="ce2" office:value-type="string" calcext:value-type="string" table:number-columns-spanned="1" table:number-rows-spanned="2">
            <text:p>UCI</text:p>
          </table:table-cell>
          <table:table-cell table:style-name="ce6" office:value-type="string" calcext:value-type="string" table:number-columns-spanned="1" table:number-rows-spanned="2">
            <text:p>University of California, Irvine </text:p>
          </table:table-cell>
          <table:table-cell table:style-name="ce7" office:value-type="string" calcext:value-type="string">
            <text:p><text:a xlink:href="https://mcs.ics.uci.edu/about/the-program/" xlink:type="simple">Master of Computer Science</text:a></text:p>
          </table:table-cell>
          <table:table-cell table:style-name="ce5"/>
          <table:table-cell table:style-name="ce5" office:value-type="string" calcext:value-type="string">
            <text:p>Yes</text:p>
            <text:p>no min score</text:p>
            <text:p>Code: 4859</text:p>
          </table:table-cell>
          <table:table-cell table:style-name="ce5" office:value-type="string" calcext:value-type="string">
            <text:p>Yes - min 80</text:p>
          </table:table-cell>
          <table:table-cell table:style-name="ce5" office:value-type="string" calcext:value-type="string">
            <text:p>Min 7, with no less that 6 </text:p>
            <text:p>on induvidual modules</text:p>
            <text:p/>
            <text:p>With 8 and above on speaking </text:p>
            <text:p>can serve as TAs</text:p>
          </table:table-cell>
          <table:table-cell table:style-name="ce5" table:number-columns-repeated="2"/>
          <table:table-cell table:style-name="ce5" office:value-type="string" calcext:value-type="string">
            <text:p>Min 3</text:p>
          </table:table-cell>
          <table:table-cell table:style-name="ce12"/>
          <table:table-cell table:style-name="ce7" office:value-type="string" calcext:value-type="string">
            <text:p><text:a xlink:href="https://grad.uci.edu/admissions/applying-to-uci/english-proficiency.php" xlink:type="simple">Link</text:a></text:p>
          </table:table-cell>
          <table:table-cell table:style-name="ce7" office:value-type="string" calcext:value-type="string">
            <text:p><text:a xlink:href="https://mcs.ics.uci.edu/prospective-students/admissions-requirement/" xlink:type="simple">Link</text:a></text:p>
          </table:table-cell>
          <table:table-cell table:style-name="ce28" office:value-type="float" office:value="20" calcext:value-type="float">
            <text:p>20</text:p>
          </table:table-cell>
          <table:table-cell table:style-name="ce8"/>
          <table:table-cell table:style-name="ce7" office:value-type="string" calcext:value-type="string">
            <text:p><text:a xlink:href="https://grad.uci.edu/academics/degree-programs/index.php" xlink:type="simple">Link</text:a></text:p>
          </table:table-cell>
          <table:table-cell table:style-name="ce5" table:number-columns-repeated="14"/>
          <table:table-cell table:number-columns-repeated="994"/>
        </table:table-row>
        <table:table-row table:style-name="ro1">
          <table:covered-table-cell table:number-columns-repeated="2"/>
          <table:table-cell table:style-name="ce7" office:value-type="string" calcext:value-type="string">
            <text:p><text:a xlink:href="https://mswe.ics.uci.edu/" xlink:type="simple">Master of software engineering</text:a></text:p>
          </table:table-cell>
          <table:table-cell table:style-name="ce5"/>
          <table:table-cell table:style-name="ce5" office:value-type="string" calcext:value-type="string">
            <text:p>Optional</text:p>
            <text:p/>
          </table:table-cell>
          <table:table-cell table:style-name="ce5" office:value-type="string" calcext:value-type="string">
            <text:p>#Yes </text:p>
          </table:table-cell>
          <table:table-cell table:style-name="ce5" office:value-type="string" calcext:value-type="string">
            <text:p>#Yes</text:p>
          </table:table-cell>
          <table:table-cell table:style-name="ce5" table:number-columns-repeated="2"/>
          <table:table-cell table:style-name="ce5" office:value-type="string" calcext:value-type="string">
            <text:p>Min 3</text:p>
          </table:table-cell>
          <table:table-cell table:style-name="ce12"/>
          <table:table-cell table:style-name="ce22" office:value-type="string" calcext:value-type="string" table:number-columns-spanned="2" table:number-rows-spanned="1">
            <text:p><text:a xlink:href="https://mswe.ics.uci.edu/admissions/admissions-overview/" xlink:type="simple">Link</text:a></text:p>
          </table:table-cell>
          <table:covered-table-cell/>
          <table:table-cell table:style-name="ce29" office:value-type="float" office:value="20" calcext:value-type="float">
            <text:p>20</text:p>
          </table:table-cell>
          <table:table-cell table:style-name="ce8"/>
          <table:table-cell table:style-name="ce5" table:number-columns-repeated="15"/>
          <table:table-cell table:number-columns-repeated="994"/>
        </table:table-row>
        <table:table-row table:style-name="ro1">
          <table:table-cell table:style-name="ce3" office:value-type="string" calcext:value-type="string">
            <text:p>UCSC</text:p>
          </table:table-cell>
          <table:table-cell table:style-name="ce5" office:value-type="string" calcext:value-type="string">
            <text:p>University of California, Santa Cruz </text:p>
          </table:table-cell>
          <table:table-cell table:style-name="ce7" office:value-type="string" calcext:value-type="string">
            <text:p><text:a xlink:href="https://ucsc.smartcatalogiq.com/en/Current/General-Catalog/Academic-Units/Baskin-School-of-Engineering/Computer-Science-and-Engineering/Computer-Science-and-Engineering-MS" xlink:type="simple">Computer Science and Engineering M.S.</text:a></text:p>
          </table:table-cell>
          <table:table-cell table:style-name="ce5"/>
          <table:table-cell table:style-name="ce5" office:value-type="string" calcext:value-type="string">
            <text:p>Required</text:p>
            <text:p>Code: 4860</text:p>
          </table:table-cell>
          <table:table-cell table:style-name="ce5" office:value-type="string" calcext:value-type="string">
            <text:p>89 for CS</text:p>
            <text:p>100 for NLP</text:p>
            <text:p>83 for the rest</text:p>
            <text:p/>
            <text:p>Any international students who wish to be considered for Teaching Assistant opportunities must score a 26 or higher on the Spoken Word portion of the internet-based test.</text:p>
          </table:table-cell>
          <table:table-cell table:style-name="ce5" office:value-type="string" calcext:value-type="string">
            <text:p>Min 7 req</text:p>
            <text:p/>
            <text:p>min 8 on speaking for TA roles</text:p>
          </table:table-cell>
          <table:table-cell table:style-name="ce5" table:number-columns-repeated="2"/>
          <table:table-cell table:style-name="ce5" office:value-type="string" calcext:value-type="string">
            <text:p>Min 3</text:p>
          </table:table-cell>
          <table:table-cell table:style-name="ce5" office:value-type="string" calcext:value-type="string">
            <text:p>If you are admitted to UCSC, we will require that an official, sealed transcript be sent directly from your degree-granting institution prior to enrollment at UC Santa Cruz.</text:p>
            <text:p/>
            <text:p>Unofficial academic records are accepted for application purposes only. You will be required to send official, final academic records if you are offered and accept admission to UC Santa Cruz. </text:p>
            <text:p/>
            <text:p> </text:p>
            <text:p/>
            <text:p>An official transcript will be required of any admitted applicant, and must arrive direct to Graduate Admissions in</text:p>
          </table:table-cell>
          <table:table-cell table:style-name="ce7" office:value-type="string" calcext:value-type="string">
            <text:p><text:a xlink:href="https://www.gradadmissions.ucsc.edu/test-scores" xlink:type="simple">Link</text:a></text:p>
          </table:table-cell>
          <table:table-cell table:style-name="ce7" office:value-type="string" calcext:value-type="string">
            <text:p><text:a xlink:href="https://grad.soe.ucsc.edu/admissions" xlink:type="simple">Link</text:a></text:p>
          </table:table-cell>
          <table:table-cell table:style-name="ce28" office:value-type="float" office:value="32" calcext:value-type="float">
            <text:p>32</text:p>
          </table:table-cell>
          <table:table-cell table:style-name="ce5" table:number-columns-repeated="16"/>
          <table:table-cell table:number-columns-repeated="994"/>
        </table:table-row>
        <table:table-row table:style-name="ro1">
          <table:table-cell table:style-name="ce2" office:value-type="string" calcext:value-type="string" table:number-columns-spanned="1" table:number-rows-spanned="2">
            <text:p>UTD</text:p>
          </table:table-cell>
          <table:table-cell table:style-name="ce6" office:value-type="string" calcext:value-type="string" table:number-columns-spanned="1" table:number-rows-spanned="2">
            <text:p>University of Texas at Dallas</text:p>
          </table:table-cell>
          <table:table-cell table:style-name="ce7" office:value-type="string" calcext:value-type="string">
            <text:p><text:a xlink:href="https://www.utdallas.edu/fact-sheets/ecs/ms-computer-science/" xlink:type="simple">Master of Science in Computer Science</text:a></text:p>
          </table:table-cell>
          <table:table-cell table:style-name="ce5"/>
          <table:table-cell table:style-name="ce5" office:value-type="string" calcext:value-type="string">
            <text:p>308, 153, 155, and 4</text:p>
            <text:p/>
            <text:p>Code:  6897</text:p>
          </table:table-cell>
          <table:table-cell table:style-name="ce5" office:value-type="string" calcext:value-type="string">
            <text:p>Min 80</text:p>
            <text:p/>
            <text:p>Applicants with lower scores will be considered but are advised to improve their test scores and reapply.</text:p>
            <text:p/>
            <text:p>code: 6897</text:p>
          </table:table-cell>
          <table:table-cell table:style-name="ce5" office:value-type="string" calcext:value-type="string">
            <text:p>Submit IELTS and PTE scores electronically or by mail directly from the testing agency.</text:p>
            <text:p/>
            <text:p> An English Proficiency Interview conducted under the auspices of the office of the Dean of Graduate Education will be used to screen for students requiring remedial help in the form of English as a Second Language (ESL) course. International students must satisfy the proficiency requirement upon appointment or pass the ESL course within two semesters to be eligible for consideration of continued appointment as a TA. Regardless of test scores, students must meet the language requirements of their programs.</text:p>
          </table:table-cell>
          <table:table-cell table:style-name="ce5" table:number-columns-repeated="2"/>
          <table:table-cell table:style-name="ce5" office:value-type="string" calcext:value-type="string">
            <text:p>Min 3</text:p>
          </table:table-cell>
          <table:table-cell table:style-name="ce12"/>
          <table:table-cell table:style-name="ce7" office:value-type="string" calcext:value-type="string">
            <text:p><text:a xlink:href="https://graduate-admissions.utdallas.edu/steps-to-admission/apply-now/" xlink:type="simple">Link</text:a></text:p>
          </table:table-cell>
          <table:table-cell table:style-name="ce7" office:value-type="string" calcext:value-type="string">
            <text:p><text:a xlink:href="https://catalog.utdallas.edu/2020/graduate/admission" xlink:type="simple">Link2</text:a></text:p>
          </table:table-cell>
          <table:table-cell table:style-name="ce28" office:value-type="float" office:value="39" calcext:value-type="float">
            <text:p>39</text:p>
          </table:table-cell>
          <table:table-cell table:style-name="ce5" table:number-columns-repeated="16"/>
          <table:table-cell table:number-columns-repeated="994"/>
        </table:table-row>
        <table:table-row table:style-name="ro1">
          <table:covered-table-cell table:number-columns-repeated="2"/>
          <table:table-cell table:style-name="ce7" office:value-type="string" calcext:value-type="string">
            <text:p><text:a xlink:href="https://www.utdallas.edu/fact-sheets/ecs/ms-software-engineering/" xlink:type="simple">Master of science in software engineering</text:a></text:p>
          </table:table-cell>
          <table:table-cell table:style-name="ce5"/>
          <table:table-cell table:style-name="ce5" office:value-type="string" calcext:value-type="string">
            <text:p>308, 153, 155, and 4</text:p>
            <text:p/>
            <text:p>Code:  6897</text:p>
          </table:table-cell>
          <table:table-cell table:number-columns-repeated="2" table:style-name="ce5" office:value-type="string" calcext:value-type="string">
            <text:p>Same as above</text:p>
          </table:table-cell>
          <table:table-cell table:style-name="ce5" table:number-columns-repeated="2"/>
          <table:table-cell table:style-name="ce5" office:value-type="string" calcext:value-type="string">
            <text:p>Same as above</text:p>
          </table:table-cell>
          <table:table-cell table:style-name="ce12"/>
          <table:table-cell table:style-name="ce7" office:value-type="string" calcext:value-type="string">
            <text:p><text:a xlink:href="https://graduate-admissions.utdallas.edu/steps-to-admission/apply-now/" xlink:type="simple">Link</text:a></text:p>
          </table:table-cell>
          <table:table-cell table:style-name="ce7" office:value-type="string" calcext:value-type="string">
            <text:p><text:a xlink:href="https://catalog.utdallas.edu/2020/graduate/admission" xlink:type="simple">Link2</text:a></text:p>
          </table:table-cell>
          <table:table-cell table:style-name="ce28" office:value-type="float" office:value="39" calcext:value-type="float">
            <text:p>39</text:p>
          </table:table-cell>
          <table:table-cell table:style-name="ce5" table:number-columns-repeated="16"/>
          <table:table-cell table:number-columns-repeated="994"/>
        </table:table-row>
        <table:table-row table:style-name="ro1">
          <table:table-cell table:style-name="ce2" office:value-type="string" calcext:value-type="string" table:number-columns-spanned="1" table:number-rows-spanned="3">
            <text:p>NEU</text:p>
          </table:table-cell>
          <table:table-cell table:style-name="ce6" office:value-type="string" calcext:value-type="string" table:number-columns-spanned="1" table:number-rows-spanned="3">
            <text:p>Northeastern university</text:p>
          </table:table-cell>
          <table:table-cell table:style-name="ce7" office:value-type="string" calcext:value-type="string">
            <text:p><text:a xlink:href="https://www.northeastern.edu/graduate/program/master-of-science-in-computer-science-align-boston-5234/" xlink:type="simple">Computer science Align</text:a></text:p>
          </table:table-cell>
          <table:table-cell table:style-name="ce5"/>
          <table:table-cell table:style-name="ce5" office:value-type="string" calcext:value-type="string">
            <text:p>WILL YOU SUPERSCORE MY GRE?</text:p>
            <text:p>Yes. The GRE score report generally shows every test an applicant has ever taken, broken down by section. We will consider the highest score received in each section (Quant, Verbal, AW).</text:p>
          </table:table-cell>
          <table:table-cell table:style-name="ce5" office:value-type="string" calcext:value-type="string">
            <text:p>Test score minimums:</text:p>
            <text:p>English Proficiency Tests for international students</text:p>
            <text:p>TOEFL = 100, </text:p>
            <text:p>Note: We will not super-score the IELTS or TOEFL.</text:p>
          </table:table-cell>
          <table:table-cell table:style-name="ce5" office:value-type="string" calcext:value-type="string">
            <text:p>IELTS = 7.5, or Duolingo = 125</text:p>
          </table:table-cell>
          <table:table-cell table:style-name="ce5" table:number-columns-repeated="2"/>
          <table:table-cell table:style-name="ce11" office:value-type="string" calcext:value-type="string">
            <text:p><text:a xlink:href="https://www.khoury.northeastern.edu/apply/align-how-to-apply/" xlink:type="simple">For students who are applying from the workforce, we recommend two professional and one academic reference.

The align program does not require a SOP and instead has three essay questions that can be found here.</text:a></text:p>
          </table:table-cell>
          <table:table-cell table:style-name="ce12"/>
          <table:table-cell table:style-name="ce22" office:value-type="string" calcext:value-type="string" table:number-columns-spanned="2" table:number-rows-spanned="1">
            <text:p><text:a xlink:href="https://www.khoury.northeastern.edu/apply/align-how-to-apply/" xlink:type="simple">Link</text:a></text:p>
          </table:table-cell>
          <table:covered-table-cell/>
          <table:table-cell table:style-name="ce28" office:value-type="float" office:value="36" calcext:value-type="float">
            <text:p>36</text:p>
          </table:table-cell>
          <table:table-cell table:style-name="ce5"/>
          <table:table-cell table:style-name="ce7" office:value-type="string" calcext:value-type="string">
            <text:p><text:a xlink:href="https://www.northeastern.edu/graduate/programs/#/master/computing-it/-/full-time/-/-/boston" xlink:type="simple">Link</text:a></text:p>
          </table:table-cell>
          <table:table-cell table:style-name="ce5" table:number-columns-repeated="14"/>
          <table:table-cell table:number-columns-repeated="994"/>
        </table:table-row>
        <table:table-row table:style-name="ro1">
          <table:covered-table-cell table:number-columns-repeated="2"/>
          <table:table-cell table:style-name="ce7" office:value-type="string" calcext:value-type="string">
            <text:p><text:a xlink:href="https://www.northeastern.edu/graduate/program/master-of-science-in-information-systems-boston-5278/" xlink:type="simple">Master of Science in information systems</text:a></text:p>
          </table:table-cell>
          <table:table-cell table:style-name="ce5"/>
          <table:table-cell table:style-name="ce5" office:value-type="string" calcext:value-type="string">
            <text:p>Nope</text:p>
          </table:table-cell>
          <table:table-cell table:number-columns-repeated="2" table:style-name="ce5" office:value-type="string" calcext:value-type="string">
            <text:p>Yes</text:p>
          </table:table-cell>
          <table:table-cell table:style-name="ce7" office:value-type="string" calcext:value-type="string">
            <text:p><text:a xlink:href="https://www.northeastern.edu/graduate/blog/how-to-write-a-statement-of-purpose/" xlink:type="simple">Yes</text:a></text:p>
          </table:table-cell>
          <table:table-cell table:style-name="ce5" office:value-type="string" calcext:value-type="string">
            <text:p>Yes</text:p>
          </table:table-cell>
          <table:table-cell table:style-name="ce5" office:value-type="float" office:value="2" calcext:value-type="float">
            <text:p>2</text:p>
          </table:table-cell>
          <table:table-cell table:style-name="ce5" office:value-type="string" calcext:value-type="string">
            <text:p>yes</text:p>
          </table:table-cell>
          <table:table-cell table:style-name="ce5" table:number-columns-repeated="2"/>
          <table:table-cell table:style-name="ce26"/>
          <table:table-cell table:style-name="ce5" table:number-columns-repeated="16"/>
          <table:table-cell table:number-columns-repeated="994"/>
        </table:table-row>
        <table:table-row table:style-name="ro1">
          <table:covered-table-cell table:number-columns-repeated="2"/>
          <table:table-cell table:style-name="ce7" office:value-type="string" calcext:value-type="string">
            <text:p><text:a xlink:href="https://www.northeastern.edu/graduate/program/master-of-professional-studies-in-informatics-boston-225/" xlink:type="simple">Masters in Informatics</text:a></text:p>
          </table:table-cell>
          <table:table-cell table:style-name="ce5" table:number-columns-repeated="7"/>
          <table:table-cell table:style-name="ce12" table:number-columns-repeated="3"/>
          <table:table-cell table:style-name="ce29"/>
          <table:table-cell table:style-name="ce5"/>
          <table:table-cell table:style-name="ce12"/>
          <table:table-cell table:style-name="ce5" table:number-columns-repeated="14"/>
          <table:table-cell table:number-columns-repeated="994"/>
        </table:table-row>
        <table:table-row table:style-name="ro1">
          <table:table-cell table:style-name="ce1" office:value-type="string" calcext:value-type="string">
            <text:p>UCSD</text:p>
          </table:table-cell>
          <table:table-cell table:style-name="ce5" office:value-type="string" calcext:value-type="string">
            <text:p>University of California, San Diego</text:p>
          </table:table-cell>
          <table:table-cell table:style-name="ce7" office:value-type="string" calcext:value-type="string">
            <text:p><text:a xlink:href="https://cse.ucsd.edu/graduate/degree-programs/ms-program" xlink:type="simple">Computer science and Engineering M.S.</text:a></text:p>
          </table:table-cell>
          <table:table-cell table:style-name="ce5"/>
          <table:table-cell table:style-name="ce5" office:value-type="string" calcext:value-type="string">
            <text:p><text:span text:style-name="T1">No min score required</text:span></text:p>
            <text:p><text:span text:style-name="T1"/></text:p>
            <text:p><text:span text:style-name="T2">Code: 4836</text:span></text:p>
            <text:p><text:span text:style-name="T1"/></text:p>
            <text:p><text:span text:style-name="T1">Is the GRE required? Where can I get information about the GRE?</text:span></text:p>
            <text:p><text:span text:style-name="T5">We understand that many of our applicants may face difficulty scheduling GRE tests due to complications with COVID-19. Because of this, the </text:span><text:span text:style-name="T6">GRE will NOT be required for CSE PhD or Master's applications for Fall 2022 admission.</text:span><text:span text:style-name="T7"> Applicants may still submit valid scores if they have already taken the test. Applicants with valid test scores should request that ETS submit the scores directly to the UCSD institution code 4836; the department codes are not necessary.</text:span></text:p>
          </table:table-cell>
          <table:table-cell table:style-name="ce5" office:value-type="string" calcext:value-type="string">
            <text:p><text:span text:style-name="T2">Code : 4836</text:span></text:p>
            <text:p><text:span text:style-name="T2"/></text:p>
            <text:p><text:span text:style-name="T8">Required</text:span><text:span text:style-name="T9">, min score of 85</text:span></text:p>
            <text:p><text:span text:style-name="T1"/></text:p>
            <text:p><text:span text:style-name="T1">Applicants with marginal scores on the TOEFL exam may be required to pass an English proficiency test upon arrival at UCSD or enroll in an English course until the required proficiency is attained.</text:span></text:p>
          </table:table-cell>
          <table:table-cell table:style-name="ce5" office:value-type="string" calcext:value-type="string">
            <text:p><text:span text:style-name="T1">Min band score of 7</text:span></text:p>
            <text:p><text:span text:style-name="T1"/></text:p>
            <text:p><text:span text:style-name="T1"> Applicants with marginal scores on the IELTS exam may be required to pass an English proficiency test upon arrival at UCSD or enroll in an English course until the required proficiency is attained.</text:span></text:p>
            <text:p><text:span text:style-name="T1"/></text:p>
            <text:p><text:span text:style-name="T1">To submit official test scores to UC San Diego Graduate Division, applicants must contact the IELTS test center where they took the test to request their official test results to be sent to the address below. UC San Diego does not accept unofficial copies of IELTS Test Report Forms from students. An institution code is not required.</text:span></text:p>
            <text:p><text:span text:style-name="T1"/></text:p>
            <text:p><text:span text:style-name="T2">Info regarding IELTS was not mentioned in the CS department's page, so it is safe to check whether the CS department accepts IELTS before applying with this score </text:span></text:p>
          </table:table-cell>
          <table:table-cell table:style-name="ce5" table:number-columns-repeated="2"/>
          <table:table-cell table:style-name="ce5" office:value-type="string" calcext:value-type="string">
            <text:p>Min 3</text:p>
          </table:table-cell>
          <table:table-cell table:style-name="ce12"/>
          <table:table-cell table:style-name="ce7" office:value-type="string" calcext:value-type="string">
            <text:p><text:a xlink:href="https://grad.ucsd.edu/admissions/requirements/international-students/index.html" xlink:type="simple">Link</text:a></text:p>
          </table:table-cell>
          <table:table-cell table:style-name="ce7" office:value-type="string" calcext:value-type="string">
            <text:p><text:a xlink:href="https://grad.ucsd.edu/admissions/requirements/index.html" xlink:type="simple">Link</text:a></text:p>
          </table:table-cell>
          <table:table-cell table:style-name="ce29" office:value-type="float" office:value="22" calcext:value-type="float">
            <text:p>22</text:p>
          </table:table-cell>
          <table:table-cell table:style-name="ce5"/>
          <table:table-cell table:style-name="ce7" office:value-type="string" calcext:value-type="string">
            <text:p><text:a xlink:href="https://apply.grad.ucsd.edu/areas-of-study/jacobs-school-of-engineering#computer-science-cs75" xlink:type="simple">Link</text:a></text:p>
          </table:table-cell>
          <table:table-cell table:style-name="ce5" table:number-columns-repeated="14"/>
          <table:table-cell table:number-columns-repeated="994"/>
        </table:table-row>
        <table:table-row table:style-name="ro1">
          <table:table-cell table:style-name="ce2" office:value-type="string" calcext:value-type="string" table:number-columns-spanned="1" table:number-rows-spanned="4">
            <text:p>CMU</text:p>
          </table:table-cell>
          <table:table-cell table:style-name="ce22" office:value-type="string" calcext:value-type="string" table:number-columns-spanned="1" table:number-rows-spanned="4">
            <text:p><text:a xlink:href="https://www.cmu.edu/career/about-us/salaries-and-destinations/post-grad-dashboard-updated.html" xlink:type="simple">Carnegie Mellon University</text:a></text:p>
          </table:table-cell>
          <table:table-cell table:style-name="ce7" office:value-type="string" calcext:value-type="string">
            <text:p><text:a xlink:href="https://www.ece.cmu.edu/academics/ms-se/index.html" xlink:type="simple">M.S. in Software engineering</text:a></text:p>
          </table:table-cell>
          <table:table-cell table:style-name="ce5"/>
          <table:table-cell table:style-name="ce5" office:value-type="string" calcext:value-type="string">
            <text:p>Code: 2074</text:p>
          </table:table-cell>
          <table:table-cell table:style-name="ce5" office:value-type="string" calcext:value-type="string">
            <text:p>Min 84 with a min of 22,22,18 and 22 in R,L,S and W respectively.</text:p>
          </table:table-cell>
          <table:table-cell table:style-name="ce5" office:value-type="string" calcext:value-type="string">
            <text:p>Min 7 with a min 6.5 in R and L and a min 6 in S and W</text:p>
          </table:table-cell>
          <table:table-cell table:style-name="ce5" table:number-columns-repeated="2"/>
          <table:table-cell table:style-name="ce5" office:value-type="float" office:value="3" calcext:value-type="float">
            <text:p>3</text:p>
          </table:table-cell>
          <table:table-cell table:style-name="ce12"/>
          <table:table-cell table:style-name="ce7" office:value-type="string" calcext:value-type="string">
            <text:p><text:a xlink:href="https://www.ece.cmu.edu/admissions/graduate-faq.html" xlink:type="simple">Link</text:a></text:p>
          </table:table-cell>
          <table:table-cell table:style-name="ce7" office:value-type="string" calcext:value-type="string">
            <text:p><text:a xlink:href="https://www.ece.cmu.edu/admissions/graduate-application-guidelines.html" xlink:type="simple">Link</text:a></text:p>
          </table:table-cell>
          <table:table-cell table:style-name="ce30" office:value-type="string" calcext:value-type="string">
            <text:p>Not mentioned</text:p>
          </table:table-cell>
          <table:table-cell table:style-name="ce5" table:number-columns-repeated="16"/>
          <table:table-cell table:number-columns-repeated="994"/>
        </table:table-row>
        <table:table-row table:style-name="ro1">
          <table:covered-table-cell table:number-columns-repeated="2"/>
          <table:table-cell table:style-name="ce7" office:value-type="string" calcext:value-type="string">
            <text:p><text:a xlink:href="https://www.heinz.cmu.edu/programs/information-systems-management-master/" xlink:type="simple">Masters of Information Systems and Management</text:a></text:p>
          </table:table-cell>
          <table:table-cell table:style-name="ce8"/>
          <table:table-cell table:style-name="ce8" office:value-type="string" calcext:value-type="string">
            <text:p><text:span text:style-name="T3">Code: </text:span><text:span text:style-name="T4">2074</text:span></text:p>
            <text:p><text:span text:style-name="T2"/></text:p>
            <text:p><text:span text:style-name="T10">For the 2021 admission cycle, submission of GRE/GMAT test results will be optional but </text:span><text:span text:style-name="T11">recommended </text:span><text:span text:style-name="T12">as part of the holistic review and evaluation of applications to the MISM program. Although the GRE/GMAT will be optional,</text:span><text:span text:style-name="T11"> they are strongly recommended if your transcript does not contain significant coursework in Mathematics, Computer Science, or other heavily quantitative disciplines (in order for you to provide evidence of your quantitative abilities). We assess applicants holistically and take into consideration many factors, including computational background and skill. This skill can be demonstrated by the submission of GRE/ GMAT scores and/or by </text:span></text:p>
            <text:p><text:span text:style-name="T2">coursework in computer science, linear algebra, statistics, and/or related areas. </text:span></text:p>
          </table:table-cell>
          <table:table-cell table:style-name="ce23" office:value-type="string" calcext:value-type="string" table:number-columns-spanned="2" table:number-rows-spanned="1">
            <text:p><text:span text:style-name="T13">Link</text:span></text:p>
            <text:p><text:span text:style-name="T13"/></text:p>
            <text:p><text:span text:style-name="T14">Carnegie Mellon University and Heinz College will not issue an I-20 to any individual with scores below our published minimums.</text:span></text:p>
            <text:p><text:span text:style-name="T14"/></text:p>
            <text:p><text:span text:style-name="T14">Your scores must be submitted directly to Carnegie Mellon University - Heinz College by the British Council.  We verify all IELTS exam scores electronically. Please do not have paper test scores sent to us by mail. </text:span></text:p>
            <text:p><text:span text:style-name="T14"/></text:p>
            <text:p><text:span text:style-name="T15">IELTS</text:span></text:p>
            <text:p><text:span text:style-name="T14">The recommended IELTS score is 7 overall and 7 in each band.</text:span></text:p>
            <text:p><text:span text:style-name="T14"/></text:p>
            <text:p><text:span text:style-name="T14">The minimum IELTS scores required to apply for admission to any of Heinz College's graduate degree programs are:</text:span></text:p>
            <text:p><text:span text:style-name="T14">Overall Band: 6.5</text:span></text:p>
            <text:p><text:span text:style-name="T14">Listening: 6.5</text:span></text:p>
            <text:p><text:span text:style-name="T14">Reading: 6.5</text:span></text:p>
            <text:p><text:span text:style-name="T14">Writing: 6.5</text:span></text:p>
            <text:p><text:span text:style-name="T14">Speaking: 6.0</text:span></text:p>
            <text:p><text:span text:style-name="T14"/></text:p>
            <text:p><text:span text:style-name="T15">TOEFL  - code : 2176</text:span></text:p>
            <text:p><text:span text:style-name="T14">Your scores must be submitted directly to us by Educational Testing Service (ETS). We verify all TOEFL exam scores electronically. Please do not have paper test scores sent to us by mail.</text:span></text:p>
            <text:p><text:span text:style-name="T14"/></text:p>
            <text:p><text:span text:style-name="T14">The recommended TOEFL score is 25 on each section of the Internet-based test.</text:span></text:p>
            <text:p><text:span text:style-name="T14"/></text:p>
            <text:p><text:span text:style-name="T14">The minimum TOEFL scores required to apply for admission to any of Heinz College's graduate degree programs are:</text:span></text:p>
            <text:p><text:span text:style-name="T14"/></text:p>
            <text:p><text:span text:style-name="T14">Reading: 22</text:span></text:p>
            <text:p><text:span text:style-name="T14">Listening: 22</text:span></text:p>
            <text:p><text:span text:style-name="T14">Speaking: 18</text:span></text:p>
            <text:p><text:span text:style-name="T14">Writing: 22</text:span></text:p>
            <text:p><text:span text:style-name="T14"/></text:p>
            <text:p><text:span text:style-name="T14">Carnegie Mellon University and Heinz College will not issue an I-20 to any individual with scores below our published minimums.</text:span></text:p>
            <text:p><text:span text:style-name="T14"/></text:p>
            <text:p><text:span text:style-name="T14"/></text:p>
            <text:p><text:span text:style-name="T14"/></text:p>
          </table:table-cell>
          <table:covered-table-cell/>
          <table:table-cell table:style-name="ce12" table:number-columns-repeated="2"/>
          <table:table-cell table:style-name="ce7" office:value-type="string" calcext:value-type="string">
            <text:p><text:a xlink:href="https://www.heinz.cmu.edu/admissions/checklist/recommendations" xlink:type="simple">Min 2</text:a></text:p>
          </table:table-cell>
          <table:table-cell table:style-name="ce12"/>
          <table:table-cell table:style-name="ce7" office:value-type="string" calcext:value-type="string">
            <text:p><text:a xlink:href="https://www.heinz.cmu.edu/admissions/checklist/test-scores" xlink:type="simple">Link</text:a></text:p>
          </table:table-cell>
          <table:table-cell table:style-name="ce7" office:value-type="string" calcext:value-type="string">
            <text:p><text:a xlink:href="https://www.heinz.cmu.edu/admissions/information-systems-management/" xlink:type="simple">Link</text:a></text:p>
          </table:table-cell>
          <table:table-cell table:style-name="ce29" office:value-type="float" office:value="27" calcext:value-type="float">
            <text:p>27</text:p>
          </table:table-cell>
          <table:table-cell table:style-name="ce5" table:number-columns-repeated="16"/>
          <table:table-cell table:number-columns-repeated="994"/>
        </table:table-row>
        <table:table-row table:style-name="ro1">
          <table:covered-table-cell table:number-columns-repeated="2"/>
          <table:table-cell table:style-name="ce7" office:value-type="string" calcext:value-type="string">
            <text:p><text:a xlink:href="https://csd.cmu.edu/sites/default/files/mscs-handbook-2020-2021-v2.pdf" xlink:type="simple">M.S. in Computer Science</text:a></text:p>
          </table:table-cell>
          <table:table-cell table:style-name="ce5"/>
          <table:table-cell table:style-name="ce5" office:value-type="string" calcext:value-type="string">
            <text:p>Highly recommened, if not present explanation has to be given in the application form</text:p>
            <text:p/>
            <text:p>Institution code: 2074</text:p>
            <text:p>Department code: 0402</text:p>
          </table:table-cell>
          <table:table-cell table:style-name="ce5" office:value-type="string" calcext:value-type="string">
            <text:p>Min 100</text:p>
            <text:p/>
            <text:p>TOEFL Institution Code: 4256</text:p>
            <text:p>TOEFL Department Code: 78</text:p>
            <text:p/>
            <text:p>If you have not received a bachelor’s degree in the U.S., you will need to submit a TOEFL no older than two years. </text:p>
          </table:table-cell>
          <table:table-cell table:style-name="ce5" office:value-type="string" calcext:value-type="string">
            <text:p>Min band 7</text:p>
            <text:p/>
            <text:p>Carnegie Mellon University</text:p>
            <text:p>Attn: SCS Graduate Admissions Team</text:p>
            <text:p>Gates and Hillman Center, 6010</text:p>
            <text:p>5000 Forbes Avenue</text:p>
            <text:p>Pittsburgh, PA 15213   </text:p>
          </table:table-cell>
          <table:table-cell table:style-name="ce5" table:number-columns-repeated="2"/>
          <table:table-cell table:style-name="ce5" office:value-type="string" calcext:value-type="string">
            <text:p>Min 3</text:p>
          </table:table-cell>
          <table:table-cell table:style-name="ce5" table:number-columns-repeated="2"/>
          <table:table-cell table:style-name="ce7" office:value-type="string" calcext:value-type="string">
            <text:p><text:a xlink:href="https://www.cs.cmu.edu/academics/graduate-admissions" xlink:type="simple">https://www.cs.cmu.edu/academics/graduate-admissions</text:a></text:p>
          </table:table-cell>
          <table:table-cell table:style-name="ce29" office:value-type="float" office:value="27" calcext:value-type="float">
            <text:p>27</text:p>
          </table:table-cell>
          <table:table-cell table:style-name="ce5" table:number-columns-repeated="16"/>
          <table:table-cell table:number-columns-repeated="994"/>
        </table:table-row>
        <table:table-row table:style-name="ro1">
          <table:covered-table-cell table:number-columns-repeated="2"/>
          <table:table-cell table:style-name="ce7" office:value-type="string" calcext:value-type="string">
            <text:p><text:a xlink:href="https://mse.isri.cmu.edu/applicants/mse-as/index.html" xlink:type="simple">MSE for Professionals</text:a></text:p>
          </table:table-cell>
          <table:table-cell table:style-name="ce5"/>
          <table:table-cell table:style-name="ce5" office:value-type="string" calcext:value-type="string">
            <text:p><text:span text:style-name="T1">Verbal ~156 and Quant ~ 166</text:span></text:p>
            <text:p><text:span text:style-name="T1"/></text:p>
            <text:p><text:span text:style-name="T5">. The GRE is optional, but recommended as part of a holistic review and evaluation of applications by the MSE Programs Admission Committee. </text:span><text:span text:style-name="T6">Scores can be sent to the School of Computer Science (code 0402), Carnegie Mellon University (code 2074)</text:span><text:span text:style-name="T7">. CMU undergraduates with a QPA over 3.0 are not required to take the GRE.</text:span></text:p>
          </table:table-cell>
          <table:table-cell table:style-name="ce5" office:value-type="string" calcext:value-type="string">
            <text:p><text:span text:style-name="T1">Min 100 with 25+ in each part of the test</text:span></text:p>
            <text:p><text:span text:style-name="T1"/></text:p>
            <text:p><text:span text:style-name="T1">Avg 104 Toefl score</text:span></text:p>
            <text:p><text:span text:style-name="T1"/></text:p>
            <text:p><text:span text:style-name="T1">To ensure accepted students are able to fully participate in the programs, we recommend a TOEFL score of at least 100, and no less than 25 in each section. However, the listed TOEFL score minimums are recommendations, not firm cut-offs. Our reviewers will look at your application holistically; your TOEFL scores will factor in, but they are not the only deciding factor. </text:span></text:p>
            <text:p><text:span text:style-name="T1"/></text:p>
            <text:p><text:span text:style-name="T2">Official scores should be sent directly to the MSE (code 78), Carnegie Mellon University (code 4256).</text:span></text:p>
          </table:table-cell>
          <table:table-cell table:style-name="ce5" office:value-type="string" calcext:value-type="string">
            <text:p>Not mentioned</text:p>
          </table:table-cell>
          <table:table-cell table:style-name="ce5" table:number-columns-repeated="2"/>
          <table:table-cell table:style-name="ce5" office:value-type="string" calcext:value-type="string">
            <text:p>Min 3 , all from work</text:p>
          </table:table-cell>
          <table:table-cell table:style-name="ce12"/>
          <table:table-cell table:style-name="ce22" office:value-type="string" calcext:value-type="string" table:number-columns-spanned="2" table:number-rows-spanned="1">
            <text:p><text:a xlink:href="https://mse.isri.cmu.edu/applicants/mse-as/eligibility.html" xlink:type="simple">Link</text:a></text:p>
          </table:table-cell>
          <table:covered-table-cell/>
          <table:table-cell table:style-name="ce29" office:value-type="float" office:value="27" calcext:value-type="float">
            <text:p>27</text:p>
          </table:table-cell>
          <table:table-cell table:style-name="ce5" table:number-columns-repeated="16"/>
          <table:table-cell table:number-columns-repeated="994"/>
        </table:table-row>
        <table:table-row table:style-name="ro1">
          <table:table-cell table:style-name="ce2" office:value-type="string" calcext:value-type="string" table:number-columns-spanned="1" table:number-rows-spanned="2">
            <text:p>NWE</text:p>
          </table:table-cell>
          <table:table-cell table:style-name="ce6" office:value-type="string" calcext:value-type="string" table:number-columns-spanned="1" table:number-rows-spanned="2">
            <text:p>Northwestern University</text:p>
          </table:table-cell>
          <table:table-cell table:style-name="ce7" office:value-type="string" calcext:value-type="string">
            <text:p><text:a xlink:href="https://www.mccormick.northwestern.edu/computer-science/academics/graduate/masters/" xlink:type="simple">MS in Computer science</text:a></text:p>
          </table:table-cell>
          <table:table-cell table:style-name="ce5"/>
          <table:table-cell table:style-name="ce6" office:value-type="string" calcext:value-type="string" table:number-columns-spanned="2" table:number-rows-spanned="1">
            <text:p>GRE Quantitative 169, GRE Verbal 156, GRE Analytical Writing 3.5, GPA 3.73, and TOEFL 106.</text:p>
            <text:p/>
            <text:p> Code: 1565</text:p>
            <text:p> dept code: 01</text:p>
          </table:table-cell>
          <table:covered-table-cell/>
          <table:table-cell table:style-name="ce5" office:value-type="string" calcext:value-type="string">
            <text:p>7 +</text:p>
          </table:table-cell>
          <table:table-cell table:style-name="ce5" table:number-columns-repeated="2"/>
          <table:table-cell table:style-name="ce5" office:value-type="string" calcext:value-type="string">
            <text:p>3 recommended</text:p>
          </table:table-cell>
          <table:table-cell table:style-name="ce12"/>
          <table:table-cell table:style-name="ce7" office:value-type="string" calcext:value-type="string">
            <text:p><text:a xlink:href="https://www.mccormick.northwestern.edu/computer-science/academics/graduate/admissions/faq.html" xlink:type="simple">LInk</text:a></text:p>
          </table:table-cell>
          <table:table-cell table:style-name="ce7" office:value-type="string" calcext:value-type="string">
            <text:p><text:a xlink:href="https://www.mccormick.northwestern.edu/computer-science/academics/graduate/admissions/" xlink:type="simple">Link</text:a></text:p>
          </table:table-cell>
          <table:table-cell table:style-name="ce29" office:value-type="float" office:value="27" calcext:value-type="float">
            <text:p>27</text:p>
          </table:table-cell>
          <table:table-cell table:style-name="ce5" table:number-columns-repeated="16"/>
          <table:table-cell table:number-columns-repeated="994"/>
        </table:table-row>
        <table:table-row table:style-name="ro1">
          <table:covered-table-cell table:number-columns-repeated="2"/>
          <table:table-cell table:style-name="ce7" office:value-type="string" calcext:value-type="string">
            <text:p><text:a xlink:href="https://sps.northwestern.edu/masters/information-systems/index.php" xlink:type="simple">M.S. Information systems</text:a></text:p>
          </table:table-cell>
          <table:table-cell table:style-name="ce5"/>
          <table:table-cell table:style-name="ce5" office:value-type="string" calcext:value-type="string">
            <text:p><text:span text:style-name="T1">Not required by optional </text:span></text:p>
            <text:p><text:span text:style-name="T1"/></text:p>
            <text:p><text:span text:style-name="T2">Code: 6256</text:span></text:p>
          </table:table-cell>
          <table:table-cell table:style-name="ce5" office:value-type="string" calcext:value-type="string">
            <text:p><text:span text:style-name="T1">100 +</text:span></text:p>
            <text:p><text:span text:style-name="T1"/></text:p>
            <text:p><text:span text:style-name="T2">Code: 9019</text:span></text:p>
          </table:table-cell>
          <table:table-cell table:style-name="ce5" office:value-type="string" calcext:value-type="string">
            <text:p>7.0 + On the academic IELTS</text:p>
          </table:table-cell>
          <table:table-cell table:style-name="ce5" office:value-type="string" calcext:value-type="string">
            <text:p>300 - 550 word SOP</text:p>
          </table:table-cell>
          <table:table-cell table:style-name="ce5" office:value-type="string" calcext:value-type="string">
            <text:p>Required</text:p>
          </table:table-cell>
          <table:table-cell table:style-name="ce5" office:value-type="string" calcext:value-type="string">
            <text:p>2 required</text:p>
          </table:table-cell>
          <table:table-cell table:style-name="ce1" office:value-type="string" calcext:value-type="string">
            <text:p><text:s/>Official transcripts must arrive in our office in the original sealed envelope issued by the institution.</text:p>
          </table:table-cell>
          <table:table-cell table:style-name="ce22" office:value-type="string" calcext:value-type="string" table:number-columns-spanned="2" table:number-rows-spanned="1">
            <text:p><text:a xlink:href="https://sps.northwestern.edu/masters/admission.php" xlink:type="simple">Link</text:a></text:p>
          </table:table-cell>
          <table:covered-table-cell/>
          <table:table-cell table:style-name="ce5" office:value-type="float" office:value="23" calcext:value-type="float">
            <text:p>23</text:p>
          </table:table-cell>
          <table:table-cell table:style-name="ce7" office:value-type="string" calcext:value-type="string">
            <text:p><text:a xlink:href="https://sps.northwestern.edu/masters/frequently-asked-questions.php" xlink:type="simple">Link</text:a></text:p>
          </table:table-cell>
          <table:table-cell table:style-name="ce5" table:number-columns-repeated="15"/>
          <table:table-cell table:number-columns-repeated="994"/>
        </table:table-row>
        <table:table-row table:style-name="ro1">
          <table:table-cell table:style-name="ce4" office:value-type="string" calcext:value-type="string" table:number-columns-spanned="1" table:number-rows-spanned="4">
            <text:p>ASU</text:p>
          </table:table-cell>
          <table:table-cell table:style-name="ce6" office:value-type="string" calcext:value-type="string" table:number-columns-spanned="1" table:number-rows-spanned="4">
            <text:p>Arizona State University</text:p>
          </table:table-cell>
          <table:table-cell table:style-name="ce7" office:value-type="string" calcext:value-type="string">
            <text:p><text:a xlink:href="https://webapp4.asu.edu/programs/t5/majorinfo/ASU00/ESCOMSCMS/graduate/false" xlink:type="simple">Computer science , MS</text:a></text:p>
          </table:table-cell>
          <table:table-cell table:style-name="ce5"/>
          <table:table-cell table:style-name="ce21" office:value-type="string" calcext:value-type="string" table:number-columns-spanned="3" table:number-rows-spanned="4">
            <text:p><text:a xlink:href="https://admission.asu.edu/international/graduate/english-proficiency" xlink:type="simple">Toefl : Min 80, code 4007
IELTS Min 6.5
Duolingo Test also accepted</text:a></text:p>
          </table:table-cell>
          <table:covered-table-cell table:number-columns-repeated="2"/>
          <table:table-cell table:style-name="ce6" office:value-type="string" calcext:value-type="string" table:number-columns-spanned="1" table:number-rows-spanned="4">
            <text:p>Required</text:p>
          </table:table-cell>
          <table:table-cell table:style-name="ce6" office:value-type="string" calcext:value-type="string" table:number-columns-spanned="1" table:number-rows-spanned="4">
            <text:p>Not mentioned]</text:p>
          </table:table-cell>
          <table:table-cell table:style-name="ce6" office:value-type="string" calcext:value-type="string" table:number-columns-spanned="1" table:number-rows-spanned="4">
            <text:p>Min 3</text:p>
          </table:table-cell>
          <table:table-cell table:style-name="ce6" office:value-type="string" calcext:value-type="string" table:number-columns-spanned="1" table:number-rows-spanned="4">
            <text:p>Required</text:p>
          </table:table-cell>
          <table:table-cell table:style-name="ce21" office:value-type="string" calcext:value-type="string" table:number-columns-spanned="2" table:number-rows-spanned="4">
            <text:p><text:a xlink:href="https://admission.asu.edu/international/graduate-apply" xlink:type="simple">Link

Application fee $115</text:a></text:p>
          </table:table-cell>
          <table:covered-table-cell/>
          <table:table-cell table:style-name="ce29" office:value-type="float" office:value="48" calcext:value-type="float">
            <text:p>48</text:p>
          </table:table-cell>
          <table:table-cell table:style-name="ce22" office:value-type="string" calcext:value-type="string" table:number-columns-spanned="1" table:number-rows-spanned="4">
            <text:p><text:a xlink:href="https://admission.asu.edu/contact/faqs" xlink:type="simple">Link</text:a></text:p>
          </table:table-cell>
          <table:table-cell table:style-name="ce22" office:value-type="string" calcext:value-type="string" table:number-columns-spanned="1" table:number-rows-spanned="4">
            <text:p><text:a xlink:href="https://webapp4.asu.edu/programs/t5/graduate/false?init=false&amp;nopassive=true" xlink:type="simple">Link</text:a></text:p>
          </table:table-cell>
          <table:table-cell table:style-name="ce5" table:number-columns-repeated="14"/>
          <table:table-cell table:number-columns-repeated="994"/>
        </table:table-row>
        <table:table-row table:style-name="ro1">
          <table:covered-table-cell table:number-columns-repeated="2"/>
          <table:table-cell table:style-name="ce7" office:value-type="string" calcext:value-type="string">
            <text:p><text:a xlink:href="https://webapp4.asu.edu/programs/t5/majorinfo/ASU00/ESCOMSCMCS/graduate/false" xlink:type="simple">MSC Computer science</text:a></text:p>
          </table:table-cell>
          <table:table-cell table:style-name="ce5"/>
          <table:covered-table-cell table:number-columns-repeated="9"/>
          <table:table-cell table:style-name="ce13" office:value-type="float" office:value="48" calcext:value-type="float">
            <text:p>48</text:p>
          </table:table-cell>
          <table:covered-table-cell table:number-columns-repeated="2"/>
          <table:table-cell table:style-name="ce5" table:number-columns-repeated="14"/>
          <table:table-cell table:number-columns-repeated="994"/>
        </table:table-row>
        <table:table-row table:style-name="ro1">
          <table:covered-table-cell table:number-columns-repeated="2"/>
          <table:table-cell table:style-name="ce7" office:value-type="string" calcext:value-type="string">
            <text:p><text:a xlink:href="https://webapp4.asu.edu/programs/t5/majorinfo/ASU00/TSSERMS/graduate/false" xlink:type="simple">Software engineering MS</text:a></text:p>
          </table:table-cell>
          <table:table-cell table:style-name="ce5"/>
          <table:covered-table-cell table:number-columns-repeated="9"/>
          <table:table-cell table:style-name="ce29" office:value-type="float" office:value="48" calcext:value-type="float">
            <text:p>48</text:p>
          </table:table-cell>
          <table:covered-table-cell table:number-columns-repeated="2"/>
          <table:table-cell table:style-name="ce5" table:number-columns-repeated="14"/>
          <table:table-cell table:number-columns-repeated="994"/>
        </table:table-row>
        <table:table-row table:style-name="ro1">
          <table:covered-table-cell table:number-columns-repeated="2"/>
          <table:table-cell table:style-name="ce7" office:value-type="string" calcext:value-type="string">
            <text:p><text:a xlink:href="https://webapp4.asu.edu/programs/t5/majorinfo/ASU00/TSIFTMS/graduate/false" xlink:type="simple">Information technology M.S</text:a></text:p>
          </table:table-cell>
          <table:table-cell table:style-name="ce5"/>
          <table:covered-table-cell table:number-columns-repeated="9"/>
          <table:table-cell table:style-name="ce29" office:value-type="float" office:value="48" calcext:value-type="float">
            <text:p>48</text:p>
          </table:table-cell>
          <table:covered-table-cell table:number-columns-repeated="2"/>
          <table:table-cell table:style-name="ce5" table:number-columns-repeated="14"/>
          <table:table-cell table:number-columns-repeated="994"/>
        </table:table-row>
        <table:table-row table:style-name="ro1">
          <table:table-cell table:style-name="ce1" office:value-type="string" calcext:value-type="string">
            <text:p>GTech</text:p>
          </table:table-cell>
          <table:table-cell table:style-name="ce5" office:value-type="string" calcext:value-type="string">
            <text:p>Georgia Institute of Technology</text:p>
          </table:table-cell>
          <table:table-cell table:style-name="ce7" office:value-type="string" calcext:value-type="string">
            <text:p><text:a xlink:href="https://catalog.gatech.edu/programs/computer-science-ms/" xlink:type="simple">Master of Science in Computer Science</text:a></text:p>
          </table:table-cell>
          <table:table-cell table:style-name="ce5"/>
          <table:table-cell table:style-name="ce5" office:value-type="string" calcext:value-type="string">
            <text:p>Min 153 verbal, 155 quants 3 Writing</text:p>
            <text:p>Code: 5248</text:p>
          </table:table-cell>
          <table:table-cell table:style-name="ce5" office:value-type="string" calcext:value-type="string">
            <text:p>Min 90, Min 19 on individual sections</text:p>
            <text:p>Code 5248</text:p>
          </table:table-cell>
          <table:table-cell table:style-name="ce5" office:value-type="string" calcext:value-type="string">
            <text:p>Min 7.5, R6.5, L6.5, S6.5 W 5.5</text:p>
          </table:table-cell>
          <table:table-cell table:style-name="ce5" office:value-type="string" calcext:value-type="string">
            <text:p>17. What should I say in my application Statement of Purpose?                                                                                                                          </text:p>
            <text:p/>
            <text:p>The statement of purpose allows you to highlight areas of your background or interests that may not be clear in other areas of your application. Therefore, it is very important to write a clear and concise statement that expresses your interest in the program, and what you hope to gain from, or bring to, the program of study. You may address special features of the program that made it the right fit for you, or you may address specific topics that you are interested in studying. You may wish to address aspects of your personal, academic, and work-related experiences that would make effective contributions to the program or would showcase your knowledge and interest in your chosen area of study. This statement should be concise, outline a plan for graduate studies, and indicate why Georgia Tech is the right graduate program to meet this plan. It should include what you plan to accomplish with our MSCS degree, and what we should remember about you when considering your application.    </text:p>
          </table:table-cell>
          <table:table-cell table:style-name="ce5"/>
          <table:table-cell table:style-name="ce11" office:value-type="string" calcext:value-type="string">
            <text:p><text:a xlink:href="https://grad.gatech.edu/supporting-documents" xlink:type="simple">Min 3

Three letters of recommendation are required and it is recommended that at least one of your recommendations come from faculty (it is not required to provide computer science faculty recommender) who are familiar with your academic performance. 

At least one of the letters must be from a professor.

The letters of recommendation are submitted online. Information regarding the submission of the letters is given in the directions for submitting your online application.

Please visit these links for more information regarding recommendation letters:

https://grad.gatech.edu/faq/knowledgebase.php?category=10

https://grad.gatech.edu/supporting-documents

</text:a></text:p>
          </table:table-cell>
          <table:table-cell table:style-name="ce5"/>
          <table:table-cell table:style-name="ce22" office:value-type="string" calcext:value-type="string" table:number-columns-spanned="2" table:number-rows-spanned="1">
            <text:p><text:a xlink:href="https://www.cc.gatech.edu/academics/degree-programs/masters/computer-science/admissionreqs" xlink:type="simple">Link</text:a></text:p>
          </table:table-cell>
          <table:covered-table-cell/>
          <table:table-cell table:style-name="ce29" office:value-type="float" office:value="31" calcext:value-type="float">
            <text:p>31</text:p>
          </table:table-cell>
          <table:table-cell table:style-name="ce7" office:value-type="string" calcext:value-type="string">
            <text:p><text:a xlink:href="https://www.cc.gatech.edu/faq" xlink:type="simple">Link</text:a></text:p>
          </table:table-cell>
          <table:table-cell table:style-name="ce5" table:number-columns-repeated="15"/>
          <table:table-cell table:number-columns-repeated="994"/>
        </table:table-row>
        <table:table-row table:style-name="ro1">
          <table:table-cell table:style-name="ce1" office:value-type="string" calcext:value-type="string">
            <text:p>UCLA</text:p>
          </table:table-cell>
          <table:table-cell table:style-name="ce5" office:value-type="string" calcext:value-type="string">
            <text:p>University of California, Los Angeles</text:p>
          </table:table-cell>
          <table:table-cell table:style-name="ce7" office:value-type="string" calcext:value-type="string">
            <text:p><text:a xlink:href="https://grad.ucla.edu/programs/school-of-engineering-and-applied-science/computer-science/" xlink:type="simple">M.S in Computer Science</text:a></text:p>
          </table:table-cell>
          <table:table-cell table:style-name="ce13"/>
          <table:table-cell table:style-name="ce13" office:value-type="string" calcext:value-type="string">
            <text:p><text:span text:style-name="T2">Not req for 2021</text:span></text:p>
            <text:p><text:span text:style-name="T2"/></text:p>
            <text:p><text:span text:style-name="T1">UCLA’s GRE institution code is 4837. The GRE department code is 0402</text:span></text:p>
          </table:table-cell>
          <table:table-cell table:style-name="ce13" office:value-type="string" calcext:value-type="string">
            <text:p>Min 87 </text:p>
            <text:p>Writing:  25</text:p>
            <text:p>Speaking:  24</text:p>
            <text:p>Reading:  21</text:p>
            <text:p>Listening:  17</text:p>
            <text:p/>
            <text:p>Code: 4837</text:p>
            <text:p/>
            <text:p/>
          </table:table-cell>
          <table:table-cell table:style-name="ce13" office:value-type="string" calcext:value-type="string">
            <text:p>Min 7</text:p>
            <text:p/>
            <text:p>Programs available incase you do not meet requirements</text:p>
            <text:p/>
          </table:table-cell>
          <table:table-cell table:style-name="ce7" office:value-type="string" calcext:value-type="string">
            <text:p><text:a xlink:href="https://grad.ucla.edu/admissions/research-requirements/" xlink:type="simple">SOP(max 500 words ) + Personal statement ( max 500 words )</text:a></text:p>
          </table:table-cell>
          <table:table-cell table:style-name="ce13" office:value-type="string" calcext:value-type="string">
            <text:p>Required.</text:p>
          </table:table-cell>
          <table:table-cell table:style-name="ce13" office:value-type="string" calcext:value-type="string">
            <text:p>max 4 min 3</text:p>
            <text:p/>
            <text:p>Can be  submitted by max Dec 15th</text:p>
          </table:table-cell>
          <table:table-cell table:style-name="ce13" table:number-columns-repeated="2"/>
          <table:table-cell table:style-name="ce25" office:value-type="string" calcext:value-type="string">
            <text:p><text:a xlink:href="https://grad.ucla.edu/admissions/research-requirements/#Criteria" xlink:type="simple">Link

$ 140</text:a></text:p>
          </table:table-cell>
          <table:table-cell table:style-name="ce13" office:value-type="float" office:value="29" calcext:value-type="float">
            <text:p>29</text:p>
          </table:table-cell>
          <table:table-cell table:style-name="ce25" office:value-type="string" calcext:value-type="string">
            <text:p><text:a xlink:href="https://www.cs.ucla.edu/graduate-admission-frequently-asked-questions/" xlink:type="simple">Link</text:a></text:p>
          </table:table-cell>
          <table:table-cell table:style-name="ce13" table:number-columns-repeated="15"/>
          <table:table-cell table:number-columns-repeated="994"/>
        </table:table-row>
        <table:table-row table:style-name="ro1">
          <table:table-cell table:style-name="ce1" office:value-type="string" calcext:value-type="string">
            <text:p>USC</text:p>
          </table:table-cell>
          <table:table-cell table:style-name="ce5" office:value-type="string" calcext:value-type="string">
            <text:p>University of Southern California</text:p>
          </table:table-cell>
          <table:table-cell table:style-name="ce7" office:value-type="string" calcext:value-type="string">
            <text:p><text:a xlink:href="https://viterbigradadmission.usc.edu/programs/masters/msprograms/computer-science/ms-cs-scientists-engineers/" xlink:type="simple">M.S. In computer science - Scientists and engineers</text:a></text:p>
          </table:table-cell>
          <table:table-cell table:style-name="ce5"/>
          <table:table-cell table:style-name="ce5" office:value-type="string" calcext:value-type="string">
            <text:p><text:span text:style-name="T3">Required: </text:span><text:span text:style-name="T4">Code 4852</text:span></text:p>
            <text:p><text:span text:style-name="T2"/></text:p>
            <text:p><text:span text:style-name="T1">Scores can also be updated on the portal once the applicaton has been submitted</text:span></text:p>
          </table:table-cell>
          <table:table-cell table:style-name="ce5" office:value-type="string" calcext:value-type="string">
            <text:p>Min 90 ( min 20 on each section )</text:p>
          </table:table-cell>
          <table:table-cell table:style-name="ce5" office:value-type="string" calcext:value-type="string">
            <text:p>Mni 6.5 ( min 6 on each section ) </text:p>
          </table:table-cell>
          <table:table-cell table:style-name="ce5" office:value-type="string" calcext:value-type="string">
            <text:p>Personal statement </text:p>
            <text:p/>
            <text:p>No particular format for SOP</text:p>
          </table:table-cell>
          <table:table-cell table:style-name="ce5" office:value-type="string" calcext:value-type="string">
            <text:p>REquired</text:p>
            <text:p/>
            <text:p>No particular format for the resume</text:p>
          </table:table-cell>
          <table:table-cell table:style-name="ce5" office:value-type="string" calcext:value-type="string">
            <text:p>LORs can also be submitted after the application has been submitted untill the final deadline date</text:p>
          </table:table-cell>
          <table:table-cell table:style-name="ce5" office:value-type="string" calcext:value-type="string">
            <text:p>Upload Electronic Transcripts from all colleges and universities attended. A mailed hard copy or official e-transcript is not required for admission to our programs.</text:p>
          </table:table-cell>
          <table:table-cell table:style-name="ce22" office:value-type="string" calcext:value-type="string" table:number-columns-spanned="2" table:number-rows-spanned="1">
            <text:p><text:a xlink:href="https://viterbigradadmission.usc.edu/programs/masters/msprograms/computer-science/ms-cs-scientists-engineers/" xlink:type="simple">Link</text:a></text:p>
          </table:table-cell>
          <table:covered-table-cell/>
          <table:table-cell table:style-name="ce29" office:value-type="float" office:value="23" calcext:value-type="float">
            <text:p>23</text:p>
          </table:table-cell>
          <table:table-cell table:style-name="ce7" office:value-type="string" calcext:value-type="string">
            <text:p><text:a xlink:href="https://viterbigradadmission.usc.edu/programs/masters/faq" xlink:type="simple">Link</text:a></text:p>
          </table:table-cell>
          <table:table-cell table:style-name="ce7" office:value-type="string" calcext:value-type="string">
            <text:p><text:a xlink:href="https://gradadm.usc.edu/our-programs/viterbi-school-of-engineering/#/software" xlink:type="simple">Link</text:a></text:p>
          </table:table-cell>
          <table:table-cell table:style-name="ce5" table:number-columns-repeated="14"/>
          <table:table-cell table:number-columns-repeated="994"/>
        </table:table-row>
        <table:table-row table:style-name="ro1">
          <table:table-cell table:style-name="ce1" office:value-type="string" calcext:value-type="string">
            <text:p>UCSB</text:p>
          </table:table-cell>
          <table:table-cell table:style-name="ce5" office:value-type="string" calcext:value-type="string">
            <text:p>University of California, Santa Barbara</text:p>
          </table:table-cell>
          <table:table-cell table:style-name="ce7" office:value-type="string" calcext:value-type="string">
            <text:p><text:a xlink:href="https://my.sa.ucsb.edu/catalog/Current/CollegesDepartments/coe/compsci-engr.aspx?DeptTab=Graduate" xlink:type="simple">M.S. Computer science</text:a></text:p>
          </table:table-cell>
          <table:table-cell table:style-name="ce5"/>
          <table:table-cell table:style-name="ce5" office:value-type="string" calcext:value-type="string">
            <text:p><text:span text:style-name="T2">GRE Suspended for Fall 2022 Applicants</text:span></text:p>
            <text:p><text:span text:style-name="T1">Please do NOT submit GRE scores. By not requiring them for Fall 2022 admissions we are prohibted from reviewing them for all applicants.</text:span></text:p>
          </table:table-cell>
          <table:table-cell table:style-name="ce5" office:value-type="string" calcext:value-type="string">
            <text:p>min 100</text:p>
          </table:table-cell>
          <table:table-cell table:style-name="ce5" office:value-type="string" calcext:value-type="string">
            <text:p>Min 7</text:p>
          </table:table-cell>
          <table:table-cell table:style-name="ce5" office:value-type="string" calcext:value-type="string">
            <text:p>Req</text:p>
          </table:table-cell>
          <table:table-cell table:style-name="ce5" office:value-type="string" calcext:value-type="string">
            <text:p>REquired</text:p>
            <text:p/>
            <text:p>No particular format for the resume</text:p>
          </table:table-cell>
          <table:table-cell table:style-name="ce5" office:value-type="string" calcext:value-type="string">
            <text:p>Min 3</text:p>
            <text:p/>
            <text:p>Three letters of recommendation from professors or others familiar with the applicant’s academic work </text:p>
          </table:table-cell>
          <table:table-cell table:style-name="ce5"/>
          <table:table-cell table:style-name="ce22" office:value-type="string" calcext:value-type="string" table:number-columns-spanned="2" table:number-rows-spanned="1">
            <text:p><text:a xlink:href="https://my.sa.ucsb.edu/catalog/Current/GraduateEducation/RequirementsandProcedure.aspx" xlink:type="simple">Link</text:a></text:p>
          </table:table-cell>
          <table:covered-table-cell/>
          <table:table-cell table:style-name="ce29" office:value-type="float" office:value="14" calcext:value-type="float">
            <text:p>14</text:p>
          </table:table-cell>
          <table:table-cell table:style-name="ce5" table:number-columns-repeated="16"/>
          <table:table-cell table:number-columns-repeated="994"/>
        </table:table-row>
        <table:table-row table:style-name="ro1">
          <table:table-cell table:style-name="ce1" office:value-type="string" calcext:value-type="string">
            <text:p>UTA</text:p>
          </table:table-cell>
          <table:table-cell table:style-name="ce5" office:value-type="string" calcext:value-type="string">
            <text:p>University of Texas at Austin</text:p>
          </table:table-cell>
          <table:table-cell table:style-name="ce7" office:value-type="string" calcext:value-type="string">
            <text:p><text:a xlink:href="https://www.cs.utexas.edu/graduate-program/masters-program" xlink:type="simple">M.S.  Computer Science</text:a></text:p>
          </table:table-cell>
          <table:table-cell table:style-name="ce5" table:number-columns-repeated="10"/>
          <table:table-cell table:style-name="ce5" office:value-type="float" office:value="17" calcext:value-type="float">
            <text:p>17</text:p>
          </table:table-cell>
          <table:table-cell table:style-name="ce5" table:number-columns-repeated="16"/>
          <table:table-cell table:number-columns-repeated="994"/>
        </table:table-row>
        <table:table-row table:style-name="ro1">
          <table:table-cell table:style-name="ce1" office:value-type="string" calcext:value-type="string">
            <text:p>UIUC</text:p>
          </table:table-cell>
          <table:table-cell table:style-name="ce5" office:value-type="string" calcext:value-type="string">
            <text:p>University of Illinois, Urbana-champaign</text:p>
          </table:table-cell>
          <table:table-cell table:style-name="ce7" office:value-type="string" calcext:value-type="string">
            <text:p><text:a xlink:href="https://cs.illinois.edu/academics/graduate/professional-mcs" xlink:type="simple">Professional Masters in Computer Science</text:a></text:p>
          </table:table-cell>
          <table:table-cell table:style-name="ce5"/>
          <table:table-cell table:style-name="ce5" office:value-type="string" calcext:value-type="string">
            <text:p><text:span text:style-name="T1">The Department of Computer Science does not require GRE scores for any of its graduate programs</text:span></text:p>
            <text:p><text:span text:style-name="T1"/></text:p>
            <text:p><text:span text:style-name="T2">If you would like to submit scores, we recommend that you scan your official score report as a PDF file and attach it to your application. You do NOT need to submit official scores through ETS.</text:span></text:p>
          </table:table-cell>
          <table:table-cell table:style-name="ce5" office:value-type="string" calcext:value-type="string">
            <text:p>Required</text:p>
            <text:p/>
            <text:p>Code: 1836</text:p>
            <text:p/>
            <text:p>Department code 78</text:p>
          </table:table-cell>
          <table:table-cell table:style-name="ce5" office:value-type="string" calcext:value-type="string">
            <text:p>Ielts min non mentioned, but they accept</text:p>
          </table:table-cell>
          <table:table-cell table:style-name="ce5" office:value-type="string" calcext:value-type="string">
            <text:p>This statement should include your goals and background as it relates to the field of computer science. It is good to include any past work history, your interests, and reasons for pursuing a graduate degree in computer science.</text:p>
            <text:p>Your statement will be evaluated for your conciseness, reasons for pursuing a graduate degree, leadership skills, and eloquence.  Applicants to our M.S. or Ph.D. program will also be evaluated according to their scientific research interests.</text:p>
            <text:p>Generally the statement of purpose is between one to two pages.</text:p>
          </table:table-cell>
          <table:table-cell table:style-name="ce5" office:value-type="string" calcext:value-type="string">
            <text:p>Your CV/resume should address your education, job experience, research experience (M.S. or Ph.D. applicants), remarkable achievements, publications, organizations, awards, and leadership experiences.</text:p>
            <text:p>This information helps the admissions committee understand your background. In addition, it helps when identifying M.S. or Ph.D. applicants for RA and TA assistantships.</text:p>
          </table:table-cell>
          <table:table-cell table:style-name="ce5" office:value-type="string" calcext:value-type="string">
            <text:p>Applications for the MCS do not require letters of recommendation, but will be considered if included, especially if used to justify experience in lieu of required coursework, or other irregularities.</text:p>
          </table:table-cell>
          <table:table-cell table:style-name="ce5" office:value-type="string" calcext:value-type="string">
            <text:p>Unofficial transcripts</text:p>
          </table:table-cell>
          <table:table-cell table:style-name="ce22" office:value-type="string" calcext:value-type="string" table:number-columns-spanned="2" table:number-rows-spanned="1">
            <text:p><text:a xlink:href="https://cs.illinois.edu/admissions/graduate/applications-process-requirements" xlink:type="simple">Link</text:a></text:p>
          </table:table-cell>
          <table:covered-table-cell/>
          <table:table-cell table:style-name="ce26" office:value-type="percentage" office:value="0.26" calcext:value-type="percentage">
            <text:p>26.00%</text:p>
          </table:table-cell>
          <table:table-cell table:style-name="ce5" table:number-columns-repeated="16"/>
          <table:table-cell table:number-columns-repeated="994"/>
        </table:table-row>
        <table:table-row table:style-name="ro1">
          <table:table-cell table:style-name="ce1" office:value-type="string" calcext:value-type="string">
            <text:p>NCSU</text:p>
          </table:table-cell>
          <table:table-cell table:style-name="ce5" office:value-type="string" calcext:value-type="string">
            <text:p>North Carolina State University</text:p>
          </table:table-cell>
          <table:table-cell table:style-name="ce7" office:value-type="string" calcext:value-type="string">
            <text:p><text:a xlink:href="https://www.csc.ncsu.edu/academics/graduate/degrees/mcs.php" xlink:type="simple">Master of Computer Science</text:a></text:p>
          </table:table-cell>
          <table:table-cell table:style-name="ce5" table:number-columns-repeated="2"/>
          <table:table-cell table:style-name="ce5" office:value-type="string" calcext:value-type="string">
            <text:p>Min 80</text:p>
            <text:p/>
            <text:p>Listening 18 points</text:p>
            <text:p>Reading 18 points</text:p>
            <text:p>Writing 18 points</text:p>
            <text:p>Speaking 18 points – for admission, 23 points – for TA appointment where TA has direct verbal interactions with students, 26 points – for TA appointment where TA presents lectures in the class or laboratory</text:p>
          </table:table-cell>
          <table:table-cell table:style-name="ce5" office:value-type="string" calcext:value-type="string">
            <text:p>Min 6.5</text:p>
            <text:p/>
            <text:p>Listening 6.5</text:p>
            <text:p>Reading 6.5</text:p>
            <text:p>Writing 6.5</text:p>
            <text:p>Speaking 6.5 – for admission, 7.0 – for TA appointment</text:p>
          </table:table-cell>
          <table:table-cell table:style-name="ce8" office:value-type="string" calcext:value-type="string">
            <text:p>Personal Statement</text:p>
            <text:p/>
            <text:p>PERSONAL STATEMENT</text:p>
            <text:p>Applicants are requested to write a statement of purpose up to 500 words in length, addressing the following points:</text:p>
            <text:p/>
            <text:p> Highlights of your qualifications</text:p>
            <text:p> Reasons for seeking a graduate degree in Computer Science</text:p>
            <text:p> Reasons for applying to N.C. State</text:p>
            <text:p>Upload your statement of purpose in the "Personal Statement" section of the online application.</text:p>
          </table:table-cell>
          <table:table-cell table:style-name="ce8" office:value-type="string" calcext:value-type="string">
            <text:p>Req</text:p>
            <text:p/>
            <text:p> degrees earned (institution, major, date, GPA)</text:p>
            <text:p> employment</text:p>
            <text:p> honors/awards received</text:p>
            <text:p> research experience and publications</text:p>
            <text:p> significant projects</text:p>
            <text:p> service</text:p>
            <text:p/>
          </table:table-cell>
          <table:table-cell table:style-name="ce1" office:value-type="string" calcext:value-type="string">
            <text:p><text:span text:style-name="T3">Three recommendations are required. These should be prepared by persons qualified to evaluate the applicant's potential to succeed in graduate studies in Computer Science. </text:span><text:span text:style-name="T4">Letters from professors in Computer Science or a closely related discipline who have supervised the student in a class or research are the most relevant.</text:span></text:p>
            <text:p><text:span text:style-name="T1"/></text:p>
            <text:p><text:span text:style-name="T1">Recommendations are submitted electronically by references you designate as part of the online application. Because CSC only considers complete applications, applicants are advised to wait until all three recommendations are received before submitting the application.</text:span></text:p>
          </table:table-cell>
          <table:table-cell table:style-name="ce5" office:value-type="string" calcext:value-type="string">
            <text:p>Unofficial transcripts</text:p>
          </table:table-cell>
          <table:table-cell table:style-name="ce5"/>
          <table:table-cell table:style-name="ce7" office:value-type="string" calcext:value-type="string">
            <text:p><text:a xlink:href="https://www.csc.ncsu.edu/academics/graduate/procedure.php" xlink:type="simple">Link</text:a></text:p>
          </table:table-cell>
          <table:table-cell table:style-name="ce26" office:value-type="percentage" office:value="0.17" calcext:value-type="percentage">
            <text:p>17.00%</text:p>
          </table:table-cell>
          <table:table-cell table:style-name="ce5" table:number-columns-repeated="16"/>
          <table:table-cell table:number-columns-repeated="994"/>
        </table:table-row>
        <table:table-row table:style-name="ro1">
          <table:table-cell table:style-name="ce1" office:value-type="string" calcext:value-type="string">
            <text:p>UMass Amherst</text:p>
          </table:table-cell>
          <table:table-cell table:style-name="ce5" office:value-type="string" calcext:value-type="string">
            <text:p>University of Massachusetts Amherst</text:p>
          </table:table-cell>
          <table:table-cell table:style-name="ce7" office:value-type="string" calcext:value-type="string">
            <text:p><text:a xlink:href="https://www.cics.umass.edu/degree-program/masters" xlink:type="simple">M.S. In Computer Science</text:a></text:p>
          </table:table-cell>
          <table:table-cell table:style-name="ce5" table:number-columns-repeated="10"/>
          <table:table-cell table:style-name="ce26"/>
          <table:table-cell table:style-name="ce5" table:number-columns-repeated="16"/>
          <table:table-cell table:number-columns-repeated="994"/>
        </table:table-row>
        <table:table-row table:style-name="ro1">
          <table:table-cell table:style-name="ce1" office:value-type="string" calcext:value-type="string">
            <text:p>Rutgers</text:p>
          </table:table-cell>
          <table:table-cell table:style-name="ce5" office:value-type="string" calcext:value-type="string">
            <text:p>Rutgers</text:p>
          </table:table-cell>
          <table:table-cell table:style-name="ce7" office:value-type="string" calcext:value-type="string">
            <text:p><text:a xlink:href="https://www.cs.rutgers.edu/academics/graduate/m-s-program" xlink:type="simple">Master of Science in Computer Science</text:a></text:p>
          </table:table-cell>
          <table:table-cell table:style-name="ce5"/>
          <table:table-cell table:number-columns-repeated="2" table:style-name="ce5" office:value-type="string" calcext:value-type="string">
            <text:p>Code: 2790</text:p>
          </table:table-cell>
          <table:table-cell table:style-name="ce5" table:number-columns-repeated="6"/>
          <table:table-cell table:style-name="ce7" office:value-type="string" calcext:value-type="string">
            <text:p><text:a xlink:href="https://www.cs.rutgers.edu/academics/graduate/ms-program-concentrations/admission-requirements" xlink:type="simple">Link</text:a></text:p>
          </table:table-cell>
          <table:table-cell table:style-name="ce5" table:number-columns-repeated="17"/>
          <table:table-cell table:number-columns-repeated="994"/>
        </table:table-row>
        <table:table-row table:style-name="ro1">
          <table:table-cell table:style-name="ce1" office:value-type="string" calcext:value-type="string">
            <text:p>UWashington</text:p>
          </table:table-cell>
          <table:table-cell table:style-name="ce5" office:value-type="string" calcext:value-type="string">
            <text:p>University of Washington</text:p>
          </table:table-cell>
          <table:table-cell table:style-name="ce7" office:value-type="string" calcext:value-type="string">
            <text:p><text:a xlink:href="https://grad.uw.edu/admission/find-a-program/program-detail/#!?progid=702" xlink:type="simple">Computer Science and Software Engineering - School of STEM (Bothell) – MS</text:a></text:p>
          </table:table-cell>
          <table:table-cell table:style-name="ce5" table:number-columns-repeated="10"/>
          <table:table-cell table:style-name="ce26"/>
          <table:table-cell table:style-name="ce5" table:number-columns-repeated="16"/>
          <table:table-cell table:number-columns-repeated="994"/>
        </table:table-row>
        <table:table-row table:style-name="ro1">
          <table:table-cell table:style-name="ce1" office:value-type="string" calcext:value-type="string">
            <text:p>Cornell</text:p>
          </table:table-cell>
          <table:table-cell table:style-name="ce7" office:value-type="string" calcext:value-type="string">
            <text:p><text:a xlink:href="https://gradschool.cornell.edu/cugradfos/" xlink:type="simple">Cornell university</text:a></text:p>
          </table:table-cell>
          <table:table-cell table:style-name="ce5" table:number-columns-repeated="11"/>
          <table:table-cell table:style-name="ce26"/>
          <table:table-cell table:style-name="ce5" table:number-columns-repeated="16"/>
          <table:table-cell table:number-columns-repeated="994"/>
        </table:table-row>
        <table:table-row table:style-name="ro1">
          <table:table-cell table:style-name="ce1" office:value-type="string" calcext:value-type="string">
            <text:p>Rice</text:p>
          </table:table-cell>
          <table:table-cell table:style-name="ce5" office:value-type="string" calcext:value-type="string">
            <text:p>Rice University</text:p>
          </table:table-cell>
          <table:table-cell table:style-name="ce7" office:value-type="string" calcext:value-type="string">
            <text:p><text:a xlink:href="https://csweb.rice.edu/academics/graduate-programs/professional-masters-programs" xlink:type="simple">Master of Computer Science</text:a></text:p>
          </table:table-cell>
          <table:table-cell table:style-name="ce5"/>
          <table:table-cell table:style-name="ce5" office:value-type="string" calcext:value-type="string">
            <text:p>Optional : </text:p>
            <text:p/>
            <text:p>6609</text:p>
          </table:table-cell>
          <table:table-cell table:style-name="ce5" office:value-type="string" calcext:value-type="string">
            <text:p>Min 90</text:p>
            <text:p/>
            <text:p>Code: 6609</text:p>
          </table:table-cell>
          <table:table-cell table:style-name="ce5" office:value-type="string" calcext:value-type="string">
            <text:p>Min 7</text:p>
          </table:table-cell>
          <table:table-cell table:style-name="ce5" office:value-type="string" calcext:value-type="string">
            <text:p>Required</text:p>
          </table:table-cell>
          <table:table-cell table:style-name="ce5" office:value-type="string" calcext:value-type="string">
            <text:p>Requied</text:p>
          </table:table-cell>
          <table:table-cell table:style-name="ce5" office:value-type="string" calcext:value-type="string">
            <text:p>Min 3</text:p>
          </table:table-cell>
          <table:table-cell table:style-name="ce5" office:value-type="string" calcext:value-type="string">
            <text:p>Scanned copies of official ranscripts</text:p>
          </table:table-cell>
          <table:table-cell table:style-name="ce7" office:value-type="string" calcext:value-type="string">
            <text:p><text:a xlink:href="https://csweb.rice.edu/academics/graduate-programs/admission/graduate-program-application" xlink:type="simple">Link</text:a></text:p>
          </table:table-cell>
          <table:table-cell table:style-name="ce7" office:value-type="string" calcext:value-type="string">
            <text:p><text:a xlink:href="https://csweb.rice.edu/academics/graduate-programs/graduate-admission" xlink:type="simple">Link</text:a></text:p>
          </table:table-cell>
          <table:table-cell table:style-name="ce26" office:value-type="percentage" office:value="0.21" calcext:value-type="percentage">
            <text:p>21.00%</text:p>
          </table:table-cell>
          <table:table-cell table:style-name="ce7" office:value-type="string" calcext:value-type="string">
            <text:p><text:a xlink:href="https://csweb.rice.edu/academics/undergraduate-programs/admission/faqs" xlink:type="simple">FAQ</text:a></text:p>
          </table:table-cell>
          <table:table-cell table:style-name="ce5" table:number-columns-repeated="15"/>
          <table:table-cell table:number-columns-repeated="994"/>
        </table:table-row>
        <table:table-row table:style-name="ro1">
          <table:table-cell table:style-name="ce1" office:value-type="string" calcext:value-type="string">
            <text:p>Stony Brook</text:p>
          </table:table-cell>
          <table:table-cell table:style-name="ce1" office:value-type="string" calcext:value-type="string">
            <text:p>Stony Brook University</text:p>
          </table:table-cell>
          <table:table-cell table:style-name="ce7" office:value-type="string" calcext:value-type="string">
            <text:p><text:a xlink:href="https://www.stonybrook.edu/commcms/graduate-admissions/programs/details.php?code=cse&amp;type=description&amp;level=graduate_bulletin_data#Admissions" xlink:type="simple">M.S. in Computer Science</text:a></text:p>
          </table:table-cell>
          <table:table-cell table:style-name="ce5"/>
          <table:table-cell table:style-name="ce5" office:value-type="string" calcext:value-type="string">
            <text:p>Required</text:p>
            <text:p>(institution code: 2548)</text:p>
          </table:table-cell>
          <table:table-cell table:style-name="ce5" office:value-type="string" calcext:value-type="string">
            <text:p><text:s/>(institution code: 2548)</text:p>
          </table:table-cell>
          <table:table-cell table:style-name="ce5" office:value-type="string" calcext:value-type="string">
            <text:p>please provide a scan of your IELTS scorecard into your online application</text:p>
          </table:table-cell>
          <table:table-cell table:style-name="ce5" office:value-type="string" calcext:value-type="string">
            <text:p>describing your interests and motivation to pursue a graduate degree</text:p>
          </table:table-cell>
          <table:table-cell table:style-name="ce5" office:value-type="string" calcext:value-type="string">
            <text:p>describing your work experience, academic projects, and areas of expertise.</text:p>
          </table:table-cell>
          <table:table-cell table:style-name="ce5" office:value-type="string" calcext:value-type="string">
            <text:p>Three recommendation letters, from academia or industry. All recommendation letters should be submitted online.</text:p>
          </table:table-cell>
          <table:table-cell table:style-name="ce22" office:value-type="string" calcext:value-type="string" table:number-columns-spanned="2" table:number-rows-spanned="1">
            <text:p><text:a xlink:href="https://www.cs.stonybrook.edu/admissions/Graduate-Program" xlink:type="simple">Link</text:a></text:p>
          </table:table-cell>
          <table:covered-table-cell/>
          <table:table-cell table:style-name="ce7" office:value-type="string" calcext:value-type="string">
            <text:p><text:a xlink:href="https://www.stonybrook.edu/commcms/graduate-admissions/programs/details.php?code=cse&amp;type=description&amp;level=graduate_bulletin_data#Admissions" xlink:type="simple">Link</text:a></text:p>
          </table:table-cell>
          <table:table-cell table:style-name="ce26" office:value-type="percentage" office:value="0.32" calcext:value-type="percentage">
            <text:p>32.00%</text:p>
          </table:table-cell>
          <table:table-cell table:style-name="ce7" office:value-type="string" calcext:value-type="string">
            <text:p><text:a xlink:href="https://www.cs.stonybrook.edu/admissions/application-faqs" xlink:type="simple">Link</text:a></text:p>
          </table:table-cell>
          <table:table-cell table:style-name="ce5" table:number-columns-repeated="15"/>
          <table:table-cell table:number-columns-repeated="994"/>
        </table:table-row>
        <table:table-row table:style-name="ro1">
          <table:table-cell table:style-name="ce1" office:value-type="string" calcext:value-type="string">
            <text:p>UCR</text:p>
          </table:table-cell>
          <table:table-cell table:style-name="ce5" office:value-type="string" calcext:value-type="string">
            <text:p>University of California Riverside</text:p>
          </table:table-cell>
          <table:table-cell table:style-name="ce7" office:value-type="string" calcext:value-type="string">
            <text:p><text:a xlink:href="https://www1.cs.ucr.edu/graduate/programs/computer-science-masters" xlink:type="simple">Master's degree in Computer Science</text:a></text:p>
          </table:table-cell>
          <table:table-cell table:style-name="ce8" office:value-type="string" calcext:value-type="string">
            <text:p>Our department is seeking candidates who can contribute to their academic or professional fields through teaching, research, and/or professional practice. Admission offers are based on a number of factors, including the academic degrees and record, statement of purpose, personal history statement, letters of recommendation, test scores and relevant experience. The appropriateness of your goals to the degree program to which you are applying and their relationship to the research interests of its faculty are also considered. In general, a 3.2 GPA on a 4.0 scale in the last two years of upper division undergraduate work is desirable and applicants with a master’s degree are expected to have a GPA of 3.5 or above.</text:p>
          </table:table-cell>
          <table:table-cell table:style-name="ce7" office:value-type="string" calcext:value-type="string">
            <text:p><text:a xlink:href="https://www1.cs.ucr.edu/graduate/admissions/international" xlink:type="simple">Required, unless student was unable to take dur to COVID, need to send request email

GRE UCR code: 4839
GRE Department code: 0402 Computer Sciences

Min score req : 300

Please allow a minimum of 3-4 weeks for a test score to be reported to our campus.</text:a></text:p>
          </table:table-cell>
          <table:table-cell table:style-name="ce5" office:value-type="string" calcext:value-type="string">
            <text:p>Min 80</text:p>
            <text:p/>
            <text:p>UCR code: 4839</text:p>
            <text:p>Computer Sciences iBT code: 78</text:p>
            <text:p/>
            <text:p>Please allow a minimum of 3-4 weeks for a test score to be reported to our campus. </text:p>
          </table:table-cell>
          <table:table-cell table:style-name="ce5" office:value-type="string" calcext:value-type="string">
            <text:p>Min scire 7, and min 6 on all individual sections</text:p>
            <text:p/>
            <text:p>Graduate Admissions Office</text:p>
            <text:p>Graduate Division</text:p>
            <text:p>University Office Building</text:p>
            <text:p>University of California</text:p>
            <text:p>Riverside, CA 92521, USA</text:p>
          </table:table-cell>
          <table:table-cell table:number-columns-repeated="2" table:style-name="ce5" office:value-type="string" calcext:value-type="string">
            <text:p>Req</text:p>
          </table:table-cell>
          <table:table-cell table:style-name="ce5" office:value-type="string" calcext:value-type="string">
            <text:p><text:span text:style-name="T1">A minimum of three letters of recommendation are required for admission. At least two of these letters must be from professors in your major subject. If you have obtained a M.S. degree, one letter must be from your M.S. advisor. Recommender information are entered directly in the electronic application. All letters of recommendation must be received electronically so they are attached to the applicants file for review.</text:span></text:p>
            <text:p><text:span text:style-name="T1"/></text:p>
            <text:p><text:span text:style-name="T2">RECOMMENDER PERSONAL E-MAIL ACCOUNTS ARE NOT PERMITTED.</text:span></text:p>
          </table:table-cell>
          <table:table-cell table:style-name="ce22" office:value-type="string" calcext:value-type="string" table:number-columns-spanned="2" table:number-rows-spanned="1">
            <text:p><text:a xlink:href="https://www1.cs.ucr.edu/graduate/admissions/international" xlink:type="simple">Link</text:a></text:p>
          </table:table-cell>
          <table:covered-table-cell/>
          <table:table-cell table:style-name="ce5"/>
          <table:table-cell table:style-name="ce26" office:value-type="percentage" office:value="0.23" calcext:value-type="percentage">
            <text:p>23.00%</text:p>
          </table:table-cell>
          <table:table-cell table:style-name="ce5" table:number-columns-repeated="16"/>
          <table:table-cell table:number-columns-repeated="994"/>
        </table:table-row>
        <table:table-row table:style-name="ro1">
          <table:table-cell table:style-name="ce1" office:value-type="string" calcext:value-type="string">
            <text:p>TAMU</text:p>
          </table:table-cell>
          <table:table-cell table:style-name="ce5" office:value-type="string" calcext:value-type="string">
            <text:p>Texas A&amp;M Uniersity</text:p>
          </table:table-cell>
          <table:table-cell table:style-name="ce7" office:value-type="string" calcext:value-type="string">
            <text:p><text:a xlink:href="https://engineering.tamu.edu/cse/academics/degrees/graduate/mcs.html" xlink:type="simple">Master of Computer Science</text:a></text:p>
          </table:table-cell>
          <table:table-cell table:style-name="ce5" office:value-type="string" calcext:value-type="string">
            <text:p><text:s/>Specific questions not answered in these documents should be directed to grad-admissions@cse.tamu.edu.</text:p>
          </table:table-cell>
          <table:table-cell table:style-name="ce5" office:value-type="string" calcext:value-type="string">
            <text:p>Required</text:p>
            <text:p/>
            <text:p>code 4119 for GRE</text:p>
          </table:table-cell>
          <table:table-cell table:style-name="ce5" office:value-type="string" calcext:value-type="string">
            <text:p>TOEFL official test scores must be sent directly from the testing center to EngineeringCAS (use code B887) to be considered official.</text:p>
            <text:p/>
            <text:p>Min 100</text:p>
            <text:p/>
            <text:p> code B887 for TOEFL</text:p>
          </table:table-cell>
          <table:table-cell table:style-name="ce5" office:value-type="string" calcext:value-type="string">
            <text:p>Send to Texas A&amp;M University (College Station and Galveston).</text:p>
          </table:table-cell>
          <table:table-cell table:style-name="ce5" office:value-type="string" calcext:value-type="string">
            <text:p>Yes</text:p>
            <text:p/>
            <text:p>The admissions committee would like to see a one-page discussion of the following issues:</text:p>
            <text:p/>
            <text:p>Why do you want to pursue graduate studies in CSE?</text:p>
            <text:p>Why are you interested in Texas A&amp;M?</text:p>
            <text:p>For Ph.D. and MS thesis (Most important) What are your research interests and why do they interest you? What is your background for working in this area? Describe your research plans (if any) and what faculty members you think have closely-related research interests.</text:p>
            <text:p>MS (non-thesis) -- What are your career goals?</text:p>
            <text:p>You should not recall your earliest remembrances of exposure to a computer or some other life story about why you are interested in Computer Science or Computer Engineering. Talk about research interests. </text:p>
            <text:p/>
            <text:p/>
          </table:table-cell>
          <table:table-cell table:style-name="ce5"/>
          <table:table-cell table:style-name="ce5" office:value-type="string" calcext:value-type="string">
            <text:p>3</text:p>
            <text:p/>
            <text:p>When requesting recommendation/evaluation letters, please be sure to include the following information in the comment section:</text:p>
            <text:p/>
            <text:p>Texas A&amp;M University</text:p>
            <text:p>List the degree and program you are applying to</text:p>
            <text:p/>
            <text:p/>
            <text:p>The preferred source of letters of recommendation is the faculty who advised you in research projects and who taught your most advanced computing courses. We are most interested in assessments of your research potential and scholarly aptitude, and your rank and performance in the courses they taught you.</text:p>
            <text:p/>
            <text:p> However, you should understand that in most cases such a letter will not be given the same weight as letters from your professors.</text:p>
            <text:p/>
            <text:p>The recommender's email address should be their institution provided email address.</text:p>
          </table:table-cell>
          <table:table-cell table:style-name="ce5" office:value-type="string" calcext:value-type="string">
            <text:p>Unofficial</text:p>
            <text:p/>
            <text:p>We DO NOT require WES or similar evaluations.</text:p>
          </table:table-cell>
          <table:table-cell table:style-name="ce5"/>
          <table:table-cell table:style-name="ce7" office:value-type="string" calcext:value-type="string">
            <text:p><text:a xlink:href="https://engineering.tamu.edu/admissions-and-aid/graduate.html" xlink:type="simple">Link</text:a></text:p>
          </table:table-cell>
          <table:table-cell table:style-name="ce26" office:value-type="percentage" office:value="0.24" calcext:value-type="percentage">
            <text:p>24.00%</text:p>
          </table:table-cell>
          <table:table-cell table:style-name="ce7" office:value-type="string" calcext:value-type="string">
            <text:p><text:a xlink:href="https://engineering.tamu.edu/cse/academics/degrees/graduate/faq.html" xlink:type="simple">Link</text:a></text:p>
          </table:table-cell>
          <table:table-cell table:style-name="ce5" table:number-columns-repeated="15"/>
          <table:table-cell table:number-columns-repeated="994"/>
        </table:table-row>
        <table:table-row table:style-name="ro1">
          <table:table-cell table:style-name="ce1" office:value-type="string" calcext:value-type="string">
            <text:p>OHIO</text:p>
          </table:table-cell>
          <table:table-cell table:style-name="ce5" office:value-type="string" calcext:value-type="string">
            <text:p>Ohio State university</text:p>
          </table:table-cell>
          <table:table-cell table:style-name="ce7" office:value-type="string" calcext:value-type="string">
            <text:p><text:a xlink:href="http://gpadmissions.osu.edu/programs/program.aspx?prog=0052" xlink:type="simple">Master of Science in Computer Science and Engineering </text:a></text:p>
          </table:table-cell>
          <table:table-cell table:style-name="ce5" office:value-type="string" calcext:value-type="string">
            <text:p>GPA minimum 3.2 (on a 4.0 scale)</text:p>
          </table:table-cell>
          <table:table-cell table:style-name="ce5"/>
          <table:table-cell table:style-name="ce5" office:value-type="string" calcext:value-type="string">
            <text:p>Min 79 </text:p>
            <text:p>Code: 1592</text:p>
          </table:table-cell>
          <table:table-cell table:style-name="ce5" office:value-type="string" calcext:value-type="string">
            <text:p>Min 7</text:p>
          </table:table-cell>
          <table:table-cell table:style-name="ce5" office:value-type="string" calcext:value-type="string">
            <text:p>Yes required</text:p>
          </table:table-cell>
          <table:table-cell table:style-name="ce5" office:value-type="string" calcext:value-type="string">
            <text:p>Max 2 pages</text:p>
          </table:table-cell>
          <table:table-cell table:style-name="ce5" office:value-type="float" office:value="3" calcext:value-type="float">
            <text:p>3</text:p>
          </table:table-cell>
          <table:table-cell table:style-name="ce5" office:value-type="string" calcext:value-type="string">
            <text:p>a scanned OFFICIAL copy should be submitted online,</text:p>
          </table:table-cell>
          <table:table-cell table:style-name="ce22" office:value-type="string" calcext:value-type="string" table:number-columns-spanned="2" table:number-rows-spanned="1">
            <text:p><text:a xlink:href="https://cse.osu.edu/degrees/graduate/cse-graduate-admissions" xlink:type="simple">Link</text:a></text:p>
          </table:table-cell>
          <table:covered-table-cell/>
          <table:table-cell table:style-name="ce26"/>
          <table:table-cell table:style-name="ce5" table:number-columns-repeated="16"/>
          <table:table-cell table:number-columns-repeated="994"/>
        </table:table-row>
        <table:table-row table:style-name="ro1">
          <table:table-cell table:style-name="ce1" office:value-type="string" calcext:value-type="string">
            <text:p>UCD</text:p>
          </table:table-cell>
          <table:table-cell table:style-name="ce5" office:value-type="string" calcext:value-type="string">
            <text:p>University of California, Davis</text:p>
          </table:table-cell>
          <table:table-cell table:style-name="ce7" office:value-type="string" calcext:value-type="string">
            <text:p><text:a xlink:href="https://cs.ucdavis.edu/graduate/our-programs/ms-degree" xlink:type="simple">Master of Science in Computer Science</text:a></text:p>
          </table:table-cell>
          <table:table-cell table:style-name="ce13" office:value-type="string" calcext:value-type="string">
            <text:p>Need to find when applications open for fall 2022</text:p>
          </table:table-cell>
          <table:table-cell table:style-name="ce5" office:value-type="string" calcext:value-type="string">
            <text:p>Required</text:p>
          </table:table-cell>
          <table:table-cell table:number-columns-repeated="2" table:style-name="ce5" office:value-type="string" calcext:value-type="string">
            <text:p>Req</text:p>
          </table:table-cell>
          <table:table-cell table:style-name="ce5" office:value-type="string" calcext:value-type="string">
            <text:p>SOP + Personal hisroty statement</text:p>
            <text:p/>
            <text:p>The statement of purpose plays a critical role in the review of an application. It should be well written and free from technical errors and second language interference. It should define your background, and the interests and experiences that qualify you for graduate study. It must explicitly state your areas of interest for graduate study, and detail how the program at UC Davis will help you attain your educational and research goals. It would be helpful to describe how your plans fit into the ongoing research in computer science at UC Davis.</text:p>
          </table:table-cell>
          <table:table-cell table:style-name="ce5"/>
          <table:table-cell table:style-name="ce5" office:value-type="float" office:value="3" calcext:value-type="float">
            <text:p>3</text:p>
          </table:table-cell>
          <table:table-cell table:style-name="ce11" office:value-type="string" calcext:value-type="string">
            <text:p><text:a xlink:href="https://grad.ucdavis.edu/prospective-students/admissions-application/submitting-your-transcripts" xlink:type="simple">Required Link</text:a></text:p>
          </table:table-cell>
          <table:table-cell table:style-name="ce22" office:value-type="string" calcext:value-type="string" table:number-columns-spanned="2" table:number-rows-spanned="1">
            <text:p><text:a xlink:href="http://link/" xlink:type="simple">Link</text:a></text:p>
          </table:table-cell>
          <table:covered-table-cell/>
          <table:table-cell table:style-name="ce5" office:value-type="float" office:value="21" calcext:value-type="float">
            <text:p>21</text:p>
          </table:table-cell>
          <table:table-cell table:style-name="ce7" office:value-type="string" calcext:value-type="string">
            <text:p><text:a xlink:href="https://cs.ucdavis.edu/graduate/current-students/faqs-current-grads" xlink:type="simple">Link</text:a></text:p>
          </table:table-cell>
          <table:table-cell table:style-name="ce5" table:number-columns-repeated="15"/>
          <table:table-cell table:number-columns-repeated="994"/>
        </table:table-row>
        <table:table-row table:style-name="ro1">
          <table:table-cell table:style-name="ce2" office:value-type="string" calcext:value-type="string" table:number-columns-spanned="1" table:number-rows-spanned="2">
            <text:p>NJIT</text:p>
          </table:table-cell>
          <table:table-cell table:style-name="ce6" office:value-type="string" calcext:value-type="string" table:number-columns-spanned="1" table:number-rows-spanned="2">
            <text:p>New Jersey Institute of Technology</text:p>
          </table:table-cell>
          <table:table-cell table:style-name="ce7" office:value-type="string" calcext:value-type="string">
            <text:p><text:a xlink:href="https://catalog.njit.edu/graduate/computing-sciences/computer-science/ms/" xlink:type="simple">M.S. In Computer Science</text:a></text:p>
          </table:table-cell>
          <table:table-cell table:style-name="ce5"/>
          <table:table-cell table:style-name="ce6" office:value-type="string" calcext:value-type="string" table:number-columns-spanned="1" table:number-rows-spanned="2">
            <text:p>Required</text:p>
            <text:p/>
            <text:p>Verbal 143, Quantitative 151, Analytical 4.0</text:p>
          </table:table-cell>
          <table:table-cell table:style-name="ce6" office:value-type="string" calcext:value-type="string" table:number-columns-spanned="1" table:number-rows-spanned="2">
            <text:p>Min 79</text:p>
          </table:table-cell>
          <table:table-cell table:style-name="ce6" office:value-type="string" calcext:value-type="string" table:number-columns-spanned="1" table:number-rows-spanned="2">
            <text:p>Min 6.5</text:p>
          </table:table-cell>
          <table:table-cell table:style-name="ce5" table:number-columns-repeated="23"/>
          <table:table-cell table:number-columns-repeated="994"/>
        </table:table-row>
        <table:table-row table:style-name="ro1">
          <table:covered-table-cell table:number-columns-repeated="2"/>
          <table:table-cell table:style-name="ce7" office:value-type="string" calcext:value-type="string">
            <text:p><text:a xlink:href="https://catalog.njit.edu/graduate/computing-sciences/computer-science/software-engineering-ms/" xlink:type="simple">M.S. in Software Engineering</text:a></text:p>
          </table:table-cell>
          <table:table-cell table:style-name="ce5"/>
          <table:covered-table-cell table:number-columns-repeated="3"/>
          <table:table-cell table:style-name="ce5" table:number-columns-repeated="23"/>
          <table:table-cell table:number-columns-repeated="994"/>
        </table:table-row>
        <table:table-row table:style-name="ro1">
          <table:table-cell table:style-name="ce1" office:value-type="string" calcext:value-type="string">
            <text:p>UIC</text:p>
          </table:table-cell>
          <table:table-cell table:style-name="ce5" office:value-type="string" calcext:value-type="string">
            <text:p>University of Illinois at Chicago</text:p>
          </table:table-cell>
          <table:table-cell table:style-name="ce7" office:value-type="string" calcext:value-type="string">
            <text:p><text:a xlink:href="https://catalog.uic.edu/gcat/colleges-schools/engineering/cs/ms/" xlink:type="simple">MS in Computer Science</text:a></text:p>
          </table:table-cell>
          <table:table-cell table:style-name="ce5" office:value-type="string" calcext:value-type="string">
            <text:p><text:s/>GRE General scores are recommended for all applicants and required for financial aid applicants </text:p>
          </table:table-cell>
          <table:table-cell table:style-name="ce5" office:value-type="string" calcext:value-type="string">
            <text:p>Min 300</text:p>
            <text:p>Min 140 + in verbal</text:p>
          </table:table-cell>
          <table:table-cell table:style-name="ce5" office:value-type="string" calcext:value-type="string">
            <text:p>Min 80, with subscores of Reading 19, Listening 17, Speaking 20, and Writing 21 (iBT Test); </text:p>
          </table:table-cell>
          <table:table-cell table:style-name="ce5" office:value-type="string" calcext:value-type="string">
            <text:p>Min <text:s/>6.5, with subscores of 6.0 for all four subscores</text:p>
          </table:table-cell>
          <table:table-cell table:style-name="ce5" office:value-type="string" calcext:value-type="string">
            <text:p>Personal statement required</text:p>
          </table:table-cell>
          <table:table-cell table:style-name="ce5"/>
          <table:table-cell table:style-name="ce5" office:value-type="string" calcext:value-type="string">
            <text:p>Two Required. Applicants for financial assistance must provide three letters of recommendation.</text:p>
          </table:table-cell>
          <table:table-cell table:style-name="ce5" table:number-columns-repeated="20"/>
          <table:table-cell table:number-columns-repeated="994"/>
        </table:table-row>
        <table:table-row table:style-name="ro1">
          <table:table-cell table:style-name="ce1" office:value-type="string" calcext:value-type="string">
            <text:p>PURDUE</text:p>
          </table:table-cell>
          <table:table-cell table:style-name="ce5" office:value-type="string" calcext:value-type="string">
            <text:p>Purdue University</text:p>
          </table:table-cell>
          <table:table-cell table:style-name="ce7" office:value-type="string" calcext:value-type="string">
            <text:p><text:a xlink:href="https://www.cs.purdue.edu/graduate/curriculum/masters.html" xlink:type="simple">M.S. in Computer Science</text:a></text:p>
          </table:table-cell>
          <table:table-cell table:style-name="ce5" table:number-columns-repeated="2"/>
          <table:table-cell table:style-name="ce5" office:value-type="string" calcext:value-type="string">
            <text:p>Min 100</text:p>
            <text:p/>
            <text:p>Min 22 in all sections</text:p>
          </table:table-cell>
          <table:table-cell table:style-name="ce5" office:value-type="string" calcext:value-type="string">
            <text:p>Min 7</text:p>
          </table:table-cell>
          <table:table-cell table:style-name="ce5" office:value-type="string" calcext:value-type="string">
            <text:p>Required</text:p>
            <text:p/>
            <text:p> concerning your interest in undertaking or continuing graduate study, your reasons for wanting to study at Purdue, and your professional plans, career goals, and research interests. You also may explain any special circumstances applicable to your background and elaborate on your special abilities, awards, achievements, scholarly publications, and/or professional history.</text:p>
          </table:table-cell>
          <table:table-cell table:style-name="ce5" office:value-type="string" calcext:value-type="string">
            <text:p>Requried</text:p>
          </table:table-cell>
          <table:table-cell table:style-name="ce5" office:value-type="string" calcext:value-type="string">
            <text:p>Required</text:p>
            <text:p/>
            <text:p/>
            <text:p>3</text:p>
          </table:table-cell>
          <table:table-cell table:style-name="ce7" office:value-type="string" calcext:value-type="string">
            <text:p><text:a xlink:href="https://www.purdue.edu/gradschool/admissions/how-to-apply/apply-transcripts.html" xlink:type="simple">Link</text:a></text:p>
          </table:table-cell>
          <table:table-cell table:style-name="ce5"/>
          <table:table-cell table:style-name="ce7" office:value-type="string" calcext:value-type="string">
            <text:p><text:a xlink:href="https://www.cs.purdue.edu/graduate/admission/requirements.html" xlink:type="simple">Link</text:a></text:p>
          </table:table-cell>
          <table:table-cell table:style-name="ce26"/>
          <table:table-cell table:style-name="ce5" table:number-columns-repeated="16"/>
          <table:table-cell table:number-columns-repeated="994"/>
        </table:table-row>
        <table:table-row table:style-name="ro1">
          <table:table-cell table:style-name="ce1" office:value-type="string" calcext:value-type="string">
            <text:p>SJSU</text:p>
          </table:table-cell>
          <table:table-cell table:style-name="ce5" office:value-type="string" calcext:value-type="string">
            <text:p>San Jose State University</text:p>
          </table:table-cell>
          <table:table-cell table:style-name="ce7" office:value-type="string" calcext:value-type="string">
            <text:p><text:a xlink:href="https://www.sjsu.edu/cs/academic-programs/mscs/index.php" xlink:type="simple">Master of science in computer science </text:a></text:p>
          </table:table-cell>
          <table:table-cell table:style-name="ce5" office:value-type="string" calcext:value-type="string">
            <text:p>Gpa requirement of 3.5 out of 4</text:p>
          </table:table-cell>
          <table:table-cell table:style-name="ce5" office:value-type="string" calcext:value-type="string">
            <text:p>Required</text:p>
            <text:p>code 4687  </text:p>
          </table:table-cell>
          <table:table-cell table:style-name="ce5" office:value-type="string" calcext:value-type="string">
            <text:p>Min 80</text:p>
            <text:p>code 4687  </text:p>
          </table:table-cell>
          <table:table-cell table:style-name="ce5" office:value-type="string" calcext:value-type="string">
            <text:p/>
            <text:p>Min 6.5 </text:p>
            <text:p>Academic IELTS scores must be sent electronically.</text:p>
            <text:p/>
            <text:p/>
            <text:p>San Jose State University Graduate Admissions</text:p>
            <text:p>One Washington Square</text:p>
            <text:p>San Jose, CA 95192-001</text:p>
            <text:p/>
            <text:p>IELTS Indicator scores should be sent to San Jose State University Graduate Admissions by selecting us through the drop down menu.</text:p>
            <text:p/>
            <text:p>NOTE: If your name or birthdate is different on your standardized test from what you listed on your university application, please notify our offices by emailing admissions@sjsu.edu and include an explanation.</text:p>
            <text:p/>
          </table:table-cell>
          <table:table-cell table:style-name="ce5" table:number-columns-repeated="3"/>
          <table:table-cell table:style-name="ce5" office:value-type="string" calcext:value-type="string">
            <text:p>Transcripts submitted for admission purposes must be official and sent directly from the originating school or college to Graduate Admissions &amp; Program Evaluations (GAPE), San Jose State University, One Washington Square, San Jose, CA 95192-0017. International applicants must request WES evaluations to be sent directly to San Jose State University.</text:p>
          </table:table-cell>
          <table:table-cell table:style-name="ce7" office:value-type="string" calcext:value-type="string">
            <text:p><text:a xlink:href="https://www.sjsu.edu/admissions/graduate/admission-requirements/test-requirements/" xlink:type="simple">Link</text:a></text:p>
          </table:table-cell>
          <table:table-cell table:style-name="ce7" office:value-type="string" calcext:value-type="string">
            <text:p><text:a xlink:href="https://www.sjsu.edu/admissions/graduate/want-to-apply/international-steps-to-admission/index.php" xlink:type="simple">Link</text:a></text:p>
          </table:table-cell>
          <table:table-cell table:style-name="ce5" office:value-type="float" office:value="55" calcext:value-type="float">
            <text:p>55</text:p>
          </table:table-cell>
          <table:table-cell table:style-name="ce5" table:number-columns-repeated="16"/>
          <table:table-cell table:number-columns-repeated="994"/>
        </table:table-row>
        <table:table-row table:style-name="ro1">
          <table:table-cell table:style-name="ce5" office:value-type="string" calcext:value-type="string">
            <text:p>MSU</text:p>
          </table:table-cell>
          <table:table-cell table:style-name="ce5" office:value-type="string" calcext:value-type="string">
            <text:p>Michigan State University</text:p>
          </table:table-cell>
          <table:table-cell table:style-name="ce7" office:value-type="string" calcext:value-type="string">
            <text:p><text:a xlink:href="https://www.cse.msu.edu/Students/Future_Grad" xlink:type="simple">MS in Computer Science and Engineering</text:a></text:p>
          </table:table-cell>
          <table:table-cell table:style-name="ce5" office:value-type="string" calcext:value-type="string">
            <text:p>3.2 out of 4 </text:p>
          </table:table-cell>
          <table:table-cell table:style-name="ce5" office:value-type="string" calcext:value-type="string">
            <text:p>Institution code: 1465</text:p>
            <text:p/>
            <text:p>Major field code for CS: 0402</text:p>
            <text:p/>
            <text:p>The median GRE scores for recently admitted graduate students are 164 quantitative, 153 verbal, and 3.0 analytical writing. Note that different faculty weigh GRE scores differently and we do not use GRE scores to eliminate any applicants from consideration.</text:p>
          </table:table-cell>
          <table:table-cell table:style-name="ce24" office:value-type="string" calcext:value-type="string">
            <text:p>Institution code: 1465</text:p>
            <text:p/>
            <text:p>Department code: 78</text:p>
            <text:p/>
            <text:p>Min 80 req</text:p>
          </table:table-cell>
          <table:table-cell table:style-name="ce5" office:value-type="string" calcext:value-type="string">
            <text:p>Min 6.5</text:p>
          </table:table-cell>
          <table:table-cell table:style-name="ce11" office:value-type="string" calcext:value-type="string">
            <text:p><text:a xlink:href="https://www.egr.msu.edu/graduate/academic-and-personal-statements/#academic" xlink:type="simple">Both Academic statement and a personal statemnet is required

Academic Statement
Personal Statement</text:a></text:p>
          </table:table-cell>
          <table:table-cell table:style-name="ce5" office:value-type="string" calcext:value-type="string">
            <text:p>Required</text:p>
          </table:table-cell>
          <table:table-cell table:style-name="ce5" office:value-type="string" calcext:value-type="string">
            <text:p>You need 3 references.</text:p>
            <text:p>Ideally, at least two references should be college faculty who know you well.</text:p>
          </table:table-cell>
          <table:table-cell table:style-name="ce11" office:value-type="string" calcext:value-type="string">
            <text:p><text:a xlink:href="https://www.cse.msu.edu/Students/Future_Grad/HowToApply.php" xlink:type="simple">Initially submit unofficial transcript, but later have to send the original transcript from university to the College directly

Check this link while going through this step</text:a></text:p>
          </table:table-cell>
          <table:table-cell table:style-name="ce7" office:value-type="string" calcext:value-type="string">
            <text:p><text:a xlink:href="https://www.cse.msu.edu/Students/Future_Grad/HowToApply.php" xlink:type="simple">Link</text:a></text:p>
          </table:table-cell>
          <table:table-cell table:style-name="ce5"/>
          <table:table-cell table:style-name="ce5" office:value-type="float" office:value="9" calcext:value-type="float">
            <text:p>9</text:p>
          </table:table-cell>
          <table:table-cell table:style-name="ce5" table:number-columns-repeated="16"/>
          <table:table-cell table:number-columns-repeated="994"/>
        </table:table-row>
        <table:table-row table:style-name="ro1" table:number-rows-repeated="960">
          <table:table-cell table:style-name="ce5" table:number-columns-repeated="13"/>
          <table:table-cell table:style-name="ce26"/>
          <table:table-cell table:style-name="ce5" table:number-columns-repeated="16"/>
          <table:table-cell table:number-columns-repeated="994"/>
        </table:table-row>
        <table:table-row table:style-name="ro2" table:number-rows-repeated="1047571">
          <table:table-cell table:number-columns-repeated="1024"/>
        </table:table-row>
        <table:table-row table:style-name="ro2">
          <table:table-cell table:number-columns-repeated="1024"/>
        </table:table-row>
      </table:table>
      <table:table table:name="List based on cost and aplication deadlines" table:style-name="ta3">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 table:number-columns-repeated="8" table:default-cell-style-name="Default"/>
        <table:table-column table:style-name="co23" table:default-cell-style-name="Default"/>
        <table:table-column table:style-name="co1" table:number-columns-repeated="1009" table:default-cell-style-name="Default"/>
        <table:table-row table:style-name="ro1">
          <table:table-cell table:style-name="ce1" office:value-type="string" calcext:value-type="string">
            <text:p>How to shortlist ?</text:p>
          </table:table-cell>
          <table:table-cell table:style-name="ce7" office:value-type="string" calcext:value-type="string">
            <text:p><text:a xlink:href="https://yocket.in/blog/how-to-shortlist-apply-to-the-best-universities-for-ms-16" xlink:type="simple">Link</text:a></text:p>
          </table:table-cell>
          <table:table-cell table:style-name="ce5"/>
          <table:table-cell table:style-name="ce31" table:number-columns-repeated="3"/>
          <table:table-cell table:style-name="ce5" table:number-columns-repeated="6"/>
          <table:table-cell table:number-columns-repeated="2"/>
          <table:table-cell table:style-name="ce5" table:number-columns-repeated="15"/>
          <table:table-cell table:number-columns-repeated="995"/>
        </table:table-row>
        <table:table-row table:style-name="ro1">
          <table:table-cell table:number-columns-repeated="4"/>
          <table:table-cell table:style-name="ce5" table:number-columns-repeated="8"/>
          <table:table-cell table:number-columns-repeated="2"/>
          <table:table-cell table:style-name="ce5" table:number-columns-repeated="13"/>
          <table:table-cell table:number-columns-repeated="997"/>
        </table:table-row>
        <table:table-row table:style-name="ro1">
          <table:table-cell table:style-name="ce1" office:value-type="string" calcext:value-type="string">
            <text:p>ACRONYM</text:p>
          </table:table-cell>
          <table:table-cell table:style-name="ce1" office:value-type="string" calcext:value-type="string">
            <text:p>College</text:p>
          </table:table-cell>
          <table:table-cell table:style-name="ce1" office:value-type="string" calcext:value-type="string">
            <text:p>Course</text:p>
          </table:table-cell>
          <table:table-cell table:style-name="ce1" office:value-type="string" calcext:value-type="string">
            <text:p>Early deadlines</text:p>
          </table:table-cell>
          <table:table-cell table:style-name="ce1" office:value-type="string" calcext:value-type="string">
            <text:p>Late deadline - fall admit</text:p>
          </table:table-cell>
          <table:table-cell table:style-name="ce1" office:value-type="string" calcext:value-type="string">
            <text:p>Rolling admission process present</text:p>
          </table:table-cell>
          <table:table-cell table:style-name="ce1" office:value-type="string" calcext:value-type="string">
            <text:p>Application Fee Waiver</text:p>
          </table:table-cell>
          <table:table-cell table:style-name="ce1" office:value-type="string" calcext:value-type="string">
            <text:p>Application details link</text:p>
          </table:table-cell>
          <table:table-cell table:style-name="ce1" office:value-type="string" calcext:value-type="string">
            <text:p>Fees USD</text:p>
          </table:table-cell>
          <table:table-cell table:style-name="ce1" office:value-type="string" calcext:value-type="string">
            <text:p>University website Link</text:p>
          </table:table-cell>
          <table:table-cell table:style-name="ce1" office:value-type="string" calcext:value-type="string">
            <text:p>Location</text:p>
          </table:table-cell>
          <table:table-cell table:style-name="ce1" office:value-type="string" calcext:value-type="string">
            <text:p>Yocket Link</text:p>
          </table:table-cell>
          <table:table-cell table:style-name="ce42" office:value-type="string" calcext:value-type="string">
            <text:p><text:a xlink:href="https://howmuch.net/cost-of-living" xlink:type="simple">Living expense at location</text:a></text:p>
          </table:table-cell>
          <table:table-cell table:style-name="ce1" office:value-type="string" calcext:value-type="string">
            <text:p>Cost USD</text:p>
          </table:table-cell>
          <table:table-cell table:style-name="ce1" office:value-type="string" calcext:value-type="string">
            <text:p>Financial support</text:p>
          </table:table-cell>
          <table:table-cell table:style-name="ce1" office:value-type="string" calcext:value-type="string">
            <text:p>Comments</text:p>
          </table:table-cell>
          <table:table-cell table:style-name="ce1" table:number-columns-repeated="10"/>
          <table:table-cell table:number-columns-repeated="998"/>
        </table:table-row>
        <table:table-row table:style-name="ro1">
          <table:table-cell table:style-name="ce2" office:value-type="string" calcext:value-type="string" table:number-columns-spanned="1" table:number-rows-spanned="2">
            <text:p>UCI</text:p>
          </table:table-cell>
          <table:table-cell table:style-name="ce6" office:value-type="string" calcext:value-type="string" table:number-columns-spanned="1" table:number-rows-spanned="2">
            <text:p>University of California, Irvine </text:p>
          </table:table-cell>
          <table:table-cell table:style-name="ce7" office:value-type="string" calcext:value-type="string">
            <text:p><text:a xlink:href="https://mcs.ics.uci.edu/about/the-program/" xlink:type="simple">Master of Computer Science</text:a></text:p>
          </table:table-cell>
          <table:table-cell table:style-name="ce32" office:value-type="date" office:date-value="2021-09-04" calcext:value-type="date">
            <text:p>Sep 4</text:p>
          </table:table-cell>
          <table:table-cell table:style-name="ce32" office:value-type="date" office:date-value="2021-12-15" calcext:value-type="date">
            <text:p>Dec 15</text:p>
          </table:table-cell>
          <table:table-cell table:style-name="ce5" office:value-type="string" calcext:value-type="string">
            <text:p>No</text:p>
            <text:p>Only fall admit</text:p>
          </table:table-cell>
          <table:table-cell table:style-name="ce5" office:value-type="string" calcext:value-type="string">
            <text:p>No waiver</text:p>
          </table:table-cell>
          <table:table-cell table:style-name="ce7" office:value-type="string" calcext:value-type="string">
            <text:p><text:a xlink:href="https://mcs.ics.uci.edu/prospective-students/application-process/" xlink:type="simple">Link</text:a></text:p>
          </table:table-cell>
          <table:table-cell table:style-name="ce5" office:value-type="string" calcext:value-type="string">
            <text:p>45 K</text:p>
          </table:table-cell>
          <table:table-cell table:style-name="ce7" office:value-type="string" calcext:value-type="string">
            <text:p><text:a xlink:href="http://catalogue.uci.edu/informationforprospectivestudents/expensestuitionandfees/" xlink:type="simple">Link</text:a></text:p>
          </table:table-cell>
          <table:table-cell table:style-name="ce5" office:value-type="string" calcext:value-type="string">
            <text:p>California</text:p>
          </table:table-cell>
          <table:table-cell table:style-name="ce7" office:value-type="string" calcext:value-type="string">
            <text:p><text:a xlink:href="https://yocket.in/graduate-programs/university-of-california-irvine/computer-science-264" xlink:type="simple">Link</text:a></text:p>
          </table:table-cell>
          <table:table-cell table:style-name="ce5" office:value-type="string" calcext:value-type="string">
            <text:p>~ 2500 / month</text:p>
            <text:p/>
            <text:p>40K for 16 months</text:p>
          </table:table-cell>
          <table:table-cell table:style-name="ce5" office:value-type="string" calcext:value-type="string">
            <text:p>85 K</text:p>
          </table:table-cell>
          <table:table-cell table:style-name="ce21" office:value-type="string" calcext:value-type="string" table:number-columns-spanned="1" table:number-rows-spanned="2">
            <text:p><text:a xlink:href="https://www.ofas.uci.edu/scholarships/uci-scholarship-central/applying-for-scholarships.php" xlink:type="simple">Link to apply for scholarship - need to check which this can be submitted - is it part of the application process or not

finaid@uci.edu</text:a></text:p>
          </table:table-cell>
          <table:table-cell table:style-name="ce22" office:value-type="string" calcext:value-type="string" table:number-columns-spanned="1" table:number-rows-spanned="2">
            <text:p><text:a xlink:href="https://www.gyandhan.com/schools/university-of-california-irvine-uci" xlink:type="simple">Take on UCI at Grandhan</text:a></text:p>
          </table:table-cell>
          <table:table-cell table:style-name="ce5" table:number-columns-repeated="13"/>
          <table:table-cell table:number-columns-repeated="995"/>
        </table:table-row>
        <table:table-row table:style-name="ro1">
          <table:covered-table-cell table:number-columns-repeated="2"/>
          <table:table-cell table:style-name="ce7" office:value-type="string" calcext:value-type="string">
            <text:p><text:a xlink:href="https://mswe.ics.uci.edu/" xlink:type="simple">Master of software engineering</text:a></text:p>
          </table:table-cell>
          <table:table-cell table:style-name="ce5" office:value-type="string" calcext:value-type="string">
            <text:p>Oct 1st 2021</text:p>
          </table:table-cell>
          <table:table-cell table:style-name="ce32" office:value-type="date" office:date-value="2021-12-15" calcext:value-type="date">
            <text:p>Dec 15</text:p>
          </table:table-cell>
          <table:table-cell table:style-name="ce5" office:value-type="string" calcext:value-type="string">
            <text:p>No</text:p>
            <text:p>Only fall admit</text:p>
          </table:table-cell>
          <table:table-cell table:style-name="ce5"/>
          <table:table-cell table:style-name="ce5" office:value-type="string" calcext:value-type="string">
            <text:p><text:s/></text:p>
          </table:table-cell>
          <table:table-cell table:style-name="ce41" office:value-type="string" calcext:value-type="string">
            <text:p>46 K</text:p>
          </table:table-cell>
          <table:table-cell table:style-name="ce7" office:value-type="string" calcext:value-type="string">
            <text:p><text:a xlink:href="https://mswe.ics.uci.edu/" xlink:type="simple">Link</text:a></text:p>
          </table:table-cell>
          <table:table-cell table:style-name="ce5" office:value-type="string" calcext:value-type="string">
            <text:p>California</text:p>
          </table:table-cell>
          <table:table-cell table:style-name="ce7" office:value-type="string" calcext:value-type="string">
            <text:p><text:a xlink:href="https://yocket.in/graduate-programs/university-of-california-irvine/master-of-software-engineering-69270" xlink:type="simple">Link</text:a></text:p>
          </table:table-cell>
          <table:table-cell table:style-name="ce5" office:value-type="string" calcext:value-type="string">
            <text:p>~ 2500 / month</text:p>
            <text:p/>
            <text:p>38K for 15 months</text:p>
          </table:table-cell>
          <table:table-cell table:style-name="ce5" office:value-type="string" calcext:value-type="string">
            <text:p>84 K</text:p>
          </table:table-cell>
          <table:covered-table-cell table:number-columns-repeated="2"/>
          <table:table-cell table:style-name="ce5" table:number-columns-repeated="13"/>
          <table:table-cell table:number-columns-repeated="995"/>
        </table:table-row>
        <table:table-row table:style-name="ro1">
          <table:table-cell table:style-name="ce3" office:value-type="string" calcext:value-type="string">
            <text:p>UCSC</text:p>
          </table:table-cell>
          <table:table-cell table:style-name="ce5" office:value-type="string" calcext:value-type="string">
            <text:p>University of California, Santa Cruz </text:p>
          </table:table-cell>
          <table:table-cell table:style-name="ce7" office:value-type="string" calcext:value-type="string">
            <text:p><text:a xlink:href="https://ucsc.smartcatalogiq.com/en/Current/General-Catalog/Academic-Units/Baskin-School-of-Engineering/Computer-Science-and-Engineering/Computer-Science-and-Engineering-MS" xlink:type="simple">Computer Science and Engineering M.S.C</text:a></text:p>
          </table:table-cell>
          <table:table-cell table:style-name="ce5" office:value-type="string" calcext:value-type="string">
            <text:p>Oct 1st 2021</text:p>
          </table:table-cell>
          <table:table-cell table:style-name="ce32" office:value-type="date" office:date-value="2021-01-11" calcext:value-type="date">
            <text:p>Jan 11</text:p>
          </table:table-cell>
          <table:table-cell table:style-name="ce5" office:value-type="string" calcext:value-type="string">
            <text:p>No</text:p>
            <text:p>Only fall admit</text:p>
          </table:table-cell>
          <table:table-cell table:style-name="ce11" office:value-type="string" calcext:value-type="string">
            <text:p><text:a xlink:href="https://www.gradadmissions.ucsc.edu/instructions" xlink:type="simple">Details present in this link, not sure if I am eligible for the same: Link

Have to mail them and as for clarification: 

gradadm@ucsc.edu</text:a></text:p>
          </table:table-cell>
          <table:table-cell table:style-name="ce7" office:value-type="string" calcext:value-type="string">
            <text:p><text:a xlink:href="https://www.gradadmissions.ucsc.edu/international-applicants" xlink:type="simple">Link</text:a></text:p>
          </table:table-cell>
          <table:table-cell table:style-name="ce5" office:value-type="string" calcext:value-type="string">
            <text:p>58 K</text:p>
          </table:table-cell>
          <table:table-cell table:style-name="ce7" office:value-type="string" calcext:value-type="string">
            <text:p><text:a xlink:href="https://financialaid.ucsc.edu/cost-to-attend/graduate-costs.html" xlink:type="simple">Link</text:a></text:p>
          </table:table-cell>
          <table:table-cell table:style-name="ce5" office:value-type="string" calcext:value-type="string">
            <text:p>California</text:p>
          </table:table-cell>
          <table:table-cell table:style-name="ce7" office:value-type="string" calcext:value-type="string">
            <text:p><text:a xlink:href="https://yocket.in/graduate-programs/university-of-california-santa-cruz/computer-science-and-engineering-668" xlink:type="simple">Link</text:a></text:p>
          </table:table-cell>
          <table:table-cell table:style-name="ce5" office:value-type="string" calcext:value-type="string">
            <text:p>2500 / month</text:p>
          </table:table-cell>
          <table:table-cell table:style-name="ce5" office:value-type="string" calcext:value-type="string">
            <text:p>78 K</text:p>
          </table:table-cell>
          <table:table-cell table:style-name="ce5" office:value-type="string" calcext:value-type="string">
            <text:p>financial support for international applicants is restricted to fellowships, research-ships and teaching assistantships as offered and/or available by departments.</text:p>
            <text:p/>
            <text:p>Every student is responsible for having sufficient funds for initial expenses. Before a U.S. Consul will grant a visa, you must prove that you will have sufficient money to meet all your expenses while studying in the United States. You must show documented evidence of the source of your funds and guarantee that you will receive them while at UCSC.</text:p>
            <text:p/>
            <text:p>​</text:p>
            <text:p/>
            <text:p>International applicants are eligible for merit based financial support in the form of fellowships, teaching assistantships and/or graduate research assistantships. Need based financial aid is not available to foreign students.</text:p>
            <text:p/>
            <text:p> </text:p>
            <text:p/>
            <text:p>International students are unfortunately not eligible for grants, loans, or work-study awards through the UCSC Financial Aid Office.</text:p>
            <text:p/>
            <text:p> </text:p>
            <text:p/>
            <text:p>Students who come without adequate resources, in hope of locating some form of aid after arriving here, face the very real possibility of not being able to complete their educational programs. Unless you have received a definite offer in writing of a teaching or research assistantship before your arrival, you should not expect to receive an offer later and you should plan on other sources of income.</text:p>
          </table:table-cell>
          <table:table-cell table:style-name="ce5" table:number-columns-repeated="14"/>
          <table:table-cell table:number-columns-repeated="995"/>
        </table:table-row>
        <table:table-row table:style-name="ro3">
          <table:table-cell table:style-name="ce2" office:value-type="string" calcext:value-type="string" table:number-columns-spanned="1" table:number-rows-spanned="2">
            <text:p>UTD</text:p>
          </table:table-cell>
          <table:table-cell table:style-name="ce6" office:value-type="string" calcext:value-type="string" table:number-columns-spanned="1" table:number-rows-spanned="2">
            <text:p>University of Texas at Dallas</text:p>
          </table:table-cell>
          <table:table-cell table:style-name="ce7" office:value-type="string" calcext:value-type="string">
            <text:p><text:a xlink:href="https://www.utdallas.edu/fact-sheets/ecs/ms-computer-science/" xlink:type="simple">Master of Science in Computer Science</text:a></text:p>
          </table:table-cell>
          <table:table-cell table:style-name="ce32" office:value-type="date" office:date-value="2021-01-15" calcext:value-type="date">
            <text:p>Jan 15</text:p>
          </table:table-cell>
          <table:table-cell table:style-name="ce35" office:value-type="date" office:date-value="2021-05-01" calcext:value-type="date">
            <text:p>May 1</text:p>
          </table:table-cell>
          <table:table-cell table:style-name="ce5" office:value-type="string" calcext:value-type="string">
            <text:p>Fall admit</text:p>
          </table:table-cell>
          <table:table-cell table:style-name="ce5" office:value-type="string" calcext:value-type="string">
            <text:p>For additional application fee/waiver-related questions, please contact admission-fee@utdallas.edu.</text:p>
          </table:table-cell>
          <table:table-cell table:style-name="ce40" table:number-columns-spanned="1" table:number-rows-spanned="2"/>
          <table:table-cell table:style-name="ce5" office:value-type="string" calcext:value-type="string">
            <text:p>53 K</text:p>
          </table:table-cell>
          <table:table-cell table:style-name="ce5"/>
          <table:table-cell table:style-name="ce5" office:value-type="string" calcext:value-type="string">
            <text:p>Texas</text:p>
          </table:table-cell>
          <table:table-cell table:style-name="ce7" office:value-type="string" calcext:value-type="string">
            <text:p><text:a xlink:href="https://yocket.in/graduate-programs/university-of-texas-dallas/computer-science-195" xlink:type="simple">Link</text:a></text:p>
          </table:table-cell>
          <table:table-cell table:style-name="ce6" office:value-type="string" calcext:value-type="string" table:number-columns-spanned="1" table:number-rows-spanned="2">
            <text:p><text:span text:style-name="T1">3200 / month</text:span></text:p>
            <text:p><text:span text:style-name="T1"/></text:p>
            <text:p><text:span text:style-name="T1">24 Month program</text:span></text:p>
            <text:p><text:span text:style-name="T1"/></text:p>
            <text:p><text:span text:style-name="T2">Need to verify</text:span></text:p>
          </table:table-cell>
          <table:table-cell table:style-name="ce6" office:value-type="string" calcext:value-type="string" table:number-columns-spanned="1" table:number-rows-spanned="2">
            <text:p><text:span text:style-name="T1">90K</text:span></text:p>
            <text:p><text:span text:style-name="T1"/></text:p>
            <text:p><text:span text:style-name="T2">Need to verify</text:span></text:p>
          </table:table-cell>
          <table:table-cell table:style-name="ce21" office:value-type="string" calcext:value-type="string" table:number-columns-spanned="1" table:number-rows-spanned="2">
            <text:p><text:a xlink:href="https://catalog.utdallas.edu/2020/graduate/tuition-and-financial-aid/financial-aid" xlink:type="simple">For additional application fee/waiver-related questions, please contact admission-fee@utdallas.edu.

Financial aid info : Link</text:a></text:p>
          </table:table-cell>
          <table:table-cell table:style-name="ce22" office:value-type="string" calcext:value-type="string" table:number-columns-spanned="1" table:number-rows-spanned="2">
            <text:p><text:a xlink:href="https://www.gyandhan.com/schools/university-of-texas-dallas" xlink:type="simple">Gyandhan's take on UTD</text:a></text:p>
          </table:table-cell>
          <table:table-cell table:style-name="ce5" table:number-columns-repeated="13"/>
          <table:table-cell table:number-columns-repeated="995"/>
        </table:table-row>
        <table:table-row table:style-name="ro4">
          <table:covered-table-cell table:number-columns-repeated="2"/>
          <table:table-cell table:style-name="ce7" office:value-type="string" calcext:value-type="string">
            <text:p><text:a xlink:href="https://www.utdallas.edu/fact-sheets/ecs/ms-software-engineering/" xlink:type="simple">Master of science in software engineering</text:a></text:p>
          </table:table-cell>
          <table:table-cell table:style-name="ce32" office:value-type="date" office:date-value="2021-01-15" calcext:value-type="date">
            <text:p>Jan 15</text:p>
          </table:table-cell>
          <table:table-cell table:style-name="ce35" office:value-type="date" office:date-value="2021-05-01" calcext:value-type="date">
            <text:p>May 1</text:p>
          </table:table-cell>
          <table:table-cell table:style-name="ce5" office:value-type="string" calcext:value-type="string">
            <text:p>Fall admit</text:p>
          </table:table-cell>
          <table:table-cell table:style-name="ce5"/>
          <table:covered-table-cell/>
          <table:table-cell table:style-name="ce5" office:value-type="string" calcext:value-type="string">
            <text:p>37 K</text:p>
          </table:table-cell>
          <table:table-cell table:style-name="ce5"/>
          <table:table-cell table:style-name="ce5" office:value-type="string" calcext:value-type="string">
            <text:p>Texas</text:p>
          </table:table-cell>
          <table:table-cell table:style-name="ce7" office:value-type="string" calcext:value-type="string">
            <text:p><text:a xlink:href="https://yocket.in/graduate-programs/university-of-texas-dallas/software-engineering-987" xlink:type="simple">Link</text:a></text:p>
          </table:table-cell>
          <table:covered-table-cell table:number-columns-repeated="4"/>
          <table:table-cell table:style-name="ce5" table:number-columns-repeated="13"/>
          <table:table-cell table:number-columns-repeated="995"/>
        </table:table-row>
        <table:table-row table:style-name="ro1">
          <table:table-cell table:style-name="ce2" office:value-type="string" calcext:value-type="string" table:number-columns-spanned="1" table:number-rows-spanned="3">
            <text:p>NEU</text:p>
          </table:table-cell>
          <table:table-cell table:style-name="ce6" office:value-type="string" calcext:value-type="string" table:number-columns-spanned="1" table:number-rows-spanned="3">
            <text:p>Northeastern university</text:p>
          </table:table-cell>
          <table:table-cell table:style-name="ce7" office:value-type="string" calcext:value-type="string">
            <text:p><text:a xlink:href="https://www.northeastern.edu/graduate/program/master-of-science-in-computer-science-align-boston-5234/" xlink:type="simple">Computer science Align</text:a></text:p>
          </table:table-cell>
          <table:table-cell table:style-name="ce33" office:value-type="string" calcext:value-type="string">
            <text:p>Yes to find the early application deadline</text:p>
          </table:table-cell>
          <table:table-cell table:style-name="ce5" office:value-type="string" calcext:value-type="string">
            <text:p>April 15th</text:p>
          </table:table-cell>
          <table:table-cell table:style-name="ce5" office:value-type="string" calcext:value-type="string">
            <text:p>Admissions decisions are made on a rolling basis.</text:p>
          </table:table-cell>
          <table:table-cell table:style-name="ce5" office:value-type="string" calcext:value-type="string">
            <text:p><text:span text:style-name="T2">No application fee present for Align program</text:span></text:p>
            <text:p><text:span text:style-name="T1"/></text:p>
            <text:p><text:span text:style-name="T1">khoury-gradschool@northeastern.edu</text:span></text:p>
          </table:table-cell>
          <table:table-cell table:style-name="ce7" office:value-type="string" calcext:value-type="string">
            <text:p><text:a xlink:href="https://www.khoury.northeastern.edu/apply/align-how-to-apply/" xlink:type="simple">Link</text:a></text:p>
          </table:table-cell>
          <table:table-cell table:style-name="ce5" office:value-type="string" calcext:value-type="string">
            <text:p>78 K</text:p>
          </table:table-cell>
          <table:table-cell table:style-name="ce7" office:value-type="string" calcext:value-type="string">
            <text:p><text:a xlink:href="https://www.khoury.northeastern.edu/programs/align-masters-of-science-in-computer-science/" xlink:type="simple">Link</text:a></text:p>
          </table:table-cell>
          <table:table-cell table:style-name="ce5" office:value-type="string" calcext:value-type="string">
            <text:p>Boston</text:p>
          </table:table-cell>
          <table:table-cell table:style-name="ce11" office:value-type="string" calcext:value-type="string">
            <text:p><text:a xlink:href="https://yocket.in/university-reviews/northeastern-university-boston-736" xlink:type="simple">Website not up to date with correct info: Link</text:a></text:p>
          </table:table-cell>
          <table:table-cell table:style-name="ce5" office:value-type="string" calcext:value-type="string">
            <text:p><text:span text:style-name="T1">800 / month</text:span></text:p>
            <text:p><text:span text:style-name="T1"/></text:p>
            <text:p><text:span text:style-name="T1">rent - 500 / month</text:span></text:p>
            <text:p><text:span text:style-name="T1"/></text:p>
            <text:p><text:span text:style-name="T5">800 * </text:span><text:span text:style-name="T6">3yrs</text:span><text:span text:style-name="T7"> = ~38 k</text:span></text:p>
          </table:table-cell>
          <table:table-cell table:style-name="ce5" office:value-type="string" calcext:value-type="string">
            <text:p>78K + 38K for 3 years</text:p>
          </table:table-cell>
          <table:table-cell table:style-name="ce11" office:value-type="string" calcext:value-type="string">
            <text:p><text:a xlink:href="https://studentfinance.northeastern.edu/applying-for-aid/international-students/" xlink:type="simple">Financial aid seems to be available need to research as to how to apply : Link

We do not offer assistantships for master’s students, but there are often campus-based jobs and teaching assistant positions available.

There are not many opportunities for scholarships are NEU - TA roles are the max that one can get - need to check when this can be obtained.</text:a></text:p>
          </table:table-cell>
          <table:table-cell table:style-name="ce7" office:value-type="string" calcext:value-type="string">
            <text:p><text:a xlink:href="https://www.gyandhan.com/schools/northeastern-university" xlink:type="simple">Gyandhan's take on ROI at NEU</text:a></text:p>
          </table:table-cell>
          <table:table-cell table:style-name="ce5" table:number-columns-repeated="13"/>
          <table:table-cell table:number-columns-repeated="995"/>
        </table:table-row>
        <table:table-row table:style-name="ro1">
          <table:covered-table-cell table:number-columns-repeated="2"/>
          <table:table-cell table:style-name="ce7" office:value-type="string" calcext:value-type="string">
            <text:p><text:a xlink:href="https://www.northeastern.edu/graduate/program/master-of-science-in-information-systems-boston-5278/" xlink:type="simple">Master of Science in information systems</text:a></text:p>
          </table:table-cell>
          <table:table-cell table:style-name="ce5" office:value-type="string" calcext:value-type="string">
            <text:p>Funding deadline </text:p>
            <text:p>Jan 15th</text:p>
          </table:table-cell>
          <table:table-cell table:style-name="ce5" office:value-type="string" calcext:value-type="string">
            <text:p>May 15th</text:p>
          </table:table-cell>
          <table:table-cell table:style-name="ce5" table:number-columns-repeated="2"/>
          <table:table-cell table:style-name="ce7" office:value-type="string" calcext:value-type="string">
            <text:p><text:a xlink:href="https://www.northeastern.edu/graduate/program/master-of-science-in-information-systems-boston-5278/" xlink:type="simple">Link

$75 - app fee</text:a></text:p>
          </table:table-cell>
          <table:table-cell table:style-name="ce5" office:value-type="string" calcext:value-type="string">
            <text:p>54 K</text:p>
          </table:table-cell>
          <table:table-cell table:style-name="ce7" office:value-type="string" calcext:value-type="string">
            <text:p><text:a xlink:href="https://www.northeastern.edu/graduate/program/master-of-science-in-information-systems-boston-5278/" xlink:type="simple">Link</text:a></text:p>
          </table:table-cell>
          <table:table-cell table:style-name="ce5" office:value-type="string" calcext:value-type="string">
            <text:p>Boston</text:p>
          </table:table-cell>
          <table:table-cell table:style-name="ce12"/>
          <table:table-cell table:style-name="ce5" office:value-type="string" calcext:value-type="string">
            <text:p>2 year program</text:p>
          </table:table-cell>
          <table:table-cell table:style-name="ce5"/>
          <table:table-cell table:style-name="ce11" office:value-type="string" calcext:value-type="string">
            <text:p><text:a xlink:href="https://studentfinance.northeastern.edu/#_ga=2.169554854.681543117.1623270017-544953965.1615468375" xlink:type="simple">Finance Your Education : We offer a variety of resources, including scholarships and assistantships.</text:a></text:p>
          </table:table-cell>
          <table:table-cell table:style-name="ce12"/>
          <table:table-cell table:style-name="ce5" table:number-columns-repeated="13"/>
          <table:table-cell table:number-columns-repeated="995"/>
        </table:table-row>
        <table:table-row table:style-name="ro1">
          <table:covered-table-cell table:number-columns-repeated="2"/>
          <table:table-cell table:style-name="ce7" office:value-type="string" calcext:value-type="string">
            <text:p><text:a xlink:href="https://www.northeastern.edu/graduate/program/master-of-professional-studies-in-informatics-boston-225/" xlink:type="simple">Masters in Informatics</text:a></text:p>
          </table:table-cell>
          <table:table-cell table:style-name="ce34"/>
          <table:table-cell table:style-name="ce5" table:number-columns-repeated="3"/>
          <table:table-cell table:style-name="ce12" table:number-columns-repeated="3"/>
          <table:table-cell table:style-name="ce5"/>
          <table:table-cell table:style-name="ce12"/>
          <table:table-cell table:style-name="ce5" table:number-columns-repeated="3"/>
          <table:table-cell table:style-name="ce12"/>
          <table:table-cell table:style-name="ce5" table:number-columns-repeated="13"/>
          <table:table-cell table:number-columns-repeated="995"/>
        </table:table-row>
        <table:table-row table:style-name="ro1">
          <table:table-cell table:style-name="ce1" office:value-type="string" calcext:value-type="string">
            <text:p>UCSD</text:p>
          </table:table-cell>
          <table:table-cell table:style-name="ce5" office:value-type="string" calcext:value-type="string">
            <text:p>University of California, San Diego</text:p>
          </table:table-cell>
          <table:table-cell table:style-name="ce7" office:value-type="string" calcext:value-type="string">
            <text:p><text:a xlink:href="https://cse.ucsd.edu/graduate/degree-programs/ms-program" xlink:type="simple">Computer science and Engineering M.S.</text:a></text:p>
          </table:table-cell>
          <table:table-cell table:style-name="ce34" office:value-type="date" office:date-value="2021-09-01" calcext:value-type="date">
            <text:p>Sep 2021</text:p>
          </table:table-cell>
          <table:table-cell table:style-name="ce5" office:value-type="string" calcext:value-type="string">
            <text:p>Dec 2021</text:p>
            <text:p/>
            <text:p/>
            <text:p>Completed applications submitted by the deadline will be reviewed. However, applicants are discouraged from waiting until the last moment to apply as the application review process begins almost immediately after the deadline. Application review continues throughout the admission cycle with our final offers typically going out by the beginning of April.</text:p>
            <text:p/>
            <text:p>The application deadline is a hard deadline and exceptions will not be made for late applications. If it is safe to do so in your area, applicants are strongly encouraged to take the GRE or TOEFL no later than October so that their score reports can be received by the application deadline.</text:p>
            <text:p/>
            <text:p/>
          </table:table-cell>
          <table:table-cell table:style-name="ce5" office:value-type="string" calcext:value-type="string">
            <text:p>Fall admission</text:p>
          </table:table-cell>
          <table:table-cell table:style-name="ce5"/>
          <table:table-cell table:style-name="ce7" office:value-type="string" calcext:value-type="string">
            <text:p><text:a xlink:href="https://cse.ucsd.edu/graduate/ucsd-cse-graduate-admissions" xlink:type="simple">Link</text:a></text:p>
          </table:table-cell>
          <table:table-cell table:style-name="ce7" office:value-type="string" calcext:value-type="string">
            <text:p><text:a xlink:href="https://students.ucsd.edu/finances/fees/registration/2020-21/graduate.html" xlink:type="simple">35K


Unclear as to what the cost is, unable to find course duration from the website, also the cost shown on the website and yocket varies significantly

On yocket the course duration seems to be 18 months for MS in Computer science ( 48K ) and 24 months for MS in Computer Engineering ( 53K )

Going ahed with 50K as the cost </text:a></text:p>
          </table:table-cell>
          <table:table-cell table:style-name="ce7" office:value-type="string" calcext:value-type="string">
            <text:p><text:a xlink:href="https://cse.ucsd.edu/graduate/degree-programs" xlink:type="simple">Link</text:a></text:p>
          </table:table-cell>
          <table:table-cell table:style-name="ce5" office:value-type="string" calcext:value-type="string">
            <text:p>San Diego, CA</text:p>
          </table:table-cell>
          <table:table-cell table:style-name="ce7" office:value-type="string" calcext:value-type="string">
            <text:p><text:a xlink:href="https://yocket.in/graduate-programs/university-of-california-san-diego/computer-science-219" xlink:type="simple">Link</text:a></text:p>
          </table:table-cell>
          <table:table-cell table:style-name="ce5" office:value-type="string" calcext:value-type="string">
            <text:p>Estimated to be 2k per month as per calculation</text:p>
            <text:p/>
            <text:p>2K * 21( unclear regarding the course duration )  = 42K</text:p>
          </table:table-cell>
          <table:table-cell table:style-name="ce5" office:value-type="string" calcext:value-type="string">
            <text:p>~ 90K</text:p>
          </table:table-cell>
          <table:table-cell table:style-name="ce11" office:value-type="string" calcext:value-type="string">
            <text:p><text:a xlink:href="https://cse.ucsd.edu/graduate/financial-opportunities/scholarships-and-fellowships" xlink:type="simple">Financial aid seems to be available -- fellowships page

Link

The University of California, San Diego does NOT waive or defer the required application fees for any foreign applicants. If a foreign applicant attempts to submit an application without the required fee, it will not be processed or considered until the fee is paid. There is no appeal mechanism.

Masters students.  MS students may apply for teaching assistantships after accepting admission to the program.  Teaching assistantships (TA) normally include a monthly salary plus a significant subsidy to offset nearly the full cost of fees; students are responsible for paying the balance of fees plus any out-of-state tuition.  International students must pass an English Language Proficiency Exam before being hired as a TA.    

MS students are encouraged to pursue their research interests and should ask faculty and other researchers about the possibility of a research assistantship, which may pay salary, fees, and tuition.   </text:a></text:p>
          </table:table-cell>
          <table:table-cell table:style-name="ce7" office:value-type="string" calcext:value-type="string">
            <text:p><text:a xlink:href="https://career.ucsd.edu/about/index.html" xlink:type="simple">Career center link

Gyandhans take on this univ</text:a></text:p>
          </table:table-cell>
          <table:table-cell table:style-name="ce5" table:number-columns-repeated="13"/>
          <table:table-cell table:number-columns-repeated="995"/>
        </table:table-row>
        <table:table-row table:style-name="ro1">
          <table:table-cell table:style-name="ce2" office:value-type="string" calcext:value-type="string" table:number-columns-spanned="1" table:number-rows-spanned="4">
            <text:p>CMU</text:p>
          </table:table-cell>
          <table:table-cell table:style-name="ce6" office:value-type="string" calcext:value-type="string" table:number-columns-spanned="1" table:number-rows-spanned="4">
            <text:p>Carnegie Mellon University</text:p>
          </table:table-cell>
          <table:table-cell table:style-name="ce7" office:value-type="string" calcext:value-type="string">
            <text:p><text:a xlink:href="https://www.ece.cmu.edu/academics/ms-se/index.html" xlink:type="simple">M.S. in Software engineering</text:a></text:p>
          </table:table-cell>
          <table:table-cell table:style-name="ce7" office:value-type="string" calcext:value-type="string">
            <text:p><text:a xlink:href="https://www.ece.cmu.edu/admissions/graduate-application-deadlines.html" xlink:type="simple">October 1 - Dec 15th</text:a></text:p>
          </table:table-cell>
          <table:table-cell table:style-name="ce5" office:value-type="string" calcext:value-type="string">
            <text:p>Jan 15th</text:p>
          </table:table-cell>
          <table:table-cell table:style-name="ce5" office:value-type="string" calcext:value-type="string">
            <text:p>There does not seem to be a rolling admission process</text:p>
          </table:table-cell>
          <table:table-cell table:style-name="ce5"/>
          <table:table-cell table:style-name="ce7" office:value-type="string" calcext:value-type="string">
            <text:p><text:a xlink:href="http://link/" xlink:type="simple">Link</text:a></text:p>
          </table:table-cell>
          <table:table-cell table:style-name="ce5" office:value-type="string" calcext:value-type="string">
            <text:p>No clear information on the course page</text:p>
            <text:p/>
            <text:p>Estimated to be around 75K based on information given in the tuition link</text:p>
          </table:table-cell>
          <table:table-cell table:style-name="ce7" office:value-type="string" calcext:value-type="string">
            <text:p><text:a xlink:href="https://www.cmu.edu/sfs/tuition/" xlink:type="simple">Tuition link</text:a></text:p>
          </table:table-cell>
          <table:table-cell table:style-name="ce1" office:value-type="string" calcext:value-type="string">
            <text:p>Silicon valley</text:p>
          </table:table-cell>
          <table:table-cell table:style-name="ce7" office:value-type="string" calcext:value-type="string">
            <text:p><text:a xlink:href="https://yocket.in/graduate-programs/carnegie-mellon-university-silicon-valley/electrical-and-computer-engineering-68256" xlink:type="simple">Not much information on yocket's link</text:a></text:p>
          </table:table-cell>
          <table:table-cell table:style-name="ce5" office:value-type="string" calcext:value-type="string">
            <text:p>2000/month</text:p>
            <text:p/>
            <text:p>~ 18 months</text:p>
            <text:p/>
            <text:p>36 K</text:p>
          </table:table-cell>
          <table:table-cell table:style-name="ce5" office:value-type="string" calcext:value-type="string">
            <text:p>~ 110 K</text:p>
          </table:table-cell>
          <table:table-cell table:style-name="ce11" office:value-type="string" calcext:value-type="string">
            <text:p><text:a xlink:href="https://www.cmu.edu/sfs/" xlink:type="simple">
Financial aid is awarded upon admission in the form of research assistantships based upon departmental resources and available openings. If available, financial aid is awarded for both the fall and spring semesters. There is not a special financial aid form.

Students in the Professional M.S. program are ineligible to receive departmental fellowships that cover tuition and living expenses. Students in this course-intensive program are primarily self-supported, but may be eligible to receive partial financial support in the form of hourly wages to support the teaching and research missions of the department. Students in the Professional M.S. program must complete at least two academic semesters before they may be admitted into the Ph.D. program. Only students in the Ph.D. program can be considered for departmental financial support in the form of tuition and stipend.

Financial aid link

Unclear if aid would be given for students of this program</text:a></text:p>
          </table:table-cell>
          <table:table-cell table:style-name="ce22" office:value-type="string" calcext:value-type="string" table:number-columns-spanned="1" table:number-rows-spanned="4">
            <text:p><text:a xlink:href="https://www.gyandhan.com/schools/carnegie-mellon-university-cmu" xlink:type="simple">Gyandhan's take on CMU</text:a></text:p>
          </table:table-cell>
          <table:table-cell table:style-name="ce5" table:number-columns-repeated="13"/>
          <table:table-cell table:number-columns-repeated="995"/>
        </table:table-row>
        <table:table-row table:style-name="ro1">
          <table:covered-table-cell table:number-columns-repeated="2"/>
          <table:table-cell table:style-name="ce7" office:value-type="string" calcext:value-type="string">
            <text:p><text:a xlink:href="https://www.heinz.cmu.edu/programs/information-systems-management-master/" xlink:type="simple">Masters of Information Systems and Management</text:a></text:p>
          </table:table-cell>
          <table:table-cell table:style-name="ce5" office:value-type="string" calcext:value-type="string">
            <text:p>The application deadline is January 10, but we will continue to accept applications after the deadline as long as space remains in the incoming class.</text:p>
          </table:table-cell>
          <table:table-cell table:style-name="ce1" office:value-type="string" calcext:value-type="string">
            <text:p>-</text:p>
          </table:table-cell>
          <table:table-cell table:style-name="ce5" office:value-type="string" calcext:value-type="string">
            <text:p>Yes</text:p>
          </table:table-cell>
          <table:table-cell table:style-name="ce5"/>
          <table:table-cell table:style-name="ce7" office:value-type="string" calcext:value-type="string">
            <text:p><text:a xlink:href="https://www.heinz.cmu.edu/admissions/information-systems-management/" xlink:type="simple">Link</text:a></text:p>
          </table:table-cell>
          <table:table-cell table:style-name="ce7" office:value-type="string" calcext:value-type="string">
            <text:p><text:a xlink:href="https://www.cmu.edu/sfs/tuition/graduate/hc-ism.html" xlink:type="simple">The cost seems to be way high


80K as per yocket</text:a></text:p>
          </table:table-cell>
          <table:table-cell table:style-name="ce7" office:value-type="string" calcext:value-type="string">
            <text:p><text:a xlink:href="https://www.heinz.cmu.edu/programs/information-systems-management-master/" xlink:type="simple">Link</text:a></text:p>
          </table:table-cell>
          <table:table-cell table:style-name="ce5" office:value-type="string" calcext:value-type="string">
            <text:p>Pittsburg</text:p>
          </table:table-cell>
          <table:table-cell table:style-name="ce7" office:value-type="string" calcext:value-type="string">
            <text:p><text:a xlink:href="https://yocket.in/graduate-programs/carnegie-mellon-university/information-systems-management-58524" xlink:type="simple">Link</text:a></text:p>
          </table:table-cell>
          <table:table-cell table:style-name="ce5" office:value-type="string" calcext:value-type="string">
            <text:p>2000/month</text:p>
            <text:p/>
            <text:p>16 month</text:p>
            <text:p/>
            <text:p>32 K</text:p>
          </table:table-cell>
          <table:table-cell table:style-name="ce5" office:value-type="string" calcext:value-type="string">
            <text:p>112 K</text:p>
          </table:table-cell>
          <table:table-cell table:style-name="ce11" office:value-type="string" calcext:value-type="string">
            <text:p><text:a xlink:href="https://www.heinz.cmu.edu/programs/information-systems-management-master/financial-aid-and-scholarships-mism" xlink:type="simple">Financial aid seems to be available : Link</text:a></text:p>
          </table:table-cell>
          <table:covered-table-cell/>
          <table:table-cell table:style-name="ce5" table:number-columns-repeated="13"/>
          <table:table-cell table:number-columns-repeated="995"/>
        </table:table-row>
        <table:table-row table:style-name="ro1">
          <table:covered-table-cell table:number-columns-repeated="2"/>
          <table:table-cell table:style-name="ce7" office:value-type="string" calcext:value-type="string">
            <text:p><text:a xlink:href="https://csd.cmu.edu/sites/default/files/mscs-handbook-2020-2021-v2.pdf" xlink:type="simple">M.S. in Computer Science</text:a></text:p>
          </table:table-cell>
          <table:table-cell table:style-name="ce5" office:value-type="string" calcext:value-type="string">
            <text:p>August 17th <text:s/>- November 19th <text:s/>11: 59 EST</text:p>
          </table:table-cell>
          <table:table-cell table:style-name="ce5" office:value-type="string" calcext:value-type="string">
            <text:p>December 10th 11:59 EST</text:p>
          </table:table-cell>
          <table:table-cell table:style-name="ce5" office:value-type="string" calcext:value-type="string">
            <text:p>Only fall admit</text:p>
          </table:table-cell>
          <table:table-cell table:style-name="ce5"/>
          <table:table-cell table:style-name="ce7" office:value-type="string" calcext:value-type="string">
            <text:p><text:a xlink:href="https://www.cs.cmu.edu/academics/graduate-admissions" xlink:type="simple">Link</text:a></text:p>
          </table:table-cell>
          <table:table-cell table:style-name="ce5" office:value-type="string" calcext:value-type="string">
            <text:p>75 K as per yocket</text:p>
          </table:table-cell>
          <table:table-cell table:style-name="ce7" office:value-type="string" calcext:value-type="string">
            <text:p><text:a xlink:href="https://csd.cmu.edu/" xlink:type="simple">Link</text:a></text:p>
          </table:table-cell>
          <table:table-cell table:style-name="ce5" office:value-type="string" calcext:value-type="string">
            <text:p>Pittsburg</text:p>
          </table:table-cell>
          <table:table-cell table:style-name="ce7" office:value-type="string" calcext:value-type="string">
            <text:p><text:a xlink:href="https://yocket.in/graduate-programs/carnegie-mellon-university/computer-science-9" xlink:type="simple">Link</text:a></text:p>
          </table:table-cell>
          <table:table-cell table:style-name="ce5" office:value-type="string" calcext:value-type="string">
            <text:p>2000/month</text:p>
            <text:p/>
            <text:p>18 months</text:p>
            <text:p/>
            <text:p>36 K</text:p>
          </table:table-cell>
          <table:table-cell table:style-name="ce13" office:value-type="string" calcext:value-type="string">
            <text:p>121 K</text:p>
          </table:table-cell>
          <table:table-cell table:style-name="ce11" office:value-type="string" calcext:value-type="string">
            <text:p><text:a xlink:href="https://scsdean.cs.cmu.edu/admissions/fee-waiver.html" xlink:type="simple">Fee waivers: Link Link2</text:a></text:p>
          </table:table-cell>
          <table:covered-table-cell/>
          <table:table-cell table:style-name="ce5" table:number-columns-repeated="13"/>
          <table:table-cell table:number-columns-repeated="995"/>
        </table:table-row>
        <table:table-row table:style-name="ro1">
          <table:covered-table-cell table:number-columns-repeated="2"/>
          <table:table-cell table:style-name="ce7" office:value-type="string" calcext:value-type="string">
            <text:p><text:a xlink:href="https://mse.isri.cmu.edu/applicants/mse-as/index.html" xlink:type="simple">MSE for Professionals</text:a></text:p>
          </table:table-cell>
          <table:table-cell table:style-name="ce5" office:value-type="string" calcext:value-type="string">
            <text:p>November 19th 11:59PM EST($75)</text:p>
          </table:table-cell>
          <table:table-cell table:style-name="ce5" office:value-type="string" calcext:value-type="string">
            <text:p>December 10th , 11:59 PM EST ($125)</text:p>
            <text:p/>
            <text:p>Applicants will be notified of the decision by April 1st</text:p>
          </table:table-cell>
          <table:table-cell table:style-name="ce5" office:value-type="string" calcext:value-type="string">
            <text:p>Only Fall admit</text:p>
          </table:table-cell>
          <table:table-cell table:style-name="ce7" office:value-type="string" calcext:value-type="string">
            <text:p><text:a xlink:href="https://mse.isri.cmu.edu/applicants/application-fee-waiver.html" xlink:type="simple">Link</text:a></text:p>
          </table:table-cell>
          <table:table-cell table:style-name="ce7" office:value-type="string" calcext:value-type="string">
            <text:p><text:a xlink:href="https://mse.isri.cmu.edu/applicants/mse-as/apply.html" xlink:type="simple">Link</text:a></text:p>
          </table:table-cell>
          <table:table-cell table:style-name="ce5" office:value-type="string" calcext:value-type="string">
            <text:p>95.5 K</text:p>
          </table:table-cell>
          <table:table-cell table:style-name="ce7" office:value-type="string" calcext:value-type="string">
            <text:p><text:a xlink:href="https://mse.isri.cmu.edu/applicants/mse-as/index.html" xlink:type="simple">Link</text:a></text:p>
          </table:table-cell>
          <table:table-cell table:style-name="ce5" office:value-type="string" calcext:value-type="string">
            <text:p>Pittsburg</text:p>
          </table:table-cell>
          <table:table-cell table:style-name="ce7" office:value-type="string" calcext:value-type="string">
            <text:p><text:a xlink:href="https://yocket.in/graduate-programs/carnegie-mellon-university/software-engineering-836" xlink:type="simple">Link</text:a></text:p>
          </table:table-cell>
          <table:table-cell table:style-name="ce5" office:value-type="string" calcext:value-type="string">
            <text:p>2000/month</text:p>
            <text:p/>
            <text:p>16 month</text:p>
            <text:p/>
            <text:p>32 K</text:p>
          </table:table-cell>
          <table:table-cell table:style-name="ce5" office:value-type="string" calcext:value-type="string">
            <text:p>127 K</text:p>
          </table:table-cell>
          <table:table-cell table:style-name="ce7" office:value-type="string" calcext:value-type="string">
            <text:p><text:a xlink:href="http://html/" xlink:type="simple">Application fee waiver link</text:a></text:p>
          </table:table-cell>
          <table:covered-table-cell/>
          <table:table-cell table:style-name="ce5" table:number-columns-repeated="13"/>
          <table:table-cell table:number-columns-repeated="995"/>
        </table:table-row>
        <table:table-row table:style-name="ro1">
          <table:table-cell table:style-name="ce2" office:value-type="string" calcext:value-type="string" table:number-columns-spanned="1" table:number-rows-spanned="2">
            <text:p>NWE</text:p>
          </table:table-cell>
          <table:table-cell table:style-name="ce6" office:value-type="string" calcext:value-type="string" table:number-columns-spanned="1" table:number-rows-spanned="2">
            <text:p>Northwestern University</text:p>
          </table:table-cell>
          <table:table-cell table:style-name="ce7" office:value-type="string" calcext:value-type="string">
            <text:p><text:a xlink:href="https://www.mccormick.northwestern.edu/computer-science/academics/graduate/masters/" xlink:type="simple">MS in Computer science</text:a></text:p>
          </table:table-cell>
          <table:table-cell table:style-name="ce5"/>
          <table:table-cell table:style-name="ce5" office:value-type="string" calcext:value-type="string">
            <text:p>MS applications deadline: Monday March 1, 2021 to enroll in Fall Quarter 2021.</text:p>
          </table:table-cell>
          <table:table-cell table:style-name="ce5" office:value-type="string" calcext:value-type="string">
            <text:p>Only fall admit</text:p>
            <text:p/>
            <text:p>Admissions decisions for all CS graduate degree program applicants are made on a rolling basis,</text:p>
            <text:p>starting in mid-January and concluding by early April.</text:p>
          </table:table-cell>
          <table:table-cell table:style-name="ce5"/>
          <table:table-cell table:style-name="ce7" office:value-type="string" calcext:value-type="string">
            <text:p><text:a xlink:href="https://www.mccormick.northwestern.edu/computer-science/academics/graduate/admissions/" xlink:type="simple">Link</text:a></text:p>
          </table:table-cell>
          <table:table-cell table:style-name="ce5" office:value-type="string" calcext:value-type="string">
            <text:p>77.4K as per yocket</text:p>
          </table:table-cell>
          <table:table-cell table:style-name="ce7" office:value-type="string" calcext:value-type="string">
            <text:p><text:a xlink:href="https://www.mccormick.northwestern.edu/computer-science/academics/graduate/masters/" xlink:type="simple">Link</text:a></text:p>
          </table:table-cell>
          <table:table-cell table:style-name="ce1" office:value-type="string" calcext:value-type="string">
            <text:p>Illinois, Chicago</text:p>
          </table:table-cell>
          <table:table-cell table:style-name="ce7" office:value-type="string" calcext:value-type="string">
            <text:p><text:a xlink:href="https://yocket.in/graduate-programs/northwestern-university/computer-science-313" xlink:type="simple">Link</text:a></text:p>
          </table:table-cell>
          <table:table-cell table:style-name="ce5" office:value-type="string" calcext:value-type="string">
            <text:p>~ 2 years living</text:p>
            <text:p/>
            <text:p>2000 / month</text:p>
            <text:p/>
            <text:p>48K ( 2 years of living )</text:p>
            <text:p/>
            <text:p/>
          </table:table-cell>
          <table:table-cell table:style-name="ce17" office:value-type="string" calcext:value-type="string">
            <text:p>~ 120K</text:p>
          </table:table-cell>
          <table:table-cell table:style-name="ce10" office:value-type="string" calcext:value-type="string">
            <text:p><text:a xlink:href="https://www.mccormick.northwestern.edu/computer-science/academics/graduate/financial-aid.html" xlink:type="simple">MS students are not eligible for TA or RA funding. Typical MS funding sources include:
Personal funds, student loans, scholarships or fellowships, possibly supplemented by paid work as Peer
Mentors in large classes in a few quarters of study.
• MS students seeking funding should consult with faculty – start with your initial academic advisor, and
you may also wish to talk with faculty guiding the MS program (MS director Chris Riesbeck; Steve
Tarzia, others), the CS Dept. Graduate Affairs Coordinator (Judi Hernandez), the CS dept. Director of
Graduate Studies: dgs@cs.northwestern.edu (Peter Dinda), and the Director of Graduate Admissions
gradadmissions@northwestern.edu (Fabian Bustamante).

However, GRE scores are required for all applicants who wish to be considered for any
university fellowship.

Only Students
The CS Department encourages MS-only students, especially those from industry, to apply. However,
the Department does not provide financial support to MS-only students. Such students can be
supported by external sources such as grants or fellowships from a company, government, or external
institution, or the student may be self-supported. While some MS students may be eligible for paid,
part-time work as ‘Peer Mentors’ for large classes for some quarters while enrolled,
MS students are not eligible for teaching assistantships or research assistantships.

Financial aid link</text:a></text:p>
          </table:table-cell>
          <table:table-cell table:style-name="ce5" table:number-columns-repeated="14"/>
          <table:table-cell table:number-columns-repeated="995"/>
        </table:table-row>
        <table:table-row table:style-name="ro1">
          <table:covered-table-cell table:number-columns-repeated="2"/>
          <table:table-cell table:style-name="ce7" office:value-type="string" calcext:value-type="string">
            <text:p><text:a xlink:href="https://sps.northwestern.edu/masters/information-systems/index.php" xlink:type="simple">M.S. Information systems</text:a></text:p>
          </table:table-cell>
          <table:table-cell table:style-name="ce1" office:value-type="string" calcext:value-type="string">
            <text:p>Looks like December 1, not clearly mentioned on the website</text:p>
          </table:table-cell>
          <table:table-cell table:style-name="ce1" office:value-type="string" calcext:value-type="string">
            <text:p>July 15th ~ Unclear</text:p>
          </table:table-cell>
          <table:table-cell table:style-name="ce7" office:value-type="string" calcext:value-type="string">
            <text:p><text:a xlink:href="https://sps.northwestern.edu/masters/admission.php" xlink:type="simple">All 4 terms present</text:a></text:p>
          </table:table-cell>
          <table:table-cell table:style-name="ce5"/>
          <table:table-cell table:style-name="ce7" office:value-type="string" calcext:value-type="string">
            <text:p><text:a xlink:href="https://sps.northwestern.edu/masters/admission.php" xlink:type="simple">Link

$75 - app fee</text:a></text:p>
          </table:table-cell>
          <table:table-cell table:style-name="ce5" office:value-type="string" calcext:value-type="string">
            <text:p>~ 60 K</text:p>
          </table:table-cell>
          <table:table-cell table:style-name="ce7" office:value-type="string" calcext:value-type="string">
            <text:p><text:a xlink:href="https://sps.northwestern.edu/masters/information-systems/index.php" xlink:type="simple">Link</text:a></text:p>
          </table:table-cell>
          <table:table-cell table:style-name="ce1" office:value-type="string" calcext:value-type="string">
            <text:p>Illinois, Chicago</text:p>
          </table:table-cell>
          <table:table-cell table:style-name="ce7" office:value-type="string" calcext:value-type="string">
            <text:p><text:a xlink:href="https://yocket.in/graduate-programs/northwestern-university/information-systems-69117" xlink:type="simple">Link</text:a></text:p>
          </table:table-cell>
          <table:table-cell table:style-name="ce5" office:value-type="string" calcext:value-type="string">
            <text:p><text:span text:style-name="T1">2000 / month</text:span></text:p>
            <text:p><text:span text:style-name="T1"/></text:p>
            <text:p><text:span text:style-name="T16">No information about the length of the course</text:span></text:p>
          </table:table-cell>
          <table:table-cell table:style-name="ce5" office:value-type="string" calcext:value-type="string">
            <text:p>60 K + ?</text:p>
            <text:p/>
            <text:p>Expected around 80K</text:p>
          </table:table-cell>
          <table:table-cell table:style-name="ce11" office:value-type="string" calcext:value-type="string">
            <text:p><text:a xlink:href="http://chicagofinancialaid.northwestern.edu/" xlink:type="simple">Students in master's degree programs may qualify for federal or private loans. Federal loan eligibility is usually limited to students taking at least two units of credit in the quarter for which they receive aid. Please note that depending on course availability, students may need to take a break for one or two quarters to maintain the two-credit minimum course load requirement for financial aid.

As at most universities, Northwestern University aid, assistantships, and stipends are reserved for PhD and MFA candidates.

Graduate students should direct questions to the Chicago Office of Financial Aid or by calling 312-503-8722.</text:a></text:p>
          </table:table-cell>
          <table:table-cell table:style-name="ce5" table:number-columns-repeated="14"/>
          <table:table-cell table:number-columns-repeated="995"/>
        </table:table-row>
        <table:table-row table:style-name="ro1">
          <table:table-cell table:style-name="ce4" office:value-type="string" calcext:value-type="string" table:number-columns-spanned="1" table:number-rows-spanned="4">
            <text:p>ASU</text:p>
          </table:table-cell>
          <table:table-cell table:style-name="ce6" office:value-type="string" calcext:value-type="string" table:number-columns-spanned="1" table:number-rows-spanned="4">
            <text:p>Arizona State University</text:p>
          </table:table-cell>
          <table:table-cell table:style-name="ce7" office:value-type="string" calcext:value-type="string">
            <text:p><text:a xlink:href="https://webapp4.asu.edu/programs/t5/majorinfo/ASU00/ESCOMSCMS/graduate/false" xlink:type="simple">Computer science , MS</text:a></text:p>
          </table:table-cell>
          <table:table-cell table:style-name="ce2" office:value-type="string" calcext:value-type="string" table:number-columns-spanned="1" table:number-rows-spanned="4">
            <text:p>Sept, 1</text:p>
          </table:table-cell>
          <table:table-cell table:style-name="ce2" office:value-type="string" calcext:value-type="string" table:number-columns-spanned="1" table:number-rows-spanned="2">
            <text:p>Dec 1st - final deadline</text:p>
          </table:table-cell>
          <table:table-cell table:style-name="ce5" office:value-type="string" calcext:value-type="string">
            <text:p>Only fall</text:p>
          </table:table-cell>
          <table:table-cell table:style-name="ce5"/>
          <table:table-cell table:style-name="ce22" office:value-type="string" calcext:value-type="string" table:number-columns-spanned="1" table:number-rows-spanned="4">
            <text:p><text:a xlink:href="https://admission.asu.edu/international/graduate-apply" xlink:type="simple">Link</text:a></text:p>
          </table:table-cell>
          <table:table-cell table:style-name="ce6" office:value-type="string" calcext:value-type="string" table:number-columns-spanned="1" table:number-rows-spanned="4">
            <text:p>~ 55 K</text:p>
          </table:table-cell>
          <table:table-cell table:style-name="ce7" office:value-type="string" calcext:value-type="string">
            <text:p><text:a xlink:href="https://webapp4.asu.edu/programs/t5/majorinfo/ASU00/ESCOMSCMS/graduate/false" xlink:type="simple">Link</text:a></text:p>
          </table:table-cell>
          <table:table-cell table:style-name="ce6" office:value-type="string" calcext:value-type="string" table:number-columns-spanned="1" table:number-rows-spanned="4">
            <text:p>Arizona</text:p>
          </table:table-cell>
          <table:table-cell table:style-name="ce7" office:value-type="string" calcext:value-type="string">
            <text:p><text:a xlink:href="https://yocket.in/graduate-programs/arizona-state-university/computer-science-248" xlink:type="simple">Link</text:a></text:p>
          </table:table-cell>
          <table:table-cell table:style-name="ce6" office:value-type="string" calcext:value-type="string" table:number-columns-spanned="1" table:number-rows-spanned="4">
            <text:p>2 year course</text:p>
          </table:table-cell>
          <table:table-cell table:style-name="ce6" office:value-type="string" calcext:value-type="string" table:number-columns-spanned="1" table:number-rows-spanned="4">
            <text:p>Expected around 80K</text:p>
          </table:table-cell>
          <table:table-cell table:style-name="ce21" office:value-type="string" calcext:value-type="string" table:number-columns-spanned="1" table:number-rows-spanned="3">
            <text:p><text:a xlink:href="https://scholarships.asu.edu/scholarship/1728?_ga=2.69639314.323282846.1622887772-1232476576.1622887772" xlink:type="simple">Can international students apply for financial aid?

International freshman and transfer F-1 students may be considered for ASU’s New American University Scholarship. Award amounts range from $3,000 to $8,000. You will be automatically considered for this award if you have all your application materials submitted to ASU by April 1. You may also apply for scholarships and other financial aid in your home country, however, international students are not eligible to submit the Free Application for Federal Student Aid.</text:a></text:p>
          </table:table-cell>
          <table:table-cell table:style-name="ce5" table:number-columns-repeated="14"/>
          <table:table-cell table:number-columns-repeated="995"/>
        </table:table-row>
        <table:table-row table:style-name="ro1">
          <table:covered-table-cell table:number-columns-repeated="2"/>
          <table:table-cell table:style-name="ce7" office:value-type="string" calcext:value-type="string">
            <text:p><text:a xlink:href="https://webapp4.asu.edu/programs/t5/majorinfo/ASU00/ESCOMSCMCS/graduate/false" xlink:type="simple">MSC Computer science</text:a></text:p>
          </table:table-cell>
          <table:covered-table-cell table:number-columns-repeated="2"/>
          <table:table-cell table:style-name="ce5" office:value-type="string" calcext:value-type="string">
            <text:p><text:span text:style-name="T8">Only fall for in-person</text:span><text:span text:style-name="T9"> , other admits are for students who want to take the course online</text:span></text:p>
          </table:table-cell>
          <table:table-cell table:style-name="ce5"/>
          <table:covered-table-cell table:number-columns-repeated="2"/>
          <table:table-cell table:style-name="ce7" office:value-type="string" calcext:value-type="string">
            <text:p><text:a xlink:href="https://webapp4.asu.edu/programs/t5/majorinfo/ASU00/ESCOMSCMCS/graduate/false" xlink:type="simple">Link</text:a></text:p>
          </table:table-cell>
          <table:covered-table-cell/>
          <table:table-cell table:style-name="ce13" office:value-type="string" calcext:value-type="string">
            <text:p>--</text:p>
          </table:table-cell>
          <table:covered-table-cell table:number-columns-repeated="3"/>
          <table:table-cell table:style-name="ce5" table:number-columns-repeated="14"/>
          <table:table-cell table:number-columns-repeated="995"/>
        </table:table-row>
        <table:table-row table:style-name="ro1">
          <table:covered-table-cell table:number-columns-repeated="2"/>
          <table:table-cell table:style-name="ce7" office:value-type="string" calcext:value-type="string">
            <text:p><text:a xlink:href="https://webapp4.asu.edu/programs/t5/majorinfo/ASU00/TSSERMS/graduate/false" xlink:type="simple">Software Engineering M.S.</text:a></text:p>
          </table:table-cell>
          <table:covered-table-cell/>
          <table:table-cell table:style-name="ce1" office:value-type="string" calcext:value-type="string">
            <text:p>Jan 15th - final deadline</text:p>
          </table:table-cell>
          <table:table-cell table:style-name="ce1" office:value-type="string" calcext:value-type="string">
            <text:p>Only fall admit</text:p>
          </table:table-cell>
          <table:table-cell table:style-name="ce5"/>
          <table:covered-table-cell table:number-columns-repeated="2"/>
          <table:table-cell table:style-name="ce7" office:value-type="string" calcext:value-type="string">
            <text:p><text:a xlink:href="https://webapp4.asu.edu/programs/t5/majorinfo/ASU00/TSSERMS/graduate/false" xlink:type="simple">Link</text:a></text:p>
          </table:table-cell>
          <table:covered-table-cell/>
          <table:table-cell table:style-name="ce7" office:value-type="string" calcext:value-type="string">
            <text:p><text:a xlink:href="https://yocket.in/graduate-programs/arizona-state-university/software-engineering-1023" xlink:type="simple">Link</text:a></text:p>
          </table:table-cell>
          <table:covered-table-cell table:number-columns-repeated="3"/>
          <table:table-cell table:style-name="ce5" table:number-columns-repeated="14"/>
          <table:table-cell table:number-columns-repeated="995"/>
        </table:table-row>
        <table:table-row table:style-name="ro1">
          <table:covered-table-cell table:number-columns-repeated="2"/>
          <table:table-cell table:style-name="ce7" office:value-type="string" calcext:value-type="string">
            <text:p><text:a xlink:href="https://webapp4.asu.edu/programs/t5/majorinfo/ASU00/TSIFTMS/graduate/false" xlink:type="simple">Information technology M.S</text:a></text:p>
          </table:table-cell>
          <table:covered-table-cell/>
          <table:table-cell table:style-name="ce1" office:value-type="string" calcext:value-type="string">
            <text:p>April 1st - priority deadline</text:p>
          </table:table-cell>
          <table:table-cell table:style-name="ce5" office:value-type="string" calcext:value-type="string">
            <text:p>Fall / spring</text:p>
          </table:table-cell>
          <table:table-cell table:style-name="ce5"/>
          <table:covered-table-cell table:number-columns-repeated="2"/>
          <table:table-cell table:style-name="ce7" office:value-type="string" calcext:value-type="string">
            <text:p><text:a xlink:href="https://webapp4.asu.edu/programs/t5/majorinfo/ASU00/TSIFTMS/graduate/false" xlink:type="simple">Link</text:a></text:p>
          </table:table-cell>
          <table:covered-table-cell/>
          <table:table-cell table:style-name="ce7" office:value-type="string" calcext:value-type="string">
            <text:p><text:a xlink:href="https://yocket.in/graduate-programs/arizona-state-university/information-technology-1028" xlink:type="simple">Link</text:a></text:p>
          </table:table-cell>
          <table:covered-table-cell table:number-columns-repeated="2"/>
          <table:table-cell table:style-name="ce5" table:number-columns-repeated="15"/>
          <table:table-cell table:number-columns-repeated="995"/>
        </table:table-row>
        <table:table-row table:style-name="ro1">
          <table:table-cell table:style-name="ce1" office:value-type="string" calcext:value-type="string">
            <text:p>GTech</text:p>
          </table:table-cell>
          <table:table-cell table:style-name="ce5" office:value-type="string" calcext:value-type="string">
            <text:p>Georgia Institute of Technology</text:p>
          </table:table-cell>
          <table:table-cell table:style-name="ce7" office:value-type="string" calcext:value-type="string">
            <text:p><text:a xlink:href="https://catalog.gatech.edu/programs/computer-science-ms/" xlink:type="simple">Master of Science in Computer Science</text:a></text:p>
          </table:table-cell>
          <table:table-cell table:style-name="ce5" office:value-type="string" calcext:value-type="string">
            <text:p>No early deadlines, </text:p>
          </table:table-cell>
          <table:table-cell table:style-name="ce1" office:value-type="string" calcext:value-type="string">
            <text:p>Feb 1st - Decisions will be sent by april 1st</text:p>
          </table:table-cell>
          <table:table-cell table:style-name="ce5" office:value-type="string" calcext:value-type="string">
            <text:p>Only fall</text:p>
          </table:table-cell>
          <table:table-cell table:style-name="ce5"/>
          <table:table-cell table:style-name="ce7" office:value-type="string" calcext:value-type="string">
            <text:p><text:a xlink:href="http://link/" xlink:type="simple">Link</text:a></text:p>
          </table:table-cell>
          <table:table-cell table:style-name="ce5" office:value-type="string" calcext:value-type="string">
            <text:p>50 K</text:p>
            <text:p/>
            <text:p>Acc to yocket</text:p>
          </table:table-cell>
          <table:table-cell table:style-name="ce7" office:value-type="string" calcext:value-type="string">
            <text:p><text:a xlink:href="https://www.gatech.edu/academics/all-degree-programs" xlink:type="simple">Link</text:a></text:p>
          </table:table-cell>
          <table:table-cell table:style-name="ce5" office:value-type="string" calcext:value-type="string">
            <text:p>Atlanta, Georgia</text:p>
          </table:table-cell>
          <table:table-cell table:style-name="ce7" office:value-type="string" calcext:value-type="string">
            <text:p><text:a xlink:href="https://yocket.in/graduate-programs/georgia-institute-of-technology/computer-science-18" xlink:type="simple">Link</text:a></text:p>
          </table:table-cell>
          <table:table-cell table:style-name="ce5" office:value-type="string" calcext:value-type="string">
            <text:p>1800 / month</text:p>
            <text:p/>
            <text:p>2 years ~ 43K</text:p>
          </table:table-cell>
          <table:table-cell table:style-name="ce5" office:value-type="string" calcext:value-type="string">
            <text:p>90 K</text:p>
          </table:table-cell>
          <table:table-cell table:style-name="ce8" office:value-type="string" calcext:value-type="string">
            <text:p>The College does not offer financial aid to students entering this program. If you need assistance, please contact the Georgia Tech Office of Scholarships and Financial Aid. Master's students are not guaranteed funding but frequently receive compensation after establishing a good working relationship with a faculty member. You are welcome to visit faculty members in your area of interest to ascertain if GRA (Graduate Research Assistantship) support is available. GRA is not guaranteed, but if you have a particular skill that a faculty member needs on a project, it can happen. Start looking as soon as possible. Often students find a GRA position during or by the end of their first semester. A few meet faculty during the “Admitted Students Visit” in the spring or use email and have one when they arrive in August, but very few students are able to do this. When working as a GTA (Graduate Teaching Assistant), you are required to have completed the course or its equivalent and scored an “A” grade. You should be prepared to cover at least your first semester as an out of state student. GRA and GTA positions provide a 12-credit tuition waiver, along with a monthly stipend based on percentage time worked) and a waiver of all but $25 of the tuition. With a GRA, students can expect to work 15 to 20 hours per week in addition to school work. Students are responsible for the mandatory fees and tuition supplement. </text:p>
          </table:table-cell>
          <table:table-cell table:style-name="ce5" table:number-columns-repeated="14"/>
          <table:table-cell table:number-columns-repeated="995"/>
        </table:table-row>
        <table:table-row table:style-name="ro1">
          <table:table-cell table:style-name="ce1" office:value-type="string" calcext:value-type="string">
            <text:p>UCLA</text:p>
          </table:table-cell>
          <table:table-cell table:style-name="ce5" office:value-type="string" calcext:value-type="string">
            <text:p>University of California, Los Angeles</text:p>
          </table:table-cell>
          <table:table-cell table:style-name="ce7" office:value-type="string" calcext:value-type="string">
            <text:p><text:a xlink:href="https://grad.ucla.edu/programs/school-of-engineering-and-applied-science/computer-science/" xlink:type="simple">M.S in Computer Science</text:a></text:p>
          </table:table-cell>
          <table:table-cell table:style-name="ce13" office:value-type="string" calcext:value-type="string">
            <text:p>Not mentioned</text:p>
          </table:table-cell>
          <table:table-cell table:style-name="ce36" office:value-type="date" office:date-value="2021-12-01" calcext:value-type="date">
            <text:p>Dec 1</text:p>
          </table:table-cell>
          <table:table-cell table:style-name="ce13" office:value-type="string" calcext:value-type="string">
            <text:p>Only fall</text:p>
          </table:table-cell>
          <table:table-cell table:style-name="ce5"/>
          <table:table-cell table:style-name="ce25" office:value-type="string" calcext:value-type="string">
            <text:p><text:a xlink:href="https://grad.ucla.edu/admissions/research-requirements/" xlink:type="simple">Link</text:a></text:p>
          </table:table-cell>
          <table:table-cell table:style-name="ce13" office:value-type="string" calcext:value-type="string">
            <text:p>53 K</text:p>
            <text:p/>
            <text:p>Acc to yocket</text:p>
          </table:table-cell>
          <table:table-cell table:style-name="ce25" office:value-type="string" calcext:value-type="string">
            <text:p><text:a xlink:href="https://grad.ucla.edu/programs/school-of-engineering-and-applied-science/computer-science/" xlink:type="simple">Link</text:a></text:p>
          </table:table-cell>
          <table:table-cell table:style-name="ce13" office:value-type="string" calcext:value-type="string">
            <text:p>Los Angeles</text:p>
          </table:table-cell>
          <table:table-cell table:style-name="ce25" office:value-type="string" calcext:value-type="string">
            <text:p><text:a xlink:href="https://yocket.in/graduate-programs/university-of-california-los-angeles/computer-science-53" xlink:type="simple">Link</text:a></text:p>
          </table:table-cell>
          <table:table-cell table:style-name="ce5" office:value-type="string" calcext:value-type="string">
            <text:p>~ 2500 / month</text:p>
            <text:p/>
            <text:p> ~ 40K</text:p>
          </table:table-cell>
          <table:table-cell table:style-name="ce13" office:value-type="string" calcext:value-type="string">
            <text:p>~ 90K</text:p>
          </table:table-cell>
          <table:table-cell table:style-name="ce11" office:value-type="string" calcext:value-type="string">
            <text:p><text:a xlink:href="https://grad.ucla.edu/funding/#/" xlink:type="simple">They have fellowships for students interested in AI / ML

M.S. applicants are not eligible for departmental financial support. To qualify for a visa to study in the U.S., international M.S. applicants must demonstrate personal or agency financial support of at least $52,000 for the first year. Prospective M.S. applicants should apply for admission ONLY if they can provide such documentation, which will be requested if admission is offered, in early March.

University wide fellowships seem to be available

TA Roles: 
A select group of domestic M.S. admittees are invited during the summer before enrollment to apply for CS TA positions. All M.S. admittees may explore TA opportunities in other academic departments (i.e EE, Math, STAT).</text:a></text:p>
          </table:table-cell>
          <table:table-cell table:style-name="ce13" table:number-columns-repeated="14"/>
          <table:table-cell table:number-columns-repeated="995"/>
        </table:table-row>
        <table:table-row table:style-name="ro1">
          <table:table-cell table:style-name="ce1" office:value-type="string" calcext:value-type="string">
            <text:p>USC</text:p>
          </table:table-cell>
          <table:table-cell table:style-name="ce5" office:value-type="string" calcext:value-type="string">
            <text:p>University of Southern California</text:p>
          </table:table-cell>
          <table:table-cell table:style-name="ce7" office:value-type="string" calcext:value-type="string">
            <text:p><text:a xlink:href="https://viterbigradadmission.usc.edu/programs/masters/msprograms/computer-science/ms-cs-scientists-engineers/" xlink:type="simple">M.S. In computer science - Scientists and engineers</text:a></text:p>
          </table:table-cell>
          <table:table-cell table:style-name="ce5" office:value-type="string" calcext:value-type="string">
            <text:p>Scholarship consideration December 15th 2021</text:p>
          </table:table-cell>
          <table:table-cell table:style-name="ce37" office:value-type="date" office:date-value="2022-01-15" calcext:value-type="date">
            <text:p>January 15, 2022</text:p>
          </table:table-cell>
          <table:table-cell table:style-name="ce5" office:value-type="string" calcext:value-type="string">
            <text:p>Fall / spring admit</text:p>
          </table:table-cell>
          <table:table-cell table:style-name="ce5"/>
          <table:table-cell table:style-name="ce7" office:value-type="string" calcext:value-type="string">
            <text:p><text:a xlink:href="https://viterbigradadmission.usc.edu/programs/masters/msprograms/computer-science/ms-cs-scientists-engineers/" xlink:type="simple">Link</text:a></text:p>
          </table:table-cell>
          <table:table-cell table:style-name="ce7" office:value-type="string" calcext:value-type="string">
            <text:p><text:a xlink:href="https://viterbigradadmission.usc.edu/programs/masters/tuition-funding/tuition-funding-masters/" xlink:type="simple">82K</text:a></text:p>
          </table:table-cell>
          <table:table-cell table:style-name="ce7" office:value-type="string" calcext:value-type="string">
            <text:p><text:a xlink:href="https://gradadm.usc.edu/our-programs/viterbi-school-of-engineering/#/software" xlink:type="simple">Link</text:a></text:p>
          </table:table-cell>
          <table:table-cell table:style-name="ce5" office:value-type="string" calcext:value-type="string">
            <text:p>California</text:p>
          </table:table-cell>
          <table:table-cell table:style-name="ce7" office:value-type="string" calcext:value-type="string">
            <text:p><text:a xlink:href="https://yocket.in/graduate-programs/university-of-southern-california/computer-science-168" xlink:type="simple">Link</text:a></text:p>
          </table:table-cell>
          <table:table-cell table:style-name="ce5" office:value-type="string" calcext:value-type="string">
            <text:p>Around 25K</text:p>
          </table:table-cell>
          <table:table-cell table:style-name="ce5" office:value-type="string" calcext:value-type="string">
            <text:p>110K</text:p>
          </table:table-cell>
          <table:table-cell table:style-name="ce11" office:value-type="string" calcext:value-type="string">
            <text:p><text:a xlink:href="https://viterbigradadmission.usc.edu/programs/masters/tuition-funding/" xlink:type="simple">Merrit based scholarhips available, but no TA / RA available for master students

Scholarships and financial available</text:a></text:p>
          </table:table-cell>
          <table:table-cell table:style-name="ce5" table:number-columns-repeated="14"/>
          <table:table-cell table:number-columns-repeated="995"/>
        </table:table-row>
        <table:table-row table:style-name="ro1">
          <table:table-cell table:style-name="ce1" office:value-type="string" calcext:value-type="string">
            <text:p>UCSB</text:p>
          </table:table-cell>
          <table:table-cell table:style-name="ce5" office:value-type="string" calcext:value-type="string">
            <text:p>University of California, Santa Barbara</text:p>
          </table:table-cell>
          <table:table-cell table:style-name="ce7" office:value-type="string" calcext:value-type="string">
            <text:p><text:a xlink:href="https://my.sa.ucsb.edu/catalog/Current/CollegesDepartments/coe/compsci-engr.aspx?DeptTab=Graduate" xlink:type="simple">M.S. Computer science</text:a></text:p>
          </table:table-cell>
          <table:table-cell table:style-name="ce5"/>
          <table:table-cell table:style-name="ce7" office:value-type="string" calcext:value-type="string">
            <text:p><text:a xlink:href="https://www.graddiv.ucsb.edu/graduate-programs/departments/computer-science" xlink:type="simple">Dec 15th</text:a></text:p>
          </table:table-cell>
          <table:table-cell table:style-name="ce5" office:value-type="string" calcext:value-type="string">
            <text:p>Only fall</text:p>
          </table:table-cell>
          <table:table-cell table:style-name="ce5"/>
          <table:table-cell table:style-name="ce7" office:value-type="string" calcext:value-type="string">
            <text:p><text:a xlink:href="https://my.sa.ucsb.edu/catalog/Current/GraduateEducation/RequirementsandProcedure.aspx" xlink:type="simple">Link</text:a></text:p>
          </table:table-cell>
          <table:table-cell table:style-name="ce5" office:value-type="string" calcext:value-type="string">
            <text:p>66 K</text:p>
          </table:table-cell>
          <table:table-cell table:style-name="ce7" office:value-type="string" calcext:value-type="string">
            <text:p><text:a xlink:href="https://www.cs.ucsb.edu/education/grad/masters-degree#plan3" xlink:type="simple">Link</text:a></text:p>
          </table:table-cell>
          <table:table-cell table:style-name="ce5" office:value-type="string" calcext:value-type="string">
            <text:p>California</text:p>
          </table:table-cell>
          <table:table-cell table:style-name="ce7" office:value-type="string" calcext:value-type="string">
            <text:p><text:a xlink:href="https://yocket.in/graduate-programs/university-of-california-santa-barbara/computer-science-59" xlink:type="simple">Link</text:a></text:p>
          </table:table-cell>
          <table:table-cell table:style-name="ce5" office:value-type="string" calcext:value-type="string">
            <text:p>~ 2500 / month</text:p>
            <text:p/>
            <text:p>60 K</text:p>
          </table:table-cell>
          <table:table-cell table:style-name="ce5" office:value-type="string" calcext:value-type="string">
            <text:p>120 K Loll!!</text:p>
          </table:table-cell>
          <table:table-cell table:style-name="ce11" office:value-type="string" calcext:value-type="string">
            <text:p><text:a xlink:href="https://www.cs.ucsb.edu/education/grad/financial-support" xlink:type="simple">Looks like funding priority is given mostly to phD students who would get TA/RA roles. MS stuents can try as well.

Link</text:a></text:p>
          </table:table-cell>
          <table:table-cell table:style-name="ce5" table:number-columns-repeated="14"/>
          <table:table-cell table:number-columns-repeated="995"/>
        </table:table-row>
        <table:table-row table:style-name="ro1">
          <table:table-cell table:style-name="ce1" office:value-type="string" calcext:value-type="string">
            <text:p>UTA</text:p>
          </table:table-cell>
          <table:table-cell table:style-name="ce5" office:value-type="string" calcext:value-type="string">
            <text:p>University of Texas at Austin</text:p>
          </table:table-cell>
          <table:table-cell table:style-name="ce7" office:value-type="string" calcext:value-type="string">
            <text:p><text:a xlink:href="https://www.cs.utexas.edu/graduate-program/masters-program" xlink:type="simple">M.S.  Computer Science</text:a></text:p>
          </table:table-cell>
          <table:table-cell table:style-name="ce5" table:number-columns-repeated="26"/>
          <table:table-cell table:number-columns-repeated="995"/>
        </table:table-row>
        <table:table-row table:style-name="ro1">
          <table:table-cell table:style-name="ce1" office:value-type="string" calcext:value-type="string">
            <text:p>UIUC</text:p>
          </table:table-cell>
          <table:table-cell table:style-name="ce5" office:value-type="string" calcext:value-type="string">
            <text:p>University of Illinois, Urbana-champaign</text:p>
          </table:table-cell>
          <table:table-cell table:style-name="ce7" office:value-type="string" calcext:value-type="string">
            <text:p><text:a xlink:href="https://cs.illinois.edu/academics/graduate/professional-mcs" xlink:type="simple">Professional Masters in Computer Science</text:a></text:p>
          </table:table-cell>
          <table:table-cell table:style-name="ce5"/>
          <table:table-cell table:style-name="ce5" office:value-type="string" calcext:value-type="string">
            <text:p>Jan 15th</text:p>
          </table:table-cell>
          <table:table-cell table:style-name="ce5" office:value-type="string" calcext:value-type="string">
            <text:p>Only fall</text:p>
          </table:table-cell>
          <table:table-cell table:style-name="ce5"/>
          <table:table-cell table:style-name="ce7" office:value-type="string" calcext:value-type="string">
            <text:p><text:a xlink:href="https://cs.illinois.edu/admissions/graduate/applications-process-requirements" xlink:type="simple">Link

$ 90 Application fee</text:a></text:p>
          </table:table-cell>
          <table:table-cell table:style-name="ce5" office:value-type="string" calcext:value-type="string">
            <text:p>38 K</text:p>
          </table:table-cell>
          <table:table-cell table:style-name="ce7" office:value-type="string" calcext:value-type="string">
            <text:p><text:a xlink:href="https://cs.illinois.edu/academics/graduate/professional-mcs/campus-master-computer-science" xlink:type="simple">Link</text:a></text:p>
          </table:table-cell>
          <table:table-cell table:style-name="ce5" office:value-type="string" calcext:value-type="string">
            <text:p>Illinois</text:p>
          </table:table-cell>
          <table:table-cell table:style-name="ce7" office:value-type="string" calcext:value-type="string">
            <text:p><text:a xlink:href="https://yocket.in/graduate-programs/university-of-illinois-at-urbana-champaign/computer-science-73555" xlink:type="simple">Link</text:a></text:p>
          </table:table-cell>
          <table:table-cell table:style-name="ce5" office:value-type="string" calcext:value-type="string">
            <text:p>~ 2000 / month</text:p>
            <text:p/>
            <text:p>18 month course</text:p>
            <text:p/>
            <text:p>~ 36 K</text:p>
          </table:table-cell>
          <table:table-cell table:style-name="ce5" office:value-type="string" calcext:value-type="string">
            <text:p>~ 74 K</text:p>
            <text:p/>
            <text:p>need to verify</text:p>
          </table:table-cell>
          <table:table-cell table:style-name="ce11" office:value-type="string" calcext:value-type="string">
            <text:p><text:a xlink:href="https://cs.illinois.edu/admissions/graduate/applications-process-requirements/application-fee-waivers" xlink:type="simple">Application Fee Waivers: Applicants may qualify for an application fee waiver.  For details, see Application Fee Waivers.  Applicants who have questions about an application fee waiver may contact the Department of Computer Science at academic@cs.illinois.edu.

To be eligible department financial aid, such as a teaching assistantship, you must submit recent TOEFL iBT or IELTS scores and/or meet the requirements detailed here: Proficiency Requirements for Funding (summary).

The Department of Computer Science generally does not offer Professional MCS students research or teaching assistantships. Students are eligible to accept an assistantship if one is offered. See the Office of Student Financial Aid for further information about financial assistance offered by the University.</text:a></text:p>
          </table:table-cell>
          <table:table-cell table:style-name="ce5" table:number-columns-repeated="14"/>
          <table:table-cell table:number-columns-repeated="995"/>
        </table:table-row>
        <table:table-row table:style-name="ro1">
          <table:table-cell table:style-name="ce1" office:value-type="string" calcext:value-type="string">
            <text:p>NCSU</text:p>
          </table:table-cell>
          <table:table-cell table:style-name="ce5" office:value-type="string" calcext:value-type="string">
            <text:p>North Carolina State University</text:p>
          </table:table-cell>
          <table:table-cell table:style-name="ce7" office:value-type="string" calcext:value-type="string">
            <text:p><text:a xlink:href="https://www.csc.ncsu.edu/academics/graduate/degrees/mcs.php" xlink:type="simple">Master of Computer Science</text:a></text:p>
          </table:table-cell>
          <table:table-cell table:style-name="ce5"/>
          <table:table-cell table:style-name="ce35" office:value-type="date" office:date-value="2021-03-01" calcext:value-type="date">
            <text:p>March 1</text:p>
          </table:table-cell>
          <table:table-cell table:style-name="ce5" office:value-type="string" calcext:value-type="string">
            <text:p>Fall / spring</text:p>
          </table:table-cell>
          <table:table-cell table:style-name="ce5"/>
          <table:table-cell table:style-name="ce7" office:value-type="string" calcext:value-type="string">
            <text:p><text:a xlink:href="https://www.csc.ncsu.edu/academics/graduate/procedure.php" xlink:type="simple">Link</text:a></text:p>
          </table:table-cell>
          <table:table-cell table:style-name="ce5" office:value-type="string" calcext:value-type="string">
            <text:p>65 K</text:p>
          </table:table-cell>
          <table:table-cell table:style-name="ce7" office:value-type="string" calcext:value-type="string">
            <text:p><text:a xlink:href="https://www.ncsu.edu/academics/departments-a-z/" xlink:type="simple">Link</text:a></text:p>
          </table:table-cell>
          <table:table-cell table:style-name="ce5" office:value-type="string" calcext:value-type="string">
            <text:p>North Carolina, Raleigh</text:p>
          </table:table-cell>
          <table:table-cell table:style-name="ce7" office:value-type="string" calcext:value-type="string">
            <text:p><text:a xlink:href="https://yocket.in/graduate-programs/north-carolina-state-university-raleigh/computer-science-31934" xlink:type="simple">Link</text:a></text:p>
          </table:table-cell>
          <table:table-cell table:style-name="ce5" office:value-type="string" calcext:value-type="string">
            <text:p>Not sure of course duration</text:p>
            <text:p/>
            <text:p/>
          </table:table-cell>
          <table:table-cell table:style-name="ce5" office:value-type="string" calcext:value-type="string">
            <text:p>Assuming in the 85K + band</text:p>
          </table:table-cell>
          <table:table-cell table:style-name="ce10" office:value-type="string" calcext:value-type="string">
            <text:p><text:a xlink:href="https://ncsu.service-now.com/gradschool?id=kb_article&amp;sys_id=5eab88dbdbce4f40de08f1a51d9619cf" xlink:type="simple">Under exceptional circumstances, the Graduate School may waive the application fee.

4.1 Assistantships, Fellowships, Traineeships, and Grants
4.2 RA and TA Appointments


Students who wish to be considered for teaching and other fellowships (Dean's, Andrews PhD, Collier, Ward PhD, University Graduate Fellowship, Diversity) must meet the “with financial aid” application deadline. Decisions are made by the department’s admissions committee and the Director of Graduate Programs.

An assistantship (either RA, or TA) places the student on the Graduate Student Support Plan (GSSP). This includes full tuition, health insurance, and a stipend. The value of the full assistantship package exceeds the university's estimate of student living expenses.

For more information about financial aid, please refer to the following:

The Graduate Student Support Plan
Tuition and Fees Courtesy of Student Services
Graduate Funding Courtesy of NCSU Graduate School Office
</text:a></text:p>
          </table:table-cell>
          <table:table-cell table:style-name="ce5" table:number-columns-repeated="14"/>
          <table:table-cell table:number-columns-repeated="995"/>
        </table:table-row>
        <table:table-row table:style-name="ro1">
          <table:table-cell table:style-name="ce1" office:value-type="string" calcext:value-type="string">
            <text:p>UMass Amherst</text:p>
          </table:table-cell>
          <table:table-cell table:style-name="ce5" office:value-type="string" calcext:value-type="string">
            <text:p>University of Massachusetts Amherst</text:p>
          </table:table-cell>
          <table:table-cell table:style-name="ce7" office:value-type="string" calcext:value-type="string">
            <text:p><text:a xlink:href="https://www.cics.umass.edu/degree-program/masters" xlink:type="simple">M.S. In Computer Science</text:a></text:p>
          </table:table-cell>
          <table:table-cell table:style-name="ce5" table:number-columns-repeated="26"/>
          <table:table-cell table:number-columns-repeated="995"/>
        </table:table-row>
        <table:table-row table:style-name="ro1">
          <table:table-cell table:style-name="ce1" office:value-type="string" calcext:value-type="string">
            <text:p>Rutgers</text:p>
          </table:table-cell>
          <table:table-cell table:style-name="ce5" office:value-type="string" calcext:value-type="string">
            <text:p>Rutgers</text:p>
          </table:table-cell>
          <table:table-cell table:style-name="ce7" office:value-type="string" calcext:value-type="string">
            <text:p><text:a xlink:href="https://www.cs.rutgers.edu/academics/graduate/m-s-program" xlink:type="simple">Master of Science in Computer Science</text:a></text:p>
          </table:table-cell>
          <table:table-cell table:style-name="ce5"/>
          <table:table-cell table:style-name="ce5" office:value-type="string" calcext:value-type="string">
            <text:p>Feb 1st</text:p>
          </table:table-cell>
          <table:table-cell table:style-name="ce5" table:number-columns-repeated="24"/>
          <table:table-cell table:number-columns-repeated="995"/>
        </table:table-row>
        <table:table-row table:style-name="ro1">
          <table:table-cell table:style-name="ce1" office:value-type="string" calcext:value-type="string">
            <text:p>UWashington</text:p>
          </table:table-cell>
          <table:table-cell table:style-name="ce5" office:value-type="string" calcext:value-type="string">
            <text:p>University of Washington</text:p>
          </table:table-cell>
          <table:table-cell table:style-name="ce7" office:value-type="string" calcext:value-type="string">
            <text:p><text:a xlink:href="https://grad.uw.edu/admission/find-a-program/program-detail/#!?progid=702" xlink:type="simple">Computer Science and Software Engineering - School of STEM (Bothell) – MS</text:a></text:p>
          </table:table-cell>
          <table:table-cell table:style-name="ce5" table:number-columns-repeated="26"/>
          <table:table-cell table:number-columns-repeated="995"/>
        </table:table-row>
        <table:table-row table:style-name="ro1">
          <table:table-cell table:style-name="ce1" office:value-type="string" calcext:value-type="string">
            <text:p>Cornell</text:p>
          </table:table-cell>
          <table:table-cell table:style-name="ce7" office:value-type="string" calcext:value-type="string">
            <text:p><text:a xlink:href="https://gradschool.cornell.edu/cugradfos/" xlink:type="simple">Cornell university</text:a></text:p>
          </table:table-cell>
          <table:table-cell table:style-name="ce5" table:number-columns-repeated="27"/>
          <table:table-cell table:number-columns-repeated="995"/>
        </table:table-row>
        <table:table-row table:style-name="ro1">
          <table:table-cell table:style-name="ce1" office:value-type="string" calcext:value-type="string">
            <text:p>Rice</text:p>
          </table:table-cell>
          <table:table-cell table:style-name="ce5" office:value-type="string" calcext:value-type="string">
            <text:p>Rice University</text:p>
          </table:table-cell>
          <table:table-cell table:style-name="ce7" office:value-type="string" calcext:value-type="string">
            <text:p><text:a xlink:href="https://csweb.rice.edu/academics/graduate-programs/professional-masters-programs" xlink:type="simple">Master of Computer Science</text:a></text:p>
          </table:table-cell>
          <table:table-cell table:style-name="ce5"/>
          <table:table-cell table:style-name="ce38" office:value-type="string" calcext:value-type="string">
            <text:p><text:a xlink:href="https://csweb.rice.edu/academics/undergraduate-programs/admission/faqs" xlink:type="simple">Contradicting statements: 
In the FAQ: The Computer Science Department only accepts applications for the MCS program for spring admissions.
In the application link: Fall 2021 admission MCS Program: January 30, 2021

Students will be notified during Mid March regarding Fall admissions</text:a></text:p>
          </table:table-cell>
          <table:table-cell table:style-name="ce39" office:value-type="string" calcext:value-type="string">
            <text:p>The Computer Science Department only accepts applications for the MCS program for spring admissions.</text:p>
          </table:table-cell>
          <table:table-cell table:style-name="ce5"/>
          <table:table-cell table:style-name="ce7" office:value-type="string" calcext:value-type="string">
            <text:p><text:a xlink:href="https://csweb.rice.edu/academics/graduate-programs/graduate-admission" xlink:type="simple">Link

$85</text:a></text:p>
          </table:table-cell>
          <table:table-cell table:style-name="ce5" office:value-type="string" calcext:value-type="string">
            <text:p>50K</text:p>
          </table:table-cell>
          <table:table-cell table:style-name="ce7" office:value-type="string" calcext:value-type="string">
            <text:p><text:a xlink:href="https://www.rice.edu/departments" xlink:type="simple">Link</text:a></text:p>
          </table:table-cell>
          <table:table-cell table:style-name="ce5" office:value-type="string" calcext:value-type="string">
            <text:p>Near austin / Texas</text:p>
          </table:table-cell>
          <table:table-cell table:style-name="ce7" office:value-type="string" calcext:value-type="string">
            <text:p><text:a xlink:href="https://yocket.in/graduate-programs/rice-university/computer-science-607" xlink:type="simple">Link</text:a></text:p>
          </table:table-cell>
          <table:table-cell table:style-name="ce5" table:number-columns-repeated="2"/>
          <table:table-cell table:style-name="ce5" office:value-type="string" calcext:value-type="string">
            <text:p>Graduate students enrolled in the MCS program are not eligible for financial support from either departmental funds or research grants</text:p>
          </table:table-cell>
          <table:table-cell table:style-name="ce5" table:number-columns-repeated="14"/>
          <table:table-cell table:number-columns-repeated="995"/>
        </table:table-row>
        <table:table-row table:style-name="ro1">
          <table:table-cell table:style-name="ce1" office:value-type="string" calcext:value-type="string">
            <text:p>Stony Brook</text:p>
          </table:table-cell>
          <table:table-cell table:style-name="ce1" office:value-type="string" calcext:value-type="string">
            <text:p>Stony Brook University</text:p>
          </table:table-cell>
          <table:table-cell table:style-name="ce7" office:value-type="string" calcext:value-type="string">
            <text:p><text:a xlink:href="https://www.stonybrook.edu/commcms/graduate-admissions/programs/details.php?code=cse&amp;type=description&amp;level=graduate_bulletin_data#Admissions" xlink:type="simple">M.S. in Computer Science</text:a></text:p>
          </table:table-cell>
          <table:table-cell table:style-name="ce5" office:value-type="string" calcext:value-type="string">
            <text:p>Applications open in August ( found in FAQ )</text:p>
          </table:table-cell>
          <table:table-cell table:style-name="ce32" office:value-type="date" office:date-value="2021-12-01" calcext:value-type="date">
            <text:p>Dec 1</text:p>
          </table:table-cell>
          <table:table-cell table:style-name="ce5" table:number-columns-repeated="2"/>
          <table:table-cell table:style-name="ce7" office:value-type="string" calcext:value-type="string">
            <text:p><text:a xlink:href="https://www.cs.stonybrook.edu/admissions/Graduate-Program" xlink:type="simple">Link</text:a></text:p>
          </table:table-cell>
          <table:table-cell table:style-name="ce5" office:value-type="string" calcext:value-type="string">
            <text:p>52 K</text:p>
          </table:table-cell>
          <table:table-cell table:style-name="ce5"/>
          <table:table-cell table:style-name="ce5" office:value-type="string" calcext:value-type="string">
            <text:p>New York</text:p>
          </table:table-cell>
          <table:table-cell table:style-name="ce7" office:value-type="string" calcext:value-type="string">
            <text:p><text:a xlink:href="https://yocket.in/graduate-programs/state-university-of-new-york-at-stony-brook/computer-science-129" xlink:type="simple">Link</text:a></text:p>
          </table:table-cell>
          <table:table-cell table:style-name="ce5" table:number-columns-repeated="2"/>
          <table:table-cell table:style-name="ce11" office:value-type="string" calcext:value-type="string">
            <text:p><text:a xlink:href="http://www.stonybrook.edu/finaid/cost/graduate.shtml" xlink:type="simple">Students admitted to the M.S. program are generally not offered financial support at the time of admission, but upon arrival some M.S. students do find some form of teaching or research assistantships in the CS or another department on campus. Information regarding tuition, fees, and other costs can be found here. 

Link</text:a></text:p>
          </table:table-cell>
          <table:table-cell table:style-name="ce5" table:number-columns-repeated="14"/>
          <table:table-cell table:number-columns-repeated="995"/>
        </table:table-row>
        <table:table-row table:style-name="ro1">
          <table:table-cell table:style-name="ce1" office:value-type="string" calcext:value-type="string">
            <text:p>UCR</text:p>
          </table:table-cell>
          <table:table-cell table:style-name="ce5" office:value-type="string" calcext:value-type="string">
            <text:p>University of California Riverside</text:p>
          </table:table-cell>
          <table:table-cell table:style-name="ce7" office:value-type="string" calcext:value-type="string">
            <text:p><text:a xlink:href="https://www1.cs.ucr.edu/graduate/programs/computer-science-masters" xlink:type="simple">Master's degree in Computer Science</text:a></text:p>
          </table:table-cell>
          <table:table-cell table:style-name="ce5" office:value-type="string" calcext:value-type="string">
            <text:p>Jan 5 : priority deadline only for phd applicants</text:p>
          </table:table-cell>
          <table:table-cell table:style-name="ce35" office:value-type="date" office:date-value="2021-03-01" calcext:value-type="date">
            <text:p>March 1</text:p>
          </table:table-cell>
          <table:table-cell table:style-name="ce5" office:value-type="string" calcext:value-type="string">
            <text:p>Only fall</text:p>
          </table:table-cell>
          <table:table-cell table:style-name="ce5"/>
          <table:table-cell table:style-name="ce7" office:value-type="string" calcext:value-type="string">
            <text:p><text:a xlink:href="https://www1.cs.ucr.edu/graduate/admissions/international" xlink:type="simple">Link

$125</text:a></text:p>
          </table:table-cell>
          <table:table-cell table:style-name="ce5" office:value-type="string" calcext:value-type="string">
            <text:p>15 K </text:p>
            <text:p/>
            <text:p>As per yocket</text:p>
          </table:table-cell>
          <table:table-cell table:style-name="ce7" office:value-type="string" calcext:value-type="string">
            <text:p><text:a xlink:href="https://www1.cs.ucr.edu/graduate/programs/computer-science-masters" xlink:type="simple">Link</text:a></text:p>
          </table:table-cell>
          <table:table-cell table:style-name="ce5" office:value-type="string" calcext:value-type="string">
            <text:p>California</text:p>
          </table:table-cell>
          <table:table-cell table:style-name="ce7" office:value-type="string" calcext:value-type="string">
            <text:p><text:a xlink:href="https://yocket.in/graduate-programs/university-of-california-riverside/computer-science-664" xlink:type="simple">Link</text:a></text:p>
          </table:table-cell>
          <table:table-cell table:style-name="ce5" table:number-columns-repeated="2"/>
          <table:table-cell table:style-name="ce11" office:value-type="string" calcext:value-type="string">
            <text:p><text:a xlink:href="https://financialaid.ucr.edu/" xlink:type="simple">Fellowship support is not available for International M.S. applicants. For full consideration of financial support, an application must be received by the January 31. International student applications may be considered for fellowship opportunities after this deadline, pending funding availability but are encouraged to apply by this date.

Financial Aid Link</text:a></text:p>
          </table:table-cell>
          <table:table-cell table:style-name="ce5" table:number-columns-repeated="14"/>
          <table:table-cell table:number-columns-repeated="995"/>
        </table:table-row>
        <table:table-row table:style-name="ro1">
          <table:table-cell table:style-name="ce1" office:value-type="string" calcext:value-type="string">
            <text:p>TAMU</text:p>
          </table:table-cell>
          <table:table-cell table:style-name="ce5" office:value-type="string" calcext:value-type="string">
            <text:p>Texas A&amp;M Uniersity</text:p>
          </table:table-cell>
          <table:table-cell table:style-name="ce7" office:value-type="string" calcext:value-type="string">
            <text:p><text:a xlink:href="https://engineering.tamu.edu/cse/academics/degrees/graduate/mcs.html" xlink:type="simple">Master of Computer Science</text:a></text:p>
          </table:table-cell>
          <table:table-cell table:style-name="ce5"/>
          <table:table-cell table:style-name="ce5" office:value-type="string" calcext:value-type="string">
            <text:p>Jan 15th</text:p>
          </table:table-cell>
          <table:table-cell table:style-name="ce5" office:value-type="string" calcext:value-type="string">
            <text:p>Fall</text:p>
          </table:table-cell>
          <table:table-cell table:style-name="ce5"/>
          <table:table-cell table:style-name="ce7" office:value-type="string" calcext:value-type="string">
            <text:p><text:a xlink:href="https://engineering.tamu.edu/admissions-and-aid/graduate.html" xlink:type="simple">Link

$148</text:a></text:p>
          </table:table-cell>
          <table:table-cell table:style-name="ce5" office:value-type="string" calcext:value-type="string">
            <text:p>38K </text:p>
            <text:p>as per yocket</text:p>
          </table:table-cell>
          <table:table-cell table:style-name="ce7" office:value-type="string" calcext:value-type="string">
            <text:p><text:a xlink:href="https://engineering.tamu.edu/cse/academics/degrees/graduate/mcs.html" xlink:type="simple">Link</text:a></text:p>
          </table:table-cell>
          <table:table-cell table:style-name="ce5" office:value-type="string" calcext:value-type="string">
            <text:p>Texas</text:p>
          </table:table-cell>
          <table:table-cell table:style-name="ce7" office:value-type="string" calcext:value-type="string">
            <text:p><text:a xlink:href="https://yocket.in/graduate-programs/texas-a-and-m-university-college-station/computer-science-44" xlink:type="simple">Link</text:a></text:p>
          </table:table-cell>
          <table:table-cell table:style-name="ce5" table:number-columns-repeated="2"/>
          <table:table-cell table:style-name="ce11" office:value-type="string" calcext:value-type="string">
            <text:p><text:a xlink:href="https://engineering.tamu.edu/cse/academics/degrees/graduate/faq.html" xlink:type="simple">All applicants are automatically considered for financial aid.

 Non-thesis masters students may be offered a scholarship. The decisions are made in conjunction with admission, so it is not possible to evaluate your case in advance.

Other info regarding TA / RA

Financial Aid Link</text:a></text:p>
          </table:table-cell>
          <table:table-cell table:style-name="ce5" table:number-columns-repeated="14"/>
          <table:table-cell table:number-columns-repeated="995"/>
        </table:table-row>
        <table:table-row table:style-name="ro1">
          <table:table-cell table:style-name="ce1" office:value-type="string" calcext:value-type="string">
            <text:p>OHIO</text:p>
          </table:table-cell>
          <table:table-cell table:style-name="ce5" office:value-type="string" calcext:value-type="string">
            <text:p>Ohio State university</text:p>
          </table:table-cell>
          <table:table-cell table:style-name="ce7" office:value-type="string" calcext:value-type="string">
            <text:p><text:a xlink:href="http://gpadmissions.osu.edu/programs/program.aspx?prog=0052" xlink:type="simple">Master of Science in Computer Science and Engineering </text:a></text:p>
          </table:table-cell>
          <table:table-cell table:style-name="ce35" office:value-type="date" office:date-value="2021-12-01" calcext:value-type="date">
            <text:p>December 1</text:p>
          </table:table-cell>
          <table:table-cell table:style-name="ce32" office:value-type="date" office:date-value="2021-01-31" calcext:value-type="date">
            <text:p>Jan 31</text:p>
          </table:table-cell>
          <table:table-cell table:style-name="ce5" office:value-type="string" calcext:value-type="string">
            <text:p>Only fall</text:p>
          </table:table-cell>
          <table:table-cell table:style-name="ce5" table:number-columns-repeated="2"/>
          <table:table-cell table:style-name="ce7" office:value-type="string" calcext:value-type="string">
            <text:p><text:a xlink:href="http://gpadmissions.osu.edu/programs/program.aspx?prog=0052#&amp;&amp;tab=costs" xlink:type="simple">57K</text:a></text:p>
          </table:table-cell>
          <table:table-cell table:style-name="ce5" table:number-columns-repeated="5"/>
          <table:table-cell table:style-name="ce11" office:value-type="string" calcext:value-type="string">
            <text:p><text:a xlink:href="http://gpadmissions.osu.edu/grad/funding.html" xlink:type="simple">Funding
Graduate and professional students at Ohio State have a variety of funding options available to them, including associateships and other employment, fellowships, loans and scholarships. See Funding for general information, and visit the Computer Science and Engineering Site for program-specific details.

Assistantships  looks like assistantsships are mostly given to PhD students, rather than masters students</text:a></text:p>
          </table:table-cell>
          <table:table-cell table:style-name="ce5" table:number-columns-repeated="14"/>
          <table:table-cell table:number-columns-repeated="995"/>
        </table:table-row>
        <table:table-row table:style-name="ro1">
          <table:table-cell table:style-name="ce1" office:value-type="string" calcext:value-type="string">
            <text:p>UCD</text:p>
          </table:table-cell>
          <table:table-cell table:style-name="ce5" office:value-type="string" calcext:value-type="string">
            <text:p>University of California, Davis</text:p>
          </table:table-cell>
          <table:table-cell table:style-name="ce7" office:value-type="string" calcext:value-type="string">
            <text:p><text:a xlink:href="https://cs.ucdavis.edu/graduate/our-programs/ms-degree" xlink:type="simple">Master of Science in Computer Science</text:a></text:p>
          </table:table-cell>
          <table:table-cell table:style-name="ce5" office:value-type="string" calcext:value-type="string">
            <text:p>No priority deadlines</text:p>
          </table:table-cell>
          <table:table-cell table:style-name="ce5" office:value-type="string" calcext:value-type="string">
            <text:p>Jan 5th - General deadline</text:p>
          </table:table-cell>
          <table:table-cell table:style-name="ce5" office:value-type="string" calcext:value-type="string">
            <text:p>only fall</text:p>
          </table:table-cell>
          <table:table-cell table:style-name="ce5"/>
          <table:table-cell table:style-name="ce7" office:value-type="string" calcext:value-type="string">
            <text:p><text:a xlink:href="https://cs.ucdavis.edu/graduate/prospective-students/how-apply" xlink:type="simple">Link</text:a></text:p>
          </table:table-cell>
          <table:table-cell table:style-name="ce5" office:value-type="string" calcext:value-type="string">
            <text:p>67 K</text:p>
            <text:p/>
            <text:p>This university also provides on campus residence facilities</text:p>
          </table:table-cell>
          <table:table-cell table:style-name="ce7" office:value-type="string" calcext:value-type="string">
            <text:p><text:a xlink:href="https://cs.ucdavis.edu/graduate" xlink:type="simple">Link</text:a></text:p>
          </table:table-cell>
          <table:table-cell table:style-name="ce5" office:value-type="string" calcext:value-type="string">
            <text:p>California</text:p>
          </table:table-cell>
          <table:table-cell table:style-name="ce7" office:value-type="string" calcext:value-type="string">
            <text:p><text:a xlink:href="https://yocket.in/graduate-programs/university-of-california-davis/computer-science-394" xlink:type="simple">Link</text:a></text:p>
          </table:table-cell>
          <table:table-cell table:style-name="ce5" table:number-columns-repeated="2"/>
          <table:table-cell table:style-name="ce7" office:value-type="string" calcext:value-type="string">
            <text:p><text:a xlink:href="https://financialaid.ucdavis.edu/graduate/gradstudies" xlink:type="simple">Financial aid application link

Link about fellowships are also available here 

Lot of other roles such as Academic student employee, TA, and reader positions are available. Check the FAQ Link

GSRs and ASEs are both eligible for fee waivers. While a GSR fee waiver covers all fees, an ASE fee waiver does not. For more information about fee waivers, see Graduate Studies’ website.

Student employment</text:a></text:p>
          </table:table-cell>
          <table:table-cell table:style-name="ce5" table:number-columns-repeated="14"/>
          <table:table-cell table:number-columns-repeated="995"/>
        </table:table-row>
        <table:table-row table:style-name="ro5">
          <table:table-cell table:style-name="ce2" office:value-type="string" calcext:value-type="string" table:number-columns-spanned="1" table:number-rows-spanned="3">
            <text:p>NJIT</text:p>
          </table:table-cell>
          <table:table-cell table:style-name="ce6" office:value-type="string" calcext:value-type="string" table:number-columns-spanned="1" table:number-rows-spanned="3">
            <text:p>New Jersey Institute of Technology</text:p>
          </table:table-cell>
          <table:table-cell table:style-name="ce7" office:value-type="string" calcext:value-type="string">
            <text:p><text:a xlink:href="https://catalog.njit.edu/graduate/computing-sciences/computer-science/ms/" xlink:type="simple">M.S. In Computer Science</text:a></text:p>
          </table:table-cell>
          <table:table-cell table:style-name="ce5"/>
          <table:table-cell table:style-name="ce6" office:value-type="string" calcext:value-type="string" table:number-columns-spanned="1" table:number-rows-spanned="3">
            <text:p><text:span text:style-name="T1">Fall: May 1</text:span></text:p>
            <text:p><text:span text:style-name="T1">Spring: November 15</text:span></text:p>
            <text:p><text:span text:style-name="T1"/></text:p>
            <text:p><text:span text:style-name="T2">Your application will be evaluated as soon as your file is complete. You will be notified of our decision within two to three weeks.</text:span></text:p>
            <text:p><text:span text:style-name="T1"/></text:p>
            <text:p><text:span text:style-name="T1"/></text:p>
          </table:table-cell>
          <table:table-cell table:style-name="ce6" office:value-type="string" calcext:value-type="string" table:number-columns-spanned="1" table:number-rows-spanned="3">
            <text:p>Both fall and spring</text:p>
          </table:table-cell>
          <table:table-cell table:style-name="ce5"/>
          <table:table-cell table:style-name="ce22" office:value-type="string" calcext:value-type="string" table:number-columns-spanned="1" table:number-rows-spanned="3">
            <text:p><text:a xlink:href="https://www.njit.edu/admissions/how-apply-graduate-admissions" xlink:type="simple">Link

75$ Fee</text:a></text:p>
          </table:table-cell>
          <table:table-cell table:style-name="ce5" office:value-type="string" calcext:value-type="string">
            <text:p>54 K</text:p>
          </table:table-cell>
          <table:table-cell table:style-name="ce22" office:value-type="string" calcext:value-type="string" table:number-columns-spanned="1" table:number-rows-spanned="3">
            <text:p><text:a xlink:href="https://www.njit.edu/" xlink:type="simple">Link</text:a></text:p>
          </table:table-cell>
          <table:table-cell table:style-name="ce6" office:value-type="string" calcext:value-type="string" table:number-columns-spanned="1" table:number-rows-spanned="3">
            <text:p>New jersey</text:p>
          </table:table-cell>
          <table:table-cell table:style-name="ce7" office:value-type="string" calcext:value-type="string">
            <text:p><text:a xlink:href="https://yocket.in/graduate-programs/new-jersey-institute-of-technology/computer-science-1117" xlink:type="simple">Link</text:a></text:p>
          </table:table-cell>
          <table:table-cell table:style-name="ce5" table:number-columns-repeated="17"/>
          <table:table-cell table:number-columns-repeated="995"/>
        </table:table-row>
        <table:table-row table:style-name="ro5">
          <table:covered-table-cell table:number-columns-repeated="2"/>
          <table:table-cell table:style-name="ce7" office:value-type="string" calcext:value-type="string">
            <text:p><text:a xlink:href="https://catalog.njit.edu/graduate/computing-sciences/computer-science/software-engineering-ms/" xlink:type="simple">M.S. in Software Engineering</text:a></text:p>
          </table:table-cell>
          <table:table-cell table:style-name="ce5"/>
          <table:covered-table-cell table:number-columns-repeated="2"/>
          <table:table-cell table:style-name="ce5"/>
          <table:covered-table-cell/>
          <table:table-cell table:style-name="ce5" office:value-type="string" calcext:value-type="string">
            <text:p>54K</text:p>
          </table:table-cell>
          <table:covered-table-cell table:number-columns-repeated="2"/>
          <table:table-cell table:style-name="ce7" office:value-type="string" calcext:value-type="string">
            <text:p><text:a xlink:href="https://yocket.in/graduate-programs/new-jersey-institute-of-technology/software-engineering-1115" xlink:type="simple">Link</text:a></text:p>
          </table:table-cell>
          <table:table-cell table:style-name="ce5" table:number-columns-repeated="17"/>
          <table:table-cell table:number-columns-repeated="995"/>
        </table:table-row>
        <table:table-row table:style-name="ro5">
          <table:covered-table-cell table:number-columns-repeated="2"/>
          <table:table-cell table:style-name="ce7" office:value-type="string" calcext:value-type="string">
            <text:p><text:a xlink:href="https://informatics.njit.edu/ms-information-systems-msis" xlink:type="simple">MS in Information Systems</text:a></text:p>
          </table:table-cell>
          <table:table-cell table:style-name="ce5"/>
          <table:covered-table-cell table:number-columns-repeated="2"/>
          <table:table-cell table:style-name="ce5"/>
          <table:covered-table-cell/>
          <table:table-cell table:style-name="ce5" office:value-type="string" calcext:value-type="string">
            <text:p>34K</text:p>
          </table:table-cell>
          <table:covered-table-cell table:number-columns-repeated="2"/>
          <table:table-cell table:style-name="ce7" office:value-type="string" calcext:value-type="string">
            <text:p><text:a xlink:href="https://yocket.in/graduate-programs/new-jersey-institute-of-technology/information-systems-1120" xlink:type="simple">Link</text:a></text:p>
          </table:table-cell>
          <table:table-cell table:style-name="ce5" table:number-columns-repeated="17"/>
          <table:table-cell table:number-columns-repeated="995"/>
        </table:table-row>
        <table:table-row table:style-name="ro1">
          <table:table-cell table:style-name="ce1" office:value-type="string" calcext:value-type="string">
            <text:p>UIC</text:p>
          </table:table-cell>
          <table:table-cell table:style-name="ce5" office:value-type="string" calcext:value-type="string">
            <text:p>University of Illinois at Chicago</text:p>
          </table:table-cell>
          <table:table-cell table:style-name="ce7" office:value-type="string" calcext:value-type="string">
            <text:p><text:a xlink:href="https://catalog.uic.edu/gcat/colleges-schools/engineering/cs/ms/" xlink:type="simple">MS in Computer Science</text:a></text:p>
          </table:table-cell>
          <table:table-cell table:style-name="ce5" table:number-columns-repeated="26"/>
          <table:table-cell table:number-columns-repeated="995"/>
        </table:table-row>
        <table:table-row table:style-name="ro1">
          <table:table-cell table:style-name="ce1" office:value-type="string" calcext:value-type="string">
            <text:p>PURDUE</text:p>
          </table:table-cell>
          <table:table-cell table:style-name="ce5" office:value-type="string" calcext:value-type="string">
            <text:p>Purdue University</text:p>
          </table:table-cell>
          <table:table-cell table:style-name="ce7" office:value-type="string" calcext:value-type="string">
            <text:p><text:a xlink:href="https://www.cs.purdue.edu/graduate/curriculum/masters.html" xlink:type="simple">M.S. in Computer Science</text:a></text:p>
          </table:table-cell>
          <table:table-cell table:style-name="ce5"/>
          <table:table-cell table:style-name="ce35" office:value-type="date" office:date-value="2021-12-20" calcext:value-type="date">
            <text:p>December 20</text:p>
          </table:table-cell>
          <table:table-cell table:style-name="ce5" table:number-columns-repeated="4"/>
          <table:table-cell/>
          <table:table-cell table:style-name="ce5" table:number-columns-repeated="19"/>
          <table:table-cell table:number-columns-repeated="995"/>
        </table:table-row>
        <table:table-row table:style-name="ro1">
          <table:table-cell table:style-name="ce2" office:value-type="string" calcext:value-type="string" table:number-columns-spanned="1" table:number-rows-spanned="2">
            <text:p>SJSU</text:p>
          </table:table-cell>
          <table:table-cell table:style-name="ce6" office:value-type="string" calcext:value-type="string" table:number-columns-spanned="1" table:number-rows-spanned="2">
            <text:p>San Jose State University</text:p>
          </table:table-cell>
          <table:table-cell table:style-name="ce7" office:value-type="string" calcext:value-type="string">
            <text:p><text:a xlink:href="https://www.sjsu.edu/cs/academic-programs/mscs/index.php" xlink:type="simple">Master of science in computer science </text:a></text:p>
          </table:table-cell>
          <table:table-cell table:style-name="ce5" office:value-type="string" calcext:value-type="string">
            <text:p>Opens October 1 of each year</text:p>
          </table:table-cell>
          <table:table-cell table:style-name="ce7" office:value-type="string" calcext:value-type="string">
            <text:p><text:a xlink:href="https://www.sjsu.edu/admissions/graduate/deadlines/international-deadlines/index.php" xlink:type="simple">    Application deadline : February 1, 2021        
Document deadline : February 20, 2021</text:a></text:p>
          </table:table-cell>
          <table:table-cell table:style-name="ce5" office:value-type="string" calcext:value-type="string">
            <text:p>Only fall </text:p>
          </table:table-cell>
          <table:table-cell table:style-name="ce5"/>
          <table:table-cell table:style-name="ce11" office:value-type="string" calcext:value-type="string">
            <text:p><text:a xlink:href="https://www.sjsu.edu/admissions/graduate/want-to-apply/international-steps-to-admission/index.php" xlink:type="simple">$70 Application cost

Link</text:a></text:p>
          </table:table-cell>
          <table:table-cell table:style-name="ce13" office:value-type="string" calcext:value-type="string">
            <text:p>20K</text:p>
          </table:table-cell>
          <table:table-cell table:style-name="ce7" office:value-type="string" calcext:value-type="string">
            <text:p><text:a xlink:href="https://www.sjsu.edu/cs/academic-programs/mscs/index.php" xlink:type="simple">Link</text:a></text:p>
          </table:table-cell>
          <table:table-cell table:style-name="ce5" office:value-type="string" calcext:value-type="string">
            <text:p>Silicon Valley</text:p>
          </table:table-cell>
          <table:table-cell table:style-name="ce25" office:value-type="string" calcext:value-type="string">
            <text:p><text:a xlink:href="https://yocket.in/graduate-programs/san-jose-state-university/computer-science-2212" xlink:type="simple">Link</text:a></text:p>
          </table:table-cell>
          <table:table-cell table:style-name="ce5" table:number-columns-repeated="17"/>
          <table:table-cell table:number-columns-repeated="995"/>
        </table:table-row>
        <table:table-row table:style-name="ro1">
          <table:covered-table-cell table:number-columns-repeated="2"/>
          <table:table-cell table:style-name="ce7" office:value-type="string" calcext:value-type="string">
            <text:p><text:a xlink:href="https://catalog.sjsu.edu/preview_program.php?catoid=12&amp;poid=3912&amp;returnto=4146" xlink:type="simple">Software Engineering MS</text:a></text:p>
          </table:table-cell>
          <table:table-cell table:style-name="ce5" table:number-columns-repeated="5"/>
          <table:table-cell table:style-name="ce5" office:value-type="string" calcext:value-type="string">
            <text:p>22K</text:p>
          </table:table-cell>
          <table:table-cell table:style-name="ce7" office:value-type="string" calcext:value-type="string">
            <text:p><text:a xlink:href="https://catalog.sjsu.edu/preview_program.php?catoid=2&amp;poid=739" xlink:type="simple">Link</text:a></text:p>
          </table:table-cell>
          <table:table-cell table:style-name="ce5" office:value-type="string" calcext:value-type="string">
            <text:p>Silicon Valley</text:p>
          </table:table-cell>
          <table:table-cell table:style-name="ce7" office:value-type="string" calcext:value-type="string">
            <text:p><text:a xlink:href="https://yocket.in/graduate-programs/san-jose-state-university/software-engineering-2211" xlink:type="simple">Link</text:a></text:p>
          </table:table-cell>
          <table:table-cell table:style-name="ce5" table:number-columns-repeated="17"/>
          <table:table-cell table:number-columns-repeated="995"/>
        </table:table-row>
        <table:table-row table:style-name="ro1">
          <table:table-cell table:style-name="ce1" office:value-type="string" calcext:value-type="string">
            <text:p>MSU</text:p>
          </table:table-cell>
          <table:table-cell table:style-name="ce5" office:value-type="string" calcext:value-type="string">
            <text:p>Michigan State University</text:p>
          </table:table-cell>
          <table:table-cell table:style-name="ce7" office:value-type="string" calcext:value-type="string">
            <text:p><text:a xlink:href="https://www.cse.msu.edu/Students/Future_Grad" xlink:type="simple">MS in Computer Science and Engineering</text:a></text:p>
          </table:table-cell>
          <table:table-cell table:style-name="ce5" office:value-type="string" calcext:value-type="string">
            <text:p>December 31 -Final date for which submitted applications are guaranteed full consideration for university fellowships (U. S. citizens and permanent residents only) and college fellowships (U. S. citizens, permanent residents, and international applicants).</text:p>
          </table:table-cell>
          <table:table-cell table:style-name="ce5" office:value-type="string" calcext:value-type="string">
            <text:p>January 15 - Application acceptance closing date for all applications; we continue to review applications submitted after January 15, but we cannot guarantee full consideration.</text:p>
          </table:table-cell>
          <table:table-cell table:style-name="ce5" office:value-type="string" calcext:value-type="string">
            <text:p>For fall semester admission, admission offers with support will be sent out by early April. Typically a few admissions offers are made after April 15.</text:p>
          </table:table-cell>
          <table:table-cell table:style-name="ce5"/>
          <table:table-cell table:style-name="ce7" office:value-type="string" calcext:value-type="string">
            <text:p><text:a xlink:href="https://www.cse.msu.edu/Students/Future_Grad/HowToApply.php" xlink:type="simple">Link</text:a></text:p>
          </table:table-cell>
          <table:table-cell table:style-name="ce5" office:value-type="string" calcext:value-type="string">
            <text:p>50K</text:p>
          </table:table-cell>
          <table:table-cell table:style-name="ce5" table:number-columns-repeated="2"/>
          <table:table-cell table:style-name="ce7" office:value-type="string" calcext:value-type="string">
            <text:p><text:a xlink:href="https://yocket.in/graduate-programs/michigan-state-university/computer-science-and-engineering-68853" xlink:type="simple">Link</text:a></text:p>
          </table:table-cell>
          <table:table-cell table:style-name="ce5" table:number-columns-repeated="17"/>
          <table:table-cell table:number-columns-repeated="995"/>
        </table:table-row>
        <table:table-row table:style-name="ro1" table:number-rows-repeated="965">
          <table:table-cell table:style-name="ce5" table:number-columns-repeated="29"/>
          <table:table-cell table:number-columns-repeated="995"/>
        </table:table-row>
        <table:table-row table:style-name="ro2" table:number-rows-repeated="1047563">
          <table:table-cell table:number-columns-repeated="1024"/>
        </table:table-row>
        <table:table-row table:style-name="ro2">
          <table:table-cell table:number-columns-repeated="1024"/>
        </table:table-row>
      </table:table>
      <table:table table:name="Collated info" table:style-name="ta4">
        <table:table-column table:style-name="co24" table:default-cell-style-name="Default"/>
        <table:table-column table:style-name="co25" table:default-cell-style-name="Default"/>
        <table:table-column table:style-name="co26" table:default-cell-style-name="Default"/>
        <table:table-column table:style-name="co2"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number-columns-repeated="2" table:default-cell-style-name="Default"/>
        <table:table-column table:style-name="co1" table:default-cell-style-name="Default"/>
        <table:table-column table:style-name="co30" table:default-cell-style-name="Default"/>
        <table:table-column table:style-name="co31" table:default-cell-style-name="Default"/>
        <table:table-column table:style-name="co2" table:number-columns-repeated="2" table:default-cell-style-name="Default"/>
        <table:table-column table:style-name="co32" table:number-columns-repeated="2" table:default-cell-style-name="Default"/>
        <table:table-column table:style-name="co1" table:number-columns-repeated="3" table:default-cell-style-name="Default"/>
        <table:table-column table:style-name="co33" table:default-cell-style-name="Default"/>
        <table:table-column table:style-name="co1" table:number-columns-repeated="2" table:default-cell-style-name="Default"/>
        <table:table-column table:style-name="co34" table:default-cell-style-name="Default"/>
        <table:table-column table:style-name="co35" table:default-cell-style-name="Default"/>
        <table:table-column table:style-name="co1" table:number-columns-repeated="1000" table:default-cell-style-name="Default"/>
        <table:table-row table:style-name="ro6">
          <table:table-cell table:style-name="ce1" office:value-type="string" calcext:value-type="string">
            <text:p>COLLEGE</text:p>
          </table:table-cell>
          <table:table-cell table:style-name="ce1" office:value-type="string" calcext:value-type="string">
            <text:p>COURSE</text:p>
          </table:table-cell>
          <table:table-cell table:style-name="ce1" office:value-type="string" calcext:value-type="string">
            <text:p><text:span text:style-name="T17">Fall Late DL </text:span><text:span text:style-name="T18">(TBD)</text:span></text:p>
          </table:table-cell>
          <table:table-cell table:style-name="ce1" office:value-type="string" calcext:value-type="string">
            <text:p>Spr Late DL</text:p>
          </table:table-cell>
          <table:table-cell table:style-name="ce1" office:value-type="string" calcext:value-type="string">
            <text:p>Fall Open</text:p>
          </table:table-cell>
          <table:table-cell table:style-name="ce1" office:value-type="string" calcext:value-type="string">
            <text:p><text:span text:style-name="T17">Fall Early DL </text:span><text:span text:style-name="T18">(TBD)</text:span></text:p>
          </table:table-cell>
          <table:table-cell table:style-name="ce1" office:value-type="string" calcext:value-type="string">
            <text:p>Deferral Policy</text:p>
          </table:table-cell>
          <table:table-cell table:style-name="ce1" office:value-type="string" calcext:value-type="string">
            <text:p>Months to Spring</text:p>
          </table:table-cell>
          <table:table-cell table:style-name="ce1" office:value-type="string" calcext:value-type="string">
            <text:p>Weeks to spring</text:p>
          </table:table-cell>
          <table:table-cell table:style-name="ce1" office:value-type="string" calcext:value-type="string">
            <text:p>QS Ranking</text:p>
          </table:table-cell>
          <table:table-cell table:style-name="ce5" office:value-type="string" calcext:value-type="string">
            <text:p>DUR (m)</text:p>
          </table:table-cell>
          <table:table-cell table:style-name="ce5" office:value-type="string" calcext:value-type="string">
            <text:p>COST (k) </text:p>
          </table:table-cell>
          <table:table-cell table:style-name="ce1" office:value-type="string" calcext:value-type="string">
            <text:p>Months to Fall</text:p>
          </table:table-cell>
          <table:table-cell table:style-name="ce1" office:value-type="string" calcext:value-type="string">
            <text:p>Weeks to fall</text:p>
          </table:table-cell>
          <table:table-cell table:style-name="ce1" office:value-type="string" calcext:value-type="string">
            <text:p>Location </text:p>
          </table:table-cell>
          <table:table-cell table:style-name="ce1" table:number-columns-repeated="3"/>
          <table:table-cell table:style-name="ce31" table:number-columns-repeated="5"/>
          <table:table-cell table:style-name="ce1" office:value-type="string" calcext:value-type="string">
            <text:p>Metrics to asses an university</text:p>
          </table:table-cell>
          <table:table-cell table:style-name="ce31" table:number-columns-repeated="10"/>
          <table:table-cell table:number-columns-repeated="990"/>
        </table:table-row>
        <table:table-row table:style-name="ro1">
          <table:table-cell table:style-name="ce24" office:value-type="string" calcext:value-type="string">
            <text:p>ASU</text:p>
          </table:table-cell>
          <table:table-cell table:style-name="ce7" office:value-type="string" calcext:value-type="string">
            <text:p><text:a xlink:href="https://webapp4.asu.edu/programs/t5/majorinfo/ASU00/ESCOMSCMS/graduate/false" xlink:type="simple">Computer science , MS</text:a></text:p>
          </table:table-cell>
          <table:table-cell table:style-name="ce45" office:value-type="date" office:date-value="2021-12-01" calcext:value-type="date">
            <text:p>Dec 1, 2021</text:p>
          </table:table-cell>
          <table:table-cell table:style-name="ce45" office:value-type="date" office:date-value="2021-08-01" calcext:value-type="date">
            <text:p>Aug 1, 2021</text:p>
          </table:table-cell>
          <table:table-cell table:style-name="ce45" office:value-type="string" calcext:value-type="string">
            <text:p>?</text:p>
          </table:table-cell>
          <table:table-cell table:style-name="ce45" office:value-type="string" calcext:value-type="string">
            <text:p>-</text:p>
          </table:table-cell>
          <table:table-cell table:style-name="ce51"/>
          <table:table-cell table:style-name="ce54" table:formula="of:=([.I2]/4)" office:value-type="float" office:value="-2.25" calcext:value-type="float">
            <text:p>-2.25</text:p>
          </table:table-cell>
          <table:table-cell table:style-name="ce51" table:formula="of:=IF([.D2] = &quot;-&quot;; &quot;NA&quot;; ([.D2] - TODAY())/7)" office:value-type="float" office:value="-9" calcext:value-type="float">
            <text:p>-9</text:p>
          </table:table-cell>
          <table:table-cell table:style-name="ce43" office:value-type="float" office:value="225" calcext:value-type="float">
            <text:p>225</text:p>
          </table:table-cell>
          <table:table-cell table:style-name="ce13" office:value-type="float" office:value="24" calcext:value-type="float">
            <text:p>24</text:p>
          </table:table-cell>
          <table:table-cell table:style-name="ce58" office:value-type="float" office:value="80000" calcext:value-type="float">
            <text:p>$80,000</text:p>
          </table:table-cell>
          <table:table-cell table:style-name="ce54" table:formula="of:=([.N2]/4)" office:value-type="float" office:value="2.10714285714286" calcext:value-type="float">
            <text:p>2.11</text:p>
          </table:table-cell>
          <table:table-cell table:style-name="ce51" table:formula="of:=IF([.F2]=&quot;-&quot;; ([.C2] - TODAY())/7 ; ([.F2] - TODAY())/7)" office:value-type="float" office:value="8.42857142857143" calcext:value-type="float">
            <text:p>8</text:p>
          </table:table-cell>
          <table:table-cell table:style-name="ce43" office:value-type="string" calcext:value-type="string">
            <text:p>Phoenix, Arizona</text:p>
          </table:table-cell>
          <table:table-cell table:style-name="ce43" table:number-columns-repeated="8"/>
          <table:table-cell table:style-name="ce31" office:value-type="string" calcext:value-type="string">
            <text:p>Any metric related to jobs offered to the students. </text:p>
          </table:table-cell>
          <table:table-cell table:style-name="ce43" table:number-columns-repeated="10"/>
          <table:table-cell table:number-columns-repeated="990"/>
        </table:table-row>
        <table:table-row table:style-name="ro1">
          <table:table-cell table:style-name="ce24" office:value-type="string" calcext:value-type="string">
            <text:p>ASU</text:p>
          </table:table-cell>
          <table:table-cell table:style-name="ce7" office:value-type="string" calcext:value-type="string">
            <text:p><text:a xlink:href="https://webapp4.asu.edu/programs/t5/majorinfo/ASU00/TSSERMS/graduate/false" xlink:type="simple">Software engineering M.S.</text:a></text:p>
          </table:table-cell>
          <table:table-cell table:style-name="ce46" office:value-type="date" office:date-value="2022-01-15" calcext:value-type="date">
            <text:p>Jan 15, 2022</text:p>
          </table:table-cell>
          <table:table-cell table:style-name="ce46" office:value-type="date" office:date-value="2021-09-15" calcext:value-type="date">
            <text:p>Sep 15, 2021</text:p>
          </table:table-cell>
          <table:table-cell table:style-name="ce46" office:value-type="string" calcext:value-type="string">
            <text:p>?</text:p>
          </table:table-cell>
          <table:table-cell table:style-name="ce46" office:value-type="string" calcext:value-type="string">
            <text:p>-</text:p>
          </table:table-cell>
          <table:table-cell table:style-name="ce52"/>
          <table:table-cell table:style-name="ce55" table:formula="of:=([.I3]/4)" office:value-type="float" office:value="-0.642857142857143" calcext:value-type="float">
            <text:p>-0.64</text:p>
          </table:table-cell>
          <table:table-cell table:style-name="ce52" table:formula="of:=IF([.D3] = &quot;-&quot;; &quot;NA&quot;; ([.D3] - TODAY())/7)" office:value-type="float" office:value="-2.57142857142857" calcext:value-type="float">
            <text:p>-3</text:p>
          </table:table-cell>
          <table:table-cell table:style-name="ce31" office:value-type="float" office:value="225" calcext:value-type="float">
            <text:p>225</text:p>
          </table:table-cell>
          <table:table-cell table:style-name="ce5" office:value-type="float" office:value="24" calcext:value-type="float">
            <text:p>24</text:p>
          </table:table-cell>
          <table:table-cell table:style-name="ce59" office:value-type="float" office:value="80000" calcext:value-type="float">
            <text:p>$80,000</text:p>
          </table:table-cell>
          <table:table-cell table:style-name="ce55" table:formula="of:=([.N3]/4)" office:value-type="float" office:value="3.71428571428571" calcext:value-type="float">
            <text:p>3.71</text:p>
          </table:table-cell>
          <table:table-cell table:style-name="ce52" table:formula="of:=IF([.F3]=&quot;-&quot;; ([.C3] - TODAY())/7 ; ([.F3] - TODAY())/7)" office:value-type="float" office:value="14.8571428571429" calcext:value-type="float">
            <text:p>15</text:p>
          </table:table-cell>
          <table:table-cell table:style-name="ce31" office:value-type="string" calcext:value-type="string">
            <text:p>Phoenix, Arizona</text:p>
          </table:table-cell>
          <table:table-cell table:style-name="ce43" table:number-columns-repeated="3"/>
          <table:table-cell table:style-name="ce5"/>
          <table:table-cell table:style-name="ce43" table:number-columns-repeated="4"/>
          <table:table-cell table:style-name="ce31" office:value-type="string" calcext:value-type="string">
            <text:p>My interest and overlap with what the college does</text:p>
          </table:table-cell>
          <table:table-cell table:style-name="ce43" table:number-columns-repeated="10"/>
          <table:table-cell table:number-columns-repeated="990"/>
        </table:table-row>
        <table:table-row table:style-name="ro1">
          <table:table-cell table:style-name="ce24" office:value-type="string" calcext:value-type="string">
            <text:p>ASU</text:p>
          </table:table-cell>
          <table:table-cell table:style-name="ce7" office:value-type="string" calcext:value-type="string">
            <text:p><text:a xlink:href="https://webapp4.asu.edu/programs/t5/majorinfo/ASU00/TSIFTMS/graduate/false" xlink:type="simple">Information Technology M.S</text:a></text:p>
          </table:table-cell>
          <table:table-cell table:style-name="ce46" office:value-type="date" office:date-value="2022-04-01" calcext:value-type="date">
            <text:p>Apr 1, 2022</text:p>
          </table:table-cell>
          <table:table-cell table:style-name="ce46" office:value-type="date" office:date-value="2021-09-15" calcext:value-type="date">
            <text:p>Sep 15, 2021</text:p>
          </table:table-cell>
          <table:table-cell table:style-name="ce46" office:value-type="string" calcext:value-type="string">
            <text:p>?</text:p>
          </table:table-cell>
          <table:table-cell table:style-name="ce46" office:value-type="string" calcext:value-type="string">
            <text:p>-</text:p>
          </table:table-cell>
          <table:table-cell table:style-name="ce52"/>
          <table:table-cell table:style-name="ce55" table:formula="of:=([.I4]/4)" office:value-type="float" office:value="-0.642857142857143" calcext:value-type="float">
            <text:p>-0.64</text:p>
          </table:table-cell>
          <table:table-cell table:style-name="ce52" table:formula="of:=IF([.D4] = &quot;-&quot;; &quot;NA&quot;; ([.D4] - TODAY())/7)" office:value-type="float" office:value="-2.57142857142857" calcext:value-type="float">
            <text:p>-3</text:p>
          </table:table-cell>
          <table:table-cell table:style-name="ce31" office:value-type="float" office:value="225" calcext:value-type="float">
            <text:p>225</text:p>
          </table:table-cell>
          <table:table-cell table:style-name="ce5" office:value-type="float" office:value="24" calcext:value-type="float">
            <text:p>24</text:p>
          </table:table-cell>
          <table:table-cell table:style-name="ce59" office:value-type="float" office:value="80000" calcext:value-type="float">
            <text:p>$80,000</text:p>
          </table:table-cell>
          <table:table-cell table:style-name="ce55" table:formula="of:=([.N4]/4)" office:value-type="float" office:value="6.42857142857143" calcext:value-type="float">
            <text:p>6.43</text:p>
          </table:table-cell>
          <table:table-cell table:style-name="ce52" table:formula="of:=IF([.F4]=&quot;-&quot;; ([.C4] - TODAY())/7 ; ([.F4] - TODAY())/7)" office:value-type="float" office:value="25.7142857142857" calcext:value-type="float">
            <text:p>26</text:p>
          </table:table-cell>
          <table:table-cell table:style-name="ce31" office:value-type="string" calcext:value-type="string">
            <text:p>Phoenix, Arizona</text:p>
          </table:table-cell>
          <table:table-cell table:style-name="ce31" table:number-columns-repeated="3"/>
          <table:table-cell table:style-name="ce5"/>
          <table:table-cell table:style-name="ce31" table:number-columns-repeated="4"/>
          <table:table-cell table:style-name="ce31" office:value-type="string" calcext:value-type="string">
            <text:p>Cost</text:p>
          </table:table-cell>
          <table:table-cell table:style-name="ce31" table:number-columns-repeated="10"/>
          <table:table-cell table:number-columns-repeated="990"/>
        </table:table-row>
        <table:table-row table:style-name="ro1">
          <table:table-cell table:style-name="ce24" office:value-type="string" calcext:value-type="string">
            <text:p>ASU</text:p>
          </table:table-cell>
          <table:table-cell table:style-name="ce7" office:value-type="string" calcext:value-type="string">
            <text:p><text:a xlink:href="https://webapp4.asu.edu/programs/t5/majorinfo/ASU00/ESCOMSCMCS/graduate/false" xlink:type="simple">MSC Computer science</text:a></text:p>
          </table:table-cell>
          <table:table-cell table:style-name="ce45" office:value-type="date" office:date-value="2021-12-01" calcext:value-type="date">
            <text:p>Dec 1, 2021</text:p>
          </table:table-cell>
          <table:table-cell table:style-name="ce45" office:value-type="date" office:date-value="2021-08-01" calcext:value-type="date">
            <text:p>Aug 1, 2021</text:p>
          </table:table-cell>
          <table:table-cell table:style-name="ce45" office:value-type="string" calcext:value-type="string">
            <text:p>?</text:p>
          </table:table-cell>
          <table:table-cell table:style-name="ce45" office:value-type="string" calcext:value-type="string">
            <text:p>-</text:p>
          </table:table-cell>
          <table:table-cell table:style-name="ce43"/>
          <table:table-cell table:style-name="ce54" table:formula="of:=([.I5]/4)" office:value-type="float" office:value="-2.25" calcext:value-type="float">
            <text:p>-2.25</text:p>
          </table:table-cell>
          <table:table-cell table:style-name="ce51" table:formula="of:=IF([.D5] = &quot;-&quot;; &quot;NA&quot;; ([.D5] - TODAY())/7)" office:value-type="float" office:value="-9" calcext:value-type="float">
            <text:p>-9</text:p>
          </table:table-cell>
          <table:table-cell table:style-name="ce43" office:value-type="float" office:value="225" calcext:value-type="float">
            <text:p>225</text:p>
          </table:table-cell>
          <table:table-cell table:style-name="ce13" office:value-type="float" office:value="24" calcext:value-type="float">
            <text:p>24</text:p>
          </table:table-cell>
          <table:table-cell table:style-name="ce58" office:value-type="float" office:value="80000" calcext:value-type="float">
            <text:p>$80,000</text:p>
          </table:table-cell>
          <table:table-cell table:style-name="ce54" table:formula="of:=([.N5]/4)" office:value-type="float" office:value="2.10714285714286" calcext:value-type="float">
            <text:p>2.11</text:p>
          </table:table-cell>
          <table:table-cell table:style-name="ce51" table:formula="of:=IF([.F5]=&quot;-&quot;; ([.C5] - TODAY())/7 ; ([.F5] - TODAY())/7)" office:value-type="float" office:value="8.42857142857143" calcext:value-type="float">
            <text:p>8</text:p>
          </table:table-cell>
          <table:table-cell table:style-name="ce43" office:value-type="string" calcext:value-type="string">
            <text:p>Phoenix, Arizona</text:p>
          </table:table-cell>
          <table:table-cell table:style-name="ce31" table:number-columns-repeated="3"/>
          <table:table-cell table:style-name="ce5"/>
          <table:table-cell table:style-name="ce31" table:number-columns-repeated="4"/>
          <table:table-cell table:style-name="ce31" office:value-type="string" calcext:value-type="string">
            <text:p>Internship opportunities</text:p>
          </table:table-cell>
          <table:table-cell table:style-name="ce31" table:number-columns-repeated="10"/>
          <table:table-cell table:number-columns-repeated="990"/>
        </table:table-row>
        <table:table-row table:style-name="ro1">
          <table:table-cell table:style-name="ce24" office:value-type="string" calcext:value-type="string">
            <text:p>ASU</text:p>
          </table:table-cell>
          <table:table-cell table:style-name="ce7" office:value-type="string" calcext:value-type="string">
            <text:p><text:a xlink:href="https://webapp4.asu.edu/programs/t5/majorinfo/ASU00/TSSERMS/graduate/false" xlink:type="simple">Software engineering M.S.</text:a></text:p>
          </table:table-cell>
          <table:table-cell table:style-name="ce45" office:value-type="date" office:date-value="2022-01-15" calcext:value-type="date">
            <text:p>Jan 15, 2022</text:p>
          </table:table-cell>
          <table:table-cell table:style-name="ce45" office:value-type="date" office:date-value="2021-09-15" calcext:value-type="date">
            <text:p>Sep 15, 2021</text:p>
          </table:table-cell>
          <table:table-cell table:style-name="ce45" office:value-type="string" calcext:value-type="string">
            <text:p>?</text:p>
          </table:table-cell>
          <table:table-cell table:style-name="ce45" office:value-type="string" calcext:value-type="string">
            <text:p>-</text:p>
          </table:table-cell>
          <table:table-cell table:style-name="ce51"/>
          <table:table-cell table:style-name="ce54" table:formula="of:=([.I6]/4)" office:value-type="float" office:value="-0.642857142857143" calcext:value-type="float">
            <text:p>-0.64</text:p>
          </table:table-cell>
          <table:table-cell table:style-name="ce51" table:formula="of:=IF([.D6] = &quot;-&quot;; &quot;NA&quot;; ([.D6] - TODAY())/7)" office:value-type="float" office:value="-2.57142857142857" calcext:value-type="float">
            <text:p>-3</text:p>
          </table:table-cell>
          <table:table-cell table:style-name="ce43" office:value-type="float" office:value="225" calcext:value-type="float">
            <text:p>225</text:p>
          </table:table-cell>
          <table:table-cell table:style-name="ce13" office:value-type="float" office:value="24" calcext:value-type="float">
            <text:p>24</text:p>
          </table:table-cell>
          <table:table-cell table:style-name="ce58" office:value-type="float" office:value="80000" calcext:value-type="float">
            <text:p>$80,000</text:p>
          </table:table-cell>
          <table:table-cell table:style-name="ce54" table:formula="of:=([.N6]/4)" office:value-type="float" office:value="3.71428571428571" calcext:value-type="float">
            <text:p>3.71</text:p>
          </table:table-cell>
          <table:table-cell table:style-name="ce51" table:formula="of:=IF([.F6]=&quot;-&quot;; ([.C6] - TODAY())/7 ; ([.F6] - TODAY())/7)" office:value-type="float" office:value="14.8571428571429" calcext:value-type="float">
            <text:p>15</text:p>
          </table:table-cell>
          <table:table-cell table:style-name="ce43" office:value-type="string" calcext:value-type="string">
            <text:p>Phoenix, Arizona</text:p>
          </table:table-cell>
          <table:table-cell table:style-name="ce31" table:number-columns-repeated="3"/>
          <table:table-cell table:style-name="ce24"/>
          <table:table-cell table:style-name="ce31" table:number-columns-repeated="4"/>
          <table:table-cell table:style-name="ce31" office:value-type="string" calcext:value-type="string">
            <text:p>Placement stats</text:p>
          </table:table-cell>
          <table:table-cell table:style-name="ce31" table:number-columns-repeated="10"/>
          <table:table-cell table:number-columns-repeated="990"/>
        </table:table-row>
        <table:table-row table:style-name="ro1">
          <table:table-cell table:style-name="ce24" office:value-type="string" calcext:value-type="string">
            <text:p>ASU</text:p>
          </table:table-cell>
          <table:table-cell table:style-name="ce7" office:value-type="string" calcext:value-type="string">
            <text:p><text:a xlink:href="https://webapp4.asu.edu/programs/t5/majorinfo/ASU00/TSIFTMS/graduate/false" xlink:type="simple">Information Technology M.S</text:a></text:p>
          </table:table-cell>
          <table:table-cell table:style-name="ce45" office:value-type="date" office:date-value="2022-04-01" calcext:value-type="date">
            <text:p>Apr 1, 2022</text:p>
          </table:table-cell>
          <table:table-cell table:style-name="ce45" office:value-type="date" office:date-value="2021-09-15" calcext:value-type="date">
            <text:p>Sep 15, 2021</text:p>
          </table:table-cell>
          <table:table-cell table:style-name="ce45" office:value-type="string" calcext:value-type="string">
            <text:p>?</text:p>
          </table:table-cell>
          <table:table-cell table:style-name="ce45" office:value-type="string" calcext:value-type="string">
            <text:p>-</text:p>
          </table:table-cell>
          <table:table-cell table:style-name="ce51"/>
          <table:table-cell table:style-name="ce54" table:formula="of:=([.I7]/4)" office:value-type="float" office:value="-0.642857142857143" calcext:value-type="float">
            <text:p>-0.64</text:p>
          </table:table-cell>
          <table:table-cell table:style-name="ce51" table:formula="of:=IF([.D7] = &quot;-&quot;; &quot;NA&quot;; ([.D7] - TODAY())/7)" office:value-type="float" office:value="-2.57142857142857" calcext:value-type="float">
            <text:p>-3</text:p>
          </table:table-cell>
          <table:table-cell table:style-name="ce43" office:value-type="float" office:value="225" calcext:value-type="float">
            <text:p>225</text:p>
          </table:table-cell>
          <table:table-cell table:style-name="ce13" office:value-type="float" office:value="24" calcext:value-type="float">
            <text:p>24</text:p>
          </table:table-cell>
          <table:table-cell table:style-name="ce58" office:value-type="float" office:value="80000" calcext:value-type="float">
            <text:p>$80,000</text:p>
          </table:table-cell>
          <table:table-cell table:style-name="ce54" table:formula="of:=([.N7]/4)" office:value-type="float" office:value="6.42857142857143" calcext:value-type="float">
            <text:p>6.43</text:p>
          </table:table-cell>
          <table:table-cell table:style-name="ce51" table:formula="of:=IF([.F7]=&quot;-&quot;; ([.C7] - TODAY())/7 ; ([.F7] - TODAY())/7)" office:value-type="float" office:value="25.7142857142857" calcext:value-type="float">
            <text:p>26</text:p>
          </table:table-cell>
          <table:table-cell table:style-name="ce43" office:value-type="string" calcext:value-type="string">
            <text:p>Phoenix, Arizona</text:p>
          </table:table-cell>
          <table:table-cell table:style-name="ce31" table:number-columns-repeated="8"/>
          <table:table-cell table:style-name="ce31" office:value-type="string" calcext:value-type="string">
            <text:p>Possibility of getting a scholarship / fees reduction</text:p>
          </table:table-cell>
          <table:table-cell table:style-name="ce31" table:number-columns-repeated="10"/>
          <table:table-cell table:number-columns-repeated="990"/>
        </table:table-row>
        <table:table-row table:style-name="ro1">
          <table:table-cell table:style-name="ce5" office:value-type="string" calcext:value-type="string">
            <text:p>CMU</text:p>
          </table:table-cell>
          <table:table-cell table:style-name="ce7" office:value-type="string" calcext:value-type="string">
            <text:p><text:a xlink:href="https://www.ece.cmu.edu/academics/ms-se/index.html" xlink:type="simple">M.S. in Software engineering</text:a></text:p>
          </table:table-cell>
          <table:table-cell table:style-name="ce46" office:value-type="date" office:date-value="2022-01-15" calcext:value-type="date">
            <text:p>Jan 15, 2022</text:p>
          </table:table-cell>
          <table:table-cell table:style-name="ce46" office:value-type="date" office:date-value="2021-09-15" calcext:value-type="date">
            <text:p>Sep 15, 2021</text:p>
          </table:table-cell>
          <table:table-cell table:style-name="ce46" office:value-type="date" office:date-value="2021-10-01" calcext:value-type="date">
            <text:p>Oct 1, 2021</text:p>
          </table:table-cell>
          <table:table-cell table:style-name="ce46" office:value-type="date" office:date-value="2021-12-15" calcext:value-type="date">
            <text:p>Dec 15, 2021</text:p>
          </table:table-cell>
          <table:table-cell table:style-name="ce52"/>
          <table:table-cell table:style-name="ce55" table:formula="of:=([.I8]/4)" office:value-type="float" office:value="-0.642857142857143" calcext:value-type="float">
            <text:p>-0.64</text:p>
          </table:table-cell>
          <table:table-cell table:style-name="ce52" table:formula="of:=IF([.D8] = &quot;-&quot;; &quot;NA&quot;; ([.D8] - TODAY())/7)" office:value-type="float" office:value="-2.57142857142857" calcext:value-type="float">
            <text:p>-3</text:p>
          </table:table-cell>
          <table:table-cell table:style-name="ce31" office:value-type="float" office:value="3" calcext:value-type="float">
            <text:p>3</text:p>
          </table:table-cell>
          <table:table-cell table:style-name="ce5" office:value-type="float" office:value="18" calcext:value-type="float">
            <text:p>18</text:p>
          </table:table-cell>
          <table:table-cell table:style-name="ce59" office:value-type="float" office:value="110000" calcext:value-type="float">
            <text:p>$110,000</text:p>
          </table:table-cell>
          <table:table-cell table:style-name="ce55" table:formula="of:=([.N8]/4)" office:value-type="float" office:value="2.60714285714286" calcext:value-type="float">
            <text:p>2.61</text:p>
          </table:table-cell>
          <table:table-cell table:style-name="ce52" table:formula="of:=IF([.F8]=&quot;-&quot;; ([.C8] - TODAY())/7 ; ([.F8] - TODAY())/7)" office:value-type="float" office:value="10.4285714285714" calcext:value-type="float">
            <text:p>10</text:p>
          </table:table-cell>
          <table:table-cell table:style-name="ce31" office:value-type="string" calcext:value-type="string">
            <text:p>Pittsburgh, PA</text:p>
          </table:table-cell>
          <table:table-cell table:style-name="ce31" table:number-columns-repeated="3"/>
          <table:table-cell table:style-name="ce5"/>
          <table:table-cell table:style-name="ce31" table:number-columns-repeated="15"/>
          <table:table-cell table:number-columns-repeated="990"/>
        </table:table-row>
        <table:table-row table:style-name="ro1">
          <table:table-cell table:style-name="ce5" office:value-type="string" calcext:value-type="string">
            <text:p>CMU</text:p>
          </table:table-cell>
          <table:table-cell table:style-name="ce7" office:value-type="string" calcext:value-type="string">
            <text:p><text:a xlink:href="https://csd.cmu.edu/sites/default/files/mscs-handbook-2020-2021-v2.pdf" xlink:type="simple">M.S. in Computer Science</text:a></text:p>
          </table:table-cell>
          <table:table-cell table:style-name="ce46" office:value-type="date" office:date-value="2021-12-10" calcext:value-type="date">
            <text:p>Dec 10, 2021</text:p>
          </table:table-cell>
          <table:table-cell table:style-name="ce46" office:value-type="string" calcext:value-type="string">
            <text:p>-</text:p>
          </table:table-cell>
          <table:table-cell table:style-name="ce46" office:value-type="date" office:date-value="2021-08-17" calcext:value-type="date">
            <text:p>Aug 17, 2021</text:p>
          </table:table-cell>
          <table:table-cell table:style-name="ce46" office:value-type="date" office:date-value="2021-11-19" calcext:value-type="date">
            <text:p>Nov 19, 2021</text:p>
          </table:table-cell>
          <table:table-cell table:style-name="ce52"/>
          <table:table-cell table:style-name="ce55" table:formula="of:=([.I9]/4)" office:value-type="string" office:string-value="" calcext:value-type="error">
            <text:p>#VALUE!</text:p>
          </table:table-cell>
          <table:table-cell table:style-name="ce52" table:formula="of:=IF([.D9] = &quot;-&quot;; &quot;NA&quot;; ([.D9] - TODAY())/7)" office:value-type="string" office:string-value="NA" calcext:value-type="string">
            <text:p>NA</text:p>
          </table:table-cell>
          <table:table-cell table:style-name="ce31" office:value-type="float" office:value="3" calcext:value-type="float">
            <text:p>3</text:p>
          </table:table-cell>
          <table:table-cell table:style-name="ce1" office:value-type="string" calcext:value-type="string">
            <text:p>?</text:p>
          </table:table-cell>
          <table:table-cell table:style-name="ce59" office:value-type="float" office:value="121000" calcext:value-type="float">
            <text:p>$121,000</text:p>
          </table:table-cell>
          <table:table-cell table:style-name="ce55" table:formula="of:=([.N9]/4)" office:value-type="float" office:value="1.67857142857143" calcext:value-type="float">
            <text:p>1.68</text:p>
          </table:table-cell>
          <table:table-cell table:style-name="ce52" table:formula="of:=IF([.F9]=&quot;-&quot;; ([.C9] - TODAY())/7 ; ([.F9] - TODAY())/7)" office:value-type="float" office:value="6.71428571428571" calcext:value-type="float">
            <text:p>7</text:p>
          </table:table-cell>
          <table:table-cell table:style-name="ce31" office:value-type="string" calcext:value-type="string">
            <text:p>Pittsburgh, PA</text:p>
          </table:table-cell>
          <table:table-cell table:style-name="ce31" table:number-columns-repeated="3"/>
          <table:table-cell table:style-name="ce5"/>
          <table:table-cell table:style-name="ce31" table:number-columns-repeated="15"/>
          <table:table-cell table:number-columns-repeated="990"/>
        </table:table-row>
        <table:table-row table:style-name="ro6">
          <table:table-cell table:style-name="ce5" office:value-type="string" calcext:value-type="string">
            <text:p>CMU</text:p>
          </table:table-cell>
          <table:table-cell table:style-name="ce7" office:value-type="string" calcext:value-type="string">
            <text:p><text:a xlink:href="https://www.ece.cmu.edu/academics/ms-se/index.html" xlink:type="simple">M.S. in Software engineering</text:a></text:p>
          </table:table-cell>
          <table:table-cell table:style-name="ce45" office:value-type="date" office:date-value="2022-01-15" calcext:value-type="date">
            <text:p>Jan 15, 2022</text:p>
          </table:table-cell>
          <table:table-cell table:style-name="ce45" office:value-type="date" office:date-value="2021-09-15" calcext:value-type="date">
            <text:p>Sep 15, 2021</text:p>
          </table:table-cell>
          <table:table-cell table:style-name="ce45" office:value-type="date" office:date-value="2021-10-01" calcext:value-type="date">
            <text:p>Oct 1, 2021</text:p>
          </table:table-cell>
          <table:table-cell table:style-name="ce45" office:value-type="date" office:date-value="2021-12-15" calcext:value-type="date">
            <text:p>Dec 15, 2021</text:p>
          </table:table-cell>
          <table:table-cell table:style-name="ce51"/>
          <table:table-cell table:style-name="ce54" table:formula="of:=([.I10]/4)" office:value-type="float" office:value="-0.642857142857143" calcext:value-type="float">
            <text:p>-0.64</text:p>
          </table:table-cell>
          <table:table-cell table:style-name="ce51" table:formula="of:=IF([.D10] = &quot;-&quot;; &quot;NA&quot;; ([.D10] - TODAY())/7)" office:value-type="float" office:value="-2.57142857142857" calcext:value-type="float">
            <text:p>-3</text:p>
          </table:table-cell>
          <table:table-cell table:style-name="ce43" office:value-type="float" office:value="3" calcext:value-type="float">
            <text:p>3</text:p>
          </table:table-cell>
          <table:table-cell table:style-name="ce5" office:value-type="float" office:value="18" calcext:value-type="float">
            <text:p>18</text:p>
          </table:table-cell>
          <table:table-cell table:style-name="ce59" office:value-type="float" office:value="110000" calcext:value-type="float">
            <text:p>$110,000</text:p>
          </table:table-cell>
          <table:table-cell table:style-name="ce54" table:formula="of:=([.N10]/4)" office:value-type="float" office:value="2.60714285714286" calcext:value-type="float">
            <text:p>2.61</text:p>
          </table:table-cell>
          <table:table-cell table:style-name="ce51" table:formula="of:=IF([.F10]=&quot;-&quot;; ([.C10] - TODAY())/7 ; ([.F10] - TODAY())/7)" office:value-type="float" office:value="10.4285714285714" calcext:value-type="float">
            <text:p>10</text:p>
          </table:table-cell>
          <table:table-cell table:style-name="ce43" office:value-type="string" calcext:value-type="string">
            <text:p>Pittsburgh, PA</text:p>
          </table:table-cell>
          <table:table-cell table:style-name="ce31" table:number-columns-repeated="3"/>
          <table:table-cell table:style-name="ce5"/>
          <table:table-cell table:style-name="ce31" table:number-columns-repeated="3"/>
          <table:table-cell table:style-name="ce5"/>
          <table:table-cell table:style-name="ce12"/>
          <table:table-cell table:style-name="ce31" table:number-columns-repeated="10"/>
          <table:table-cell table:number-columns-repeated="990"/>
        </table:table-row>
        <table:table-row table:style-name="ro1">
          <table:table-cell table:style-name="ce5" office:value-type="string" calcext:value-type="string">
            <text:p>CMU</text:p>
          </table:table-cell>
          <table:table-cell table:style-name="ce7" office:value-type="string" calcext:value-type="string">
            <text:p><text:a xlink:href="https://csd.cmu.edu/sites/default/files/mscs-handbook-2020-2021-v2.pdf" xlink:type="simple">M.S. in Computer Science</text:a></text:p>
          </table:table-cell>
          <table:table-cell table:style-name="ce45" office:value-type="date" office:date-value="2021-12-10" calcext:value-type="date">
            <text:p>Dec 10, 2021</text:p>
          </table:table-cell>
          <table:table-cell table:style-name="ce45" office:value-type="string" calcext:value-type="string">
            <text:p>-</text:p>
          </table:table-cell>
          <table:table-cell table:style-name="ce45" office:value-type="date" office:date-value="2021-08-17" calcext:value-type="date">
            <text:p>Aug 17, 2021</text:p>
          </table:table-cell>
          <table:table-cell table:style-name="ce45" office:value-type="date" office:date-value="2021-11-19" calcext:value-type="date">
            <text:p>Nov 19, 2021</text:p>
          </table:table-cell>
          <table:table-cell table:style-name="ce51"/>
          <table:table-cell table:style-name="ce54" table:formula="of:=([.I11]/4)" office:value-type="string" office:string-value="" calcext:value-type="error">
            <text:p>#VALUE!</text:p>
          </table:table-cell>
          <table:table-cell table:style-name="ce51" table:formula="of:=IF([.D11] = &quot;-&quot;; &quot;NA&quot;; ([.D11] - TODAY())/7)" office:value-type="string" office:string-value="NA" calcext:value-type="string">
            <text:p>NA</text:p>
          </table:table-cell>
          <table:table-cell table:style-name="ce43" office:value-type="float" office:value="3" calcext:value-type="float">
            <text:p>3</text:p>
          </table:table-cell>
          <table:table-cell table:style-name="ce1" office:value-type="string" calcext:value-type="string">
            <text:p>?</text:p>
          </table:table-cell>
          <table:table-cell table:style-name="ce58" office:value-type="float" office:value="121000" calcext:value-type="float">
            <text:p>$121,000</text:p>
          </table:table-cell>
          <table:table-cell table:style-name="ce54" table:formula="of:=([.N11]/4)" office:value-type="float" office:value="1.67857142857143" calcext:value-type="float">
            <text:p>1.68</text:p>
          </table:table-cell>
          <table:table-cell table:style-name="ce51" table:formula="of:=IF([.F11]=&quot;-&quot;; ([.C11] - TODAY())/7 ; ([.F11] - TODAY())/7)" office:value-type="float" office:value="6.71428571428571" calcext:value-type="float">
            <text:p>7</text:p>
          </table:table-cell>
          <table:table-cell table:style-name="ce43" office:value-type="string" calcext:value-type="string">
            <text:p>Pittsburgh, PA</text:p>
          </table:table-cell>
          <table:table-cell table:style-name="ce31" table:number-columns-repeated="3"/>
          <table:table-cell table:style-name="ce5"/>
          <table:table-cell table:style-name="ce31" table:number-columns-repeated="3"/>
          <table:table-cell table:style-name="ce24"/>
          <table:table-cell table:style-name="ce12"/>
          <table:table-cell table:style-name="ce31" table:number-columns-repeated="10"/>
          <table:table-cell table:number-columns-repeated="990"/>
        </table:table-row>
        <table:table-row table:style-name="ro1">
          <table:table-cell table:style-name="ce5" office:value-type="string" calcext:value-type="string">
            <text:p>CMU</text:p>
          </table:table-cell>
          <table:table-cell table:style-name="ce7" office:value-type="string" calcext:value-type="string">
            <text:p><text:a xlink:href="https://mse.isri.cmu.edu/applicants/mse-as/index.html" xlink:type="simple">MSE for Professionals</text:a></text:p>
          </table:table-cell>
          <table:table-cell table:style-name="ce47" office:value-type="date" office:date-value="2021-12-09" calcext:value-type="date">
            <text:p>Dec 9, 2021</text:p>
          </table:table-cell>
          <table:table-cell table:style-name="ce45" office:value-type="string" calcext:value-type="string">
            <text:p>-</text:p>
          </table:table-cell>
          <table:table-cell table:style-name="ce45" office:value-type="date" office:date-value="2021-09-07" calcext:value-type="date">
            <text:p>Sep 7, 2021</text:p>
          </table:table-cell>
          <table:table-cell table:style-name="ce47" office:value-type="date" office:date-value="2021-11-19" calcext:value-type="date">
            <text:p>Nov 19, 2021</text:p>
          </table:table-cell>
          <table:table-cell table:style-name="ce51"/>
          <table:table-cell table:style-name="ce54" table:formula="of:=([.I12]/4)" office:value-type="string" office:string-value="" calcext:value-type="error">
            <text:p>#VALUE!</text:p>
          </table:table-cell>
          <table:table-cell table:style-name="ce51" table:formula="of:=IF([.D12] = &quot;-&quot;; &quot;NA&quot;; ([.D12] - TODAY())/7)" office:value-type="string" office:string-value="NA" calcext:value-type="string">
            <text:p>NA</text:p>
          </table:table-cell>
          <table:table-cell table:style-name="ce43" office:value-type="float" office:value="3" calcext:value-type="float">
            <text:p>3</text:p>
          </table:table-cell>
          <table:table-cell table:style-name="ce5" office:value-type="float" office:value="16" calcext:value-type="float">
            <text:p>16</text:p>
          </table:table-cell>
          <table:table-cell table:style-name="ce59" office:value-type="float" office:value="127000" calcext:value-type="float">
            <text:p>$127,000</text:p>
          </table:table-cell>
          <table:table-cell table:style-name="ce54" table:formula="of:=([.N12]/4)" office:value-type="float" office:value="1.67857142857143" calcext:value-type="float">
            <text:p>1.68</text:p>
          </table:table-cell>
          <table:table-cell table:style-name="ce51" table:formula="of:=IF([.F12]=&quot;-&quot;; ([.C12] - TODAY())/7 ; ([.F12] - TODAY())/7)" office:value-type="float" office:value="6.71428571428571" calcext:value-type="float">
            <text:p>7</text:p>
          </table:table-cell>
          <table:table-cell table:style-name="ce43" office:value-type="string" calcext:value-type="string">
            <text:p>Pittsburgh, PA</text:p>
          </table:table-cell>
          <table:table-cell table:style-name="ce43" table:number-columns-repeated="7"/>
          <table:table-cell table:style-name="ce24"/>
          <table:table-cell table:style-name="ce12"/>
          <table:table-cell table:style-name="ce43" table:number-columns-repeated="10"/>
          <table:table-cell table:number-columns-repeated="990"/>
        </table:table-row>
        <table:table-row table:style-name="ro1">
          <table:table-cell table:style-name="ce5" office:value-type="string" calcext:value-type="string">
            <text:p>CMU</text:p>
          </table:table-cell>
          <table:table-cell table:style-name="ce7" office:value-type="string" calcext:value-type="string">
            <text:p><text:a xlink:href="https://www.heinz.cmu.edu/programs/information-systems-management-master/" xlink:type="simple">Masters of Information Systems and Management</text:a></text:p>
          </table:table-cell>
          <table:table-cell table:number-columns-repeated="3" table:style-name="ce45" office:value-type="string" calcext:value-type="string">
            <text:p>-</text:p>
          </table:table-cell>
          <table:table-cell table:style-name="ce45" office:value-type="date" office:date-value="2022-01-10" calcext:value-type="date">
            <text:p>Jan 10, 2022</text:p>
          </table:table-cell>
          <table:table-cell table:style-name="ce51"/>
          <table:table-cell table:style-name="ce54" table:formula="of:=([.I13]/4)" office:value-type="string" office:string-value="" calcext:value-type="error">
            <text:p>#VALUE!</text:p>
          </table:table-cell>
          <table:table-cell table:style-name="ce51" table:formula="of:=IF([.D13] = &quot;-&quot;; &quot;NA&quot;; ([.D13] - TODAY())/7)" office:value-type="string" office:string-value="NA" calcext:value-type="string">
            <text:p>NA</text:p>
          </table:table-cell>
          <table:table-cell table:style-name="ce43" office:value-type="float" office:value="3" calcext:value-type="float">
            <text:p>3</text:p>
          </table:table-cell>
          <table:table-cell table:style-name="ce5" office:value-type="float" office:value="16" calcext:value-type="float">
            <text:p>16</text:p>
          </table:table-cell>
          <table:table-cell table:style-name="ce59" office:value-type="float" office:value="112000" calcext:value-type="float">
            <text:p>$112,000</text:p>
          </table:table-cell>
          <table:table-cell table:style-name="ce54" table:formula="of:=([.N13]/4)" office:value-type="float" office:value="3.53571428571429" calcext:value-type="float">
            <text:p>3.54</text:p>
          </table:table-cell>
          <table:table-cell table:style-name="ce51" table:formula="of:=IF([.F13]=&quot;-&quot;; ([.C13] - TODAY())/7 ; ([.F13] - TODAY())/7)" office:value-type="float" office:value="14.1428571428571" calcext:value-type="float">
            <text:p>14</text:p>
          </table:table-cell>
          <table:table-cell table:style-name="ce43" office:value-type="string" calcext:value-type="string">
            <text:p>Pittsburgh, PA</text:p>
          </table:table-cell>
          <table:table-cell table:style-name="ce43" table:number-columns-repeated="7"/>
          <table:table-cell table:style-name="ce24"/>
          <table:table-cell table:style-name="ce12"/>
          <table:table-cell table:style-name="ce43" table:number-columns-repeated="10"/>
          <table:table-cell table:number-columns-repeated="990"/>
        </table:table-row>
        <table:table-row table:style-name="ro1">
          <table:table-cell table:style-name="ce43" office:value-type="string" calcext:value-type="string">
            <text:p>Gtech</text:p>
          </table:table-cell>
          <table:table-cell table:style-name="ce7" office:value-type="string" calcext:value-type="string">
            <text:p><text:a xlink:href="https://catalog.gatech.edu/programs/computer-science-ms/" xlink:type="simple">Master of Science in Computer Science</text:a></text:p>
          </table:table-cell>
          <table:table-cell table:style-name="ce45" office:value-type="date" office:date-value="2022-02-01" calcext:value-type="date">
            <text:p>Feb 1, 2022</text:p>
          </table:table-cell>
          <table:table-cell table:style-name="ce43" office:value-type="string" calcext:value-type="string">
            <text:p>-</text:p>
          </table:table-cell>
          <table:table-cell table:style-name="ce45" office:value-type="string" calcext:value-type="string">
            <text:p>?</text:p>
          </table:table-cell>
          <table:table-cell table:style-name="ce45" office:value-type="string" calcext:value-type="string">
            <text:p>-</text:p>
          </table:table-cell>
          <table:table-cell table:style-name="ce51"/>
          <table:table-cell table:style-name="ce54" table:formula="of:=([.I14]/4)" office:value-type="string" office:string-value="" calcext:value-type="error">
            <text:p>#VALUE!</text:p>
          </table:table-cell>
          <table:table-cell table:style-name="ce51" table:formula="of:=IF([.D14] = &quot;-&quot;; &quot;NA&quot;; ([.D14] - TODAY())/7)" office:value-type="string" office:string-value="NA" calcext:value-type="string">
            <text:p>NA</text:p>
          </table:table-cell>
          <table:table-cell table:style-name="ce43" office:value-type="float" office:value="27" calcext:value-type="float">
            <text:p>27</text:p>
          </table:table-cell>
          <table:table-cell table:style-name="ce43" office:value-type="float" office:value="24" calcext:value-type="float">
            <text:p>24</text:p>
          </table:table-cell>
          <table:table-cell table:style-name="ce60" office:value-type="float" office:value="90000" calcext:value-type="float">
            <text:p>$90,000</text:p>
          </table:table-cell>
          <table:table-cell table:style-name="ce54" table:formula="of:=([.N14]/4)" office:value-type="float" office:value="4.32142857142857" calcext:value-type="float">
            <text:p>4.32</text:p>
          </table:table-cell>
          <table:table-cell table:style-name="ce51" table:formula="of:=IF([.F14]=&quot;-&quot;; ([.C14] - TODAY())/7 ; ([.F14] - TODAY())/7)" office:value-type="float" office:value="17.2857142857143" calcext:value-type="float">
            <text:p>17</text:p>
          </table:table-cell>
          <table:table-cell table:style-name="ce43" office:value-type="string" calcext:value-type="string">
            <text:p>Atlanta, Georgia</text:p>
          </table:table-cell>
          <table:table-cell table:style-name="ce43" table:number-columns-repeated="7"/>
          <table:table-cell table:style-name="ce24"/>
          <table:table-cell table:style-name="ce12"/>
          <table:table-cell table:style-name="ce43" table:number-columns-repeated="10"/>
          <table:table-cell table:number-columns-repeated="990"/>
        </table:table-row>
        <table:table-row table:style-name="ro1">
          <table:table-cell table:style-name="ce5" office:value-type="string" calcext:value-type="string">
            <text:p>MSU</text:p>
          </table:table-cell>
          <table:table-cell table:style-name="ce7" office:value-type="string" calcext:value-type="string">
            <text:p><text:a xlink:href="https://www.cse.msu.edu/Students/Future_Grad" xlink:type="simple">MS in Computer Science and Engineering</text:a></text:p>
          </table:table-cell>
          <table:table-cell table:style-name="ce46" office:value-type="date" office:date-value="2022-01-15" calcext:value-type="date">
            <text:p>Jan 15, 2022</text:p>
          </table:table-cell>
          <table:table-cell table:style-name="ce46" office:value-type="date" office:date-value="2021-09-15" calcext:value-type="date">
            <text:p>Sep 15, 2021</text:p>
          </table:table-cell>
          <table:table-cell table:style-name="ce31" office:value-type="string" calcext:value-type="string">
            <text:p>?</text:p>
          </table:table-cell>
          <table:table-cell table:style-name="ce46" office:value-type="date" office:date-value="2021-12-31" calcext:value-type="date">
            <text:p>Dec 31, 2021</text:p>
          </table:table-cell>
          <table:table-cell table:style-name="ce52"/>
          <table:table-cell table:style-name="ce55" table:formula="of:=([.I15]/4)" office:value-type="float" office:value="-0.642857142857143" calcext:value-type="float">
            <text:p>-0.64</text:p>
          </table:table-cell>
          <table:table-cell table:style-name="ce52" table:formula="of:=IF([.D15] = &quot;-&quot;; &quot;NA&quot;; ([.D15] - TODAY())/7)" office:value-type="float" office:value="-2.57142857142857" calcext:value-type="float">
            <text:p>-3</text:p>
          </table:table-cell>
          <table:table-cell table:style-name="ce31" office:value-type="string" calcext:value-type="string">
            <text:p>-</text:p>
          </table:table-cell>
          <table:table-cell table:style-name="ce31" office:value-type="float" office:value="24" calcext:value-type="float">
            <text:p>24</text:p>
          </table:table-cell>
          <table:table-cell table:style-name="ce61" office:value-type="float" office:value="70000" calcext:value-type="float">
            <text:p>$70,000</text:p>
          </table:table-cell>
          <table:table-cell table:style-name="ce55" table:formula="of:=([.N15]/4)" office:value-type="float" office:value="3.17857142857143" calcext:value-type="float">
            <text:p>3.18</text:p>
          </table:table-cell>
          <table:table-cell table:style-name="ce52" table:formula="of:=IF([.F15]=&quot;-&quot;; ([.C15] - TODAY())/7 ; ([.F15] - TODAY())/7)" office:value-type="float" office:value="12.7142857142857" calcext:value-type="float">
            <text:p>13</text:p>
          </table:table-cell>
          <table:table-cell table:style-name="ce31" office:value-type="string" calcext:value-type="string">
            <text:p>Lancing, Michigan</text:p>
          </table:table-cell>
          <table:table-cell table:style-name="ce43" table:number-columns-repeated="7"/>
          <table:table-cell table:style-name="ce24"/>
          <table:table-cell table:style-name="ce12"/>
          <table:table-cell table:style-name="ce43" table:number-columns-repeated="10"/>
          <table:table-cell table:number-columns-repeated="990"/>
        </table:table-row>
        <table:table-row table:style-name="ro1">
          <table:table-cell table:style-name="ce5" office:value-type="string" calcext:value-type="string">
            <text:p>MSU</text:p>
          </table:table-cell>
          <table:table-cell table:style-name="ce7" office:value-type="string" calcext:value-type="string">
            <text:p><text:a xlink:href="https://www.cse.msu.edu/Students/Future_Grad" xlink:type="simple">MS in Computer Science and Engineering</text:a></text:p>
          </table:table-cell>
          <table:table-cell table:style-name="ce45" office:value-type="date" office:date-value="2022-01-15" calcext:value-type="date">
            <text:p>Jan 15, 2022</text:p>
          </table:table-cell>
          <table:table-cell table:style-name="ce45" office:value-type="date" office:date-value="2021-09-15" calcext:value-type="date">
            <text:p>Sep 15, 2021</text:p>
          </table:table-cell>
          <table:table-cell table:style-name="ce43" office:value-type="string" calcext:value-type="string">
            <text:p>?</text:p>
          </table:table-cell>
          <table:table-cell table:style-name="ce45" office:value-type="date" office:date-value="2021-12-31" calcext:value-type="date">
            <text:p>Dec 31, 2021</text:p>
          </table:table-cell>
          <table:table-cell table:style-name="ce51"/>
          <table:table-cell table:style-name="ce54" table:formula="of:=([.I16]/4)" office:value-type="float" office:value="-0.642857142857143" calcext:value-type="float">
            <text:p>-0.64</text:p>
          </table:table-cell>
          <table:table-cell table:style-name="ce51" table:formula="of:=IF([.D16] = &quot;-&quot;; &quot;NA&quot;; ([.D16] - TODAY())/7)" office:value-type="float" office:value="-2.57142857142857" calcext:value-type="float">
            <text:p>-3</text:p>
          </table:table-cell>
          <table:table-cell table:style-name="ce43" office:value-type="string" calcext:value-type="string">
            <text:p>-</text:p>
          </table:table-cell>
          <table:table-cell table:style-name="ce43" office:value-type="float" office:value="24" calcext:value-type="float">
            <text:p>24</text:p>
          </table:table-cell>
          <table:table-cell table:style-name="ce60" office:value-type="float" office:value="70000" calcext:value-type="float">
            <text:p>$70,000</text:p>
          </table:table-cell>
          <table:table-cell table:style-name="ce54" table:formula="of:=([.N16]/4)" office:value-type="float" office:value="3.17857142857143" calcext:value-type="float">
            <text:p>3.18</text:p>
          </table:table-cell>
          <table:table-cell table:style-name="ce51" table:formula="of:=IF([.F16]=&quot;-&quot;; ([.C16] - TODAY())/7 ; ([.F16] - TODAY())/7)" office:value-type="float" office:value="12.7142857142857" calcext:value-type="float">
            <text:p>13</text:p>
          </table:table-cell>
          <table:table-cell table:style-name="ce43" office:value-type="string" calcext:value-type="string">
            <text:p>Lancing, Michigan</text:p>
          </table:table-cell>
          <table:table-cell table:style-name="ce43" table:number-columns-repeated="7"/>
          <table:table-cell table:style-name="ce24"/>
          <table:table-cell table:style-name="ce12"/>
          <table:table-cell table:style-name="ce43" table:number-columns-repeated="10"/>
          <table:table-cell table:number-columns-repeated="990"/>
        </table:table-row>
        <table:table-row table:style-name="ro1">
          <table:table-cell table:style-name="ce5" office:value-type="string" calcext:value-type="string">
            <text:p>NCSU</text:p>
          </table:table-cell>
          <table:table-cell table:style-name="ce7" office:value-type="string" calcext:value-type="string">
            <text:p><text:a xlink:href="https://www.csc.ncsu.edu/academics/graduate/degrees/mcs.php" xlink:type="simple">Master of Computer Science</text:a></text:p>
          </table:table-cell>
          <table:table-cell table:style-name="ce48" office:value-type="date" office:date-value="2021-12-15" calcext:value-type="date">
            <text:p>Dec 15, 2021</text:p>
          </table:table-cell>
          <table:table-cell table:style-name="ce48" office:value-type="date" office:date-value="2021-10-01" calcext:value-type="date">
            <text:p>Oct 1, 2021</text:p>
          </table:table-cell>
          <table:table-cell table:style-name="ce5" office:value-type="string" calcext:value-type="string">
            <text:p>?</text:p>
          </table:table-cell>
          <table:table-cell table:style-name="ce5" office:value-type="string" calcext:value-type="string">
            <text:p>-</text:p>
          </table:table-cell>
          <table:table-cell table:style-name="ce53" office:value-type="string" calcext:value-type="string">
            <text:p><text:a xlink:href="#'List based on Nature of the the course'.L26" xlink:type="simple">deferral possible for upto 1 year Refer</text:a></text:p>
          </table:table-cell>
          <table:table-cell table:style-name="ce56" table:formula="of:=([.I17]/4)" office:value-type="float" office:value="-0.0714285714285714" calcext:value-type="float">
            <text:p>-0.07</text:p>
          </table:table-cell>
          <table:table-cell table:style-name="ce57" table:formula="of:=IF([.D17] = &quot;-&quot;; &quot;NA&quot;; ([.D17] - TODAY())/7)" office:value-type="float" office:value="-0.285714285714286" calcext:value-type="float">
            <text:p>0</text:p>
          </table:table-cell>
          <table:table-cell table:style-name="ce5" office:value-type="float" office:value="225" calcext:value-type="float">
            <text:p>225</text:p>
          </table:table-cell>
          <table:table-cell table:style-name="ce5" office:value-type="float" office:value="24" calcext:value-type="float">
            <text:p>24</text:p>
          </table:table-cell>
          <table:table-cell table:style-name="ce59" office:value-type="float" office:value="85000" calcext:value-type="float">
            <text:p>$85,000</text:p>
          </table:table-cell>
          <table:table-cell table:style-name="ce56" table:formula="of:=([.N17]/4)" office:value-type="float" office:value="2.60714285714286" calcext:value-type="float">
            <text:p>2.61</text:p>
          </table:table-cell>
          <table:table-cell table:style-name="ce57" table:formula="of:=IF([.F17]=&quot;-&quot;; ([.C17] - TODAY())/7 ; ([.F17] - TODAY())/7)" office:value-type="float" office:value="10.4285714285714" calcext:value-type="float">
            <text:p>10</text:p>
          </table:table-cell>
          <table:table-cell table:style-name="ce5" office:value-type="string" calcext:value-type="string">
            <text:p>Raleigh, North Carolina</text:p>
          </table:table-cell>
          <table:table-cell table:style-name="ce43" table:number-columns-repeated="7"/>
          <table:table-cell table:style-name="ce24"/>
          <table:table-cell table:style-name="ce12"/>
          <table:table-cell table:style-name="ce43" table:number-columns-repeated="10"/>
          <table:table-cell table:number-columns-repeated="990"/>
        </table:table-row>
        <table:table-row table:style-name="ro1">
          <table:table-cell table:style-name="ce5" office:value-type="string" calcext:value-type="string">
            <text:p>NEU</text:p>
          </table:table-cell>
          <table:table-cell table:style-name="ce7" office:value-type="string" calcext:value-type="string">
            <text:p><text:a xlink:href="https://www.northeastern.edu/graduate/program/master-of-science-in-computer-science-align-boston-5234/" xlink:type="simple">Computer science Align</text:a></text:p>
          </table:table-cell>
          <table:table-cell table:style-name="ce48" office:value-type="date" office:date-value="2022-04-15" calcext:value-type="date">
            <text:p>Apr 15, 2022</text:p>
          </table:table-cell>
          <table:table-cell table:style-name="ce48" office:value-type="date" office:date-value="2021-10-26" calcext:value-type="date">
            <text:p>Oct 26, 2021</text:p>
          </table:table-cell>
          <table:table-cell table:style-name="ce48" office:value-type="string" calcext:value-type="string">
            <text:p>?</text:p>
          </table:table-cell>
          <table:table-cell table:style-name="ce48" office:value-type="string" calcext:value-type="string">
            <text:p>-</text:p>
          </table:table-cell>
          <table:table-cell table:style-name="ce53" office:value-type="string" calcext:value-type="string">
            <text:p><text:a xlink:href="#'List based on Nature of the the course'.L7" xlink:type="simple">Can defer up to 1 semester Refer</text:a></text:p>
          </table:table-cell>
          <table:table-cell table:style-name="ce56" table:formula="of:=([.I18]/4)" office:value-type="float" office:value="0.821428571428571" calcext:value-type="float">
            <text:p>0.82</text:p>
          </table:table-cell>
          <table:table-cell table:style-name="ce57" table:formula="of:=IF([.D18] = &quot;-&quot;; &quot;NA&quot;; ([.D18] - TODAY())/7)" office:value-type="float" office:value="3.28571428571429" calcext:value-type="float">
            <text:p>3</text:p>
          </table:table-cell>
          <table:table-cell table:style-name="ce5" office:value-type="float" office:value="175" calcext:value-type="float">
            <text:p>175</text:p>
          </table:table-cell>
          <table:table-cell table:style-name="ce5" office:value-type="float" office:value="30" calcext:value-type="float">
            <text:p>30</text:p>
          </table:table-cell>
          <table:table-cell table:style-name="ce59" office:value-type="float" office:value="126000" calcext:value-type="float">
            <text:p>$126,000</text:p>
          </table:table-cell>
          <table:table-cell table:style-name="ce56" table:formula="of:=([.N18]/4)" office:value-type="float" office:value="6.92857142857143" calcext:value-type="float">
            <text:p>6.93</text:p>
          </table:table-cell>
          <table:table-cell table:style-name="ce57" table:formula="of:=IF([.F18]=&quot;-&quot;; ([.C18] - TODAY())/7 ; ([.F18] - TODAY())/7)" office:value-type="float" office:value="27.7142857142857" calcext:value-type="float">
            <text:p>28</text:p>
          </table:table-cell>
          <table:table-cell table:style-name="ce5" office:value-type="string" calcext:value-type="string">
            <text:p>Boston, MA</text:p>
          </table:table-cell>
          <table:table-cell table:style-name="ce31" table:number-columns-repeated="19"/>
          <table:table-cell table:number-columns-repeated="990"/>
        </table:table-row>
        <table:table-row table:style-name="ro1">
          <table:table-cell table:style-name="ce5" office:value-type="string" calcext:value-type="string">
            <text:p>NJIT</text:p>
          </table:table-cell>
          <table:table-cell table:style-name="ce7" office:value-type="string" calcext:value-type="string">
            <text:p><text:a xlink:href="https://informatics.njit.edu/ms-information-systems-msis" xlink:type="simple">MS in Information Systems</text:a></text:p>
          </table:table-cell>
          <table:table-cell table:style-name="ce46" office:value-type="date" office:date-value="2022-05-01" calcext:value-type="date">
            <text:p>May 1, 2022</text:p>
          </table:table-cell>
          <table:table-cell table:style-name="ce46" office:value-type="date" office:date-value="2021-11-15" calcext:value-type="date">
            <text:p>Nov 15, 2021</text:p>
          </table:table-cell>
          <table:table-cell table:style-name="ce31" office:value-type="string" calcext:value-type="string">
            <text:p>?</text:p>
          </table:table-cell>
          <table:table-cell table:style-name="ce31" office:value-type="string" calcext:value-type="string">
            <text:p>-</text:p>
          </table:table-cell>
          <table:table-cell table:style-name="ce52"/>
          <table:table-cell table:style-name="ce55" table:formula="of:=([.I19]/4)" office:value-type="float" office:value="1.53571428571429" calcext:value-type="float">
            <text:p>1.54</text:p>
          </table:table-cell>
          <table:table-cell table:style-name="ce52" table:formula="of:=IF([.D19] = &quot;-&quot;; &quot;NA&quot;; ([.D19] - TODAY())/7)" office:value-type="float" office:value="6.14285714285714" calcext:value-type="float">
            <text:p>6</text:p>
          </table:table-cell>
          <table:table-cell table:style-name="ce31" office:value-type="float" office:value="525" calcext:value-type="float">
            <text:p>525</text:p>
          </table:table-cell>
          <table:table-cell table:style-name="ce31" office:value-type="float" office:value="24" calcext:value-type="float">
            <text:p>24</text:p>
          </table:table-cell>
          <table:table-cell table:style-name="ce61" office:value-type="float" office:value="34000" calcext:value-type="float">
            <text:p>$34,000</text:p>
          </table:table-cell>
          <table:table-cell table:style-name="ce55" table:formula="of:=([.N19]/4)" office:value-type="float" office:value="7.5" calcext:value-type="float">
            <text:p>7.50</text:p>
          </table:table-cell>
          <table:table-cell table:style-name="ce52" table:formula="of:=IF([.F19]=&quot;-&quot;; ([.C19] - TODAY())/7 ; ([.F19] - TODAY())/7)" office:value-type="float" office:value="30" calcext:value-type="float">
            <text:p>30</text:p>
          </table:table-cell>
          <table:table-cell table:style-name="ce31" office:value-type="string" calcext:value-type="string">
            <text:p>Newark, Philly ( close to new york)</text:p>
          </table:table-cell>
          <table:table-cell table:style-name="ce31" table:number-columns-repeated="19"/>
          <table:table-cell table:number-columns-repeated="990"/>
        </table:table-row>
        <table:table-row table:style-name="ro1">
          <table:table-cell table:style-name="ce5" office:value-type="string" calcext:value-type="string">
            <text:p>NJIT</text:p>
          </table:table-cell>
          <table:table-cell table:style-name="ce7" office:value-type="string" calcext:value-type="string">
            <text:p><text:a xlink:href="https://catalog.njit.edu/graduate/computing-sciences/computer-science/ms/" xlink:type="simple">M.S. In Computer Science</text:a></text:p>
          </table:table-cell>
          <table:table-cell table:style-name="ce46" office:value-type="date" office:date-value="2022-05-01" calcext:value-type="date">
            <text:p>May 1, 2022</text:p>
          </table:table-cell>
          <table:table-cell table:style-name="ce46" office:value-type="date" office:date-value="2021-11-15" calcext:value-type="date">
            <text:p>Nov 15, 2021</text:p>
          </table:table-cell>
          <table:table-cell table:style-name="ce31" office:value-type="string" calcext:value-type="string">
            <text:p>?</text:p>
          </table:table-cell>
          <table:table-cell table:style-name="ce31" office:value-type="string" calcext:value-type="string">
            <text:p>-</text:p>
          </table:table-cell>
          <table:table-cell table:style-name="ce52"/>
          <table:table-cell table:style-name="ce55" table:formula="of:=([.I20]/4)" office:value-type="float" office:value="1.53571428571429" calcext:value-type="float">
            <text:p>1.54</text:p>
          </table:table-cell>
          <table:table-cell table:style-name="ce52" table:formula="of:=IF([.D20] = &quot;-&quot;; &quot;NA&quot;; ([.D20] - TODAY())/7)" office:value-type="float" office:value="6.14285714285714" calcext:value-type="float">
            <text:p>6</text:p>
          </table:table-cell>
          <table:table-cell table:style-name="ce31" office:value-type="float" office:value="525" calcext:value-type="float">
            <text:p>525</text:p>
          </table:table-cell>
          <table:table-cell table:style-name="ce31" office:value-type="float" office:value="24" calcext:value-type="float">
            <text:p>24</text:p>
          </table:table-cell>
          <table:table-cell table:style-name="ce61" office:value-type="float" office:value="54000" calcext:value-type="float">
            <text:p>$54,000</text:p>
          </table:table-cell>
          <table:table-cell table:style-name="ce55" table:formula="of:=([.N20]/4)" office:value-type="float" office:value="7.5" calcext:value-type="float">
            <text:p>7.50</text:p>
          </table:table-cell>
          <table:table-cell table:style-name="ce52" table:formula="of:=IF([.F20]=&quot;-&quot;; ([.C20] - TODAY())/7 ; ([.F20] - TODAY())/7)" office:value-type="float" office:value="30" calcext:value-type="float">
            <text:p>30</text:p>
          </table:table-cell>
          <table:table-cell table:style-name="ce31" office:value-type="string" calcext:value-type="string">
            <text:p>Newark, Philly ( close to new york)</text:p>
          </table:table-cell>
          <table:table-cell table:style-name="ce31" table:number-columns-repeated="19"/>
          <table:table-cell table:number-columns-repeated="990"/>
        </table:table-row>
        <table:table-row table:style-name="ro1">
          <table:table-cell table:style-name="ce5" office:value-type="string" calcext:value-type="string">
            <text:p>NJIT</text:p>
          </table:table-cell>
          <table:table-cell table:style-name="ce7" office:value-type="string" calcext:value-type="string">
            <text:p><text:a xlink:href="https://catalog.njit.edu/graduate/computing-sciences/computer-science/software-engineering-ms/" xlink:type="simple">M.S. in Software Engineering</text:a></text:p>
          </table:table-cell>
          <table:table-cell table:style-name="ce46" office:value-type="date" office:date-value="2022-05-01" calcext:value-type="date">
            <text:p>May 1, 2022</text:p>
          </table:table-cell>
          <table:table-cell table:style-name="ce46" office:value-type="date" office:date-value="2021-11-15" calcext:value-type="date">
            <text:p>Nov 15, 2021</text:p>
          </table:table-cell>
          <table:table-cell table:style-name="ce31" office:value-type="string" calcext:value-type="string">
            <text:p>?</text:p>
          </table:table-cell>
          <table:table-cell table:style-name="ce31" office:value-type="string" calcext:value-type="string">
            <text:p>-</text:p>
          </table:table-cell>
          <table:table-cell table:style-name="ce52"/>
          <table:table-cell table:style-name="ce55" table:formula="of:=([.I21]/4)" office:value-type="float" office:value="1.53571428571429" calcext:value-type="float">
            <text:p>1.54</text:p>
          </table:table-cell>
          <table:table-cell table:style-name="ce52" table:formula="of:=IF([.D21] = &quot;-&quot;; &quot;NA&quot;; ([.D21] - TODAY())/7)" office:value-type="float" office:value="6.14285714285714" calcext:value-type="float">
            <text:p>6</text:p>
          </table:table-cell>
          <table:table-cell table:style-name="ce31" office:value-type="float" office:value="525" calcext:value-type="float">
            <text:p>525</text:p>
          </table:table-cell>
          <table:table-cell table:style-name="ce31" office:value-type="float" office:value="24" calcext:value-type="float">
            <text:p>24</text:p>
          </table:table-cell>
          <table:table-cell table:style-name="ce61" office:value-type="float" office:value="54000" calcext:value-type="float">
            <text:p>$54,000</text:p>
          </table:table-cell>
          <table:table-cell table:style-name="ce55" table:formula="of:=([.N21]/4)" office:value-type="float" office:value="7.5" calcext:value-type="float">
            <text:p>7.50</text:p>
          </table:table-cell>
          <table:table-cell table:style-name="ce52" table:formula="of:=IF([.F21]=&quot;-&quot;; ([.C21] - TODAY())/7 ; ([.F21] - TODAY())/7)" office:value-type="float" office:value="30" calcext:value-type="float">
            <text:p>30</text:p>
          </table:table-cell>
          <table:table-cell table:style-name="ce31" office:value-type="string" calcext:value-type="string">
            <text:p>Newark, Philly ( close to new york)</text:p>
          </table:table-cell>
          <table:table-cell table:style-name="ce31" table:number-columns-repeated="19"/>
          <table:table-cell table:number-columns-repeated="990"/>
        </table:table-row>
        <table:table-row table:style-name="ro1">
          <table:table-cell table:style-name="ce5" office:value-type="string" calcext:value-type="string">
            <text:p>NJIT</text:p>
          </table:table-cell>
          <table:table-cell table:style-name="ce7" office:value-type="string" calcext:value-type="string">
            <text:p><text:a xlink:href="https://informatics.njit.edu/ms-information-systems-msis" xlink:type="simple">MS in Information Systems</text:a></text:p>
          </table:table-cell>
          <table:table-cell table:style-name="ce45" office:value-type="date" office:date-value="2022-05-01" calcext:value-type="date">
            <text:p>May 1, 2022</text:p>
          </table:table-cell>
          <table:table-cell table:style-name="ce45" office:value-type="date" office:date-value="2021-11-15" calcext:value-type="date">
            <text:p>Nov 15, 2021</text:p>
          </table:table-cell>
          <table:table-cell table:style-name="ce43" office:value-type="string" calcext:value-type="string">
            <text:p>?</text:p>
          </table:table-cell>
          <table:table-cell table:style-name="ce43" office:value-type="string" calcext:value-type="string">
            <text:p>-</text:p>
          </table:table-cell>
          <table:table-cell table:style-name="ce51"/>
          <table:table-cell table:style-name="ce54" table:formula="of:=([.I22]/4)" office:value-type="float" office:value="1.53571428571429" calcext:value-type="float">
            <text:p>1.54</text:p>
          </table:table-cell>
          <table:table-cell table:style-name="ce51" table:formula="of:=IF([.D22] = &quot;-&quot;; &quot;NA&quot;; ([.D22] - TODAY())/7)" office:value-type="float" office:value="6.14285714285714" calcext:value-type="float">
            <text:p>6</text:p>
          </table:table-cell>
          <table:table-cell table:style-name="ce43" office:value-type="float" office:value="525" calcext:value-type="float">
            <text:p>525</text:p>
          </table:table-cell>
          <table:table-cell table:style-name="ce43" office:value-type="float" office:value="24" calcext:value-type="float">
            <text:p>24</text:p>
          </table:table-cell>
          <table:table-cell table:style-name="ce60" office:value-type="float" office:value="34000" calcext:value-type="float">
            <text:p>$34,000</text:p>
          </table:table-cell>
          <table:table-cell table:style-name="ce54" table:formula="of:=([.N22]/4)" office:value-type="float" office:value="7.5" calcext:value-type="float">
            <text:p>7.50</text:p>
          </table:table-cell>
          <table:table-cell table:style-name="ce51" table:formula="of:=IF([.F22]=&quot;-&quot;; ([.C22] - TODAY())/7 ; ([.F22] - TODAY())/7)" office:value-type="float" office:value="30" calcext:value-type="float">
            <text:p>30</text:p>
          </table:table-cell>
          <table:table-cell table:style-name="ce43" office:value-type="string" calcext:value-type="string">
            <text:p>Newark, Philly ( close to new york)</text:p>
          </table:table-cell>
          <table:table-cell table:style-name="ce31" table:number-columns-repeated="19"/>
          <table:table-cell table:number-columns-repeated="990"/>
        </table:table-row>
        <table:table-row table:style-name="ro1">
          <table:table-cell table:style-name="ce5" office:value-type="string" calcext:value-type="string">
            <text:p>PURDUE</text:p>
          </table:table-cell>
          <table:table-cell table:style-name="ce7" office:value-type="string" calcext:value-type="string">
            <text:p><text:a xlink:href="https://www.cs.purdue.edu/graduate/curriculum/masters.html" xlink:type="simple">M.S. in Computer Science</text:a></text:p>
          </table:table-cell>
          <table:table-cell table:style-name="ce48" office:value-type="date" office:date-value="2021-12-01" calcext:value-type="date">
            <text:p>Dec 1, 2021</text:p>
          </table:table-cell>
          <table:table-cell table:style-name="ce48" office:value-type="date" office:date-value="2021-10-01" calcext:value-type="date">
            <text:p>Oct 1, 2021</text:p>
          </table:table-cell>
          <table:table-cell table:style-name="ce5" office:value-type="string" calcext:value-type="string">
            <text:p>?</text:p>
          </table:table-cell>
          <table:table-cell table:style-name="ce5" office:value-type="string" calcext:value-type="string">
            <text:p>-</text:p>
          </table:table-cell>
          <table:table-cell table:style-name="ce53" office:value-type="string" calcext:value-type="string">
            <text:p><text:a xlink:href="#'List based on Nature of the the course'.L41" xlink:type="simple">Possible for upto 1 year Refer</text:a></text:p>
          </table:table-cell>
          <table:table-cell table:style-name="ce56" table:formula="of:=([.I23]/4)" office:value-type="float" office:value="-0.0714285714285714" calcext:value-type="float">
            <text:p>-0.07</text:p>
          </table:table-cell>
          <table:table-cell table:style-name="ce57" table:formula="of:=IF([.D23] = &quot;-&quot;; &quot;NA&quot;; ([.D23] - TODAY())/7)" office:value-type="float" office:value="-0.285714285714286" calcext:value-type="float">
            <text:p>0</text:p>
          </table:table-cell>
          <table:table-cell table:style-name="ce5" office:value-type="float" office:value="75" calcext:value-type="float">
            <text:p>75</text:p>
          </table:table-cell>
          <table:table-cell table:style-name="ce5" office:value-type="float" office:value="18" calcext:value-type="float">
            <text:p>18</text:p>
          </table:table-cell>
          <table:table-cell table:style-name="ce59" office:value-type="float" office:value="56000" calcext:value-type="float">
            <text:p>$56,000</text:p>
          </table:table-cell>
          <table:table-cell table:style-name="ce56" table:formula="of:=([.N23]/4)" office:value-type="float" office:value="2.10714285714286" calcext:value-type="float">
            <text:p>2.11</text:p>
          </table:table-cell>
          <table:table-cell table:style-name="ce57" table:formula="of:=IF([.F23]=&quot;-&quot;; ([.C23] - TODAY())/7 ; ([.F23] - TODAY())/7)" office:value-type="float" office:value="8.42857142857143" calcext:value-type="float">
            <text:p>8</text:p>
          </table:table-cell>
          <table:table-cell table:style-name="ce5" office:value-type="string" calcext:value-type="string">
            <text:p>Lafalyette, Indiana</text:p>
          </table:table-cell>
          <table:table-cell table:style-name="ce31" table:number-columns-repeated="19"/>
          <table:table-cell table:number-columns-repeated="990"/>
        </table:table-row>
        <table:table-row table:style-name="ro1">
          <table:table-cell table:style-name="ce5" office:value-type="string" calcext:value-type="string">
            <text:p>SJSU</text:p>
          </table:table-cell>
          <table:table-cell table:style-name="ce7" office:value-type="string" calcext:value-type="string">
            <text:p><text:a xlink:href="https://catalog.sjsu.edu/preview_program.php?catoid=12&amp;poid=3912&amp;returnto=4146" xlink:type="simple">Software Engineering MS</text:a></text:p>
          </table:table-cell>
          <table:table-cell table:style-name="ce49" office:value-type="date" office:date-value="2022-04-01" calcext:value-type="date">
            <text:p>Apr 1, 2022</text:p>
          </table:table-cell>
          <table:table-cell table:style-name="ce50" office:value-type="date" office:date-value="2021-11-01" calcext:value-type="date">
            <text:p>Nov 1, 2021</text:p>
          </table:table-cell>
          <table:table-cell table:style-name="ce5" office:value-type="string" calcext:value-type="string">
            <text:p>?</text:p>
          </table:table-cell>
          <table:table-cell table:style-name="ce5" office:value-type="string" calcext:value-type="string">
            <text:p>-</text:p>
          </table:table-cell>
          <table:table-cell table:style-name="ce53" office:value-type="string" calcext:value-type="string">
            <text:p><text:a xlink:href="#'List based on Nature of the the course'.L42:L43" xlink:type="simple">Can defer for upto 2 semesters, need to checkonce updated for Spring Refer</text:a></text:p>
          </table:table-cell>
          <table:table-cell table:style-name="ce56" table:formula="of:=([.I24]/4)" office:value-type="float" office:value="1.03571428571429" calcext:value-type="float">
            <text:p>1.04</text:p>
          </table:table-cell>
          <table:table-cell table:style-name="ce57" table:formula="of:=IF([.D24] = &quot;-&quot;; &quot;NA&quot;; ([.D24] - TODAY())/7)" office:value-type="float" office:value="4.14285714285714" calcext:value-type="float">
            <text:p>4</text:p>
          </table:table-cell>
          <table:table-cell table:style-name="ce5" office:value-type="string" calcext:value-type="string">
            <text:p>-</text:p>
          </table:table-cell>
          <table:table-cell table:style-name="ce5" office:value-type="float" office:value="24" calcext:value-type="float">
            <text:p>24</text:p>
          </table:table-cell>
          <table:table-cell table:style-name="ce59" office:value-type="float" office:value="42000" calcext:value-type="float">
            <text:p>$42,000</text:p>
          </table:table-cell>
          <table:table-cell table:style-name="ce56" table:formula="of:=([.N24]/4)" office:value-type="float" office:value="6.42857142857143" calcext:value-type="float">
            <text:p>6.43</text:p>
          </table:table-cell>
          <table:table-cell table:style-name="ce57" table:formula="of:=IF([.F24]=&quot;-&quot;; ([.C24] - TODAY())/7 ; ([.F24] - TODAY())/7)" office:value-type="float" office:value="25.7142857142857" calcext:value-type="float">
            <text:p>26</text:p>
          </table:table-cell>
          <table:table-cell table:style-name="ce5" office:value-type="string" calcext:value-type="string">
            <text:p>Sa Jose, CA</text:p>
          </table:table-cell>
          <table:table-cell table:style-name="ce31" table:number-columns-repeated="19"/>
          <table:table-cell table:number-columns-repeated="990"/>
        </table:table-row>
        <table:table-row table:style-name="ro1">
          <table:table-cell table:style-name="ce5" office:value-type="string" calcext:value-type="string">
            <text:p>SJSU</text:p>
          </table:table-cell>
          <table:table-cell table:style-name="ce7" office:value-type="string" calcext:value-type="string">
            <text:p><text:a xlink:href="https://www.sjsu.edu/cs/academic-programs/mscs/index.php" xlink:type="simple">Master of science in computer science </text:a></text:p>
          </table:table-cell>
          <table:table-cell table:style-name="ce46" office:value-type="date" office:date-value="2022-02-01" calcext:value-type="date">
            <text:p>Feb 1, 2022</text:p>
          </table:table-cell>
          <table:table-cell table:style-name="ce31" office:value-type="string" calcext:value-type="string">
            <text:p>-</text:p>
          </table:table-cell>
          <table:table-cell table:style-name="ce31" office:value-type="string" calcext:value-type="string">
            <text:p>?</text:p>
          </table:table-cell>
          <table:table-cell table:style-name="ce31" office:value-type="string" calcext:value-type="string">
            <text:p>-</text:p>
          </table:table-cell>
          <table:table-cell table:style-name="ce52"/>
          <table:table-cell table:style-name="ce55" table:formula="of:=([.I25]/4)" office:value-type="string" office:string-value="" calcext:value-type="error">
            <text:p>#VALUE!</text:p>
          </table:table-cell>
          <table:table-cell table:style-name="ce52" table:formula="of:=IF([.D25] = &quot;-&quot;; &quot;NA&quot;; ([.D25] - TODAY())/7)" office:value-type="string" office:string-value="NA" calcext:value-type="string">
            <text:p>NA</text:p>
          </table:table-cell>
          <table:table-cell table:style-name="ce31" office:value-type="string" calcext:value-type="string">
            <text:p>-</text:p>
          </table:table-cell>
          <table:table-cell table:style-name="ce31" office:value-type="float" office:value="24" calcext:value-type="float">
            <text:p>24</text:p>
          </table:table-cell>
          <table:table-cell table:style-name="ce61" office:value-type="float" office:value="40000" calcext:value-type="float">
            <text:p>$40,000</text:p>
          </table:table-cell>
          <table:table-cell table:style-name="ce55" table:formula="of:=([.N25]/4)" office:value-type="float" office:value="4.32142857142857" calcext:value-type="float">
            <text:p>4.32</text:p>
          </table:table-cell>
          <table:table-cell table:style-name="ce52" table:formula="of:=IF([.F25]=&quot;-&quot;; ([.C25] - TODAY())/7 ; ([.F25] - TODAY())/7)" office:value-type="float" office:value="17.2857142857143" calcext:value-type="float">
            <text:p>17</text:p>
          </table:table-cell>
          <table:table-cell table:style-name="ce31" office:value-type="string" calcext:value-type="string">
            <text:p>San Jose, CA</text:p>
          </table:table-cell>
          <table:table-cell table:style-name="ce31" table:number-columns-repeated="19"/>
          <table:table-cell table:number-columns-repeated="990"/>
        </table:table-row>
        <table:table-row table:style-name="ro1">
          <table:table-cell table:style-name="ce5" office:value-type="string" calcext:value-type="string">
            <text:p>SJSU</text:p>
          </table:table-cell>
          <table:table-cell table:style-name="ce7" office:value-type="string" calcext:value-type="string">
            <text:p><text:a xlink:href="https://www.sjsu.edu/cs/academic-programs/mscs/index.php" xlink:type="simple">Master of science in computer science </text:a></text:p>
          </table:table-cell>
          <table:table-cell table:style-name="ce45" office:value-type="date" office:date-value="2022-02-01" calcext:value-type="date">
            <text:p>Feb 1, 2022</text:p>
          </table:table-cell>
          <table:table-cell table:style-name="ce43" office:value-type="string" calcext:value-type="string">
            <text:p>-</text:p>
          </table:table-cell>
          <table:table-cell table:style-name="ce43" office:value-type="string" calcext:value-type="string">
            <text:p>?</text:p>
          </table:table-cell>
          <table:table-cell table:style-name="ce43" office:value-type="string" calcext:value-type="string">
            <text:p>-</text:p>
          </table:table-cell>
          <table:table-cell table:style-name="ce51"/>
          <table:table-cell table:style-name="ce54" table:formula="of:=([.I26]/4)" office:value-type="string" office:string-value="" calcext:value-type="error">
            <text:p>#VALUE!</text:p>
          </table:table-cell>
          <table:table-cell table:style-name="ce51" table:formula="of:=IF([.D26] = &quot;-&quot;; &quot;NA&quot;; ([.D26] - TODAY())/7)" office:value-type="string" office:string-value="NA" calcext:value-type="string">
            <text:p>NA</text:p>
          </table:table-cell>
          <table:table-cell table:style-name="ce43" office:value-type="string" calcext:value-type="string">
            <text:p>-</text:p>
          </table:table-cell>
          <table:table-cell table:style-name="ce43" office:value-type="float" office:value="24" calcext:value-type="float">
            <text:p>24</text:p>
          </table:table-cell>
          <table:table-cell table:style-name="ce60" office:value-type="float" office:value="40000" calcext:value-type="float">
            <text:p>$40,000</text:p>
          </table:table-cell>
          <table:table-cell table:style-name="ce54" table:formula="of:=([.N26]/4)" office:value-type="float" office:value="4.32142857142857" calcext:value-type="float">
            <text:p>4.32</text:p>
          </table:table-cell>
          <table:table-cell table:style-name="ce51" table:formula="of:=IF([.F26]=&quot;-&quot;; ([.C26] - TODAY())/7 ; ([.F26] - TODAY())/7)" office:value-type="float" office:value="17.2857142857143" calcext:value-type="float">
            <text:p>17</text:p>
          </table:table-cell>
          <table:table-cell table:style-name="ce43" office:value-type="string" calcext:value-type="string">
            <text:p>San Jose, CA</text:p>
          </table:table-cell>
          <table:table-cell table:style-name="ce31" table:number-columns-repeated="19"/>
          <table:table-cell table:number-columns-repeated="990"/>
        </table:table-row>
        <table:table-row table:style-name="ro1">
          <table:table-cell table:style-name="ce5" office:value-type="string" calcext:value-type="string">
            <text:p>Stony Brook</text:p>
          </table:table-cell>
          <table:table-cell table:style-name="ce7" office:value-type="string" calcext:value-type="string">
            <text:p><text:a xlink:href="https://www.stonybrook.edu/commcms/graduate-admissions/programs/details.php?code=cse&amp;type=description&amp;level=graduate_bulletin_data#Admissions" xlink:type="simple">M.S. in Computer Science</text:a></text:p>
          </table:table-cell>
          <table:table-cell table:style-name="ce48" office:value-type="date" office:date-value="2021-12-01" calcext:value-type="date">
            <text:p>Dec 1, 2021</text:p>
          </table:table-cell>
          <table:table-cell table:style-name="ce48" office:value-type="date" office:date-value="2021-10-01" calcext:value-type="date">
            <text:p>Oct 1, 2021</text:p>
          </table:table-cell>
          <table:table-cell table:style-name="ce48" office:value-type="date" office:date-value="2021-08-01" calcext:value-type="date">
            <text:p>Aug 1, 2021</text:p>
          </table:table-cell>
          <table:table-cell table:style-name="ce5" office:value-type="string" calcext:value-type="string">
            <text:p>-</text:p>
          </table:table-cell>
          <table:table-cell table:style-name="ce53" office:value-type="string" calcext:value-type="string">
            <text:p><text:a xlink:href="#'List based on Nature of the the course'.L32" xlink:type="simple">Students can request for deferral for upto 1 semester Refer</text:a></text:p>
          </table:table-cell>
          <table:table-cell table:style-name="ce56" table:formula="of:=([.I27]/4)" office:value-type="float" office:value="-0.0714285714285714" calcext:value-type="float">
            <text:p>-0.07</text:p>
          </table:table-cell>
          <table:table-cell table:style-name="ce57" table:formula="of:=IF([.D27] = &quot;-&quot;; &quot;NA&quot;; ([.D27] - TODAY())/7)" office:value-type="float" office:value="-0.285714285714286" calcext:value-type="float">
            <text:p>0</text:p>
          </table:table-cell>
          <table:table-cell table:style-name="ce5" office:value-type="float" office:value="175" calcext:value-type="float">
            <text:p>175</text:p>
          </table:table-cell>
          <table:table-cell table:style-name="ce5" office:value-type="float" office:value="12" calcext:value-type="float">
            <text:p>12</text:p>
          </table:table-cell>
          <table:table-cell table:style-name="ce59" office:value-type="float" office:value="52000" calcext:value-type="float">
            <text:p>$52,000</text:p>
          </table:table-cell>
          <table:table-cell table:style-name="ce56" table:formula="of:=([.N27]/4)" office:value-type="float" office:value="2.10714285714286" calcext:value-type="float">
            <text:p>2.11</text:p>
          </table:table-cell>
          <table:table-cell table:style-name="ce57" table:formula="of:=IF([.F27]=&quot;-&quot;; ([.C27] - TODAY())/7 ; ([.F27] - TODAY())/7)" office:value-type="float" office:value="8.42857142857143" calcext:value-type="float">
            <text:p>8</text:p>
          </table:table-cell>
          <table:table-cell table:style-name="ce5" office:value-type="string" calcext:value-type="string">
            <text:p>Stony Brook, NY</text:p>
          </table:table-cell>
          <table:table-cell table:style-name="ce31" table:number-columns-repeated="19"/>
          <table:table-cell table:number-columns-repeated="990"/>
        </table:table-row>
        <table:table-row table:style-name="ro1">
          <table:table-cell table:style-name="ce5" office:value-type="string" calcext:value-type="string">
            <text:p>UCD</text:p>
          </table:table-cell>
          <table:table-cell table:style-name="ce7" office:value-type="string" calcext:value-type="string">
            <text:p><text:a xlink:href="https://cs.ucdavis.edu/graduate/our-programs/ms-degree" xlink:type="simple">Master of Science in Computer Science</text:a></text:p>
          </table:table-cell>
          <table:table-cell table:style-name="ce46" office:value-type="date" office:date-value="2022-01-05" calcext:value-type="date">
            <text:p>Jan 5, 2022</text:p>
          </table:table-cell>
          <table:table-cell table:style-name="ce31" office:value-type="string" calcext:value-type="string">
            <text:p>-</text:p>
          </table:table-cell>
          <table:table-cell table:style-name="ce31" office:value-type="string" calcext:value-type="string">
            <text:p>?</text:p>
          </table:table-cell>
          <table:table-cell table:style-name="ce31" office:value-type="string" calcext:value-type="string">
            <text:p>-</text:p>
          </table:table-cell>
          <table:table-cell table:style-name="ce52"/>
          <table:table-cell table:style-name="ce55" table:formula="of:=([.I28]/4)" office:value-type="string" office:string-value="" calcext:value-type="error">
            <text:p>#VALUE!</text:p>
          </table:table-cell>
          <table:table-cell table:style-name="ce52" table:formula="of:=IF([.D28] = &quot;-&quot;; &quot;NA&quot;; ([.D28] - TODAY())/7)" office:value-type="string" office:string-value="NA" calcext:value-type="string">
            <text:p>NA</text:p>
          </table:table-cell>
          <table:table-cell table:style-name="ce31" office:value-type="float" office:value="225" calcext:value-type="float">
            <text:p>225</text:p>
          </table:table-cell>
          <table:table-cell table:style-name="ce31" office:value-type="float" office:value="24" calcext:value-type="float">
            <text:p>24</text:p>
          </table:table-cell>
          <table:table-cell table:style-name="ce61" office:value-type="float" office:value="67000" calcext:value-type="float">
            <text:p>$67,000</text:p>
          </table:table-cell>
          <table:table-cell table:style-name="ce55" table:formula="of:=([.N28]/4)" office:value-type="float" office:value="3.35714285714286" calcext:value-type="float">
            <text:p>3.36</text:p>
          </table:table-cell>
          <table:table-cell table:style-name="ce52" table:formula="of:=IF([.F28]=&quot;-&quot;; ([.C28] - TODAY())/7 ; ([.F28] - TODAY())/7)" office:value-type="float" office:value="13.4285714285714" calcext:value-type="float">
            <text:p>13</text:p>
          </table:table-cell>
          <table:table-cell table:style-name="ce31" office:value-type="string" calcext:value-type="string">
            <text:p>Sacramento, CA</text:p>
          </table:table-cell>
          <table:table-cell table:style-name="ce31" table:number-columns-repeated="19"/>
          <table:table-cell table:number-columns-repeated="990"/>
        </table:table-row>
        <table:table-row table:style-name="ro1">
          <table:table-cell table:style-name="ce5" office:value-type="string" calcext:value-type="string">
            <text:p>UCD</text:p>
          </table:table-cell>
          <table:table-cell table:style-name="ce7" office:value-type="string" calcext:value-type="string">
            <text:p><text:a xlink:href="https://cs.ucdavis.edu/graduate/our-programs/ms-degree" xlink:type="simple">Master of Science in Computer Science</text:a></text:p>
          </table:table-cell>
          <table:table-cell table:style-name="ce45" office:value-type="date" office:date-value="2022-01-05" calcext:value-type="date">
            <text:p>Jan 5, 2022</text:p>
          </table:table-cell>
          <table:table-cell table:style-name="ce43" office:value-type="string" calcext:value-type="string">
            <text:p>-</text:p>
          </table:table-cell>
          <table:table-cell table:style-name="ce43" office:value-type="string" calcext:value-type="string">
            <text:p>?</text:p>
          </table:table-cell>
          <table:table-cell table:style-name="ce43" office:value-type="string" calcext:value-type="string">
            <text:p>-</text:p>
          </table:table-cell>
          <table:table-cell table:style-name="ce51"/>
          <table:table-cell table:style-name="ce54" table:formula="of:=([.I29]/4)" office:value-type="string" office:string-value="" calcext:value-type="error">
            <text:p>#VALUE!</text:p>
          </table:table-cell>
          <table:table-cell table:style-name="ce51" table:formula="of:=IF([.D29] = &quot;-&quot;; &quot;NA&quot;; ([.D29] - TODAY())/7)" office:value-type="string" office:string-value="NA" calcext:value-type="string">
            <text:p>NA</text:p>
          </table:table-cell>
          <table:table-cell table:style-name="ce43" office:value-type="float" office:value="225" calcext:value-type="float">
            <text:p>225</text:p>
          </table:table-cell>
          <table:table-cell table:style-name="ce43" office:value-type="float" office:value="24" calcext:value-type="float">
            <text:p>24</text:p>
          </table:table-cell>
          <table:table-cell table:style-name="ce60" office:value-type="float" office:value="67000" calcext:value-type="float">
            <text:p>$67,000</text:p>
          </table:table-cell>
          <table:table-cell table:style-name="ce54" table:formula="of:=([.N29]/4)" office:value-type="float" office:value="3.35714285714286" calcext:value-type="float">
            <text:p>3.36</text:p>
          </table:table-cell>
          <table:table-cell table:style-name="ce51" table:formula="of:=IF([.F29]=&quot;-&quot;; ([.C29] - TODAY())/7 ; ([.F29] - TODAY())/7)" office:value-type="float" office:value="13.4285714285714" calcext:value-type="float">
            <text:p>13</text:p>
          </table:table-cell>
          <table:table-cell table:style-name="ce43" office:value-type="string" calcext:value-type="string">
            <text:p>Sacramento, CA</text:p>
          </table:table-cell>
          <table:table-cell table:style-name="ce31" table:number-columns-repeated="19"/>
          <table:table-cell table:number-columns-repeated="990"/>
        </table:table-row>
        <table:table-row table:style-name="ro1">
          <table:table-cell table:style-name="ce5" office:value-type="string" calcext:value-type="string">
            <text:p>UCI</text:p>
          </table:table-cell>
          <table:table-cell table:style-name="ce7" office:value-type="string" calcext:value-type="string">
            <text:p><text:a xlink:href="https://mcs.ics.uci.edu/about/the-program/" xlink:type="simple">Master of Computer Science</text:a></text:p>
          </table:table-cell>
          <table:table-cell table:style-name="ce45" office:value-type="date" office:date-value="2021-12-15" calcext:value-type="date">
            <text:p>Dec 15, 2021</text:p>
          </table:table-cell>
          <table:table-cell table:style-name="ce45" office:value-type="string" calcext:value-type="string">
            <text:p>-</text:p>
          </table:table-cell>
          <table:table-cell table:style-name="ce45" office:value-type="date" office:date-value="2021-09-04" calcext:value-type="date">
            <text:p>Sep 4, 2021</text:p>
          </table:table-cell>
          <table:table-cell table:style-name="ce45" office:value-type="string" calcext:value-type="string">
            <text:p>-</text:p>
          </table:table-cell>
          <table:table-cell table:style-name="ce51"/>
          <table:table-cell table:style-name="ce54" table:formula="of:=([.I30]/4)" office:value-type="string" office:string-value="" calcext:value-type="error">
            <text:p>#VALUE!</text:p>
          </table:table-cell>
          <table:table-cell table:style-name="ce51" table:formula="of:=IF([.D30] = &quot;-&quot;; &quot;NA&quot;; ([.D30] - TODAY())/7)" office:value-type="string" office:string-value="NA" calcext:value-type="string">
            <text:p>NA</text:p>
          </table:table-cell>
          <table:table-cell table:style-name="ce43" office:value-type="float" office:value="125" calcext:value-type="float">
            <text:p>125</text:p>
          </table:table-cell>
          <table:table-cell table:style-name="ce5" office:value-type="float" office:value="16" calcext:value-type="float">
            <text:p>16</text:p>
          </table:table-cell>
          <table:table-cell table:style-name="ce59" office:value-type="float" office:value="85000" calcext:value-type="float">
            <text:p>$85,000</text:p>
          </table:table-cell>
          <table:table-cell table:style-name="ce54" table:formula="of:=([.N30]/4)" office:value-type="float" office:value="2.60714285714286" calcext:value-type="float">
            <text:p>2.61</text:p>
          </table:table-cell>
          <table:table-cell table:style-name="ce51" table:formula="of:=IF([.F30]=&quot;-&quot;; ([.C30] - TODAY())/7 ; ([.F30] - TODAY())/7)" office:value-type="float" office:value="10.4285714285714" calcext:value-type="float">
            <text:p>10</text:p>
          </table:table-cell>
          <table:table-cell table:style-name="ce43" office:value-type="string" calcext:value-type="string">
            <text:p>Irvine, CA</text:p>
          </table:table-cell>
          <table:table-cell table:style-name="ce31" table:number-columns-repeated="19"/>
          <table:table-cell table:number-columns-repeated="990"/>
        </table:table-row>
        <table:table-row table:style-name="ro1">
          <table:table-cell table:style-name="ce5" office:value-type="string" calcext:value-type="string">
            <text:p>UCI</text:p>
          </table:table-cell>
          <table:table-cell table:style-name="ce7" office:value-type="string" calcext:value-type="string">
            <text:p><text:a xlink:href="https://mswe.ics.uci.edu/" xlink:type="simple">Master of software engineering</text:a></text:p>
          </table:table-cell>
          <table:table-cell table:style-name="ce45" office:value-type="date" office:date-value="2021-12-15" calcext:value-type="date">
            <text:p>Dec 15, 2021</text:p>
          </table:table-cell>
          <table:table-cell table:style-name="ce45" office:value-type="string" calcext:value-type="string">
            <text:p>-</text:p>
          </table:table-cell>
          <table:table-cell table:style-name="ce45" office:value-type="date" office:date-value="2021-10-01" calcext:value-type="date">
            <text:p>Oct 1, 2021</text:p>
          </table:table-cell>
          <table:table-cell table:style-name="ce45" office:value-type="string" calcext:value-type="string">
            <text:p>-</text:p>
          </table:table-cell>
          <table:table-cell table:style-name="ce51"/>
          <table:table-cell table:style-name="ce54" table:formula="of:=([.I31]/4)" office:value-type="string" office:string-value="" calcext:value-type="error">
            <text:p>#VALUE!</text:p>
          </table:table-cell>
          <table:table-cell table:style-name="ce51" table:formula="of:=IF([.D31] = &quot;-&quot;; &quot;NA&quot;; ([.D31] - TODAY())/7)" office:value-type="string" office:string-value="NA" calcext:value-type="string">
            <text:p>NA</text:p>
          </table:table-cell>
          <table:table-cell table:style-name="ce43" office:value-type="float" office:value="125" calcext:value-type="float">
            <text:p>125</text:p>
          </table:table-cell>
          <table:table-cell table:style-name="ce5" office:value-type="float" office:value="15" calcext:value-type="float">
            <text:p>15</text:p>
          </table:table-cell>
          <table:table-cell table:style-name="ce59" office:value-type="float" office:value="84000" calcext:value-type="float">
            <text:p>$84,000</text:p>
          </table:table-cell>
          <table:table-cell table:style-name="ce54" table:formula="of:=([.N31]/4)" office:value-type="float" office:value="2.60714285714286" calcext:value-type="float">
            <text:p>2.61</text:p>
          </table:table-cell>
          <table:table-cell table:style-name="ce51" table:formula="of:=IF([.F31]=&quot;-&quot;; ([.C31] - TODAY())/7 ; ([.F31] - TODAY())/7)" office:value-type="float" office:value="10.4285714285714" calcext:value-type="float">
            <text:p>10</text:p>
          </table:table-cell>
          <table:table-cell table:style-name="ce43" office:value-type="string" calcext:value-type="string">
            <text:p>Irvine, CA</text:p>
          </table:table-cell>
          <table:table-cell table:style-name="ce31" table:number-columns-repeated="19"/>
          <table:table-cell table:number-columns-repeated="990"/>
        </table:table-row>
        <table:table-row table:style-name="ro1">
          <table:table-cell table:style-name="ce5" office:value-type="string" calcext:value-type="string">
            <text:p>UCR</text:p>
          </table:table-cell>
          <table:table-cell table:style-name="ce7" office:value-type="string" calcext:value-type="string">
            <text:p><text:a xlink:href="https://www1.cs.ucr.edu/graduate/programs/computer-science-masters" xlink:type="simple">Master's degree in Computer Science</text:a></text:p>
          </table:table-cell>
          <table:table-cell table:style-name="ce45" office:value-type="date" office:date-value="2022-03-01" calcext:value-type="date">
            <text:p>Mar 1, 2022</text:p>
          </table:table-cell>
          <table:table-cell table:style-name="ce43" office:value-type="string" calcext:value-type="string">
            <text:p>-</text:p>
          </table:table-cell>
          <table:table-cell table:style-name="ce43" office:value-type="string" calcext:value-type="string">
            <text:p>?</text:p>
          </table:table-cell>
          <table:table-cell table:style-name="ce43" office:value-type="string" calcext:value-type="string">
            <text:p>-</text:p>
          </table:table-cell>
          <table:table-cell table:style-name="ce51"/>
          <table:table-cell table:style-name="ce54" table:formula="of:=([.I32]/4)" office:value-type="string" office:string-value="" calcext:value-type="error">
            <text:p>#VALUE!</text:p>
          </table:table-cell>
          <table:table-cell table:style-name="ce51" table:formula="of:=IF([.D32] = &quot;-&quot;; &quot;NA&quot;; ([.D32] - TODAY())/7)" office:value-type="string" office:string-value="NA" calcext:value-type="string">
            <text:p>NA</text:p>
          </table:table-cell>
          <table:table-cell table:style-name="ce43" office:value-type="float" office:value="525" calcext:value-type="float">
            <text:p>525</text:p>
          </table:table-cell>
          <table:table-cell table:style-name="ce43" office:value-type="float" office:value="24" calcext:value-type="float">
            <text:p>24</text:p>
          </table:table-cell>
          <table:table-cell table:style-name="ce60" office:value-type="float" office:value="15000" calcext:value-type="float">
            <text:p>$15,000</text:p>
          </table:table-cell>
          <table:table-cell table:style-name="ce54" table:formula="of:=([.N32]/4)" office:value-type="float" office:value="5.32142857142857" calcext:value-type="float">
            <text:p>5.32</text:p>
          </table:table-cell>
          <table:table-cell table:style-name="ce51" table:formula="of:=IF([.F32]=&quot;-&quot;; ([.C32] - TODAY())/7 ; ([.F32] - TODAY())/7)" office:value-type="float" office:value="21.2857142857143" calcext:value-type="float">
            <text:p>21</text:p>
          </table:table-cell>
          <table:table-cell table:style-name="ce43" office:value-type="string" calcext:value-type="string">
            <text:p>Riverside, CA</text:p>
          </table:table-cell>
          <table:table-cell table:style-name="ce31" table:number-columns-repeated="19"/>
          <table:table-cell table:number-columns-repeated="990"/>
        </table:table-row>
        <table:table-row table:style-name="ro1">
          <table:table-cell table:style-name="ce5" office:value-type="string" calcext:value-type="string">
            <text:p>UCSB</text:p>
          </table:table-cell>
          <table:table-cell table:style-name="ce7" office:value-type="string" calcext:value-type="string">
            <text:p><text:a xlink:href="https://my.sa.ucsb.edu/catalog/Current/CollegesDepartments/coe/compsci-engr.aspx?DeptTab=Graduate" xlink:type="simple">M.S. Computer science</text:a></text:p>
          </table:table-cell>
          <table:table-cell table:style-name="ce45" office:value-type="date" office:date-value="2021-12-15" calcext:value-type="date">
            <text:p>Dec 15, 2021</text:p>
          </table:table-cell>
          <table:table-cell table:style-name="ce43" office:value-type="string" calcext:value-type="string">
            <text:p>-</text:p>
          </table:table-cell>
          <table:table-cell table:style-name="ce43" office:value-type="string" calcext:value-type="string">
            <text:p>?</text:p>
          </table:table-cell>
          <table:table-cell table:style-name="ce43" office:value-type="string" calcext:value-type="string">
            <text:p>-</text:p>
          </table:table-cell>
          <table:table-cell table:style-name="ce51"/>
          <table:table-cell table:style-name="ce54" table:formula="of:=([.I33]/4)" office:value-type="string" office:string-value="" calcext:value-type="error">
            <text:p>#VALUE!</text:p>
          </table:table-cell>
          <table:table-cell table:style-name="ce51" table:formula="of:=IF([.D33] = &quot;-&quot;; &quot;NA&quot;; ([.D33] - TODAY())/7)" office:value-type="string" office:string-value="NA" calcext:value-type="string">
            <text:p>NA</text:p>
          </table:table-cell>
          <table:table-cell table:style-name="ce43" office:value-type="float" office:value="175" calcext:value-type="float">
            <text:p>175</text:p>
          </table:table-cell>
          <table:table-cell table:style-name="ce43" office:value-type="float" office:value="24" calcext:value-type="float">
            <text:p>24</text:p>
          </table:table-cell>
          <table:table-cell table:style-name="ce60" office:value-type="float" office:value="120000" calcext:value-type="float">
            <text:p>$120,000</text:p>
          </table:table-cell>
          <table:table-cell table:style-name="ce54" table:formula="of:=([.N33]/4)" office:value-type="float" office:value="2.60714285714286" calcext:value-type="float">
            <text:p>2.61</text:p>
          </table:table-cell>
          <table:table-cell table:style-name="ce51" table:formula="of:=IF([.F33]=&quot;-&quot;; ([.C33] - TODAY())/7 ; ([.F33] - TODAY())/7)" office:value-type="float" office:value="10.4285714285714" calcext:value-type="float">
            <text:p>10</text:p>
          </table:table-cell>
          <table:table-cell table:style-name="ce43" office:value-type="string" calcext:value-type="string">
            <text:p>Santa Barbara, CA</text:p>
          </table:table-cell>
          <table:table-cell table:style-name="ce31" table:number-columns-repeated="19"/>
          <table:table-cell table:number-columns-repeated="990"/>
        </table:table-row>
        <table:table-row table:style-name="ro1">
          <table:table-cell table:style-name="ce5" office:value-type="string" calcext:value-type="string">
            <text:p>UCSC</text:p>
          </table:table-cell>
          <table:table-cell table:style-name="ce7" office:value-type="string" calcext:value-type="string">
            <text:p><text:a xlink:href="https://ucsc.smartcatalogiq.com/en/Current/General-Catalog/Academic-Units/Baskin-School-of-Engineering/Computer-Science-and-Engineering/Computer-Science-and-Engineering-MS" xlink:type="simple">Computer Science and Engineering M.S.</text:a></text:p>
          </table:table-cell>
          <table:table-cell table:style-name="ce45" office:value-type="date" office:date-value="2022-01-10" calcext:value-type="date">
            <text:p>Jan 10, 2022</text:p>
          </table:table-cell>
          <table:table-cell table:style-name="ce45" office:value-type="string" calcext:value-type="string">
            <text:p>-</text:p>
          </table:table-cell>
          <table:table-cell table:style-name="ce45" office:value-type="date" office:date-value="2021-10-01" calcext:value-type="date">
            <text:p>Oct 1, 2021</text:p>
          </table:table-cell>
          <table:table-cell table:style-name="ce45" office:value-type="string" calcext:value-type="string">
            <text:p>-</text:p>
          </table:table-cell>
          <table:table-cell table:style-name="ce51"/>
          <table:table-cell table:style-name="ce54" table:formula="of:=([.I34]/4)" office:value-type="string" office:string-value="" calcext:value-type="error">
            <text:p>#VALUE!</text:p>
          </table:table-cell>
          <table:table-cell table:style-name="ce51" table:formula="of:=IF([.D34] = &quot;-&quot;; &quot;NA&quot;; ([.D34] - TODAY())/7)" office:value-type="string" office:string-value="NA" calcext:value-type="string">
            <text:p>NA</text:p>
          </table:table-cell>
          <table:table-cell table:style-name="ce43" office:value-type="float" office:value="475" calcext:value-type="float">
            <text:p>475</text:p>
          </table:table-cell>
          <table:table-cell table:style-name="ce5" office:value-type="string" calcext:value-type="string">
            <text:p>?</text:p>
          </table:table-cell>
          <table:table-cell table:style-name="ce59" office:value-type="float" office:value="78000" calcext:value-type="float">
            <text:p>$78,000</text:p>
          </table:table-cell>
          <table:table-cell table:style-name="ce54" table:formula="of:=([.N34]/4)" office:value-type="float" office:value="3.53571428571429" calcext:value-type="float">
            <text:p>3.54</text:p>
          </table:table-cell>
          <table:table-cell table:style-name="ce51" table:formula="of:=IF([.F34]=&quot;-&quot;; ([.C34] - TODAY())/7 ; ([.F34] - TODAY())/7)" office:value-type="float" office:value="14.1428571428571" calcext:value-type="float">
            <text:p>14</text:p>
          </table:table-cell>
          <table:table-cell table:style-name="ce43" office:value-type="string" calcext:value-type="string">
            <text:p>Santa Cruz, SJ, <text:s/>CA</text:p>
          </table:table-cell>
          <table:table-cell table:style-name="ce31" table:number-columns-repeated="19"/>
          <table:table-cell table:number-columns-repeated="990"/>
        </table:table-row>
        <table:table-row table:style-name="ro1">
          <table:table-cell table:style-name="ce5" office:value-type="string" calcext:value-type="string">
            <text:p>UCSD</text:p>
          </table:table-cell>
          <table:table-cell table:style-name="ce7" office:value-type="string" calcext:value-type="string">
            <text:p><text:a xlink:href="https://cse.ucsd.edu/graduate/degree-programs/ms-program" xlink:type="simple">Computer science and Engineering M.S.</text:a></text:p>
          </table:table-cell>
          <table:table-cell table:style-name="ce45" office:value-type="date" office:date-value="2021-12-01" calcext:value-type="date">
            <text:p>Dec 1, 2021</text:p>
          </table:table-cell>
          <table:table-cell table:style-name="ce45" office:value-type="date" office:date-value="2021-10-01" calcext:value-type="date">
            <text:p>Oct 1, 2021</text:p>
          </table:table-cell>
          <table:table-cell table:style-name="ce45" office:value-type="date" office:date-value="2021-09-01" calcext:value-type="date">
            <text:p>Sep 1, 2021</text:p>
          </table:table-cell>
          <table:table-cell table:style-name="ce45" office:value-type="string" calcext:value-type="string">
            <text:p>-</text:p>
          </table:table-cell>
          <table:table-cell table:style-name="ce51"/>
          <table:table-cell table:style-name="ce54" table:formula="of:=([.I35]/4)" office:value-type="float" office:value="-0.0714285714285714" calcext:value-type="float">
            <text:p>-0.07</text:p>
          </table:table-cell>
          <table:table-cell table:style-name="ce51" table:formula="of:=IF([.D35] = &quot;-&quot;; &quot;NA&quot;; ([.D35] - TODAY())/7)" office:value-type="float" office:value="-0.285714285714286" calcext:value-type="float">
            <text:p>0</text:p>
          </table:table-cell>
          <table:table-cell table:style-name="ce43" office:value-type="float" office:value="75" calcext:value-type="float">
            <text:p>75</text:p>
          </table:table-cell>
          <table:table-cell table:style-name="ce5" office:value-type="float" office:value="18" calcext:value-type="float">
            <text:p>18</text:p>
          </table:table-cell>
          <table:table-cell table:style-name="ce59" office:value-type="float" office:value="90000" calcext:value-type="float">
            <text:p>$90,000</text:p>
          </table:table-cell>
          <table:table-cell table:style-name="ce54" table:formula="of:=([.N35]/4)" office:value-type="float" office:value="2.10714285714286" calcext:value-type="float">
            <text:p>2.11</text:p>
          </table:table-cell>
          <table:table-cell table:style-name="ce51" table:formula="of:=IF([.F35]=&quot;-&quot;; ([.C35] - TODAY())/7 ; ([.F35] - TODAY())/7)" office:value-type="float" office:value="8.42857142857143" calcext:value-type="float">
            <text:p>8</text:p>
          </table:table-cell>
          <table:table-cell table:style-name="ce43" office:value-type="string" calcext:value-type="string">
            <text:p>San Diego, CA</text:p>
          </table:table-cell>
          <table:table-cell table:style-name="ce31" table:number-columns-repeated="19"/>
          <table:table-cell table:number-columns-repeated="990"/>
        </table:table-row>
        <table:table-row table:style-name="ro1">
          <table:table-cell table:style-name="ce5" office:value-type="string" calcext:value-type="string">
            <text:p>UIUC</text:p>
          </table:table-cell>
          <table:table-cell table:style-name="ce7" office:value-type="string" calcext:value-type="string">
            <text:p><text:a xlink:href="https://cs.illinois.edu/academics/graduate/professional-mcs" xlink:type="simple">Professional Masters in Computer Science</text:a></text:p>
          </table:table-cell>
          <table:table-cell table:style-name="ce45" office:value-type="date" office:date-value="2022-01-15" calcext:value-type="date">
            <text:p>Jan 15, 2022</text:p>
          </table:table-cell>
          <table:table-cell table:style-name="ce43" office:value-type="string" calcext:value-type="string">
            <text:p>-</text:p>
          </table:table-cell>
          <table:table-cell table:style-name="ce43" office:value-type="string" calcext:value-type="string">
            <text:p>?</text:p>
          </table:table-cell>
          <table:table-cell table:style-name="ce43" office:value-type="string" calcext:value-type="string">
            <text:p>-</text:p>
          </table:table-cell>
          <table:table-cell table:style-name="ce51"/>
          <table:table-cell table:style-name="ce54" table:formula="of:=([.I36]/4)" office:value-type="string" office:string-value="" calcext:value-type="error">
            <text:p>#VALUE!</text:p>
          </table:table-cell>
          <table:table-cell table:style-name="ce51" table:formula="of:=IF([.D36] = &quot;-&quot;; &quot;NA&quot;; ([.D36] - TODAY())/7)" office:value-type="string" office:string-value="NA" calcext:value-type="string">
            <text:p>NA</text:p>
          </table:table-cell>
          <table:table-cell table:style-name="ce43" office:value-type="float" office:value="33" calcext:value-type="float">
            <text:p>33</text:p>
          </table:table-cell>
          <table:table-cell table:style-name="ce43" office:value-type="float" office:value="16" calcext:value-type="float">
            <text:p>16</text:p>
          </table:table-cell>
          <table:table-cell table:style-name="ce60" office:value-type="float" office:value="74000" calcext:value-type="float">
            <text:p>$74,000</text:p>
          </table:table-cell>
          <table:table-cell table:style-name="ce54" table:formula="of:=([.N36]/4)" office:value-type="float" office:value="3.71428571428571" calcext:value-type="float">
            <text:p>3.71</text:p>
          </table:table-cell>
          <table:table-cell table:style-name="ce51" table:formula="of:=IF([.F36]=&quot;-&quot;; ([.C36] - TODAY())/7 ; ([.F36] - TODAY())/7)" office:value-type="float" office:value="14.8571428571429" calcext:value-type="float">
            <text:p>15</text:p>
          </table:table-cell>
          <table:table-cell table:style-name="ce43" office:value-type="string" calcext:value-type="string">
            <text:p>Urbana Champaign, Chicago</text:p>
          </table:table-cell>
          <table:table-cell table:style-name="ce31" table:number-columns-repeated="19"/>
          <table:table-cell table:number-columns-repeated="990"/>
        </table:table-row>
        <table:table-row table:style-name="ro1">
          <table:table-cell table:style-name="ce5" office:value-type="string" calcext:value-type="string">
            <text:p>USC</text:p>
          </table:table-cell>
          <table:table-cell table:style-name="ce7" office:value-type="string" calcext:value-type="string">
            <text:p><text:a xlink:href="https://viterbigradadmission.usc.edu/programs/masters/msprograms/computer-science/ms-cs-scientists-engineers/" xlink:type="simple">M.S. In computer science - Scientists and engineers</text:a></text:p>
          </table:table-cell>
          <table:table-cell table:style-name="ce48" office:value-type="date" office:date-value="2022-01-15" calcext:value-type="date">
            <text:p>Jan 15, 2022</text:p>
          </table:table-cell>
          <table:table-cell table:style-name="ce48" office:value-type="date" office:date-value="2021-09-15" calcext:value-type="date">
            <text:p>Sep 15, 2021</text:p>
          </table:table-cell>
          <table:table-cell table:style-name="ce48" office:value-type="string" calcext:value-type="string">
            <text:p>?</text:p>
          </table:table-cell>
          <table:table-cell table:style-name="ce48" office:value-type="string" calcext:value-type="string">
            <text:p>-</text:p>
          </table:table-cell>
          <table:table-cell table:style-name="ce53" office:value-type="string" calcext:value-type="string">
            <text:p><text:a xlink:href="#'List based on Nature of the the course'.L22" xlink:type="simple">Not a guaranteed admission, only a reconsideration for the next term. Refer</text:a></text:p>
          </table:table-cell>
          <table:table-cell table:style-name="ce56" table:formula="of:=([.I37]/4)" office:value-type="float" office:value="-0.642857142857143" calcext:value-type="float">
            <text:p>-0.64</text:p>
          </table:table-cell>
          <table:table-cell table:style-name="ce57" table:formula="of:=IF([.D37] = &quot;-&quot;; &quot;NA&quot;; ([.D37] - TODAY())/7)" office:value-type="float" office:value="-2.57142857142857" calcext:value-type="float">
            <text:p>-3</text:p>
          </table:table-cell>
          <table:table-cell table:style-name="ce5" office:value-type="float" office:value="44" calcext:value-type="float">
            <text:p>44</text:p>
          </table:table-cell>
          <table:table-cell table:style-name="ce5" office:value-type="float" office:value="24" calcext:value-type="float">
            <text:p>24</text:p>
          </table:table-cell>
          <table:table-cell table:style-name="ce59" office:value-type="float" office:value="110000" calcext:value-type="float">
            <text:p>$110,000</text:p>
          </table:table-cell>
          <table:table-cell table:style-name="ce56" table:formula="of:=([.N37]/4)" office:value-type="float" office:value="3.71428571428571" calcext:value-type="float">
            <text:p>3.71</text:p>
          </table:table-cell>
          <table:table-cell table:style-name="ce57" table:formula="of:=IF([.F37]=&quot;-&quot;; ([.C37] - TODAY())/7 ; ([.F37] - TODAY())/7)" office:value-type="float" office:value="14.8571428571429" calcext:value-type="float">
            <text:p>15</text:p>
          </table:table-cell>
          <table:table-cell table:style-name="ce5" office:value-type="string" calcext:value-type="string">
            <text:p>Los Angeles, CA</text:p>
          </table:table-cell>
          <table:table-cell table:style-name="ce31" table:number-columns-repeated="19"/>
          <table:table-cell table:number-columns-repeated="990"/>
        </table:table-row>
        <table:table-row table:style-name="ro1">
          <table:table-cell table:style-name="ce5" office:value-type="string" calcext:value-type="string">
            <text:p>UTD</text:p>
          </table:table-cell>
          <table:table-cell table:style-name="ce7" office:value-type="string" calcext:value-type="string">
            <text:p><text:a xlink:href="https://www.utdallas.edu/fact-sheets/ecs/ms-computer-science/" xlink:type="simple">Master of science in computer science</text:a></text:p>
          </table:table-cell>
          <table:table-cell table:style-name="ce48" office:value-type="date" office:date-value="2022-05-01" calcext:value-type="date">
            <text:p>May 1, 2022</text:p>
          </table:table-cell>
          <table:table-cell table:style-name="ce48" office:value-type="date" office:date-value="2021-10-01" calcext:value-type="date">
            <text:p>Oct 1, 2021</text:p>
          </table:table-cell>
          <table:table-cell table:style-name="ce48" office:value-type="string" calcext:value-type="string">
            <text:p>-</text:p>
          </table:table-cell>
          <table:table-cell table:style-name="ce48" office:value-type="date" office:date-value="2022-01-15" calcext:value-type="date">
            <text:p>Jan 15, 2022</text:p>
          </table:table-cell>
          <table:table-cell table:style-name="ce53" office:value-type="string" calcext:value-type="string">
            <text:p><text:a xlink:href="#'List based on Nature of the the course'.L5:L6" xlink:type="simple">Can defer upto 1 year Refer</text:a></text:p>
          </table:table-cell>
          <table:table-cell table:style-name="ce56" table:formula="of:=([.I38]/4)" office:value-type="float" office:value="-0.0714285714285714" calcext:value-type="float">
            <text:p>-0.07</text:p>
          </table:table-cell>
          <table:table-cell table:style-name="ce57" table:formula="of:=IF([.D38] = &quot;-&quot;; &quot;NA&quot;; ([.D38] - TODAY())/7)" office:value-type="float" office:value="-0.285714285714286" calcext:value-type="float">
            <text:p>0</text:p>
          </table:table-cell>
          <table:table-cell table:style-name="ce5" office:value-type="float" office:value="275" calcext:value-type="float">
            <text:p>275</text:p>
          </table:table-cell>
          <table:table-cell table:style-name="ce5" office:value-type="float" office:value="24" calcext:value-type="float">
            <text:p>24</text:p>
          </table:table-cell>
          <table:table-cell table:style-name="ce59" office:value-type="float" office:value="90000" calcext:value-type="float">
            <text:p>$90,000</text:p>
          </table:table-cell>
          <table:table-cell table:style-name="ce56" table:formula="of:=([.N38]/4)" office:value-type="float" office:value="3.71428571428571" calcext:value-type="float">
            <text:p>3.71</text:p>
          </table:table-cell>
          <table:table-cell table:style-name="ce57" table:formula="of:=IF([.F38]=&quot;-&quot;; ([.C38] - TODAY())/7 ; ([.F38] - TODAY())/7)" office:value-type="float" office:value="14.8571428571429" calcext:value-type="float">
            <text:p>15</text:p>
          </table:table-cell>
          <table:table-cell table:style-name="ce5" office:value-type="string" calcext:value-type="string">
            <text:p>Dallas, TX</text:p>
          </table:table-cell>
          <table:table-cell table:style-name="ce31" table:number-columns-repeated="19"/>
          <table:table-cell table:number-columns-repeated="990"/>
        </table:table-row>
        <table:table-row table:style-name="ro1">
          <table:table-cell table:style-name="ce5" office:value-type="string" calcext:value-type="string">
            <text:p>UTD</text:p>
          </table:table-cell>
          <table:table-cell table:style-name="ce7" office:value-type="string" calcext:value-type="string">
            <text:p><text:a xlink:href="https://www.utdallas.edu/fact-sheets/ecs/ms-software-engineering/" xlink:type="simple">Master of science in software engineering</text:a></text:p>
          </table:table-cell>
          <table:table-cell table:style-name="ce48" office:value-type="date" office:date-value="2022-05-01" calcext:value-type="date">
            <text:p>May 1, 2022</text:p>
          </table:table-cell>
          <table:table-cell table:style-name="ce48" office:value-type="date" office:date-value="2021-10-01" calcext:value-type="date">
            <text:p>Oct 1, 2021</text:p>
          </table:table-cell>
          <table:table-cell table:style-name="ce48" office:value-type="string" calcext:value-type="string">
            <text:p>-</text:p>
          </table:table-cell>
          <table:table-cell table:style-name="ce48" office:value-type="date" office:date-value="2022-01-15" calcext:value-type="date">
            <text:p>Jan 15, 2022</text:p>
          </table:table-cell>
          <table:table-cell table:style-name="ce53" office:value-type="string" calcext:value-type="string">
            <text:p><text:a xlink:href="#'List based on Nature of the the course'.L5:L6" xlink:type="simple">Can defer upto 1 year Refer</text:a></text:p>
          </table:table-cell>
          <table:table-cell table:style-name="ce56" table:formula="of:=([.I39]/4)" office:value-type="float" office:value="-0.0714285714285714" calcext:value-type="float">
            <text:p>-0.07</text:p>
          </table:table-cell>
          <table:table-cell table:style-name="ce57" table:formula="of:=IF([.D39] = &quot;-&quot;; &quot;NA&quot;; ([.D39] - TODAY())/7)" office:value-type="float" office:value="-0.285714285714286" calcext:value-type="float">
            <text:p>0</text:p>
          </table:table-cell>
          <table:table-cell table:style-name="ce5" office:value-type="float" office:value="275" calcext:value-type="float">
            <text:p>275</text:p>
          </table:table-cell>
          <table:table-cell table:style-name="ce5" office:value-type="float" office:value="20" calcext:value-type="float">
            <text:p>20</text:p>
          </table:table-cell>
          <table:table-cell table:style-name="ce59" office:value-type="float" office:value="80000" calcext:value-type="float">
            <text:p>$80,000</text:p>
          </table:table-cell>
          <table:table-cell table:style-name="ce56" table:formula="of:=([.N39]/4)" office:value-type="float" office:value="3.71428571428571" calcext:value-type="float">
            <text:p>3.71</text:p>
          </table:table-cell>
          <table:table-cell table:style-name="ce57" table:formula="of:=IF([.F39]=&quot;-&quot;; ([.C39] - TODAY())/7 ; ([.F39] - TODAY())/7)" office:value-type="float" office:value="14.8571428571429" calcext:value-type="float">
            <text:p>15</text:p>
          </table:table-cell>
          <table:table-cell table:style-name="ce5" office:value-type="string" calcext:value-type="string">
            <text:p>Dallas, TX</text:p>
          </table:table-cell>
          <table:table-cell table:style-name="ce31" table:number-columns-repeated="19"/>
          <table:table-cell table:number-columns-repeated="990"/>
        </table:table-row>
        <table:table-row table:style-name="ro1" table:number-rows-repeated="17">
          <table:table-cell table:style-name="ce43" table:number-columns-repeated="15"/>
          <table:table-cell table:style-name="ce31" table:number-columns-repeated="19"/>
          <table:table-cell table:number-columns-repeated="990"/>
        </table:table-row>
        <table:table-row table:style-name="ro1" table:number-rows-repeated="3">
          <table:table-cell table:style-name="ce44"/>
          <table:table-cell table:style-name="ce31" table:number-columns-repeated="33"/>
          <table:table-cell table:number-columns-repeated="990"/>
        </table:table-row>
        <table:table-row table:style-name="ro1">
          <table:table-cell table:style-name="ce31" table:number-columns-repeated="34"/>
          <table:table-cell table:number-columns-repeated="990"/>
        </table:table-row>
        <table:table-row table:style-name="ro1" table:number-rows-repeated="4">
          <table:table-cell table:style-name="ce5"/>
          <table:table-cell table:style-name="ce12"/>
          <table:table-cell table:style-name="ce31" table:number-columns-repeated="32"/>
          <table:table-cell table:number-columns-repeated="990"/>
        </table:table-row>
        <table:table-row table:style-name="ro1" table:number-rows-repeated="2">
          <table:table-cell table:style-name="ce24"/>
          <table:table-cell table:style-name="ce12"/>
          <table:table-cell table:style-name="ce31" table:number-columns-repeated="32"/>
          <table:table-cell table:number-columns-repeated="990"/>
        </table:table-row>
        <table:table-row table:style-name="ro1" table:number-rows-repeated="3">
          <table:table-cell table:style-name="ce5"/>
          <table:table-cell table:style-name="ce12"/>
          <table:table-cell table:style-name="ce31" table:number-columns-repeated="32"/>
          <table:table-cell table:number-columns-repeated="990"/>
        </table:table-row>
        <table:table-row table:style-name="ro1" table:number-rows-repeated="916">
          <table:table-cell table:style-name="ce31" table:number-columns-repeated="34"/>
          <table:table-cell table:number-columns-repeated="990"/>
        </table:table-row>
        <table:table-row table:style-name="ro2" table:number-rows-repeated="1047590">
          <table:table-cell table:number-columns-repeated="1024"/>
        </table:table-row>
        <table:table-row table:style-name="ro2">
          <table:table-cell table:number-columns-repeated="1024"/>
        </table:table-row>
        <table:named-expressions>
          <table:named-range table:name="_xlnm._FilterDatabase" table:base-cell-address="$'List based on Nature of the the course'.$A$1" table:cell-range-address="$'Collated info'.$A$1:.$O$39"/>
        </table:named-expressions>
      </table:table>
      <table:table table:name="Timeline" table:style-name="ta5">
        <table:table-column table:style-name="co36" table:default-cell-style-name="Default"/>
        <table:table-column table:style-name="co37" table:default-cell-style-name="Default"/>
        <table:table-column table:style-name="co36"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1" table:number-columns-repeated="2" table:default-cell-style-name="Default"/>
        <table:table-column table:style-name="co43" table:default-cell-style-name="Default"/>
        <table:table-column table:style-name="co34" table:default-cell-style-name="Default"/>
        <table:table-column table:style-name="co44" table:default-cell-style-name="Default"/>
        <table:table-column table:style-name="co1" table:number-columns-repeated="1011" table:default-cell-style-name="Default"/>
        <table:table-row table:style-name="ro1">
          <table:table-cell table:style-name="ce62" office:value-type="string" calcext:value-type="string">
            <text:p>COLLEGE</text:p>
          </table:table-cell>
          <table:table-cell table:style-name="ce62" office:value-type="string" calcext:value-type="string">
            <text:p>COURSE</text:p>
          </table:table-cell>
          <table:table-cell table:style-name="ce62" office:value-type="string" calcext:value-type="string">
            <text:p>Spr Late DL</text:p>
          </table:table-cell>
          <table:table-cell table:style-name="ce62" office:value-type="string" calcext:value-type="string">
            <text:p>Fall Open</text:p>
          </table:table-cell>
          <table:table-cell table:style-name="ce62" office:value-type="string" calcext:value-type="string">
            <text:p>Fall Early DL (TBD)</text:p>
          </table:table-cell>
          <table:table-cell table:style-name="ce62" office:value-type="string" calcext:value-type="string">
            <text:p>Fall Late DL (TBD)</text:p>
          </table:table-cell>
          <table:table-cell table:style-name="ce62" table:number-columns-repeated="21"/>
          <table:table-cell table:number-columns-repeated="997"/>
        </table:table-row>
        <table:table-row table:style-name="ro1">
          <table:table-cell table:style-name="ce62" office:value-type="string" calcext:value-type="string">
            <text:p>Stony Brook</text:p>
          </table:table-cell>
          <table:table-cell table:style-name="ce62" office:value-type="string" calcext:value-type="string">
            <text:p>M.S. in Computer Science</text:p>
          </table:table-cell>
          <table:table-cell table:style-name="ce77" office:value-type="date" office:date-value="2021-10-01" calcext:value-type="date">
            <text:p>Oct 1, 2021</text:p>
          </table:table-cell>
          <table:table-cell table:style-name="ce77" office:value-type="date" office:date-value="2021-08-01" calcext:value-type="date">
            <text:p>Aug 1, 2021</text:p>
          </table:table-cell>
          <table:table-cell table:style-name="ce77" office:value-type="string" calcext:value-type="string">
            <text:p>-</text:p>
          </table:table-cell>
          <table:table-cell table:style-name="ce77" office:value-type="date" office:date-value="2021-12-01" calcext:value-type="date">
            <text:p>Dec 1, 2021</text:p>
          </table:table-cell>
          <table:table-cell table:style-name="ce62" table:number-columns-repeated="21"/>
          <table:table-cell table:number-columns-repeated="997"/>
        </table:table-row>
        <table:table-row table:style-name="ro1">
          <table:table-cell table:style-name="ce62" office:value-type="string" calcext:value-type="string">
            <text:p>ASU</text:p>
          </table:table-cell>
          <table:table-cell table:style-name="ce62" office:value-type="string" calcext:value-type="string">
            <text:p>Computer science , MS</text:p>
          </table:table-cell>
          <table:table-cell table:style-name="ce77" office:value-type="date" office:date-value="2021-08-01" calcext:value-type="date">
            <text:p>Aug 1, 2021</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1-12-01" calcext:value-type="date">
            <text:p>Dec 1, 2021</text:p>
          </table:table-cell>
          <table:table-cell table:style-name="ce62" table:number-columns-repeated="21"/>
          <table:table-cell table:number-columns-repeated="997"/>
        </table:table-row>
        <table:table-row table:style-name="ro1">
          <table:table-cell table:style-name="ce62" office:value-type="string" calcext:value-type="string">
            <text:p>ASU</text:p>
          </table:table-cell>
          <table:table-cell table:style-name="ce62" office:value-type="string" calcext:value-type="string">
            <text:p>MSC Computer science</text:p>
          </table:table-cell>
          <table:table-cell table:style-name="ce77" office:value-type="date" office:date-value="2021-08-01" calcext:value-type="date">
            <text:p>Aug 1, 2021</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1-12-01" calcext:value-type="date">
            <text:p>Dec 1, 2021</text:p>
          </table:table-cell>
          <table:table-cell table:style-name="ce62" table:number-columns-repeated="21"/>
          <table:table-cell table:number-columns-repeated="997"/>
        </table:table-row>
        <table:table-row table:style-name="ro1">
          <table:table-cell table:style-name="ce62" office:value-type="string" calcext:value-type="string">
            <text:p>PURDUE</text:p>
          </table:table-cell>
          <table:table-cell table:style-name="ce62" office:value-type="string" calcext:value-type="string">
            <text:p>M.S. in Computer Science</text:p>
          </table:table-cell>
          <table:table-cell table:style-name="ce77" office:value-type="date" office:date-value="2021-10-01" calcext:value-type="date">
            <text:p>Oct 1, 2021</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1-12-01" calcext:value-type="date">
            <text:p>Dec 1, 2021</text:p>
          </table:table-cell>
          <table:table-cell table:style-name="ce62" table:number-columns-repeated="21"/>
          <table:table-cell table:number-columns-repeated="997"/>
        </table:table-row>
        <table:table-row table:style-name="ro1">
          <table:table-cell table:style-name="ce62" office:value-type="string" calcext:value-type="string">
            <text:p>CMU</text:p>
          </table:table-cell>
          <table:table-cell table:style-name="ce62" office:value-type="string" calcext:value-type="string">
            <text:p>MSE for Professionals</text:p>
          </table:table-cell>
          <table:table-cell table:style-name="ce77" office:value-type="string" calcext:value-type="string">
            <text:p>-</text:p>
          </table:table-cell>
          <table:table-cell table:style-name="ce77" office:value-type="date" office:date-value="2021-09-07" calcext:value-type="date">
            <text:p>Sep 7, 2021</text:p>
          </table:table-cell>
          <table:table-cell table:style-name="ce77" office:value-type="date" office:date-value="2021-11-19" calcext:value-type="date">
            <text:p>Nov 19, 2021</text:p>
          </table:table-cell>
          <table:table-cell table:style-name="ce77" office:value-type="date" office:date-value="2021-12-10" calcext:value-type="date">
            <text:p>Dec 10, 2021</text:p>
          </table:table-cell>
          <table:table-cell table:style-name="ce62" table:number-columns-repeated="21"/>
          <table:table-cell table:number-columns-repeated="997"/>
        </table:table-row>
        <table:table-row table:style-name="ro1">
          <table:table-cell table:style-name="ce62" office:value-type="string" calcext:value-type="string">
            <text:p>UCI</text:p>
          </table:table-cell>
          <table:table-cell table:style-name="ce62" office:value-type="string" calcext:value-type="string">
            <text:p>Master of Computer Science</text:p>
          </table:table-cell>
          <table:table-cell table:style-name="ce77" office:value-type="string" calcext:value-type="string">
            <text:p>-</text:p>
          </table:table-cell>
          <table:table-cell table:style-name="ce77" office:value-type="date" office:date-value="2021-09-04" calcext:value-type="date">
            <text:p>Sep 4, 2021</text:p>
          </table:table-cell>
          <table:table-cell table:style-name="ce77" office:value-type="string" calcext:value-type="string">
            <text:p>-</text:p>
          </table:table-cell>
          <table:table-cell table:style-name="ce77" office:value-type="date" office:date-value="2021-12-15" calcext:value-type="date">
            <text:p>Dec 15, 2021</text:p>
          </table:table-cell>
          <table:table-cell table:style-name="ce62" table:number-columns-repeated="21"/>
          <table:table-cell table:number-columns-repeated="997"/>
        </table:table-row>
        <table:table-row table:style-name="ro1">
          <table:table-cell table:style-name="ce62" office:value-type="string" calcext:value-type="string">
            <text:p>UCI</text:p>
          </table:table-cell>
          <table:table-cell table:style-name="ce62" office:value-type="string" calcext:value-type="string">
            <text:p>Master of software engineering</text:p>
          </table:table-cell>
          <table:table-cell table:style-name="ce77" office:value-type="string" calcext:value-type="string">
            <text:p>-</text:p>
          </table:table-cell>
          <table:table-cell table:style-name="ce77" office:value-type="date" office:date-value="2021-10-01" calcext:value-type="date">
            <text:p>Oct 1, 2021</text:p>
          </table:table-cell>
          <table:table-cell table:style-name="ce77" office:value-type="string" calcext:value-type="string">
            <text:p>-</text:p>
          </table:table-cell>
          <table:table-cell table:style-name="ce77" office:value-type="date" office:date-value="2021-12-15" calcext:value-type="date">
            <text:p>Dec 15, 2021</text:p>
          </table:table-cell>
          <table:table-cell table:style-name="ce62" table:number-columns-repeated="21"/>
          <table:table-cell table:number-columns-repeated="997"/>
        </table:table-row>
        <table:table-row table:style-name="ro1">
          <table:table-cell table:style-name="ce62" office:value-type="string" calcext:value-type="string">
            <text:p>NCSU</text:p>
          </table:table-cell>
          <table:table-cell table:style-name="ce62" office:value-type="string" calcext:value-type="string">
            <text:p>Master of Computer Science</text:p>
          </table:table-cell>
          <table:table-cell table:style-name="ce77" office:value-type="date" office:date-value="2021-10-01" calcext:value-type="date">
            <text:p>Oct 1, 2021</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1-12-15" calcext:value-type="date">
            <text:p>Dec 15, 2021</text:p>
          </table:table-cell>
          <table:table-cell table:style-name="ce62" table:number-columns-repeated="21"/>
          <table:table-cell table:number-columns-repeated="997"/>
        </table:table-row>
        <table:table-row table:style-name="ro1">
          <table:table-cell table:style-name="ce62" office:value-type="string" calcext:value-type="string">
            <text:p>UCSB</text:p>
          </table:table-cell>
          <table:table-cell table:style-name="ce62" office:value-type="string" calcext:value-type="string">
            <text:p>M.S. Computer science</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1-12-15" calcext:value-type="date">
            <text:p>Dec 15, 2021</text:p>
          </table:table-cell>
          <table:table-cell table:style-name="ce62" table:number-columns-repeated="21"/>
          <table:table-cell table:number-columns-repeated="997"/>
        </table:table-row>
        <table:table-row table:style-name="ro1">
          <table:table-cell table:style-name="ce62" office:value-type="string" calcext:value-type="string">
            <text:p>UCSC</text:p>
          </table:table-cell>
          <table:table-cell table:style-name="ce62" office:value-type="string" calcext:value-type="string">
            <text:p>Computer Science and Engineering M.S.</text:p>
          </table:table-cell>
          <table:table-cell table:style-name="ce77" office:value-type="string" calcext:value-type="string">
            <text:p>-</text:p>
          </table:table-cell>
          <table:table-cell table:style-name="ce77" office:value-type="date" office:date-value="2021-10-01" calcext:value-type="date">
            <text:p>Oct 1, 2021</text:p>
          </table:table-cell>
          <table:table-cell table:style-name="ce77" office:value-type="string" calcext:value-type="string">
            <text:p>-</text:p>
          </table:table-cell>
          <table:table-cell table:style-name="ce77" office:value-type="date" office:date-value="2022-01-10" calcext:value-type="date">
            <text:p>Jan 10, 2022</text:p>
          </table:table-cell>
          <table:table-cell table:style-name="ce62" table:number-columns-repeated="21"/>
          <table:table-cell table:number-columns-repeated="997"/>
        </table:table-row>
        <table:table-row table:style-name="ro1">
          <table:table-cell table:style-name="ce62" office:value-type="string" calcext:value-type="string">
            <text:p>USC</text:p>
          </table:table-cell>
          <table:table-cell table:style-name="ce62" office:value-type="string" calcext:value-type="string">
            <text:p>M.S. In computer science - Scientists and engineers</text:p>
          </table:table-cell>
          <table:table-cell table:style-name="ce77" office:value-type="date" office:date-value="2021-09-15" calcext:value-type="date">
            <text:p>Sep 15, 2021</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2-01-15" calcext:value-type="date">
            <text:p>Jan 15, 2022</text:p>
          </table:table-cell>
          <table:table-cell table:style-name="ce62" table:number-columns-repeated="21"/>
          <table:table-cell table:number-columns-repeated="997"/>
        </table:table-row>
        <table:table-row table:style-name="ro1">
          <table:table-cell table:style-name="ce62" office:value-type="string" calcext:value-type="string">
            <text:p>UIUC</text:p>
          </table:table-cell>
          <table:table-cell table:style-name="ce62" office:value-type="string" calcext:value-type="string">
            <text:p>Professional Masters in Computer Science</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2-01-15" calcext:value-type="date">
            <text:p>Jan 15, 2022</text:p>
          </table:table-cell>
          <table:table-cell table:style-name="ce62" table:number-columns-repeated="21"/>
          <table:table-cell table:number-columns-repeated="997"/>
        </table:table-row>
        <table:table-row table:style-name="ro1">
          <table:table-cell table:style-name="ce62" office:value-type="string" calcext:value-type="string">
            <text:p>Gtech</text:p>
          </table:table-cell>
          <table:table-cell table:style-name="ce62" office:value-type="string" calcext:value-type="string">
            <text:p>Master of Science in Computer Science</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2-02-01" calcext:value-type="date">
            <text:p>Feb 1, 2022</text:p>
          </table:table-cell>
          <table:table-cell table:style-name="ce62" table:number-columns-repeated="21"/>
          <table:table-cell table:number-columns-repeated="997"/>
        </table:table-row>
        <table:table-row table:style-name="ro1">
          <table:table-cell table:style-name="ce62" office:value-type="string" calcext:value-type="string">
            <text:p>SJSU</text:p>
          </table:table-cell>
          <table:table-cell table:style-name="ce62" office:value-type="string" calcext:value-type="string">
            <text:p>Software Engineering MS</text:p>
          </table:table-cell>
          <table:table-cell table:style-name="ce77" office:value-type="date" office:date-value="2021-11-01" calcext:value-type="date">
            <text:p>Nov 1, 2021</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2-04-01" calcext:value-type="date">
            <text:p>Apr 1, 2022</text:p>
          </table:table-cell>
          <table:table-cell table:style-name="ce62" table:number-columns-repeated="21"/>
          <table:table-cell table:number-columns-repeated="997"/>
        </table:table-row>
        <table:table-row table:style-name="ro1">
          <table:table-cell table:style-name="ce62" office:value-type="string" calcext:value-type="string">
            <text:p>NEU</text:p>
          </table:table-cell>
          <table:table-cell table:style-name="ce62" office:value-type="string" calcext:value-type="string">
            <text:p>Computer science Align</text:p>
          </table:table-cell>
          <table:table-cell table:style-name="ce77" office:value-type="date" office:date-value="2021-10-26" calcext:value-type="date">
            <text:p>Oct 26, 2021</text:p>
          </table:table-cell>
          <table:table-cell table:style-name="ce77" office:value-type="string" calcext:value-type="string">
            <text:p>?</text:p>
          </table:table-cell>
          <table:table-cell table:style-name="ce77" office:value-type="string" calcext:value-type="string">
            <text:p>-</text:p>
          </table:table-cell>
          <table:table-cell table:style-name="ce77" office:value-type="date" office:date-value="2022-04-15" calcext:value-type="date">
            <text:p>Apr 15, 2022</text:p>
          </table:table-cell>
          <table:table-cell table:style-name="ce62" table:number-columns-repeated="21"/>
          <table:table-cell table:number-columns-repeated="997"/>
        </table:table-row>
        <table:table-row table:style-name="ro1">
          <table:table-cell table:style-name="ce62" office:value-type="string" calcext:value-type="string">
            <text:p>UTD</text:p>
          </table:table-cell>
          <table:table-cell table:style-name="ce62" office:value-type="string" calcext:value-type="string">
            <text:p>Master of science in computer science</text:p>
          </table:table-cell>
          <table:table-cell table:style-name="ce77" office:value-type="date" office:date-value="2021-10-01" calcext:value-type="date">
            <text:p>Oct 1, 2021</text:p>
          </table:table-cell>
          <table:table-cell table:style-name="ce77" office:value-type="string" calcext:value-type="string">
            <text:p>-</text:p>
          </table:table-cell>
          <table:table-cell table:style-name="ce77" office:value-type="date" office:date-value="2022-01-15" calcext:value-type="date">
            <text:p>Jan 15, 2022</text:p>
          </table:table-cell>
          <table:table-cell table:style-name="ce77" office:value-type="date" office:date-value="2022-05-01" calcext:value-type="date">
            <text:p>May 1, 2022</text:p>
          </table:table-cell>
          <table:table-cell table:style-name="ce62" table:number-columns-repeated="21"/>
          <table:table-cell table:number-columns-repeated="997"/>
        </table:table-row>
        <table:table-row table:style-name="ro1">
          <table:table-cell table:style-name="ce62" office:value-type="string" calcext:value-type="string">
            <text:p>UTD</text:p>
          </table:table-cell>
          <table:table-cell table:style-name="ce62" office:value-type="string" calcext:value-type="string">
            <text:p>Master of science in software engineering</text:p>
          </table:table-cell>
          <table:table-cell table:style-name="ce77" office:value-type="date" office:date-value="2021-10-01" calcext:value-type="date">
            <text:p>Oct 1, 2021</text:p>
          </table:table-cell>
          <table:table-cell table:style-name="ce77" office:value-type="string" calcext:value-type="string">
            <text:p>-</text:p>
          </table:table-cell>
          <table:table-cell table:style-name="ce77" office:value-type="date" office:date-value="2022-01-15" calcext:value-type="date">
            <text:p>Jan 15, 2022</text:p>
          </table:table-cell>
          <table:table-cell table:style-name="ce77" office:value-type="date" office:date-value="2022-05-01" calcext:value-type="date">
            <text:p>May 1, 2022</text:p>
          </table:table-cell>
          <table:table-cell table:style-name="ce62" table:number-columns-repeated="21"/>
          <table:table-cell table:number-columns-repeated="997"/>
        </table:table-row>
        <table:table-row table:style-name="ro1">
          <table:table-cell table:style-name="ce62" office:value-type="string" calcext:value-type="string">
            <text:p>CMU</text:p>
          </table:table-cell>
          <table:table-cell table:style-name="ce62" office:value-type="string" calcext:value-type="string">
            <text:p>Masters of Information Systems and Management</text:p>
          </table:table-cell>
          <table:table-cell table:number-columns-repeated="2" table:style-name="ce77" office:value-type="string" calcext:value-type="string">
            <text:p>-</text:p>
          </table:table-cell>
          <table:table-cell table:style-name="ce77" office:value-type="date" office:date-value="2022-01-10" calcext:value-type="date">
            <text:p>Jan 10, 2022</text:p>
          </table:table-cell>
          <table:table-cell table:style-name="ce77" office:value-type="string" calcext:value-type="string">
            <text:p>-</text:p>
          </table:table-cell>
          <table:table-cell table:style-name="ce62" table:number-columns-repeated="21"/>
          <table:table-cell table:number-columns-repeated="997"/>
        </table:table-row>
        <table:table-row table:style-name="ro1">
          <table:table-cell table:style-name="ce62" table:number-columns-repeated="27"/>
          <table:table-cell table:number-columns-repeated="997"/>
        </table:table-row>
        <table:table-row table:style-name="ro1" table:number-rows-repeated="11">
          <table:table-cell table:style-name="ce62"/>
          <table:table-cell table:style-name="ce69" table:number-columns-repeated="6"/>
          <table:table-cell table:style-name="ce62" table:number-columns-repeated="20"/>
          <table:table-cell table:number-columns-repeated="997"/>
        </table:table-row>
        <table:table-row table:style-name="ro1">
          <table:table-cell table:style-name="ce63" office:value-type="string" calcext:value-type="string">
            <text:p>TODAY</text:p>
          </table:table-cell>
          <table:table-cell table:style-name="ce69" office:value-type="string" calcext:value-type="string">
            <text:p>SPRING Late deadline</text:p>
          </table:table-cell>
          <table:table-cell table:style-name="ce70" table:number-columns-repeated="14"/>
          <table:table-cell table:style-name="ce62" table:number-columns-repeated="10"/>
          <table:table-cell table:number-columns-repeated="998"/>
        </table:table-row>
        <table:table-row table:style-name="ro1">
          <table:table-cell table:style-name="ce64" table:formula="of:=TODAY()" office:value-type="date" office:date-value="2021-10-03" calcext:value-type="date">
            <text:p>Oct 3, 2021</text:p>
          </table:table-cell>
          <table:table-cell table:style-name="ce70"/>
          <table:table-cell table:style-name="ce78" office:value-type="string" calcext:value-type="string">
            <text:p>Days Left: </text:p>
          </table:table-cell>
          <table:table-cell table:style-name="ce83" table:formula="of:=([.D34]-[.$A$33])" office:value-type="float" office:value="-18" calcext:value-type="float">
            <text:p>-18</text:p>
          </table:table-cell>
          <table:table-cell table:style-name="ce83" table:formula="of:=([.E34]-[.$A$33])" office:value-type="float" office:value="-2" calcext:value-type="float">
            <text:p>-2</text:p>
          </table:table-cell>
          <table:table-cell table:style-name="ce83" table:formula="of:=([.F34]-[.$A$33])" office:value-type="float" office:value="23" calcext:value-type="float">
            <text:p>23</text:p>
          </table:table-cell>
          <table:table-cell table:style-name="ce70" table:number-columns-repeated="3"/>
          <table:table-cell table:style-name="ce90"/>
          <table:table-cell table:style-name="ce70"/>
          <table:table-cell table:style-name="ce93" table:number-columns-repeated="5"/>
          <table:table-cell table:style-name="ce96" table:number-columns-repeated="9"/>
          <table:table-cell table:style-name="ce62"/>
          <table:table-cell table:number-columns-repeated="998"/>
        </table:table-row>
        <table:table-row table:style-name="ro1">
          <table:table-cell table:style-name="ce65"/>
          <table:table-cell table:style-name="ce70" table:number-columns-repeated="2"/>
          <table:table-cell table:style-name="ce84" office:value-type="date" office:date-value="2021-09-15" calcext:value-type="date">
            <text:p>Sep 15, 2021</text:p>
          </table:table-cell>
          <table:table-cell table:style-name="ce84" office:value-type="date" office:date-value="2021-10-01" calcext:value-type="date">
            <text:p>Oct 1, 2021</text:p>
          </table:table-cell>
          <table:table-cell table:style-name="ce84" office:value-type="date" office:date-value="2021-10-26" calcext:value-type="date">
            <text:p>Oct 26, 2021</text:p>
          </table:table-cell>
          <table:table-cell table:style-name="ce70" table:number-columns-repeated="10"/>
          <table:table-cell table:style-name="ce62" table:number-columns-repeated="10"/>
          <table:table-cell table:number-columns-repeated="998"/>
        </table:table-row>
        <table:table-row table:style-name="ro1">
          <table:table-cell table:style-name="ce65"/>
          <table:table-cell table:style-name="ce70" table:number-columns-repeated="15"/>
          <table:table-cell table:style-name="ce62" table:number-columns-repeated="10"/>
          <table:table-cell table:number-columns-repeated="998"/>
        </table:table-row>
        <table:table-row table:style-name="ro1">
          <table:table-cell table:style-name="ce65"/>
          <table:table-cell table:style-name="ce70" table:number-columns-repeated="2"/>
          <table:table-cell table:style-name="ce78" office:value-type="string" calcext:value-type="string">
            <text:p>USC MSCSSE</text:p>
          </table:table-cell>
          <table:table-cell table:style-name="ce78" office:value-type="string" calcext:value-type="string">
            <text:p>PURD - MSCS</text:p>
          </table:table-cell>
          <table:table-cell table:style-name="ce78" office:value-type="string" calcext:value-type="string">
            <text:p>NEU - MSCS</text:p>
          </table:table-cell>
          <table:table-cell table:style-name="ce70" table:number-columns-repeated="10"/>
          <table:table-cell table:style-name="ce62" table:number-columns-repeated="10"/>
          <table:table-cell table:number-columns-repeated="998"/>
        </table:table-row>
        <table:table-row table:style-name="ro1">
          <table:table-cell table:style-name="ce65"/>
          <table:table-cell table:style-name="ce70" table:number-columns-repeated="3"/>
          <table:table-cell table:style-name="ce78" office:value-type="string" calcext:value-type="string">
            <text:p>Stony - MSCS</text:p>
          </table:table-cell>
          <table:table-cell table:style-name="ce70" table:number-columns-repeated="11"/>
          <table:table-cell table:style-name="ce62" table:number-columns-repeated="10"/>
          <table:table-cell table:number-columns-repeated="998"/>
        </table:table-row>
        <table:table-row table:style-name="ro1">
          <table:table-cell table:style-name="ce65"/>
          <table:table-cell table:style-name="ce70" table:number-columns-repeated="3"/>
          <table:table-cell table:style-name="ce78" office:value-type="string" calcext:value-type="string">
            <text:p>NCSU MCS</text:p>
          </table:table-cell>
          <table:table-cell table:style-name="ce70" table:number-columns-repeated="11"/>
          <table:table-cell table:style-name="ce62" table:number-columns-repeated="10"/>
          <table:table-cell table:number-columns-repeated="998"/>
        </table:table-row>
        <table:table-row table:style-name="ro1">
          <table:table-cell table:style-name="ce65"/>
          <table:table-cell table:style-name="ce70" table:number-columns-repeated="3"/>
          <table:table-cell table:style-name="ce78" office:value-type="string" calcext:value-type="string">
            <text:p>UTD MSCS</text:p>
          </table:table-cell>
          <table:table-cell table:style-name="ce70" table:number-columns-repeated="11"/>
          <table:table-cell table:style-name="ce62" table:number-columns-repeated="10"/>
          <table:table-cell table:number-columns-repeated="998"/>
        </table:table-row>
        <table:table-row table:style-name="ro1">
          <table:table-cell table:style-name="ce65"/>
          <table:table-cell table:style-name="ce70" table:number-columns-repeated="3"/>
          <table:table-cell table:style-name="ce78" office:value-type="string" calcext:value-type="string">
            <text:p>UTD MSSE</text:p>
          </table:table-cell>
          <table:table-cell table:style-name="ce70" table:number-columns-repeated="11"/>
          <table:table-cell table:style-name="ce62" table:number-columns-repeated="10"/>
          <table:table-cell table:number-columns-repeated="998"/>
        </table:table-row>
        <table:table-row table:style-name="ro1">
          <table:table-cell table:style-name="ce62"/>
          <table:table-cell table:style-name="ce69" office:value-type="string" calcext:value-type="string">
            <text:p>Fall Open</text:p>
          </table:table-cell>
          <table:table-cell table:style-name="ce73" table:number-columns-repeated="14"/>
          <table:table-cell table:style-name="ce62" table:number-columns-repeated="10"/>
          <table:table-cell table:number-columns-repeated="998"/>
        </table:table-row>
        <table:table-row table:style-name="ro1">
          <table:table-cell table:style-name="ce63" table:formula="of:=([.A43]-[.$A$33])" office:value-type="float" office:value="-63" calcext:value-type="float">
            <text:p>-63</text:p>
          </table:table-cell>
          <table:table-cell table:style-name="ce71" table:formula="of:=([.B43]-[.$A$33])" office:value-type="float" office:value="-29" calcext:value-type="float">
            <text:p>-29</text:p>
          </table:table-cell>
          <table:table-cell table:style-name="ce71" table:formula="of:=([.C43]-[.$A$33])" office:value-type="float" office:value="-26" calcext:value-type="float">
            <text:p>-26</text:p>
          </table:table-cell>
          <table:table-cell table:style-name="ce71"/>
          <table:table-cell table:style-name="ce71" table:formula="of:=([.E43]-[.$A$33])" office:value-type="float" office:value="-2" calcext:value-type="float">
            <text:p>-2</text:p>
          </table:table-cell>
          <table:table-cell table:style-name="ce73" table:number-columns-repeated="11"/>
          <table:table-cell table:style-name="ce62" table:number-columns-repeated="10"/>
          <table:table-cell table:number-columns-repeated="998"/>
        </table:table-row>
        <table:table-row table:style-name="ro1">
          <table:table-cell table:style-name="ce66" office:value-type="date" office:date-value="2021-08-01" calcext:value-type="date">
            <text:p>Aug 1, 2021</text:p>
          </table:table-cell>
          <table:table-cell table:style-name="ce72" office:value-type="date" office:date-value="2021-09-04" calcext:value-type="date">
            <text:p>Sep 4, 2021</text:p>
          </table:table-cell>
          <table:table-cell table:style-name="ce72" office:value-type="date" office:date-value="2021-09-07" calcext:value-type="date">
            <text:p>Sep 7, 2021</text:p>
          </table:table-cell>
          <table:table-cell table:style-name="ce73"/>
          <table:table-cell table:style-name="ce72" office:value-type="date" office:date-value="2021-10-01" calcext:value-type="date">
            <text:p>Oct 1, 2021</text:p>
          </table:table-cell>
          <table:table-cell table:style-name="ce73" table:number-columns-repeated="11"/>
          <table:table-cell table:style-name="ce62" table:number-columns-repeated="10"/>
          <table:table-cell table:number-columns-repeated="998"/>
        </table:table-row>
        <table:table-row table:style-name="ro1">
          <table:table-cell table:style-name="ce65" office:value-type="string" calcext:value-type="string">
            <text:p>Stony - MSCS</text:p>
          </table:table-cell>
          <table:table-cell table:style-name="ce71" office:value-type="string" calcext:value-type="string">
            <text:p>UCI - MCS</text:p>
          </table:table-cell>
          <table:table-cell table:style-name="ce71" office:value-type="string" calcext:value-type="string">
            <text:p>CMU - MSE</text:p>
          </table:table-cell>
          <table:table-cell table:style-name="ce73"/>
          <table:table-cell table:style-name="ce71" office:value-type="string" calcext:value-type="string">
            <text:p>UCI MSE</text:p>
          </table:table-cell>
          <table:table-cell table:style-name="ce73" table:number-columns-repeated="11"/>
          <table:table-cell table:style-name="ce62" table:number-columns-repeated="10"/>
          <table:table-cell table:number-columns-repeated="998"/>
        </table:table-row>
        <table:table-row table:style-name="ro1">
          <table:table-cell table:style-name="ce65"/>
          <table:table-cell table:style-name="ce73" table:number-columns-repeated="3"/>
          <table:table-cell table:style-name="ce71" office:value-type="string" calcext:value-type="string">
            <text:p>UCSC MSCSE</text:p>
          </table:table-cell>
          <table:table-cell table:style-name="ce73" table:number-columns-repeated="11"/>
          <table:table-cell table:style-name="ce62" table:number-columns-repeated="10"/>
          <table:table-cell table:number-columns-repeated="998"/>
        </table:table-row>
        <table:table-row table:style-name="ro1">
          <table:table-cell table:style-name="ce65"/>
          <table:table-cell table:style-name="ce69" office:value-type="string" calcext:value-type="string">
            <text:p>Fall Early Deadline</text:p>
          </table:table-cell>
          <table:table-cell table:style-name="ce74" table:number-columns-repeated="14"/>
          <table:table-cell table:style-name="ce62" table:number-columns-repeated="10"/>
          <table:table-cell table:number-columns-repeated="998"/>
        </table:table-row>
        <table:table-row table:style-name="ro1">
          <table:table-cell table:style-name="ce65"/>
          <table:table-cell table:style-name="ce74" table:number-columns-repeated="4"/>
          <table:table-cell table:style-name="ce85" office:value-type="string" calcext:value-type="string">
            <text:p>Days left : </text:p>
          </table:table-cell>
          <table:table-cell table:style-name="ce85" table:formula="of:=([.G48]-[.$A$33])" office:value-type="float" office:value="47" calcext:value-type="float">
            <text:p>47</text:p>
          </table:table-cell>
          <table:table-cell table:style-name="ce88" table:number-columns-repeated="2"/>
          <table:table-cell table:style-name="ce74"/>
          <table:table-cell table:style-name="ce85" table:formula="of:=([.K48]-[.$A$33])" office:value-type="float" office:value="99" calcext:value-type="float">
            <text:p>99</text:p>
          </table:table-cell>
          <table:table-cell table:style-name="ce85" table:formula="of:=([.L48]-[.$A$33])" office:value-type="float" office:value="104" calcext:value-type="float">
            <text:p>104</text:p>
          </table:table-cell>
          <table:table-cell table:style-name="ce74" table:number-columns-repeated="4"/>
          <table:table-cell table:style-name="ce62" table:number-columns-repeated="10"/>
          <table:table-cell table:number-columns-repeated="998"/>
        </table:table-row>
        <table:table-row table:style-name="ro1">
          <table:table-cell table:style-name="ce65"/>
          <table:table-cell table:style-name="ce74" table:number-columns-repeated="5"/>
          <table:table-cell table:style-name="ce86" office:value-type="date" office:date-value="2021-11-19" calcext:value-type="date">
            <text:p>Nov 19, 2021</text:p>
          </table:table-cell>
          <table:table-cell table:style-name="ce88" table:number-columns-repeated="2"/>
          <table:table-cell table:style-name="ce74"/>
          <table:table-cell table:style-name="ce86" office:value-type="date" office:date-value="2022-01-10" calcext:value-type="date">
            <text:p>Jan 10, 2022</text:p>
          </table:table-cell>
          <table:table-cell table:style-name="ce79" office:value-type="date" office:date-value="2022-01-15" calcext:value-type="date">
            <text:p>Jan 15, 2022</text:p>
          </table:table-cell>
          <table:table-cell table:style-name="ce74" table:number-columns-repeated="4"/>
          <table:table-cell table:style-name="ce62" table:number-columns-repeated="10"/>
          <table:table-cell table:number-columns-repeated="998"/>
        </table:table-row>
        <table:table-row table:style-name="ro1">
          <table:table-cell table:style-name="ce65"/>
          <table:table-cell table:style-name="ce74" table:number-columns-repeated="5"/>
          <table:table-cell table:style-name="ce85" office:value-type="string" calcext:value-type="string">
            <text:p>CMU - MSE</text:p>
          </table:table-cell>
          <table:table-cell table:style-name="ce88" table:number-columns-repeated="2"/>
          <table:table-cell table:style-name="ce74"/>
          <table:table-cell table:style-name="ce85" office:value-type="string" calcext:value-type="string">
            <text:p>CMU - MSIM</text:p>
          </table:table-cell>
          <table:table-cell table:style-name="ce85" office:value-type="string" calcext:value-type="string">
            <text:p>UTD - MSCS</text:p>
          </table:table-cell>
          <table:table-cell table:style-name="ce88"/>
          <table:table-cell table:style-name="ce74" table:number-columns-repeated="3"/>
          <table:table-cell table:style-name="ce62" table:number-columns-repeated="10"/>
          <table:table-cell table:number-columns-repeated="998"/>
        </table:table-row>
        <table:table-row table:style-name="ro1">
          <table:table-cell table:style-name="ce65"/>
          <table:table-cell table:style-name="ce74"/>
          <table:table-cell table:style-name="ce79" table:number-columns-repeated="2"/>
          <table:table-cell table:style-name="ce74" table:number-columns-repeated="3"/>
          <table:table-cell table:style-name="ce88" table:number-columns-repeated="2"/>
          <table:table-cell table:style-name="ce74" table:number-columns-repeated="2"/>
          <table:table-cell table:style-name="ce85" office:value-type="string" calcext:value-type="string">
            <text:p>UTD - MSSE</text:p>
          </table:table-cell>
          <table:table-cell table:style-name="ce88"/>
          <table:table-cell table:style-name="ce74" table:number-columns-repeated="3"/>
          <table:table-cell table:style-name="ce62" table:number-columns-repeated="10"/>
          <table:table-cell table:number-columns-repeated="998"/>
        </table:table-row>
        <table:table-row table:style-name="ro1">
          <table:table-cell table:style-name="ce65"/>
          <table:table-cell table:style-name="ce69" office:value-type="string" calcext:value-type="string">
            <text:p>Fall Late Deadline</text:p>
          </table:table-cell>
          <table:table-cell table:style-name="ce80" table:number-columns-repeated="3"/>
          <table:table-cell table:style-name="ce75" table:number-columns-repeated="11"/>
          <table:table-cell table:style-name="ce62" table:number-columns-repeated="10"/>
          <table:table-cell table:number-columns-repeated="998"/>
        </table:table-row>
        <table:table-row table:style-name="ro1">
          <table:table-cell table:style-name="ce65"/>
          <table:table-cell table:style-name="ce75"/>
          <table:table-cell table:style-name="ce80" table:number-columns-repeated="3"/>
          <table:table-cell table:style-name="ce75"/>
          <table:table-cell table:style-name="ce87" office:value-type="string" calcext:value-type="string">
            <text:p>Days left <text:s/>:</text:p>
          </table:table-cell>
          <table:table-cell table:style-name="ce89" table:formula="of:=([.H53]-[.$A$33])" office:value-type="float" office:value="59" calcext:value-type="float">
            <text:p>59</text:p>
          </table:table-cell>
          <table:table-cell table:style-name="ce89" table:formula="of:=([.I53]-[.$A$33])" office:value-type="float" office:value="67" calcext:value-type="float">
            <text:p>67</text:p>
          </table:table-cell>
          <table:table-cell table:style-name="ce89" table:formula="of:=([.J53]-[.$A$33])" office:value-type="float" office:value="73" calcext:value-type="float">
            <text:p>73</text:p>
          </table:table-cell>
          <table:table-cell table:style-name="ce89" table:formula="of:=([.K53]-[.$A$33])" office:value-type="float" office:value="99" calcext:value-type="float">
            <text:p>99</text:p>
          </table:table-cell>
          <table:table-cell table:style-name="ce89" table:formula="of:=([.L53]-[.$A$33])" office:value-type="float" office:value="104" calcext:value-type="float">
            <text:p>104</text:p>
          </table:table-cell>
          <table:table-cell table:style-name="ce89" table:formula="of:=([.M53]-[.$A$33])" office:value-type="float" office:value="121" calcext:value-type="float">
            <text:p>121</text:p>
          </table:table-cell>
          <table:table-cell table:style-name="ce89" table:formula="of:=([.N53]-[.$A$33])" office:value-type="float" office:value="180" calcext:value-type="float">
            <text:p>180</text:p>
          </table:table-cell>
          <table:table-cell table:style-name="ce89" table:formula="of:=([.O53]-[.$A$33])" office:value-type="float" office:value="194" calcext:value-type="float">
            <text:p>194</text:p>
          </table:table-cell>
          <table:table-cell table:style-name="ce89" table:formula="of:=([.P53]-[.$A$33])" office:value-type="float" office:value="210" calcext:value-type="float">
            <text:p>210</text:p>
          </table:table-cell>
          <table:table-cell table:style-name="ce62" table:number-columns-repeated="10"/>
          <table:table-cell table:number-columns-repeated="998"/>
        </table:table-row>
        <table:table-row table:style-name="ro1">
          <table:table-cell table:style-name="ce65"/>
          <table:table-cell table:style-name="ce75"/>
          <table:table-cell table:style-name="ce80" table:number-columns-repeated="3"/>
          <table:table-cell table:style-name="ce75" table:number-columns-repeated="2"/>
          <table:table-cell table:style-name="ce80" office:value-type="date" office:date-value="2021-12-01" calcext:value-type="date">
            <text:p>Dec 1, 2021</text:p>
          </table:table-cell>
          <table:table-cell table:style-name="ce80" office:value-type="date" office:date-value="2021-12-09" calcext:value-type="date">
            <text:p>Dec 9, 2021</text:p>
          </table:table-cell>
          <table:table-cell table:style-name="ce80" office:value-type="date" office:date-value="2021-12-15" calcext:value-type="date">
            <text:p>Dec 15, 2021</text:p>
          </table:table-cell>
          <table:table-cell table:style-name="ce80" office:value-type="date" office:date-value="2022-01-10" calcext:value-type="date">
            <text:p>Jan 10, 2022</text:p>
          </table:table-cell>
          <table:table-cell table:style-name="ce80" office:value-type="date" office:date-value="2022-01-15" calcext:value-type="date">
            <text:p>Jan 15, 2022</text:p>
          </table:table-cell>
          <table:table-cell table:style-name="ce80" office:value-type="date" office:date-value="2022-02-01" calcext:value-type="date">
            <text:p>Feb 1, 2022</text:p>
          </table:table-cell>
          <table:table-cell table:style-name="ce80" office:value-type="date" office:date-value="2022-04-01" calcext:value-type="date">
            <text:p>Apr 1, 2022</text:p>
          </table:table-cell>
          <table:table-cell table:style-name="ce95" office:value-type="date" office:date-value="2022-04-15" calcext:value-type="date">
            <text:p>Apr 15, 2022</text:p>
          </table:table-cell>
          <table:table-cell table:style-name="ce95" office:value-type="date" office:date-value="2022-05-01" calcext:value-type="date">
            <text:p>May 1, 2022</text:p>
          </table:table-cell>
          <table:table-cell table:style-name="ce62" table:number-columns-repeated="10"/>
          <table:table-cell table:number-columns-repeated="998"/>
        </table:table-row>
        <table:table-row table:style-name="ro1">
          <table:table-cell table:style-name="ce65"/>
          <table:table-cell table:style-name="ce75" table:number-columns-repeated="6"/>
          <table:table-cell table:style-name="ce87" office:value-type="string" calcext:value-type="string">
            <text:p>ASU - MSCS</text:p>
          </table:table-cell>
          <table:table-cell table:style-name="ce87" office:value-type="string" calcext:value-type="string">
            <text:p>CMU- MSE</text:p>
          </table:table-cell>
          <table:table-cell table:style-name="ce91" office:value-type="string" calcext:value-type="string">
            <text:p>UCI - MSC</text:p>
          </table:table-cell>
          <table:table-cell table:style-name="ce91" office:value-type="string" calcext:value-type="string">
            <text:p>UCSC - MS CSE</text:p>
          </table:table-cell>
          <table:table-cell table:style-name="ce87" office:value-type="string" calcext:value-type="string">
            <text:p>UIUC Prof MCS</text:p>
          </table:table-cell>
          <table:table-cell table:style-name="ce87" office:value-type="string" calcext:value-type="string">
            <text:p>Gtech - MSCS</text:p>
          </table:table-cell>
          <table:table-cell table:style-name="ce87" office:value-type="string" calcext:value-type="string">
            <text:p>SJSU - MSSE</text:p>
          </table:table-cell>
          <table:table-cell table:style-name="ce87" office:value-type="string" calcext:value-type="string">
            <text:p>NEU MSCS</text:p>
          </table:table-cell>
          <table:table-cell table:style-name="ce87" office:value-type="string" calcext:value-type="string">
            <text:p>UTD - MSCS</text:p>
          </table:table-cell>
          <table:table-cell table:style-name="ce62" table:number-columns-repeated="10"/>
          <table:table-cell table:number-columns-repeated="998"/>
        </table:table-row>
        <table:table-row table:style-name="ro1">
          <table:table-cell table:style-name="ce65"/>
          <table:table-cell table:style-name="ce75" table:number-columns-repeated="6"/>
          <table:table-cell table:style-name="ce87" office:value-type="string" calcext:value-type="string">
            <text:p>ASU - MSCCS</text:p>
          </table:table-cell>
          <table:table-cell table:style-name="ce87"/>
          <table:table-cell table:style-name="ce91" office:value-type="string" calcext:value-type="string">
            <text:p>UCI - MSE</text:p>
          </table:table-cell>
          <table:table-cell table:style-name="ce92"/>
          <table:table-cell table:style-name="ce87" office:value-type="string" calcext:value-type="string">
            <text:p>USC - MSCCS SE</text:p>
          </table:table-cell>
          <table:table-cell table:style-name="ce87" table:number-columns-repeated="3"/>
          <table:table-cell table:style-name="ce87" office:value-type="string" calcext:value-type="string">
            <text:p>UTD - MSSE</text:p>
          </table:table-cell>
          <table:table-cell table:style-name="ce62" table:number-columns-repeated="10"/>
          <table:table-cell table:number-columns-repeated="998"/>
        </table:table-row>
        <table:table-row table:style-name="ro1">
          <table:table-cell table:style-name="ce65"/>
          <table:table-cell table:style-name="ce75" table:number-columns-repeated="6"/>
          <table:table-cell table:style-name="ce87" office:value-type="string" calcext:value-type="string">
            <text:p>PURD - MSCS</text:p>
          </table:table-cell>
          <table:table-cell table:style-name="ce87"/>
          <table:table-cell table:style-name="ce91" office:value-type="string" calcext:value-type="string">
            <text:p>UCSB - MSCS</text:p>
          </table:table-cell>
          <table:table-cell table:style-name="ce92"/>
          <table:table-cell table:style-name="ce87" table:number-columns-repeated="5"/>
          <table:table-cell table:style-name="ce62" table:number-columns-repeated="10"/>
          <table:table-cell table:number-columns-repeated="998"/>
        </table:table-row>
        <table:table-row table:style-name="ro1">
          <table:table-cell table:style-name="ce65"/>
          <table:table-cell table:style-name="ce75" table:number-columns-repeated="6"/>
          <table:table-cell table:style-name="ce87" office:value-type="string" calcext:value-type="string">
            <text:p>Stony- MSCS</text:p>
          </table:table-cell>
          <table:table-cell table:style-name="ce87"/>
          <table:table-cell table:style-name="ce91" office:value-type="string" calcext:value-type="string">
            <text:p>NCSU - MCS</text:p>
          </table:table-cell>
          <table:table-cell table:style-name="ce92"/>
          <table:table-cell table:style-name="ce87" table:number-columns-repeated="5"/>
          <table:table-cell table:style-name="ce62" table:number-columns-repeated="10"/>
          <table:table-cell table:number-columns-repeated="998"/>
        </table:table-row>
        <table:table-row table:style-name="ro1" table:number-rows-repeated="5">
          <table:table-cell table:number-columns-repeated="16"/>
          <table:table-cell table:style-name="ce62" table:number-columns-repeated="11"/>
          <table:table-cell table:number-columns-repeated="997"/>
        </table:table-row>
        <table:table-row table:style-name="ro1">
          <table:table-cell table:style-name="ce62" table:number-columns-repeated="27"/>
          <table:table-cell table:number-columns-repeated="997"/>
        </table:table-row>
        <table:table-row table:style-name="ro1">
          <table:table-cell table:style-name="ce62" table:number-columns-repeated="11"/>
          <table:table-cell table:style-name="ce76"/>
          <table:table-cell table:style-name="ce77"/>
          <table:table-cell table:style-name="ce62" table:number-columns-repeated="14"/>
          <table:table-cell table:number-columns-repeated="997"/>
        </table:table-row>
        <table:table-row table:style-name="ro1">
          <table:table-cell table:style-name="ce62" table:number-columns-repeated="6"/>
          <table:table-cell table:style-name="ce68"/>
          <table:table-cell table:style-name="ce76"/>
          <table:table-cell table:style-name="ce77"/>
          <table:table-cell table:style-name="ce62"/>
          <table:table-cell table:style-name="ce68"/>
          <table:table-cell table:style-name="ce76"/>
          <table:table-cell table:style-name="ce94"/>
          <table:table-cell table:style-name="ce62" table:number-columns-repeated="14"/>
          <table:table-cell table:number-columns-repeated="997"/>
        </table:table-row>
        <table:table-row table:style-name="ro1">
          <table:table-cell table:style-name="ce62" table:number-columns-repeated="6"/>
          <table:table-cell table:style-name="ce68"/>
          <table:table-cell table:style-name="ce76"/>
          <table:table-cell table:style-name="ce77"/>
          <table:table-cell table:style-name="ce62"/>
          <table:table-cell table:style-name="ce68"/>
          <table:table-cell table:style-name="ce76"/>
          <table:table-cell table:style-name="ce81"/>
          <table:table-cell table:style-name="ce62" table:number-columns-repeated="14"/>
          <table:table-cell table:number-columns-repeated="997"/>
        </table:table-row>
        <table:table-row table:style-name="ro1">
          <table:table-cell table:style-name="ce67"/>
          <table:table-cell table:style-name="ce76"/>
          <table:table-cell table:style-name="ce77"/>
          <table:table-cell table:style-name="ce62" table:number-columns-repeated="3"/>
          <table:table-cell table:style-name="ce68"/>
          <table:table-cell table:style-name="ce76"/>
          <table:table-cell table:style-name="ce81"/>
          <table:table-cell table:style-name="ce62"/>
          <table:table-cell table:style-name="ce68"/>
          <table:table-cell table:style-name="ce76"/>
          <table:table-cell table:style-name="ce81"/>
          <table:table-cell table:style-name="ce62" table:number-columns-repeated="14"/>
          <table:table-cell table:number-columns-repeated="997"/>
        </table:table-row>
        <table:table-row table:style-name="ro1">
          <table:table-cell table:style-name="ce67"/>
          <table:table-cell table:style-name="ce76"/>
          <table:table-cell table:style-name="ce77"/>
          <table:table-cell table:style-name="ce62" table:number-columns-repeated="3"/>
          <table:table-cell table:number-columns-repeated="3"/>
          <table:table-cell table:style-name="ce62"/>
          <table:table-cell table:style-name="ce68"/>
          <table:table-cell table:style-name="ce76"/>
          <table:table-cell table:style-name="ce81"/>
          <table:table-cell table:style-name="ce62" table:number-columns-repeated="14"/>
          <table:table-cell table:number-columns-repeated="997"/>
        </table:table-row>
        <table:table-row table:style-name="ro1">
          <table:table-cell table:style-name="ce68"/>
          <table:table-cell table:style-name="ce76"/>
          <table:table-cell table:style-name="ce81"/>
          <table:table-cell table:style-name="ce62" table:number-columns-repeated="3"/>
          <table:table-cell table:number-columns-repeated="3"/>
          <table:table-cell table:style-name="ce62"/>
          <table:table-cell table:style-name="ce68"/>
          <table:table-cell table:style-name="ce76"/>
          <table:table-cell table:style-name="ce77"/>
          <table:table-cell table:style-name="ce62" table:number-columns-repeated="14"/>
          <table:table-cell table:number-columns-repeated="997"/>
        </table:table-row>
        <table:table-row table:style-name="ro1">
          <table:table-cell table:style-name="ce68"/>
          <table:table-cell table:style-name="ce76"/>
          <table:table-cell table:style-name="ce81"/>
          <table:table-cell table:style-name="ce62" table:number-columns-repeated="3"/>
          <table:table-cell table:number-columns-repeated="3"/>
          <table:table-cell table:style-name="ce62" table:number-columns-repeated="18"/>
          <table:table-cell table:number-columns-repeated="997"/>
        </table:table-row>
        <table:table-row table:style-name="ro1">
          <table:table-cell table:style-name="ce68"/>
          <table:table-cell table:style-name="ce76"/>
          <table:table-cell table:style-name="ce82"/>
          <table:table-cell table:style-name="ce62" table:number-columns-repeated="3"/>
          <table:table-cell table:number-columns-repeated="3"/>
          <table:table-cell table:style-name="ce62" table:number-columns-repeated="18"/>
          <table:table-cell table:number-columns-repeated="997"/>
        </table:table-row>
        <table:table-row table:style-name="ro1" table:number-rows-repeated="2">
          <table:table-cell table:style-name="ce68"/>
          <table:table-cell table:style-name="ce76"/>
          <table:table-cell table:style-name="ce77"/>
          <table:table-cell table:style-name="ce62" table:number-columns-repeated="3"/>
          <table:table-cell table:number-columns-repeated="3"/>
          <table:table-cell table:style-name="ce62" table:number-columns-repeated="18"/>
          <table:table-cell table:number-columns-repeated="997"/>
        </table:table-row>
        <table:table-row table:style-name="ro1">
          <table:table-cell table:style-name="ce68"/>
          <table:table-cell table:style-name="ce76"/>
          <table:table-cell table:style-name="ce77"/>
          <table:table-cell table:style-name="ce62" table:number-columns-repeated="24"/>
          <table:table-cell table:number-columns-repeated="997"/>
        </table:table-row>
        <table:table-row table:style-name="ro1">
          <table:table-cell table:style-name="ce68"/>
          <table:table-cell table:style-name="ce76"/>
          <table:table-cell table:style-name="ce81"/>
          <table:table-cell table:style-name="ce62" table:number-columns-repeated="24"/>
          <table:table-cell table:number-columns-repeated="997"/>
        </table:table-row>
        <table:table-row table:style-name="ro1" table:number-rows-repeated="9">
          <table:table-cell table:number-columns-repeated="3"/>
          <table:table-cell table:style-name="ce62" table:number-columns-repeated="24"/>
          <table:table-cell table:number-columns-repeated="997"/>
        </table:table-row>
        <table:table-row table:style-name="ro1" table:number-rows-repeated="920">
          <table:table-cell table:style-name="ce62" table:number-columns-repeated="27"/>
          <table:table-cell table:number-columns-repeated="997"/>
        </table:table-row>
        <table:table-row table:style-name="ro2" table:number-rows-repeated="1047571">
          <table:table-cell table:number-columns-repeated="1024"/>
        </table:table-row>
        <table:table-row table:style-name="ro2">
          <table:table-cell table:number-columns-repeated="1024"/>
        </table:table-row>
        <table:named-expressions>
          <table:named-range table:name="_xlnm._FilterDatabase" table:base-cell-address="$'List based on Nature of the the course'.$A$1" table:cell-range-address="$Timeline.$A$1:.$F$19"/>
        </table:named-expressions>
      </table:table>
      <table:named-expressions/>
      <table:database-ranges>
        <table:database-range table:name="__Anonymous_Sheet_DB__3" table:target-range-address="'Collated info'.A1:'Collated info'.O39" table:display-filter-buttons="true"/>
        <table:database-range table:name="__Anonymous_Sheet_DB__4" table:target-range-address="Timeline.A1:Timeline.F1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Muli" svg:font-family="Mul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ual="true"/>
      <number:text> </number:text>
      <number:day/>
    </number:date-style>
    <number:number-style style:name="N126">
      <number:text>$</number:text>
      <number:number number:decimal-places="2" loext:min-decimal-places="2" number:min-integer-digits="1" number:grouping="true"/>
    </number:number-style>
    <number:date-style style:name="N127">
      <number:month number:style="long" number:textual="true"/>
      <number:text> </number:text>
      <number:day/>
    </number:date-style>
    <number:date-style style:name="N128">
      <number:month number:textual="true"/>
      <number:text> </number:text>
      <number:year number:style="long"/>
    </number:date-style>
    <number:date-style style:name="N129">
      <number:month number:textual="true"/>
      <number:text> </number:text>
      <number:day/>
      <number:text>, </number:text>
      <number:year number:style="long"/>
    </number:date-style>
    <number:number-style style:name="N130">
      <number:text>$</number:text>
      <number:number number:decimal-places="0" loext:min-decimal-places="0"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List_20_based_20_on_20_Nature_20_of_20_the_20_the_20_course" style:display-name="PageStyle_List based on Nature of the the course" style:page-layout-name="Mpm3">
      <style:header style:display="false"/>
      <style:header-left style:display="false"/>
      <style:footer style:display="false"/>
      <style:footer-left style:display="false"/>
    </style:master-page>
    <style:master-page style:name="PageStyle_5f_List_20_based_20_on_20_scores_20_required" style:display-name="PageStyle_List based on scores required" style:page-layout-name="Mpm3">
      <style:header style:display="false"/>
      <style:header-left style:display="false"/>
      <style:footer style:display="false"/>
      <style:footer-left style:display="false"/>
    </style:master-page>
    <style:master-page style:name="PageStyle_5f_List_20_based_20_on_20_cost_20_and_20_aplication_20_deadlines" style:display-name="PageStyle_List based on cost and aplication deadlines" style:page-layout-name="Mpm3">
      <style:header style:display="false"/>
      <style:header-left style:display="false"/>
      <style:footer style:display="false"/>
      <style:footer-left style:display="false"/>
    </style:master-page>
    <style:master-page style:name="PageStyle_5f_Collated_20_info" style:display-name="PageStyle_Collated info" style:page-layout-name="Mpm3">
      <style:header style:display="false"/>
      <style:header-left style:display="false"/>
      <style:footer style:display="false"/>
      <style:footer-left style:display="false"/>
    </style:master-page>
    <style:master-page style:name="PageStyle_5f_Timeline" style:display-name="PageStyle_Timelin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1818" meta:object-count="0"/>
    <meta:generator>LibreOfficeDev/6.0.5.2$Linux_X86_64 LibreOffice_project/</meta:generator>
  </office:meta>
</office:document-meta>
</file>